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8cm"/>
    </style:style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0.665cm"/>
    </style:style>
    <style:style style:name="co7" style:family="table-column">
      <style:table-column-properties fo:break-before="auto" style:column-width="0.857cm"/>
    </style:style>
    <style:style style:name="co8" style:family="table-column">
      <style:table-column-properties fo:break-before="auto" style:column-width="1.217cm"/>
    </style:style>
    <style:style style:name="co9" style:family="table-column">
      <style:table-column-properties fo:break-before="auto" style:column-width="0.984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1.154cm"/>
    </style:style>
    <style:style style:name="co12" style:family="table-column">
      <style:table-column-properties fo:break-before="auto" style:column-width="0.79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n" table:style-name="ta1">
        <table:shapes>
          <draw:frame draw:z-index="0" draw:style-name="gr1" draw:text-style-name="P1" svg:width="15.992cm" svg:height="8.988cm" svg:x="5.979cm" svg:y="16.75cm">
            <draw:object draw:notify-on-update-of-ranges="bin.A1:bin.A1000 bin.B1:bin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7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-63761" calcext:value-type="float">
            <text:p>-63761</text:p>
          </table:table-cell>
          <table:table-cell table:formula="of:=1 / 1000" office:value-type="float" office:value="0.001" calcext:value-type="float">
            <text:p>0,001</text:p>
          </table:table-cell>
          <table:table-cell table:number-columns-repeated="998"/>
        </table:table-row>
        <table:table-row table:style-name="ro1">
          <table:table-cell office:value-type="float" office:value="-62417" calcext:value-type="float">
            <text:p>-62417</text:p>
          </table:table-cell>
          <table:table-cell table:formula="of:=[.B1] + 1 / 1000" office:value-type="float" office:value="0.002" calcext:value-type="float">
            <text:p>0,002</text:p>
          </table:table-cell>
          <table:table-cell table:number-columns-repeated="998"/>
        </table:table-row>
        <table:table-row table:style-name="ro1">
          <table:table-cell office:value-type="float" office:value="-60824" calcext:value-type="float">
            <text:p>-60824</text:p>
          </table:table-cell>
          <table:table-cell table:formula="of:=[.B2] + 1 / 1000" office:value-type="float" office:value="0.003" calcext:value-type="float">
            <text:p>0,003</text:p>
          </table:table-cell>
          <table:table-cell table:number-columns-repeated="998"/>
        </table:table-row>
        <table:table-row table:style-name="ro1">
          <table:table-cell office:value-type="float" office:value="-57774" calcext:value-type="float">
            <text:p>-57774</text:p>
          </table:table-cell>
          <table:table-cell table:formula="of:=[.B3] + 1 / 1000" office:value-type="float" office:value="0.004" calcext:value-type="float">
            <text:p>0,004</text:p>
          </table:table-cell>
          <table:table-cell table:number-columns-repeated="998"/>
        </table:table-row>
        <table:table-row table:style-name="ro1">
          <table:table-cell office:value-type="float" office:value="-57483" calcext:value-type="float">
            <text:p>-57483</text:p>
          </table:table-cell>
          <table:table-cell table:formula="of:=[.B4] + 1 / 1000" office:value-type="float" office:value="0.005" calcext:value-type="float">
            <text:p>0,005</text:p>
          </table:table-cell>
          <table:table-cell table:number-columns-repeated="998"/>
        </table:table-row>
        <table:table-row table:style-name="ro1">
          <table:table-cell office:value-type="float" office:value="-55841" calcext:value-type="float">
            <text:p>-55841</text:p>
          </table:table-cell>
          <table:table-cell table:formula="of:=[.B5] + 1 / 1000" office:value-type="float" office:value="0.006" calcext:value-type="float">
            <text:p>0,006</text:p>
          </table:table-cell>
          <table:table-cell table:number-columns-repeated="998"/>
        </table:table-row>
        <table:table-row table:style-name="ro1">
          <table:table-cell office:value-type="float" office:value="-54827" calcext:value-type="float">
            <text:p>-54827</text:p>
          </table:table-cell>
          <table:table-cell table:formula="of:=[.B6] + 1 / 1000" office:value-type="float" office:value="0.007" calcext:value-type="float">
            <text:p>0,007</text:p>
          </table:table-cell>
          <table:table-cell table:number-columns-repeated="998"/>
        </table:table-row>
        <table:table-row table:style-name="ro1">
          <table:table-cell office:value-type="float" office:value="-54480" calcext:value-type="float">
            <text:p>-54480</text:p>
          </table:table-cell>
          <table:table-cell table:formula="of:=[.B7] + 1 / 1000" office:value-type="float" office:value="0.008" calcext:value-type="float">
            <text:p>0,008</text:p>
          </table:table-cell>
          <table:table-cell table:number-columns-repeated="998"/>
        </table:table-row>
        <table:table-row table:style-name="ro1">
          <table:table-cell office:value-type="float" office:value="-53198" calcext:value-type="float">
            <text:p>-53198</text:p>
          </table:table-cell>
          <table:table-cell table:formula="of:=[.B8] + 1 / 1000" office:value-type="float" office:value="0.009" calcext:value-type="float">
            <text:p>0,009</text:p>
          </table:table-cell>
          <table:table-cell table:number-columns-repeated="998"/>
        </table:table-row>
        <table:table-row table:style-name="ro1">
          <table:table-cell office:value-type="float" office:value="-51872" calcext:value-type="float">
            <text:p>-51872</text:p>
          </table:table-cell>
          <table:table-cell table:formula="of:=[.B9] + 1 / 1000" office:value-type="float" office:value="0.01" calcext:value-type="float">
            <text:p>0,01</text:p>
          </table:table-cell>
          <table:table-cell table:number-columns-repeated="998"/>
        </table:table-row>
        <table:table-row table:style-name="ro1">
          <table:table-cell office:value-type="float" office:value="-49689" calcext:value-type="float">
            <text:p>-49689</text:p>
          </table:table-cell>
          <table:table-cell table:formula="of:=[.B10] + 1 / 1000" office:value-type="float" office:value="0.011" calcext:value-type="float">
            <text:p>0,011</text:p>
          </table:table-cell>
          <table:table-cell table:number-columns-repeated="998"/>
        </table:table-row>
        <table:table-row table:style-name="ro1">
          <table:table-cell office:value-type="float" office:value="-49483" calcext:value-type="float">
            <text:p>-49483</text:p>
          </table:table-cell>
          <table:table-cell table:formula="of:=[.B11] + 1 / 1000" office:value-type="float" office:value="0.012" calcext:value-type="float">
            <text:p>0,012</text:p>
          </table:table-cell>
          <table:table-cell table:number-columns-repeated="998"/>
        </table:table-row>
        <table:table-row table:style-name="ro1">
          <table:table-cell office:value-type="float" office:value="-49355" calcext:value-type="float">
            <text:p>-49355</text:p>
          </table:table-cell>
          <table:table-cell table:formula="of:=[.B12] + 1 / 1000" office:value-type="float" office:value="0.013" calcext:value-type="float">
            <text:p>0,013</text:p>
          </table:table-cell>
          <table:table-cell table:number-columns-repeated="998"/>
        </table:table-row>
        <table:table-row table:style-name="ro1">
          <table:table-cell office:value-type="float" office:value="-49180" calcext:value-type="float">
            <text:p>-49180</text:p>
          </table:table-cell>
          <table:table-cell table:formula="of:=[.B13] + 1 / 1000" office:value-type="float" office:value="0.014" calcext:value-type="float">
            <text:p>0,014</text:p>
          </table:table-cell>
          <table:table-cell table:number-columns-repeated="998"/>
        </table:table-row>
        <table:table-row table:style-name="ro1">
          <table:table-cell office:value-type="float" office:value="-48576" calcext:value-type="float">
            <text:p>-48576</text:p>
          </table:table-cell>
          <table:table-cell table:formula="of:=[.B14] + 1 / 1000" office:value-type="float" office:value="0.015" calcext:value-type="float">
            <text:p>0,015</text:p>
          </table:table-cell>
          <table:table-cell table:number-columns-repeated="998"/>
        </table:table-row>
        <table:table-row table:style-name="ro1">
          <table:table-cell office:value-type="float" office:value="-47994" calcext:value-type="float">
            <text:p>-47994</text:p>
          </table:table-cell>
          <table:table-cell table:formula="of:=[.B15] + 1 / 1000" office:value-type="float" office:value="0.016" calcext:value-type="float">
            <text:p>0,016</text:p>
          </table:table-cell>
          <table:table-cell table:number-columns-repeated="998"/>
        </table:table-row>
        <table:table-row table:style-name="ro1">
          <table:table-cell office:value-type="float" office:value="-47908" calcext:value-type="float">
            <text:p>-47908</text:p>
          </table:table-cell>
          <table:table-cell table:formula="of:=[.B16] + 1 / 1000" office:value-type="float" office:value="0.017" calcext:value-type="float">
            <text:p>0,017</text:p>
          </table:table-cell>
          <table:table-cell table:number-columns-repeated="998"/>
        </table:table-row>
        <table:table-row table:style-name="ro1">
          <table:table-cell office:value-type="float" office:value="-47310" calcext:value-type="float">
            <text:p>-47310</text:p>
          </table:table-cell>
          <table:table-cell table:formula="of:=[.B17] + 1 / 1000" office:value-type="float" office:value="0.018" calcext:value-type="float">
            <text:p>0,018</text:p>
          </table:table-cell>
          <table:table-cell table:number-columns-repeated="998"/>
        </table:table-row>
        <table:table-row table:style-name="ro1">
          <table:table-cell office:value-type="float" office:value="-46574" calcext:value-type="float">
            <text:p>-46574</text:p>
          </table:table-cell>
          <table:table-cell table:formula="of:=[.B18] + 1 / 1000" office:value-type="float" office:value="0.019" calcext:value-type="float">
            <text:p>0,019</text:p>
          </table:table-cell>
          <table:table-cell table:number-columns-repeated="998"/>
        </table:table-row>
        <table:table-row table:style-name="ro1">
          <table:table-cell office:value-type="float" office:value="-45900" calcext:value-type="float">
            <text:p>-45900</text:p>
          </table:table-cell>
          <table:table-cell table:formula="of:=[.B19] + 1 / 1000" office:value-type="float" office:value="0.02" calcext:value-type="float">
            <text:p>0,02</text:p>
          </table:table-cell>
          <table:table-cell table:number-columns-repeated="998"/>
        </table:table-row>
        <table:table-row table:style-name="ro1">
          <table:table-cell office:value-type="float" office:value="-45833" calcext:value-type="float">
            <text:p>-45833</text:p>
          </table:table-cell>
          <table:table-cell table:formula="of:=[.B20] + 1 / 1000" office:value-type="float" office:value="0.021" calcext:value-type="float">
            <text:p>0,021</text:p>
          </table:table-cell>
          <table:table-cell table:number-columns-repeated="998"/>
        </table:table-row>
        <table:table-row table:style-name="ro1">
          <table:table-cell office:value-type="float" office:value="-45574" calcext:value-type="float">
            <text:p>-45574</text:p>
          </table:table-cell>
          <table:table-cell table:formula="of:=[.B21] + 1 / 1000" office:value-type="float" office:value="0.022" calcext:value-type="float">
            <text:p>0,022</text:p>
          </table:table-cell>
          <table:table-cell table:number-columns-repeated="998"/>
        </table:table-row>
        <table:table-row table:style-name="ro1">
          <table:table-cell office:value-type="float" office:value="-45541" calcext:value-type="float">
            <text:p>-45541</text:p>
          </table:table-cell>
          <table:table-cell table:formula="of:=[.B22] + 1 / 1000" office:value-type="float" office:value="0.023" calcext:value-type="float">
            <text:p>0,023</text:p>
          </table:table-cell>
          <table:table-cell table:number-columns-repeated="998"/>
        </table:table-row>
        <table:table-row table:style-name="ro1">
          <table:table-cell office:value-type="float" office:value="-44821" calcext:value-type="float">
            <text:p>-44821</text:p>
          </table:table-cell>
          <table:table-cell table:formula="of:=[.B23] + 1 / 1000" office:value-type="float" office:value="0.024" calcext:value-type="float">
            <text:p>0,024</text:p>
          </table:table-cell>
          <table:table-cell table:number-columns-repeated="998"/>
        </table:table-row>
        <table:table-row table:style-name="ro1">
          <table:table-cell office:value-type="float" office:value="-44677" calcext:value-type="float">
            <text:p>-44677</text:p>
          </table:table-cell>
          <table:table-cell table:formula="of:=[.B24] + 1 / 1000" office:value-type="float" office:value="0.025" calcext:value-type="float">
            <text:p>0,025</text:p>
          </table:table-cell>
          <table:table-cell table:number-columns-repeated="998"/>
        </table:table-row>
        <table:table-row table:style-name="ro1">
          <table:table-cell office:value-type="float" office:value="-44670" calcext:value-type="float">
            <text:p>-44670</text:p>
          </table:table-cell>
          <table:table-cell table:formula="of:=[.B25] + 1 / 1000" office:value-type="float" office:value="0.026" calcext:value-type="float">
            <text:p>0,026</text:p>
          </table:table-cell>
          <table:table-cell table:number-columns-repeated="998"/>
        </table:table-row>
        <table:table-row table:style-name="ro1">
          <table:table-cell office:value-type="float" office:value="-43847" calcext:value-type="float">
            <text:p>-43847</text:p>
          </table:table-cell>
          <table:table-cell table:formula="of:=[.B26] + 1 / 1000" office:value-type="float" office:value="0.027" calcext:value-type="float">
            <text:p>0,027</text:p>
          </table:table-cell>
          <table:table-cell table:number-columns-repeated="998"/>
        </table:table-row>
        <table:table-row table:style-name="ro1">
          <table:table-cell office:value-type="float" office:value="-43634" calcext:value-type="float">
            <text:p>-43634</text:p>
          </table:table-cell>
          <table:table-cell table:formula="of:=[.B27] + 1 / 1000" office:value-type="float" office:value="0.028" calcext:value-type="float">
            <text:p>0,028</text:p>
          </table:table-cell>
          <table:table-cell table:number-columns-repeated="998"/>
        </table:table-row>
        <table:table-row table:style-name="ro1">
          <table:table-cell office:value-type="float" office:value="-43617" calcext:value-type="float">
            <text:p>-43617</text:p>
          </table:table-cell>
          <table:table-cell table:formula="of:=[.B28] + 1 / 1000" office:value-type="float" office:value="0.029" calcext:value-type="float">
            <text:p>0,029</text:p>
          </table:table-cell>
          <table:table-cell table:number-columns-repeated="998"/>
        </table:table-row>
        <table:table-row table:style-name="ro1">
          <table:table-cell office:value-type="float" office:value="-43272" calcext:value-type="float">
            <text:p>-43272</text:p>
          </table:table-cell>
          <table:table-cell table:formula="of:=[.B29] + 1 / 1000" office:value-type="float" office:value="0.03" calcext:value-type="float">
            <text:p>0,03</text:p>
          </table:table-cell>
          <table:table-cell table:number-columns-repeated="998"/>
        </table:table-row>
        <table:table-row table:style-name="ro1">
          <table:table-cell office:value-type="float" office:value="-43211" calcext:value-type="float">
            <text:p>-43211</text:p>
          </table:table-cell>
          <table:table-cell table:formula="of:=[.B30] + 1 / 1000" office:value-type="float" office:value="0.031" calcext:value-type="float">
            <text:p>0,031</text:p>
          </table:table-cell>
          <table:table-cell table:number-columns-repeated="998"/>
        </table:table-row>
        <table:table-row table:style-name="ro1">
          <table:table-cell office:value-type="float" office:value="-42322" calcext:value-type="float">
            <text:p>-42322</text:p>
          </table:table-cell>
          <table:table-cell table:formula="of:=[.B31] + 1 / 1000" office:value-type="float" office:value="0.032" calcext:value-type="float">
            <text:p>0,032</text:p>
          </table:table-cell>
          <table:table-cell table:number-columns-repeated="998"/>
        </table:table-row>
        <table:table-row table:style-name="ro1">
          <table:table-cell office:value-type="float" office:value="-42208" calcext:value-type="float">
            <text:p>-42208</text:p>
          </table:table-cell>
          <table:table-cell table:formula="of:=[.B32] + 1 / 1000" office:value-type="float" office:value="0.033" calcext:value-type="float">
            <text:p>0,033</text:p>
          </table:table-cell>
          <table:table-cell table:number-columns-repeated="998"/>
        </table:table-row>
        <table:table-row table:style-name="ro1">
          <table:table-cell office:value-type="float" office:value="-42159" calcext:value-type="float">
            <text:p>-42159</text:p>
          </table:table-cell>
          <table:table-cell table:formula="of:=[.B33] + 1 / 1000" office:value-type="float" office:value="0.034" calcext:value-type="float">
            <text:p>0,034</text:p>
          </table:table-cell>
          <table:table-cell table:number-columns-repeated="998"/>
        </table:table-row>
        <table:table-row table:style-name="ro1">
          <table:table-cell office:value-type="float" office:value="-41881" calcext:value-type="float">
            <text:p>-41881</text:p>
          </table:table-cell>
          <table:table-cell table:formula="of:=[.B34] + 1 / 1000" office:value-type="float" office:value="0.035" calcext:value-type="float">
            <text:p>0,035</text:p>
          </table:table-cell>
          <table:table-cell table:number-columns-repeated="998"/>
        </table:table-row>
        <table:table-row table:style-name="ro1">
          <table:table-cell office:value-type="float" office:value="-41779" calcext:value-type="float">
            <text:p>-41779</text:p>
          </table:table-cell>
          <table:table-cell table:formula="of:=[.B35] + 1 / 1000" office:value-type="float" office:value="0.036" calcext:value-type="float">
            <text:p>0,036</text:p>
          </table:table-cell>
          <table:table-cell table:number-columns-repeated="998"/>
        </table:table-row>
        <table:table-row table:style-name="ro1">
          <table:table-cell office:value-type="float" office:value="-41569" calcext:value-type="float">
            <text:p>-41569</text:p>
          </table:table-cell>
          <table:table-cell table:formula="of:=[.B36] + 1 / 1000" office:value-type="float" office:value="0.037" calcext:value-type="float">
            <text:p>0,037</text:p>
          </table:table-cell>
          <table:table-cell table:number-columns-repeated="998"/>
        </table:table-row>
        <table:table-row table:style-name="ro1">
          <table:table-cell office:value-type="float" office:value="-40873" calcext:value-type="float">
            <text:p>-40873</text:p>
          </table:table-cell>
          <table:table-cell table:formula="of:=[.B37] + 1 / 1000" office:value-type="float" office:value="0.038" calcext:value-type="float">
            <text:p>0,038</text:p>
          </table:table-cell>
          <table:table-cell table:number-columns-repeated="998"/>
        </table:table-row>
        <table:table-row table:style-name="ro1">
          <table:table-cell office:value-type="float" office:value="-40576" calcext:value-type="float">
            <text:p>-40576</text:p>
          </table:table-cell>
          <table:table-cell table:formula="of:=[.B38] + 1 / 1000" office:value-type="float" office:value="0.039" calcext:value-type="float">
            <text:p>0,039</text:p>
          </table:table-cell>
          <table:table-cell table:number-columns-repeated="998"/>
        </table:table-row>
        <table:table-row table:style-name="ro1">
          <table:table-cell office:value-type="float" office:value="-40313" calcext:value-type="float">
            <text:p>-40313</text:p>
          </table:table-cell>
          <table:table-cell table:formula="of:=[.B39] + 1 / 1000" office:value-type="float" office:value="0.04" calcext:value-type="float">
            <text:p>0,04</text:p>
          </table:table-cell>
          <table:table-cell table:number-columns-repeated="998"/>
        </table:table-row>
        <table:table-row table:style-name="ro1">
          <table:table-cell office:value-type="float" office:value="-39720" calcext:value-type="float">
            <text:p>-39720</text:p>
          </table:table-cell>
          <table:table-cell table:formula="of:=[.B40] + 1 / 1000" office:value-type="float" office:value="0.041" calcext:value-type="float">
            <text:p>0,041</text:p>
          </table:table-cell>
          <table:table-cell table:number-columns-repeated="998"/>
        </table:table-row>
        <table:table-row table:style-name="ro1">
          <table:table-cell office:value-type="float" office:value="-39138" calcext:value-type="float">
            <text:p>-39138</text:p>
          </table:table-cell>
          <table:table-cell table:formula="of:=[.B41] + 1 / 1000" office:value-type="float" office:value="0.042" calcext:value-type="float">
            <text:p>0,042</text:p>
          </table:table-cell>
          <table:table-cell table:number-columns-repeated="998"/>
        </table:table-row>
        <table:table-row table:style-name="ro1">
          <table:table-cell office:value-type="float" office:value="-38998" calcext:value-type="float">
            <text:p>-38998</text:p>
          </table:table-cell>
          <table:table-cell table:formula="of:=[.B42] + 1 / 1000" office:value-type="float" office:value="0.043" calcext:value-type="float">
            <text:p>0,043</text:p>
          </table:table-cell>
          <table:table-cell table:number-columns-repeated="998"/>
        </table:table-row>
        <table:table-row table:style-name="ro1">
          <table:table-cell office:value-type="float" office:value="-38639" calcext:value-type="float">
            <text:p>-38639</text:p>
          </table:table-cell>
          <table:table-cell table:formula="of:=[.B43] + 1 / 1000" office:value-type="float" office:value="0.044" calcext:value-type="float">
            <text:p>0,044</text:p>
          </table:table-cell>
          <table:table-cell table:number-columns-repeated="998"/>
        </table:table-row>
        <table:table-row table:style-name="ro1">
          <table:table-cell office:value-type="float" office:value="-37998" calcext:value-type="float">
            <text:p>-37998</text:p>
          </table:table-cell>
          <table:table-cell table:formula="of:=[.B44] + 1 / 1000" office:value-type="float" office:value="0.045" calcext:value-type="float">
            <text:p>0,045</text:p>
          </table:table-cell>
          <table:table-cell table:number-columns-repeated="998"/>
        </table:table-row>
        <table:table-row table:style-name="ro1">
          <table:table-cell office:value-type="float" office:value="-37871" calcext:value-type="float">
            <text:p>-37871</text:p>
          </table:table-cell>
          <table:table-cell table:formula="of:=[.B45] + 1 / 1000" office:value-type="float" office:value="0.046" calcext:value-type="float">
            <text:p>0,046</text:p>
          </table:table-cell>
          <table:table-cell table:number-columns-repeated="998"/>
        </table:table-row>
        <table:table-row table:style-name="ro1">
          <table:table-cell office:value-type="float" office:value="-37441" calcext:value-type="float">
            <text:p>-37441</text:p>
          </table:table-cell>
          <table:table-cell table:formula="of:=[.B46] + 1 / 1000" office:value-type="float" office:value="0.047" calcext:value-type="float">
            <text:p>0,047</text:p>
          </table:table-cell>
          <table:table-cell table:number-columns-repeated="998"/>
        </table:table-row>
        <table:table-row table:style-name="ro1">
          <table:table-cell office:value-type="float" office:value="-37400" calcext:value-type="float">
            <text:p>-37400</text:p>
          </table:table-cell>
          <table:table-cell table:formula="of:=[.B47] + 1 / 1000" office:value-type="float" office:value="0.048" calcext:value-type="float">
            <text:p>0,048</text:p>
          </table:table-cell>
          <table:table-cell table:number-columns-repeated="998"/>
        </table:table-row>
        <table:table-row table:style-name="ro1">
          <table:table-cell office:value-type="float" office:value="-36350" calcext:value-type="float">
            <text:p>-36350</text:p>
          </table:table-cell>
          <table:table-cell table:formula="of:=[.B48] + 1 / 1000" office:value-type="float" office:value="0.049" calcext:value-type="float">
            <text:p>0,049</text:p>
          </table:table-cell>
          <table:table-cell table:number-columns-repeated="998"/>
        </table:table-row>
        <table:table-row table:style-name="ro1">
          <table:table-cell office:value-type="float" office:value="-36059" calcext:value-type="float">
            <text:p>-36059</text:p>
          </table:table-cell>
          <table:table-cell table:formula="of:=[.B49] + 1 / 1000" office:value-type="float" office:value="0.05" calcext:value-type="float">
            <text:p>0,05</text:p>
          </table:table-cell>
          <table:table-cell table:number-columns-repeated="998"/>
        </table:table-row>
        <table:table-row table:style-name="ro1">
          <table:table-cell office:value-type="float" office:value="-35826" calcext:value-type="float">
            <text:p>-35826</text:p>
          </table:table-cell>
          <table:table-cell table:formula="of:=[.B50] + 1 / 1000" office:value-type="float" office:value="0.051" calcext:value-type="float">
            <text:p>0,051</text:p>
          </table:table-cell>
          <table:table-cell table:number-columns-repeated="998"/>
        </table:table-row>
        <table:table-row table:style-name="ro1">
          <table:table-cell office:value-type="float" office:value="-35790" calcext:value-type="float">
            <text:p>-35790</text:p>
          </table:table-cell>
          <table:table-cell table:formula="of:=[.B51] + 1 / 1000" office:value-type="float" office:value="0.052" calcext:value-type="float">
            <text:p>0,052</text:p>
          </table:table-cell>
          <table:table-cell table:number-columns-repeated="998"/>
        </table:table-row>
        <table:table-row table:style-name="ro1">
          <table:table-cell office:value-type="float" office:value="-35373" calcext:value-type="float">
            <text:p>-35373</text:p>
          </table:table-cell>
          <table:table-cell table:formula="of:=[.B52] + 1 / 1000" office:value-type="float" office:value="0.053" calcext:value-type="float">
            <text:p>0,053</text:p>
          </table:table-cell>
          <table:table-cell table:number-columns-repeated="998"/>
        </table:table-row>
        <table:table-row table:style-name="ro1">
          <table:table-cell office:value-type="float" office:value="-34900" calcext:value-type="float">
            <text:p>-34900</text:p>
          </table:table-cell>
          <table:table-cell table:formula="of:=[.B53] + 1 / 1000" office:value-type="float" office:value="0.054" calcext:value-type="float">
            <text:p>0,054</text:p>
          </table:table-cell>
          <table:table-cell table:number-columns-repeated="998"/>
        </table:table-row>
        <table:table-row table:style-name="ro1">
          <table:table-cell office:value-type="float" office:value="-34816" calcext:value-type="float">
            <text:p>-34816</text:p>
          </table:table-cell>
          <table:table-cell table:formula="of:=[.B54] + 1 / 1000" office:value-type="float" office:value="0.055" calcext:value-type="float">
            <text:p>0,055</text:p>
          </table:table-cell>
          <table:table-cell table:number-columns-repeated="998"/>
        </table:table-row>
        <table:table-row table:style-name="ro1">
          <table:table-cell office:value-type="float" office:value="-34760" calcext:value-type="float">
            <text:p>-34760</text:p>
          </table:table-cell>
          <table:table-cell table:formula="of:=[.B55] + 1 / 1000" office:value-type="float" office:value="0.056" calcext:value-type="float">
            <text:p>0,056</text:p>
          </table:table-cell>
          <table:table-cell table:number-columns-repeated="998"/>
        </table:table-row>
        <table:table-row table:style-name="ro1">
          <table:table-cell office:value-type="float" office:value="-34598" calcext:value-type="float">
            <text:p>-34598</text:p>
          </table:table-cell>
          <table:table-cell table:formula="of:=[.B56] + 1 / 1000" office:value-type="float" office:value="0.057" calcext:value-type="float">
            <text:p>0,057</text:p>
          </table:table-cell>
          <table:table-cell table:number-columns-repeated="998"/>
        </table:table-row>
        <table:table-row table:style-name="ro1">
          <table:table-cell office:value-type="float" office:value="-34401" calcext:value-type="float">
            <text:p>-34401</text:p>
          </table:table-cell>
          <table:table-cell table:formula="of:=[.B57] + 1 / 1000" office:value-type="float" office:value="0.058" calcext:value-type="float">
            <text:p>0,058</text:p>
          </table:table-cell>
          <table:table-cell table:number-columns-repeated="998"/>
        </table:table-row>
        <table:table-row table:style-name="ro1">
          <table:table-cell office:value-type="float" office:value="-34345" calcext:value-type="float">
            <text:p>-34345</text:p>
          </table:table-cell>
          <table:table-cell table:formula="of:=[.B58] + 1 / 1000" office:value-type="float" office:value="0.0590000000000001" calcext:value-type="float">
            <text:p>0,059</text:p>
          </table:table-cell>
          <table:table-cell table:number-columns-repeated="998"/>
        </table:table-row>
        <table:table-row table:style-name="ro1">
          <table:table-cell office:value-type="float" office:value="-34253" calcext:value-type="float">
            <text:p>-34253</text:p>
          </table:table-cell>
          <table:table-cell table:formula="of:=[.B59] + 1 / 1000" office:value-type="float" office:value="0.06" calcext:value-type="float">
            <text:p>0,06</text:p>
          </table:table-cell>
          <table:table-cell table:number-columns-repeated="998"/>
        </table:table-row>
        <table:table-row table:style-name="ro1">
          <table:table-cell office:value-type="float" office:value="-33616" calcext:value-type="float">
            <text:p>-33616</text:p>
          </table:table-cell>
          <table:table-cell table:formula="of:=[.B60] + 1 / 1000" office:value-type="float" office:value="0.0610000000000001" calcext:value-type="float">
            <text:p>0,061</text:p>
          </table:table-cell>
          <table:table-cell table:number-columns-repeated="998"/>
        </table:table-row>
        <table:table-row table:style-name="ro1">
          <table:table-cell office:value-type="float" office:value="-33497" calcext:value-type="float">
            <text:p>-33497</text:p>
          </table:table-cell>
          <table:table-cell table:formula="of:=[.B61] + 1 / 1000" office:value-type="float" office:value="0.062" calcext:value-type="float">
            <text:p>0,062</text:p>
          </table:table-cell>
          <table:table-cell table:number-columns-repeated="998"/>
        </table:table-row>
        <table:table-row table:style-name="ro1">
          <table:table-cell office:value-type="float" office:value="-33299" calcext:value-type="float">
            <text:p>-33299</text:p>
          </table:table-cell>
          <table:table-cell table:formula="of:=[.B62] + 1 / 1000" office:value-type="float" office:value="0.063" calcext:value-type="float">
            <text:p>0,063</text:p>
          </table:table-cell>
          <table:table-cell table:number-columns-repeated="998"/>
        </table:table-row>
        <table:table-row table:style-name="ro1">
          <table:table-cell office:value-type="float" office:value="-33173" calcext:value-type="float">
            <text:p>-33173</text:p>
          </table:table-cell>
          <table:table-cell table:formula="of:=[.B63] + 1 / 1000" office:value-type="float" office:value="0.064" calcext:value-type="float">
            <text:p>0,064</text:p>
          </table:table-cell>
          <table:table-cell table:number-columns-repeated="998"/>
        </table:table-row>
        <table:table-row table:style-name="ro1">
          <table:table-cell office:value-type="float" office:value="-32944" calcext:value-type="float">
            <text:p>-32944</text:p>
          </table:table-cell>
          <table:table-cell table:formula="of:=[.B64] + 1 / 1000" office:value-type="float" office:value="0.065" calcext:value-type="float">
            <text:p>0,065</text:p>
          </table:table-cell>
          <table:table-cell table:number-columns-repeated="998"/>
        </table:table-row>
        <table:table-row table:style-name="ro1">
          <table:table-cell office:value-type="float" office:value="-32923" calcext:value-type="float">
            <text:p>-32923</text:p>
          </table:table-cell>
          <table:table-cell table:formula="of:=[.B65] + 1 / 1000" office:value-type="float" office:value="0.066" calcext:value-type="float">
            <text:p>0,066</text:p>
          </table:table-cell>
          <table:table-cell table:number-columns-repeated="998"/>
        </table:table-row>
        <table:table-row table:style-name="ro1">
          <table:table-cell office:value-type="float" office:value="-32123" calcext:value-type="float">
            <text:p>-32123</text:p>
          </table:table-cell>
          <table:table-cell table:formula="of:=[.B66] + 1 / 1000" office:value-type="float" office:value="0.067" calcext:value-type="float">
            <text:p>0,067</text:p>
          </table:table-cell>
          <table:table-cell table:number-columns-repeated="998"/>
        </table:table-row>
        <table:table-row table:style-name="ro1">
          <table:table-cell office:value-type="float" office:value="-31834" calcext:value-type="float">
            <text:p>-31834</text:p>
          </table:table-cell>
          <table:table-cell table:formula="of:=[.B67] + 1 / 1000" office:value-type="float" office:value="0.068" calcext:value-type="float">
            <text:p>0,068</text:p>
          </table:table-cell>
          <table:table-cell table:number-columns-repeated="998"/>
        </table:table-row>
        <table:table-row table:style-name="ro1">
          <table:table-cell office:value-type="float" office:value="-31671" calcext:value-type="float">
            <text:p>-31671</text:p>
          </table:table-cell>
          <table:table-cell table:formula="of:=[.B68] + 1 / 1000" office:value-type="float" office:value="0.0690000000000001" calcext:value-type="float">
            <text:p>0,069</text:p>
          </table:table-cell>
          <table:table-cell table:number-columns-repeated="998"/>
        </table:table-row>
        <table:table-row table:style-name="ro1">
          <table:table-cell office:value-type="float" office:value="-31182" calcext:value-type="float">
            <text:p>-31182</text:p>
          </table:table-cell>
          <table:table-cell table:formula="of:=[.B69] + 1 / 1000" office:value-type="float" office:value="0.07" calcext:value-type="float">
            <text:p>0,07</text:p>
          </table:table-cell>
          <table:table-cell table:number-columns-repeated="998"/>
        </table:table-row>
        <table:table-row table:style-name="ro1">
          <table:table-cell office:value-type="float" office:value="-31040" calcext:value-type="float">
            <text:p>-31040</text:p>
          </table:table-cell>
          <table:table-cell table:formula="of:=[.B70] + 1 / 1000" office:value-type="float" office:value="0.0710000000000001" calcext:value-type="float">
            <text:p>0,071</text:p>
          </table:table-cell>
          <table:table-cell table:number-columns-repeated="998"/>
        </table:table-row>
        <table:table-row table:style-name="ro1">
          <table:table-cell office:value-type="float" office:value="-30952" calcext:value-type="float">
            <text:p>-30952</text:p>
          </table:table-cell>
          <table:table-cell table:formula="of:=[.B71] + 1 / 1000" office:value-type="float" office:value="0.072" calcext:value-type="float">
            <text:p>0,072</text:p>
          </table:table-cell>
          <table:table-cell table:number-columns-repeated="998"/>
        </table:table-row>
        <table:table-row table:style-name="ro1">
          <table:table-cell office:value-type="float" office:value="-30812" calcext:value-type="float">
            <text:p>-30812</text:p>
          </table:table-cell>
          <table:table-cell table:formula="of:=[.B72] + 1 / 1000" office:value-type="float" office:value="0.0730000000000001" calcext:value-type="float">
            <text:p>0,073</text:p>
          </table:table-cell>
          <table:table-cell table:number-columns-repeated="998"/>
        </table:table-row>
        <table:table-row table:style-name="ro1">
          <table:table-cell office:value-type="float" office:value="-30430" calcext:value-type="float">
            <text:p>-30430</text:p>
          </table:table-cell>
          <table:table-cell table:formula="of:=[.B73] + 1 / 1000" office:value-type="float" office:value="0.0740000000000001" calcext:value-type="float">
            <text:p>0,074</text:p>
          </table:table-cell>
          <table:table-cell table:number-columns-repeated="998"/>
        </table:table-row>
        <table:table-row table:style-name="ro1">
          <table:table-cell office:value-type="float" office:value="-30346" calcext:value-type="float">
            <text:p>-30346</text:p>
          </table:table-cell>
          <table:table-cell table:formula="of:=[.B74] + 1 / 1000" office:value-type="float" office:value="0.0750000000000001" calcext:value-type="float">
            <text:p>0,075</text:p>
          </table:table-cell>
          <table:table-cell table:number-columns-repeated="998"/>
        </table:table-row>
        <table:table-row table:style-name="ro1">
          <table:table-cell office:value-type="float" office:value="-30093" calcext:value-type="float">
            <text:p>-30093</text:p>
          </table:table-cell>
          <table:table-cell table:formula="of:=[.B75] + 1 / 1000" office:value-type="float" office:value="0.0760000000000001" calcext:value-type="float">
            <text:p>0,076</text:p>
          </table:table-cell>
          <table:table-cell table:number-columns-repeated="998"/>
        </table:table-row>
        <table:table-row table:style-name="ro1">
          <table:table-cell office:value-type="float" office:value="-29998" calcext:value-type="float">
            <text:p>-29998</text:p>
          </table:table-cell>
          <table:table-cell table:formula="of:=[.B76] + 1 / 1000" office:value-type="float" office:value="0.0770000000000001" calcext:value-type="float">
            <text:p>0,077</text:p>
          </table:table-cell>
          <table:table-cell table:number-columns-repeated="998"/>
        </table:table-row>
        <table:table-row table:style-name="ro1">
          <table:table-cell office:value-type="float" office:value="-29856" calcext:value-type="float">
            <text:p>-29856</text:p>
          </table:table-cell>
          <table:table-cell table:formula="of:=[.B77] + 1 / 1000" office:value-type="float" office:value="0.0780000000000001" calcext:value-type="float">
            <text:p>0,078</text:p>
          </table:table-cell>
          <table:table-cell table:number-columns-repeated="998"/>
        </table:table-row>
        <table:table-row table:style-name="ro1">
          <table:table-cell office:value-type="float" office:value="-29757" calcext:value-type="float">
            <text:p>-29757</text:p>
          </table:table-cell>
          <table:table-cell table:formula="of:=[.B78] + 1 / 1000" office:value-type="float" office:value="0.0790000000000001" calcext:value-type="float">
            <text:p>0,079</text:p>
          </table:table-cell>
          <table:table-cell table:number-columns-repeated="998"/>
        </table:table-row>
        <table:table-row table:style-name="ro1">
          <table:table-cell office:value-type="float" office:value="-29732" calcext:value-type="float">
            <text:p>-29732</text:p>
          </table:table-cell>
          <table:table-cell table:formula="of:=[.B79] + 1 / 1000" office:value-type="float" office:value="0.0800000000000001" calcext:value-type="float">
            <text:p>0,08</text:p>
          </table:table-cell>
          <table:table-cell table:number-columns-repeated="998"/>
        </table:table-row>
        <table:table-row table:style-name="ro1">
          <table:table-cell office:value-type="float" office:value="-29568" calcext:value-type="float">
            <text:p>-29568</text:p>
          </table:table-cell>
          <table:table-cell table:formula="of:=[.B80] + 1 / 1000" office:value-type="float" office:value="0.0810000000000001" calcext:value-type="float">
            <text:p>0,081</text:p>
          </table:table-cell>
          <table:table-cell table:number-columns-repeated="998"/>
        </table:table-row>
        <table:table-row table:style-name="ro1">
          <table:table-cell office:value-type="float" office:value="-29339" calcext:value-type="float">
            <text:p>-29339</text:p>
          </table:table-cell>
          <table:table-cell table:formula="of:=[.B81] + 1 / 1000" office:value-type="float" office:value="0.0820000000000001" calcext:value-type="float">
            <text:p>0,082</text:p>
          </table:table-cell>
          <table:table-cell table:number-columns-repeated="998"/>
        </table:table-row>
        <table:table-row table:style-name="ro1">
          <table:table-cell office:value-type="float" office:value="-29203" calcext:value-type="float">
            <text:p>-29203</text:p>
          </table:table-cell>
          <table:table-cell table:formula="of:=[.B82] + 1 / 1000" office:value-type="float" office:value="0.0830000000000001" calcext:value-type="float">
            <text:p>0,083</text:p>
          </table:table-cell>
          <table:table-cell table:number-columns-repeated="998"/>
        </table:table-row>
        <table:table-row table:style-name="ro1">
          <table:table-cell office:value-type="float" office:value="-29144" calcext:value-type="float">
            <text:p>-29144</text:p>
          </table:table-cell>
          <table:table-cell table:formula="of:=[.B83] + 1 / 1000" office:value-type="float" office:value="0.0840000000000001" calcext:value-type="float">
            <text:p>0,084</text:p>
          </table:table-cell>
          <table:table-cell table:number-columns-repeated="998"/>
        </table:table-row>
        <table:table-row table:style-name="ro1">
          <table:table-cell office:value-type="float" office:value="-29130" calcext:value-type="float">
            <text:p>-29130</text:p>
          </table:table-cell>
          <table:table-cell table:formula="of:=[.B84] + 1 / 1000" office:value-type="float" office:value="0.0850000000000001" calcext:value-type="float">
            <text:p>0,085</text:p>
          </table:table-cell>
          <table:table-cell table:number-columns-repeated="998"/>
        </table:table-row>
        <table:table-row table:style-name="ro1">
          <table:table-cell office:value-type="float" office:value="-28959" calcext:value-type="float">
            <text:p>-28959</text:p>
          </table:table-cell>
          <table:table-cell table:formula="of:=[.B85] + 1 / 1000" office:value-type="float" office:value="0.0860000000000001" calcext:value-type="float">
            <text:p>0,086</text:p>
          </table:table-cell>
          <table:table-cell table:number-columns-repeated="998"/>
        </table:table-row>
        <table:table-row table:style-name="ro1">
          <table:table-cell office:value-type="float" office:value="-28927" calcext:value-type="float">
            <text:p>-28927</text:p>
          </table:table-cell>
          <table:table-cell table:formula="of:=[.B86] + 1 / 1000" office:value-type="float" office:value="0.0870000000000001" calcext:value-type="float">
            <text:p>0,087</text:p>
          </table:table-cell>
          <table:table-cell table:number-columns-repeated="998"/>
        </table:table-row>
        <table:table-row table:style-name="ro1">
          <table:table-cell office:value-type="float" office:value="-28914" calcext:value-type="float">
            <text:p>-28914</text:p>
          </table:table-cell>
          <table:table-cell table:formula="of:=[.B87] + 1 / 1000" office:value-type="float" office:value="0.0880000000000001" calcext:value-type="float">
            <text:p>0,088</text:p>
          </table:table-cell>
          <table:table-cell table:number-columns-repeated="998"/>
        </table:table-row>
        <table:table-row table:style-name="ro1">
          <table:table-cell office:value-type="float" office:value="-28884" calcext:value-type="float">
            <text:p>-28884</text:p>
          </table:table-cell>
          <table:table-cell table:formula="of:=[.B88] + 1 / 1000" office:value-type="float" office:value="0.0890000000000001" calcext:value-type="float">
            <text:p>0,089</text:p>
          </table:table-cell>
          <table:table-cell table:number-columns-repeated="998"/>
        </table:table-row>
        <table:table-row table:style-name="ro1">
          <table:table-cell office:value-type="float" office:value="-28781" calcext:value-type="float">
            <text:p>-28781</text:p>
          </table:table-cell>
          <table:table-cell table:formula="of:=[.B89] + 1 / 1000" office:value-type="float" office:value="0.0900000000000001" calcext:value-type="float">
            <text:p>0,09</text:p>
          </table:table-cell>
          <table:table-cell table:number-columns-repeated="998"/>
        </table:table-row>
        <table:table-row table:style-name="ro1">
          <table:table-cell office:value-type="float" office:value="-28656" calcext:value-type="float">
            <text:p>-28656</text:p>
          </table:table-cell>
          <table:table-cell table:formula="of:=[.B90] + 1 / 1000" office:value-type="float" office:value="0.0910000000000001" calcext:value-type="float">
            <text:p>0,091</text:p>
          </table:table-cell>
          <table:table-cell table:number-columns-repeated="998"/>
        </table:table-row>
        <table:table-row table:style-name="ro1">
          <table:table-cell office:value-type="float" office:value="-28641" calcext:value-type="float">
            <text:p>-28641</text:p>
          </table:table-cell>
          <table:table-cell table:formula="of:=[.B91] + 1 / 1000" office:value-type="float" office:value="0.0920000000000001" calcext:value-type="float">
            <text:p>0,092</text:p>
          </table:table-cell>
          <table:table-cell table:number-columns-repeated="998"/>
        </table:table-row>
        <table:table-row table:style-name="ro1">
          <table:table-cell office:value-type="float" office:value="-28308" calcext:value-type="float">
            <text:p>-28308</text:p>
          </table:table-cell>
          <table:table-cell table:formula="of:=[.B92] + 1 / 1000" office:value-type="float" office:value="0.0930000000000001" calcext:value-type="float">
            <text:p>0,093</text:p>
          </table:table-cell>
          <table:table-cell table:number-columns-repeated="998"/>
        </table:table-row>
        <table:table-row table:style-name="ro1">
          <table:table-cell office:value-type="float" office:value="-28284" calcext:value-type="float">
            <text:p>-28284</text:p>
          </table:table-cell>
          <table:table-cell table:formula="of:=[.B93] + 1 / 1000" office:value-type="float" office:value="0.0940000000000001" calcext:value-type="float">
            <text:p>0,094</text:p>
          </table:table-cell>
          <table:table-cell table:number-columns-repeated="998"/>
        </table:table-row>
        <table:table-row table:style-name="ro1">
          <table:table-cell office:value-type="float" office:value="-28210" calcext:value-type="float">
            <text:p>-28210</text:p>
          </table:table-cell>
          <table:table-cell table:formula="of:=[.B94] + 1 / 1000" office:value-type="float" office:value="0.0950000000000001" calcext:value-type="float">
            <text:p>0,095</text:p>
          </table:table-cell>
          <table:table-cell table:number-columns-repeated="998"/>
        </table:table-row>
        <table:table-row table:style-name="ro1">
          <table:table-cell office:value-type="float" office:value="-27846" calcext:value-type="float">
            <text:p>-27846</text:p>
          </table:table-cell>
          <table:table-cell table:formula="of:=[.B95] + 1 / 1000" office:value-type="float" office:value="0.0960000000000001" calcext:value-type="float">
            <text:p>0,096</text:p>
          </table:table-cell>
          <table:table-cell table:number-columns-repeated="998"/>
        </table:table-row>
        <table:table-row table:style-name="ro1">
          <table:table-cell office:value-type="float" office:value="-27663" calcext:value-type="float">
            <text:p>-27663</text:p>
          </table:table-cell>
          <table:table-cell table:formula="of:=[.B96] + 1 / 1000" office:value-type="float" office:value="0.0970000000000001" calcext:value-type="float">
            <text:p>0,097</text:p>
          </table:table-cell>
          <table:table-cell table:number-columns-repeated="998"/>
        </table:table-row>
        <table:table-row table:style-name="ro1">
          <table:table-cell office:value-type="float" office:value="-27481" calcext:value-type="float">
            <text:p>-27481</text:p>
          </table:table-cell>
          <table:table-cell table:formula="of:=[.B97] + 1 / 1000" office:value-type="float" office:value="0.0980000000000001" calcext:value-type="float">
            <text:p>0,098</text:p>
          </table:table-cell>
          <table:table-cell table:number-columns-repeated="998"/>
        </table:table-row>
        <table:table-row table:style-name="ro1">
          <table:table-cell office:value-type="float" office:value="-27214" calcext:value-type="float">
            <text:p>-27214</text:p>
          </table:table-cell>
          <table:table-cell table:formula="of:=[.B98] + 1 / 1000" office:value-type="float" office:value="0.0990000000000001" calcext:value-type="float">
            <text:p>0,099</text:p>
          </table:table-cell>
          <table:table-cell table:number-columns-repeated="998"/>
        </table:table-row>
        <table:table-row table:style-name="ro1">
          <table:table-cell office:value-type="float" office:value="-26869" calcext:value-type="float">
            <text:p>-26869</text:p>
          </table:table-cell>
          <table:table-cell table:formula="of:=[.B99] + 1 / 1000" office:value-type="float" office:value="0.1" calcext:value-type="float">
            <text:p>0,1</text:p>
          </table:table-cell>
          <table:table-cell table:number-columns-repeated="998"/>
        </table:table-row>
        <table:table-row table:style-name="ro1">
          <table:table-cell office:value-type="float" office:value="-26848" calcext:value-type="float">
            <text:p>-26848</text:p>
          </table:table-cell>
          <table:table-cell table:formula="of:=[.B100] + 1 / 1000" office:value-type="float" office:value="0.101" calcext:value-type="float">
            <text:p>0,101</text:p>
          </table:table-cell>
          <table:table-cell table:number-columns-repeated="998"/>
        </table:table-row>
        <table:table-row table:style-name="ro1">
          <table:table-cell office:value-type="float" office:value="-26804" calcext:value-type="float">
            <text:p>-26804</text:p>
          </table:table-cell>
          <table:table-cell table:formula="of:=[.B101] + 1 / 1000" office:value-type="float" office:value="0.102" calcext:value-type="float">
            <text:p>0,102</text:p>
          </table:table-cell>
          <table:table-cell table:number-columns-repeated="998"/>
        </table:table-row>
        <table:table-row table:style-name="ro1">
          <table:table-cell office:value-type="float" office:value="-26325" calcext:value-type="float">
            <text:p>-26325</text:p>
          </table:table-cell>
          <table:table-cell table:formula="of:=[.B102] + 1 / 1000" office:value-type="float" office:value="0.103" calcext:value-type="float">
            <text:p>0,103</text:p>
          </table:table-cell>
          <table:table-cell table:number-columns-repeated="998"/>
        </table:table-row>
        <table:table-row table:style-name="ro1">
          <table:table-cell office:value-type="float" office:value="-26073" calcext:value-type="float">
            <text:p>-26073</text:p>
          </table:table-cell>
          <table:table-cell table:formula="of:=[.B103] + 1 / 1000" office:value-type="float" office:value="0.104" calcext:value-type="float">
            <text:p>0,104</text:p>
          </table:table-cell>
          <table:table-cell table:number-columns-repeated="998"/>
        </table:table-row>
        <table:table-row table:style-name="ro1">
          <table:table-cell office:value-type="float" office:value="-26069" calcext:value-type="float">
            <text:p>-26069</text:p>
          </table:table-cell>
          <table:table-cell table:formula="of:=[.B104] + 1 / 1000" office:value-type="float" office:value="0.105" calcext:value-type="float">
            <text:p>0,105</text:p>
          </table:table-cell>
          <table:table-cell table:number-columns-repeated="998"/>
        </table:table-row>
        <table:table-row table:style-name="ro1">
          <table:table-cell office:value-type="float" office:value="-26036" calcext:value-type="float">
            <text:p>-26036</text:p>
          </table:table-cell>
          <table:table-cell table:formula="of:=[.B105] + 1 / 1000" office:value-type="float" office:value="0.106" calcext:value-type="float">
            <text:p>0,106</text:p>
          </table:table-cell>
          <table:table-cell table:number-columns-repeated="998"/>
        </table:table-row>
        <table:table-row table:style-name="ro1">
          <table:table-cell office:value-type="float" office:value="-25997" calcext:value-type="float">
            <text:p>-25997</text:p>
          </table:table-cell>
          <table:table-cell table:formula="of:=[.B106] + 1 / 1000" office:value-type="float" office:value="0.107" calcext:value-type="float">
            <text:p>0,107</text:p>
          </table:table-cell>
          <table:table-cell table:number-columns-repeated="998"/>
        </table:table-row>
        <table:table-row table:style-name="ro1">
          <table:table-cell office:value-type="float" office:value="-25481" calcext:value-type="float">
            <text:p>-25481</text:p>
          </table:table-cell>
          <table:table-cell table:formula="of:=[.B107] + 1 / 1000" office:value-type="float" office:value="0.108" calcext:value-type="float">
            <text:p>0,108</text:p>
          </table:table-cell>
          <table:table-cell table:number-columns-repeated="998"/>
        </table:table-row>
        <table:table-row table:style-name="ro1">
          <table:table-cell office:value-type="float" office:value="-25481" calcext:value-type="float">
            <text:p>-25481</text:p>
          </table:table-cell>
          <table:table-cell table:formula="of:=[.B108] + 1 / 1000" office:value-type="float" office:value="0.109" calcext:value-type="float">
            <text:p>0,109</text:p>
          </table:table-cell>
          <table:table-cell table:number-columns-repeated="998"/>
        </table:table-row>
        <table:table-row table:style-name="ro1">
          <table:table-cell office:value-type="float" office:value="-25407" calcext:value-type="float">
            <text:p>-25407</text:p>
          </table:table-cell>
          <table:table-cell table:formula="of:=[.B109] + 1 / 1000" office:value-type="float" office:value="0.11" calcext:value-type="float">
            <text:p>0,11</text:p>
          </table:table-cell>
          <table:table-cell table:number-columns-repeated="998"/>
        </table:table-row>
        <table:table-row table:style-name="ro1">
          <table:table-cell office:value-type="float" office:value="-25355" calcext:value-type="float">
            <text:p>-25355</text:p>
          </table:table-cell>
          <table:table-cell table:formula="of:=[.B110] + 1 / 1000" office:value-type="float" office:value="0.111" calcext:value-type="float">
            <text:p>0,111</text:p>
          </table:table-cell>
          <table:table-cell table:number-columns-repeated="998"/>
        </table:table-row>
        <table:table-row table:style-name="ro1">
          <table:table-cell office:value-type="float" office:value="-25192" calcext:value-type="float">
            <text:p>-25192</text:p>
          </table:table-cell>
          <table:table-cell table:formula="of:=[.B111] + 1 / 1000" office:value-type="float" office:value="0.112" calcext:value-type="float">
            <text:p>0,112</text:p>
          </table:table-cell>
          <table:table-cell table:number-columns-repeated="998"/>
        </table:table-row>
        <table:table-row table:style-name="ro1">
          <table:table-cell office:value-type="float" office:value="-25042" calcext:value-type="float">
            <text:p>-25042</text:p>
          </table:table-cell>
          <table:table-cell table:formula="of:=[.B112] + 1 / 1000" office:value-type="float" office:value="0.113" calcext:value-type="float">
            <text:p>0,113</text:p>
          </table:table-cell>
          <table:table-cell table:number-columns-repeated="998"/>
        </table:table-row>
        <table:table-row table:style-name="ro1">
          <table:table-cell office:value-type="float" office:value="-24931" calcext:value-type="float">
            <text:p>-24931</text:p>
          </table:table-cell>
          <table:table-cell table:formula="of:=[.B113] + 1 / 1000" office:value-type="float" office:value="0.114" calcext:value-type="float">
            <text:p>0,114</text:p>
          </table:table-cell>
          <table:table-cell table:number-columns-repeated="998"/>
        </table:table-row>
        <table:table-row table:style-name="ro1">
          <table:table-cell office:value-type="float" office:value="-24822" calcext:value-type="float">
            <text:p>-24822</text:p>
          </table:table-cell>
          <table:table-cell table:formula="of:=[.B114] + 1 / 1000" office:value-type="float" office:value="0.115" calcext:value-type="float">
            <text:p>0,115</text:p>
          </table:table-cell>
          <table:table-cell table:number-columns-repeated="998"/>
        </table:table-row>
        <table:table-row table:style-name="ro1">
          <table:table-cell office:value-type="float" office:value="-24795" calcext:value-type="float">
            <text:p>-24795</text:p>
          </table:table-cell>
          <table:table-cell table:formula="of:=[.B115] + 1 / 1000" office:value-type="float" office:value="0.116" calcext:value-type="float">
            <text:p>0,116</text:p>
          </table:table-cell>
          <table:table-cell table:number-columns-repeated="998"/>
        </table:table-row>
        <table:table-row table:style-name="ro1">
          <table:table-cell office:value-type="float" office:value="-24715" calcext:value-type="float">
            <text:p>-24715</text:p>
          </table:table-cell>
          <table:table-cell table:formula="of:=[.B116] + 1 / 1000" office:value-type="float" office:value="0.117" calcext:value-type="float">
            <text:p>0,117</text:p>
          </table:table-cell>
          <table:table-cell table:number-columns-repeated="998"/>
        </table:table-row>
        <table:table-row table:style-name="ro1">
          <table:table-cell office:value-type="float" office:value="-24613" calcext:value-type="float">
            <text:p>-24613</text:p>
          </table:table-cell>
          <table:table-cell table:formula="of:=[.B117] + 1 / 1000" office:value-type="float" office:value="0.118" calcext:value-type="float">
            <text:p>0,118</text:p>
          </table:table-cell>
          <table:table-cell table:number-columns-repeated="998"/>
        </table:table-row>
        <table:table-row table:style-name="ro1">
          <table:table-cell office:value-type="float" office:value="-24562" calcext:value-type="float">
            <text:p>-24562</text:p>
          </table:table-cell>
          <table:table-cell table:formula="of:=[.B118] + 1 / 1000" office:value-type="float" office:value="0.119" calcext:value-type="float">
            <text:p>0,119</text:p>
          </table:table-cell>
          <table:table-cell table:number-columns-repeated="998"/>
        </table:table-row>
        <table:table-row table:style-name="ro1">
          <table:table-cell office:value-type="float" office:value="-24515" calcext:value-type="float">
            <text:p>-24515</text:p>
          </table:table-cell>
          <table:table-cell table:formula="of:=[.B119] + 1 / 1000" office:value-type="float" office:value="0.12" calcext:value-type="float">
            <text:p>0,12</text:p>
          </table:table-cell>
          <table:table-cell table:number-columns-repeated="998"/>
        </table:table-row>
        <table:table-row table:style-name="ro1">
          <table:table-cell office:value-type="float" office:value="-24492" calcext:value-type="float">
            <text:p>-24492</text:p>
          </table:table-cell>
          <table:table-cell table:formula="of:=[.B120] + 1 / 1000" office:value-type="float" office:value="0.121" calcext:value-type="float">
            <text:p>0,121</text:p>
          </table:table-cell>
          <table:table-cell table:number-columns-repeated="998"/>
        </table:table-row>
        <table:table-row table:style-name="ro1">
          <table:table-cell office:value-type="float" office:value="-24336" calcext:value-type="float">
            <text:p>-24336</text:p>
          </table:table-cell>
          <table:table-cell table:formula="of:=[.B121] + 1 / 1000" office:value-type="float" office:value="0.122" calcext:value-type="float">
            <text:p>0,122</text:p>
          </table:table-cell>
          <table:table-cell table:number-columns-repeated="998"/>
        </table:table-row>
        <table:table-row table:style-name="ro1">
          <table:table-cell office:value-type="float" office:value="-24328" calcext:value-type="float">
            <text:p>-24328</text:p>
          </table:table-cell>
          <table:table-cell table:formula="of:=[.B122] + 1 / 1000" office:value-type="float" office:value="0.123" calcext:value-type="float">
            <text:p>0,123</text:p>
          </table:table-cell>
          <table:table-cell table:number-columns-repeated="998"/>
        </table:table-row>
        <table:table-row table:style-name="ro1">
          <table:table-cell office:value-type="float" office:value="-24307" calcext:value-type="float">
            <text:p>-24307</text:p>
          </table:table-cell>
          <table:table-cell table:formula="of:=[.B123] + 1 / 1000" office:value-type="float" office:value="0.124" calcext:value-type="float">
            <text:p>0,124</text:p>
          </table:table-cell>
          <table:table-cell table:number-columns-repeated="998"/>
        </table:table-row>
        <table:table-row table:style-name="ro1">
          <table:table-cell office:value-type="float" office:value="-24219" calcext:value-type="float">
            <text:p>-24219</text:p>
          </table:table-cell>
          <table:table-cell table:formula="of:=[.B124] + 1 / 1000" office:value-type="float" office:value="0.125" calcext:value-type="float">
            <text:p>0,125</text:p>
          </table:table-cell>
          <table:table-cell table:number-columns-repeated="998"/>
        </table:table-row>
        <table:table-row table:style-name="ro1">
          <table:table-cell office:value-type="float" office:value="-23948" calcext:value-type="float">
            <text:p>-23948</text:p>
          </table:table-cell>
          <table:table-cell table:formula="of:=[.B125] + 1 / 1000" office:value-type="float" office:value="0.126" calcext:value-type="float">
            <text:p>0,126</text:p>
          </table:table-cell>
          <table:table-cell table:number-columns-repeated="998"/>
        </table:table-row>
        <table:table-row table:style-name="ro1">
          <table:table-cell office:value-type="float" office:value="-23854" calcext:value-type="float">
            <text:p>-23854</text:p>
          </table:table-cell>
          <table:table-cell table:formula="of:=[.B126] + 1 / 1000" office:value-type="float" office:value="0.127" calcext:value-type="float">
            <text:p>0,127</text:p>
          </table:table-cell>
          <table:table-cell table:number-columns-repeated="998"/>
        </table:table-row>
        <table:table-row table:style-name="ro1">
          <table:table-cell office:value-type="float" office:value="-23768" calcext:value-type="float">
            <text:p>-23768</text:p>
          </table:table-cell>
          <table:table-cell table:formula="of:=[.B127] + 1 / 1000" office:value-type="float" office:value="0.128" calcext:value-type="float">
            <text:p>0,128</text:p>
          </table:table-cell>
          <table:table-cell table:number-columns-repeated="998"/>
        </table:table-row>
        <table:table-row table:style-name="ro1">
          <table:table-cell office:value-type="float" office:value="-23715" calcext:value-type="float">
            <text:p>-23715</text:p>
          </table:table-cell>
          <table:table-cell table:formula="of:=[.B128] + 1 / 1000" office:value-type="float" office:value="0.129" calcext:value-type="float">
            <text:p>0,129</text:p>
          </table:table-cell>
          <table:table-cell table:number-columns-repeated="998"/>
        </table:table-row>
        <table:table-row table:style-name="ro1">
          <table:table-cell office:value-type="float" office:value="-23706" calcext:value-type="float">
            <text:p>-23706</text:p>
          </table:table-cell>
          <table:table-cell table:formula="of:=[.B129] + 1 / 1000" office:value-type="float" office:value="0.13" calcext:value-type="float">
            <text:p>0,13</text:p>
          </table:table-cell>
          <table:table-cell table:number-columns-repeated="998"/>
        </table:table-row>
        <table:table-row table:style-name="ro1">
          <table:table-cell office:value-type="float" office:value="-23599" calcext:value-type="float">
            <text:p>-23599</text:p>
          </table:table-cell>
          <table:table-cell table:formula="of:=[.B130] + 1 / 1000" office:value-type="float" office:value="0.131" calcext:value-type="float">
            <text:p>0,131</text:p>
          </table:table-cell>
          <table:table-cell table:number-columns-repeated="998"/>
        </table:table-row>
        <table:table-row table:style-name="ro1">
          <table:table-cell office:value-type="float" office:value="-23599" calcext:value-type="float">
            <text:p>-23599</text:p>
          </table:table-cell>
          <table:table-cell table:formula="of:=[.B131] + 1 / 1000" office:value-type="float" office:value="0.132" calcext:value-type="float">
            <text:p>0,132</text:p>
          </table:table-cell>
          <table:table-cell table:number-columns-repeated="998"/>
        </table:table-row>
        <table:table-row table:style-name="ro1">
          <table:table-cell office:value-type="float" office:value="-23516" calcext:value-type="float">
            <text:p>-23516</text:p>
          </table:table-cell>
          <table:table-cell table:formula="of:=[.B132] + 1 / 1000" office:value-type="float" office:value="0.133" calcext:value-type="float">
            <text:p>0,133</text:p>
          </table:table-cell>
          <table:table-cell table:number-columns-repeated="998"/>
        </table:table-row>
        <table:table-row table:style-name="ro1">
          <table:table-cell office:value-type="float" office:value="-23449" calcext:value-type="float">
            <text:p>-23449</text:p>
          </table:table-cell>
          <table:table-cell table:formula="of:=[.B133] + 1 / 1000" office:value-type="float" office:value="0.134" calcext:value-type="float">
            <text:p>0,134</text:p>
          </table:table-cell>
          <table:table-cell table:number-columns-repeated="998"/>
        </table:table-row>
        <table:table-row table:style-name="ro1">
          <table:table-cell office:value-type="float" office:value="-23352" calcext:value-type="float">
            <text:p>-23352</text:p>
          </table:table-cell>
          <table:table-cell table:formula="of:=[.B134] + 1 / 1000" office:value-type="float" office:value="0.135" calcext:value-type="float">
            <text:p>0,135</text:p>
          </table:table-cell>
          <table:table-cell table:number-columns-repeated="998"/>
        </table:table-row>
        <table:table-row table:style-name="ro1">
          <table:table-cell office:value-type="float" office:value="-23286" calcext:value-type="float">
            <text:p>-23286</text:p>
          </table:table-cell>
          <table:table-cell table:formula="of:=[.B135] + 1 / 1000" office:value-type="float" office:value="0.136" calcext:value-type="float">
            <text:p>0,136</text:p>
          </table:table-cell>
          <table:table-cell table:number-columns-repeated="998"/>
        </table:table-row>
        <table:table-row table:style-name="ro1">
          <table:table-cell office:value-type="float" office:value="-23276" calcext:value-type="float">
            <text:p>-23276</text:p>
          </table:table-cell>
          <table:table-cell table:formula="of:=[.B136] + 1 / 1000" office:value-type="float" office:value="0.137" calcext:value-type="float">
            <text:p>0,137</text:p>
          </table:table-cell>
          <table:table-cell table:number-columns-repeated="998"/>
        </table:table-row>
        <table:table-row table:style-name="ro1">
          <table:table-cell office:value-type="float" office:value="-23217" calcext:value-type="float">
            <text:p>-23217</text:p>
          </table:table-cell>
          <table:table-cell table:formula="of:=[.B137] + 1 / 1000" office:value-type="float" office:value="0.138" calcext:value-type="float">
            <text:p>0,138</text:p>
          </table:table-cell>
          <table:table-cell table:number-columns-repeated="998"/>
        </table:table-row>
        <table:table-row table:style-name="ro1">
          <table:table-cell office:value-type="float" office:value="-23067" calcext:value-type="float">
            <text:p>-23067</text:p>
          </table:table-cell>
          <table:table-cell table:formula="of:=[.B138] + 1 / 1000" office:value-type="float" office:value="0.139" calcext:value-type="float">
            <text:p>0,139</text:p>
          </table:table-cell>
          <table:table-cell table:number-columns-repeated="998"/>
        </table:table-row>
        <table:table-row table:style-name="ro1">
          <table:table-cell office:value-type="float" office:value="-23008" calcext:value-type="float">
            <text:p>-23008</text:p>
          </table:table-cell>
          <table:table-cell table:formula="of:=[.B139] + 1 / 1000" office:value-type="float" office:value="0.14" calcext:value-type="float">
            <text:p>0,14</text:p>
          </table:table-cell>
          <table:table-cell table:number-columns-repeated="998"/>
        </table:table-row>
        <table:table-row table:style-name="ro1">
          <table:table-cell office:value-type="float" office:value="-22938" calcext:value-type="float">
            <text:p>-22938</text:p>
          </table:table-cell>
          <table:table-cell table:formula="of:=[.B140] + 1 / 1000" office:value-type="float" office:value="0.141" calcext:value-type="float">
            <text:p>0,141</text:p>
          </table:table-cell>
          <table:table-cell table:number-columns-repeated="998"/>
        </table:table-row>
        <table:table-row table:style-name="ro1">
          <table:table-cell office:value-type="float" office:value="-22929" calcext:value-type="float">
            <text:p>-22929</text:p>
          </table:table-cell>
          <table:table-cell table:formula="of:=[.B141] + 1 / 1000" office:value-type="float" office:value="0.142" calcext:value-type="float">
            <text:p>0,142</text:p>
          </table:table-cell>
          <table:table-cell table:number-columns-repeated="998"/>
        </table:table-row>
        <table:table-row table:style-name="ro1">
          <table:table-cell office:value-type="float" office:value="-22923" calcext:value-type="float">
            <text:p>-22923</text:p>
          </table:table-cell>
          <table:table-cell table:formula="of:=[.B142] + 1 / 1000" office:value-type="float" office:value="0.143" calcext:value-type="float">
            <text:p>0,143</text:p>
          </table:table-cell>
          <table:table-cell table:number-columns-repeated="998"/>
        </table:table-row>
        <table:table-row table:style-name="ro1">
          <table:table-cell office:value-type="float" office:value="-22870" calcext:value-type="float">
            <text:p>-22870</text:p>
          </table:table-cell>
          <table:table-cell table:formula="of:=[.B143] + 1 / 1000" office:value-type="float" office:value="0.144" calcext:value-type="float">
            <text:p>0,144</text:p>
          </table:table-cell>
          <table:table-cell table:number-columns-repeated="998"/>
        </table:table-row>
        <table:table-row table:style-name="ro1">
          <table:table-cell office:value-type="float" office:value="-22782" calcext:value-type="float">
            <text:p>-22782</text:p>
          </table:table-cell>
          <table:table-cell table:formula="of:=[.B144] + 1 / 1000" office:value-type="float" office:value="0.145" calcext:value-type="float">
            <text:p>0,145</text:p>
          </table:table-cell>
          <table:table-cell table:number-columns-repeated="998"/>
        </table:table-row>
        <table:table-row table:style-name="ro1">
          <table:table-cell office:value-type="float" office:value="-22756" calcext:value-type="float">
            <text:p>-22756</text:p>
          </table:table-cell>
          <table:table-cell table:formula="of:=[.B145] + 1 / 1000" office:value-type="float" office:value="0.146" calcext:value-type="float">
            <text:p>0,146</text:p>
          </table:table-cell>
          <table:table-cell table:number-columns-repeated="998"/>
        </table:table-row>
        <table:table-row table:style-name="ro1">
          <table:table-cell office:value-type="float" office:value="-22731" calcext:value-type="float">
            <text:p>-22731</text:p>
          </table:table-cell>
          <table:table-cell table:formula="of:=[.B146] + 1 / 1000" office:value-type="float" office:value="0.147" calcext:value-type="float">
            <text:p>0,147</text:p>
          </table:table-cell>
          <table:table-cell table:number-columns-repeated="998"/>
        </table:table-row>
        <table:table-row table:style-name="ro1">
          <table:table-cell office:value-type="float" office:value="-22702" calcext:value-type="float">
            <text:p>-22702</text:p>
          </table:table-cell>
          <table:table-cell table:formula="of:=[.B147] + 1 / 1000" office:value-type="float" office:value="0.148" calcext:value-type="float">
            <text:p>0,148</text:p>
          </table:table-cell>
          <table:table-cell table:number-columns-repeated="998"/>
        </table:table-row>
        <table:table-row table:style-name="ro1">
          <table:table-cell office:value-type="float" office:value="-22556" calcext:value-type="float">
            <text:p>-22556</text:p>
          </table:table-cell>
          <table:table-cell table:formula="of:=[.B148] + 1 / 1000" office:value-type="float" office:value="0.149" calcext:value-type="float">
            <text:p>0,149</text:p>
          </table:table-cell>
          <table:table-cell table:number-columns-repeated="998"/>
        </table:table-row>
        <table:table-row table:style-name="ro1">
          <table:table-cell office:value-type="float" office:value="-22168" calcext:value-type="float">
            <text:p>-22168</text:p>
          </table:table-cell>
          <table:table-cell table:formula="of:=[.B149] + 1 / 1000" office:value-type="float" office:value="0.15" calcext:value-type="float">
            <text:p>0,15</text:p>
          </table:table-cell>
          <table:table-cell table:number-columns-repeated="998"/>
        </table:table-row>
        <table:table-row table:style-name="ro1">
          <table:table-cell office:value-type="float" office:value="-22040" calcext:value-type="float">
            <text:p>-22040</text:p>
          </table:table-cell>
          <table:table-cell table:formula="of:=[.B150] + 1 / 1000" office:value-type="float" office:value="0.151" calcext:value-type="float">
            <text:p>0,151</text:p>
          </table:table-cell>
          <table:table-cell table:number-columns-repeated="998"/>
        </table:table-row>
        <table:table-row table:style-name="ro1">
          <table:table-cell office:value-type="float" office:value="-21984" calcext:value-type="float">
            <text:p>-21984</text:p>
          </table:table-cell>
          <table:table-cell table:formula="of:=[.B151] + 1 / 1000" office:value-type="float" office:value="0.152" calcext:value-type="float">
            <text:p>0,152</text:p>
          </table:table-cell>
          <table:table-cell table:number-columns-repeated="998"/>
        </table:table-row>
        <table:table-row table:style-name="ro1">
          <table:table-cell office:value-type="float" office:value="-21859" calcext:value-type="float">
            <text:p>-21859</text:p>
          </table:table-cell>
          <table:table-cell table:formula="of:=[.B152] + 1 / 1000" office:value-type="float" office:value="0.153" calcext:value-type="float">
            <text:p>0,153</text:p>
          </table:table-cell>
          <table:table-cell table:number-columns-repeated="998"/>
        </table:table-row>
        <table:table-row table:style-name="ro1">
          <table:table-cell office:value-type="float" office:value="-21846" calcext:value-type="float">
            <text:p>-21846</text:p>
          </table:table-cell>
          <table:table-cell table:formula="of:=[.B153] + 1 / 1000" office:value-type="float" office:value="0.154" calcext:value-type="float">
            <text:p>0,154</text:p>
          </table:table-cell>
          <table:table-cell table:number-columns-repeated="998"/>
        </table:table-row>
        <table:table-row table:style-name="ro1">
          <table:table-cell office:value-type="float" office:value="-21742" calcext:value-type="float">
            <text:p>-21742</text:p>
          </table:table-cell>
          <table:table-cell table:formula="of:=[.B154] + 1 / 1000" office:value-type="float" office:value="0.155" calcext:value-type="float">
            <text:p>0,155</text:p>
          </table:table-cell>
          <table:table-cell table:number-columns-repeated="998"/>
        </table:table-row>
        <table:table-row table:style-name="ro1">
          <table:table-cell office:value-type="float" office:value="-21583" calcext:value-type="float">
            <text:p>-21583</text:p>
          </table:table-cell>
          <table:table-cell table:formula="of:=[.B155] + 1 / 1000" office:value-type="float" office:value="0.156" calcext:value-type="float">
            <text:p>0,156</text:p>
          </table:table-cell>
          <table:table-cell table:number-columns-repeated="998"/>
        </table:table-row>
        <table:table-row table:style-name="ro1">
          <table:table-cell office:value-type="float" office:value="-21455" calcext:value-type="float">
            <text:p>-21455</text:p>
          </table:table-cell>
          <table:table-cell table:formula="of:=[.B156] + 1 / 1000" office:value-type="float" office:value="0.157" calcext:value-type="float">
            <text:p>0,157</text:p>
          </table:table-cell>
          <table:table-cell table:number-columns-repeated="998"/>
        </table:table-row>
        <table:table-row table:style-name="ro1">
          <table:table-cell office:value-type="float" office:value="-21384" calcext:value-type="float">
            <text:p>-21384</text:p>
          </table:table-cell>
          <table:table-cell table:formula="of:=[.B157] + 1 / 1000" office:value-type="float" office:value="0.158" calcext:value-type="float">
            <text:p>0,158</text:p>
          </table:table-cell>
          <table:table-cell table:number-columns-repeated="998"/>
        </table:table-row>
        <table:table-row table:style-name="ro1">
          <table:table-cell office:value-type="float" office:value="-21360" calcext:value-type="float">
            <text:p>-21360</text:p>
          </table:table-cell>
          <table:table-cell table:formula="of:=[.B158] + 1 / 1000" office:value-type="float" office:value="0.159" calcext:value-type="float">
            <text:p>0,159</text:p>
          </table:table-cell>
          <table:table-cell table:number-columns-repeated="998"/>
        </table:table-row>
        <table:table-row table:style-name="ro1">
          <table:table-cell office:value-type="float" office:value="-21329" calcext:value-type="float">
            <text:p>-21329</text:p>
          </table:table-cell>
          <table:table-cell table:formula="of:=[.B159] + 1 / 1000" office:value-type="float" office:value="0.16" calcext:value-type="float">
            <text:p>0,16</text:p>
          </table:table-cell>
          <table:table-cell table:number-columns-repeated="998"/>
        </table:table-row>
        <table:table-row table:style-name="ro1">
          <table:table-cell office:value-type="float" office:value="-21255" calcext:value-type="float">
            <text:p>-21255</text:p>
          </table:table-cell>
          <table:table-cell table:formula="of:=[.B160] + 1 / 1000" office:value-type="float" office:value="0.161" calcext:value-type="float">
            <text:p>0,161</text:p>
          </table:table-cell>
          <table:table-cell table:number-columns-repeated="998"/>
        </table:table-row>
        <table:table-row table:style-name="ro1">
          <table:table-cell office:value-type="float" office:value="-21203" calcext:value-type="float">
            <text:p>-21203</text:p>
          </table:table-cell>
          <table:table-cell table:formula="of:=[.B161] + 1 / 1000" office:value-type="float" office:value="0.162" calcext:value-type="float">
            <text:p>0,162</text:p>
          </table:table-cell>
          <table:table-cell table:number-columns-repeated="998"/>
        </table:table-row>
        <table:table-row table:style-name="ro1">
          <table:table-cell office:value-type="float" office:value="-21181" calcext:value-type="float">
            <text:p>-21181</text:p>
          </table:table-cell>
          <table:table-cell table:formula="of:=[.B162] + 1 / 1000" office:value-type="float" office:value="0.163" calcext:value-type="float">
            <text:p>0,163</text:p>
          </table:table-cell>
          <table:table-cell table:number-columns-repeated="998"/>
        </table:table-row>
        <table:table-row table:style-name="ro1">
          <table:table-cell office:value-type="float" office:value="-21174" calcext:value-type="float">
            <text:p>-21174</text:p>
          </table:table-cell>
          <table:table-cell table:formula="of:=[.B163] + 1 / 1000" office:value-type="float" office:value="0.164" calcext:value-type="float">
            <text:p>0,164</text:p>
          </table:table-cell>
          <table:table-cell table:number-columns-repeated="998"/>
        </table:table-row>
        <table:table-row table:style-name="ro1">
          <table:table-cell office:value-type="float" office:value="-21167" calcext:value-type="float">
            <text:p>-21167</text:p>
          </table:table-cell>
          <table:table-cell table:formula="of:=[.B164] + 1 / 1000" office:value-type="float" office:value="0.165" calcext:value-type="float">
            <text:p>0,165</text:p>
          </table:table-cell>
          <table:table-cell table:number-columns-repeated="998"/>
        </table:table-row>
        <table:table-row table:style-name="ro1">
          <table:table-cell office:value-type="float" office:value="-20774" calcext:value-type="float">
            <text:p>-20774</text:p>
          </table:table-cell>
          <table:table-cell table:formula="of:=[.B165] + 1 / 1000" office:value-type="float" office:value="0.166" calcext:value-type="float">
            <text:p>0,166</text:p>
          </table:table-cell>
          <table:table-cell table:number-columns-repeated="998"/>
        </table:table-row>
        <table:table-row table:style-name="ro1">
          <table:table-cell office:value-type="float" office:value="-20689" calcext:value-type="float">
            <text:p>-20689</text:p>
          </table:table-cell>
          <table:table-cell table:formula="of:=[.B166] + 1 / 1000" office:value-type="float" office:value="0.167" calcext:value-type="float">
            <text:p>0,167</text:p>
          </table:table-cell>
          <table:table-cell table:number-columns-repeated="998"/>
        </table:table-row>
        <table:table-row table:style-name="ro1">
          <table:table-cell office:value-type="float" office:value="-20670" calcext:value-type="float">
            <text:p>-20670</text:p>
          </table:table-cell>
          <table:table-cell table:formula="of:=[.B167] + 1 / 1000" office:value-type="float" office:value="0.168" calcext:value-type="float">
            <text:p>0,168</text:p>
          </table:table-cell>
          <table:table-cell table:number-columns-repeated="998"/>
        </table:table-row>
        <table:table-row table:style-name="ro1">
          <table:table-cell office:value-type="float" office:value="-20662" calcext:value-type="float">
            <text:p>-20662</text:p>
          </table:table-cell>
          <table:table-cell table:formula="of:=[.B168] + 1 / 1000" office:value-type="float" office:value="0.169" calcext:value-type="float">
            <text:p>0,169</text:p>
          </table:table-cell>
          <table:table-cell table:number-columns-repeated="998"/>
        </table:table-row>
        <table:table-row table:style-name="ro1">
          <table:table-cell office:value-type="float" office:value="-20597" calcext:value-type="float">
            <text:p>-20597</text:p>
          </table:table-cell>
          <table:table-cell table:formula="of:=[.B169] + 1 / 1000" office:value-type="float" office:value="0.17" calcext:value-type="float">
            <text:p>0,17</text:p>
          </table:table-cell>
          <table:table-cell table:number-columns-repeated="998"/>
        </table:table-row>
        <table:table-row table:style-name="ro1">
          <table:table-cell office:value-type="float" office:value="-20541" calcext:value-type="float">
            <text:p>-20541</text:p>
          </table:table-cell>
          <table:table-cell table:formula="of:=[.B170] + 1 / 1000" office:value-type="float" office:value="0.171" calcext:value-type="float">
            <text:p>0,171</text:p>
          </table:table-cell>
          <table:table-cell table:number-columns-repeated="998"/>
        </table:table-row>
        <table:table-row table:style-name="ro1">
          <table:table-cell office:value-type="float" office:value="-20362" calcext:value-type="float">
            <text:p>-20362</text:p>
          </table:table-cell>
          <table:table-cell table:formula="of:=[.B171] + 1 / 1000" office:value-type="float" office:value="0.172" calcext:value-type="float">
            <text:p>0,172</text:p>
          </table:table-cell>
          <table:table-cell table:number-columns-repeated="998"/>
        </table:table-row>
        <table:table-row table:style-name="ro1">
          <table:table-cell office:value-type="float" office:value="-20270" calcext:value-type="float">
            <text:p>-20270</text:p>
          </table:table-cell>
          <table:table-cell table:formula="of:=[.B172] + 1 / 1000" office:value-type="float" office:value="0.173" calcext:value-type="float">
            <text:p>0,173</text:p>
          </table:table-cell>
          <table:table-cell table:number-columns-repeated="998"/>
        </table:table-row>
        <table:table-row table:style-name="ro1">
          <table:table-cell office:value-type="float" office:value="-20146" calcext:value-type="float">
            <text:p>-20146</text:p>
          </table:table-cell>
          <table:table-cell table:formula="of:=[.B173] + 1 / 1000" office:value-type="float" office:value="0.174" calcext:value-type="float">
            <text:p>0,174</text:p>
          </table:table-cell>
          <table:table-cell table:number-columns-repeated="998"/>
        </table:table-row>
        <table:table-row table:style-name="ro1">
          <table:table-cell office:value-type="float" office:value="-20104" calcext:value-type="float">
            <text:p>-20104</text:p>
          </table:table-cell>
          <table:table-cell table:formula="of:=[.B174] + 1 / 1000" office:value-type="float" office:value="0.175" calcext:value-type="float">
            <text:p>0,175</text:p>
          </table:table-cell>
          <table:table-cell table:number-columns-repeated="998"/>
        </table:table-row>
        <table:table-row table:style-name="ro1">
          <table:table-cell office:value-type="float" office:value="-19943" calcext:value-type="float">
            <text:p>-19943</text:p>
          </table:table-cell>
          <table:table-cell table:formula="of:=[.B175] + 1 / 1000" office:value-type="float" office:value="0.176" calcext:value-type="float">
            <text:p>0,176</text:p>
          </table:table-cell>
          <table:table-cell table:number-columns-repeated="998"/>
        </table:table-row>
        <table:table-row table:style-name="ro1">
          <table:table-cell office:value-type="float" office:value="-19893" calcext:value-type="float">
            <text:p>-19893</text:p>
          </table:table-cell>
          <table:table-cell table:formula="of:=[.B176] + 1 / 1000" office:value-type="float" office:value="0.177" calcext:value-type="float">
            <text:p>0,177</text:p>
          </table:table-cell>
          <table:table-cell table:number-columns-repeated="998"/>
        </table:table-row>
        <table:table-row table:style-name="ro1">
          <table:table-cell office:value-type="float" office:value="-19871" calcext:value-type="float">
            <text:p>-19871</text:p>
          </table:table-cell>
          <table:table-cell table:formula="of:=[.B177] + 1 / 1000" office:value-type="float" office:value="0.178" calcext:value-type="float">
            <text:p>0,178</text:p>
          </table:table-cell>
          <table:table-cell table:number-columns-repeated="998"/>
        </table:table-row>
        <table:table-row table:style-name="ro1">
          <table:table-cell office:value-type="float" office:value="-19829" calcext:value-type="float">
            <text:p>-19829</text:p>
          </table:table-cell>
          <table:table-cell table:formula="of:=[.B178] + 1 / 1000" office:value-type="float" office:value="0.179" calcext:value-type="float">
            <text:p>0,179</text:p>
          </table:table-cell>
          <table:table-cell table:number-columns-repeated="998"/>
        </table:table-row>
        <table:table-row table:style-name="ro1">
          <table:table-cell office:value-type="float" office:value="-19676" calcext:value-type="float">
            <text:p>-19676</text:p>
          </table:table-cell>
          <table:table-cell table:formula="of:=[.B179] + 1 / 1000" office:value-type="float" office:value="0.18" calcext:value-type="float">
            <text:p>0,18</text:p>
          </table:table-cell>
          <table:table-cell table:number-columns-repeated="998"/>
        </table:table-row>
        <table:table-row table:style-name="ro1">
          <table:table-cell office:value-type="float" office:value="-19632" calcext:value-type="float">
            <text:p>-19632</text:p>
          </table:table-cell>
          <table:table-cell table:formula="of:=[.B180] + 1 / 1000" office:value-type="float" office:value="0.181" calcext:value-type="float">
            <text:p>0,181</text:p>
          </table:table-cell>
          <table:table-cell table:number-columns-repeated="998"/>
        </table:table-row>
        <table:table-row table:style-name="ro1">
          <table:table-cell office:value-type="float" office:value="-19521" calcext:value-type="float">
            <text:p>-19521</text:p>
          </table:table-cell>
          <table:table-cell table:formula="of:=[.B181] + 1 / 1000" office:value-type="float" office:value="0.182" calcext:value-type="float">
            <text:p>0,182</text:p>
          </table:table-cell>
          <table:table-cell table:number-columns-repeated="998"/>
        </table:table-row>
        <table:table-row table:style-name="ro1">
          <table:table-cell office:value-type="float" office:value="-19282" calcext:value-type="float">
            <text:p>-19282</text:p>
          </table:table-cell>
          <table:table-cell table:formula="of:=[.B182] + 1 / 1000" office:value-type="float" office:value="0.183" calcext:value-type="float">
            <text:p>0,183</text:p>
          </table:table-cell>
          <table:table-cell table:number-columns-repeated="998"/>
        </table:table-row>
        <table:table-row table:style-name="ro1">
          <table:table-cell office:value-type="float" office:value="-19174" calcext:value-type="float">
            <text:p>-19174</text:p>
          </table:table-cell>
          <table:table-cell table:formula="of:=[.B183] + 1 / 1000" office:value-type="float" office:value="0.184" calcext:value-type="float">
            <text:p>0,184</text:p>
          </table:table-cell>
          <table:table-cell table:number-columns-repeated="998"/>
        </table:table-row>
        <table:table-row table:style-name="ro1">
          <table:table-cell office:value-type="float" office:value="-19136" calcext:value-type="float">
            <text:p>-19136</text:p>
          </table:table-cell>
          <table:table-cell table:formula="of:=[.B184] + 1 / 1000" office:value-type="float" office:value="0.185" calcext:value-type="float">
            <text:p>0,185</text:p>
          </table:table-cell>
          <table:table-cell table:number-columns-repeated="998"/>
        </table:table-row>
        <table:table-row table:style-name="ro1">
          <table:table-cell office:value-type="float" office:value="-19136" calcext:value-type="float">
            <text:p>-19136</text:p>
          </table:table-cell>
          <table:table-cell table:formula="of:=[.B185] + 1 / 1000" office:value-type="float" office:value="0.186" calcext:value-type="float">
            <text:p>0,186</text:p>
          </table:table-cell>
          <table:table-cell table:number-columns-repeated="998"/>
        </table:table-row>
        <table:table-row table:style-name="ro1">
          <table:table-cell office:value-type="float" office:value="-19107" calcext:value-type="float">
            <text:p>-19107</text:p>
          </table:table-cell>
          <table:table-cell table:formula="of:=[.B186] + 1 / 1000" office:value-type="float" office:value="0.187" calcext:value-type="float">
            <text:p>0,187</text:p>
          </table:table-cell>
          <table:table-cell table:number-columns-repeated="998"/>
        </table:table-row>
        <table:table-row table:style-name="ro1">
          <table:table-cell office:value-type="float" office:value="-19066" calcext:value-type="float">
            <text:p>-19066</text:p>
          </table:table-cell>
          <table:table-cell table:formula="of:=[.B187] + 1 / 1000" office:value-type="float" office:value="0.188" calcext:value-type="float">
            <text:p>0,188</text:p>
          </table:table-cell>
          <table:table-cell table:number-columns-repeated="998"/>
        </table:table-row>
        <table:table-row table:style-name="ro1">
          <table:table-cell office:value-type="float" office:value="-19046" calcext:value-type="float">
            <text:p>-19046</text:p>
          </table:table-cell>
          <table:table-cell table:formula="of:=[.B188] + 1 / 1000" office:value-type="float" office:value="0.189" calcext:value-type="float">
            <text:p>0,189</text:p>
          </table:table-cell>
          <table:table-cell table:number-columns-repeated="998"/>
        </table:table-row>
        <table:table-row table:style-name="ro1">
          <table:table-cell office:value-type="float" office:value="-18684" calcext:value-type="float">
            <text:p>-18684</text:p>
          </table:table-cell>
          <table:table-cell table:formula="of:=[.B189] + 1 / 1000" office:value-type="float" office:value="0.19" calcext:value-type="float">
            <text:p>0,19</text:p>
          </table:table-cell>
          <table:table-cell table:number-columns-repeated="998"/>
        </table:table-row>
        <table:table-row table:style-name="ro1">
          <table:table-cell office:value-type="float" office:value="-18611" calcext:value-type="float">
            <text:p>-18611</text:p>
          </table:table-cell>
          <table:table-cell table:formula="of:=[.B190] + 1 / 1000" office:value-type="float" office:value="0.191" calcext:value-type="float">
            <text:p>0,191</text:p>
          </table:table-cell>
          <table:table-cell table:number-columns-repeated="998"/>
        </table:table-row>
        <table:table-row table:style-name="ro1">
          <table:table-cell office:value-type="float" office:value="-18470" calcext:value-type="float">
            <text:p>-18470</text:p>
          </table:table-cell>
          <table:table-cell table:formula="of:=[.B191] + 1 / 1000" office:value-type="float" office:value="0.192" calcext:value-type="float">
            <text:p>0,192</text:p>
          </table:table-cell>
          <table:table-cell table:number-columns-repeated="998"/>
        </table:table-row>
        <table:table-row table:style-name="ro1">
          <table:table-cell office:value-type="float" office:value="-18329" calcext:value-type="float">
            <text:p>-18329</text:p>
          </table:table-cell>
          <table:table-cell table:formula="of:=[.B192] + 1 / 1000" office:value-type="float" office:value="0.193" calcext:value-type="float">
            <text:p>0,193</text:p>
          </table:table-cell>
          <table:table-cell table:number-columns-repeated="998"/>
        </table:table-row>
        <table:table-row table:style-name="ro1">
          <table:table-cell office:value-type="float" office:value="-18321" calcext:value-type="float">
            <text:p>-18321</text:p>
          </table:table-cell>
          <table:table-cell table:formula="of:=[.B193] + 1 / 1000" office:value-type="float" office:value="0.194" calcext:value-type="float">
            <text:p>0,194</text:p>
          </table:table-cell>
          <table:table-cell table:number-columns-repeated="998"/>
        </table:table-row>
        <table:table-row table:style-name="ro1">
          <table:table-cell office:value-type="float" office:value="-18316" calcext:value-type="float">
            <text:p>-18316</text:p>
          </table:table-cell>
          <table:table-cell table:formula="of:=[.B194] + 1 / 1000" office:value-type="float" office:value="0.195" calcext:value-type="float">
            <text:p>0,195</text:p>
          </table:table-cell>
          <table:table-cell table:number-columns-repeated="998"/>
        </table:table-row>
        <table:table-row table:style-name="ro1">
          <table:table-cell office:value-type="float" office:value="-18311" calcext:value-type="float">
            <text:p>-18311</text:p>
          </table:table-cell>
          <table:table-cell table:formula="of:=[.B195] + 1 / 1000" office:value-type="float" office:value="0.196" calcext:value-type="float">
            <text:p>0,196</text:p>
          </table:table-cell>
          <table:table-cell table:number-columns-repeated="998"/>
        </table:table-row>
        <table:table-row table:style-name="ro1">
          <table:table-cell office:value-type="float" office:value="-18200" calcext:value-type="float">
            <text:p>-18200</text:p>
          </table:table-cell>
          <table:table-cell table:formula="of:=[.B196] + 1 / 1000" office:value-type="float" office:value="0.197" calcext:value-type="float">
            <text:p>0,197</text:p>
          </table:table-cell>
          <table:table-cell table:number-columns-repeated="998"/>
        </table:table-row>
        <table:table-row table:style-name="ro1">
          <table:table-cell office:value-type="float" office:value="-18147" calcext:value-type="float">
            <text:p>-18147</text:p>
          </table:table-cell>
          <table:table-cell table:formula="of:=[.B197] + 1 / 1000" office:value-type="float" office:value="0.198" calcext:value-type="float">
            <text:p>0,198</text:p>
          </table:table-cell>
          <table:table-cell table:number-columns-repeated="998"/>
        </table:table-row>
        <table:table-row table:style-name="ro1">
          <table:table-cell office:value-type="float" office:value="-18094" calcext:value-type="float">
            <text:p>-18094</text:p>
          </table:table-cell>
          <table:table-cell table:formula="of:=[.B198] + 1 / 1000" office:value-type="float" office:value="0.199" calcext:value-type="float">
            <text:p>0,199</text:p>
          </table:table-cell>
          <table:table-cell table:number-columns-repeated="998"/>
        </table:table-row>
        <table:table-row table:style-name="ro1">
          <table:table-cell office:value-type="float" office:value="-18026" calcext:value-type="float">
            <text:p>-18026</text:p>
          </table:table-cell>
          <table:table-cell table:formula="of:=[.B199] + 1 / 1000" office:value-type="float" office:value="0.2" calcext:value-type="float">
            <text:p>0,2</text:p>
          </table:table-cell>
          <table:table-cell table:number-columns-repeated="998"/>
        </table:table-row>
        <table:table-row table:style-name="ro1">
          <table:table-cell office:value-type="float" office:value="-17943" calcext:value-type="float">
            <text:p>-17943</text:p>
          </table:table-cell>
          <table:table-cell table:formula="of:=[.B200] + 1 / 1000" office:value-type="float" office:value="0.201" calcext:value-type="float">
            <text:p>0,201</text:p>
          </table:table-cell>
          <table:table-cell table:number-columns-repeated="998"/>
        </table:table-row>
        <table:table-row table:style-name="ro1">
          <table:table-cell office:value-type="float" office:value="-17918" calcext:value-type="float">
            <text:p>-17918</text:p>
          </table:table-cell>
          <table:table-cell table:formula="of:=[.B201] + 1 / 1000" office:value-type="float" office:value="0.202" calcext:value-type="float">
            <text:p>0,202</text:p>
          </table:table-cell>
          <table:table-cell table:number-columns-repeated="998"/>
        </table:table-row>
        <table:table-row table:style-name="ro1">
          <table:table-cell office:value-type="float" office:value="-17847" calcext:value-type="float">
            <text:p>-17847</text:p>
          </table:table-cell>
          <table:table-cell table:formula="of:=[.B202] + 1 / 1000" office:value-type="float" office:value="0.203" calcext:value-type="float">
            <text:p>0,203</text:p>
          </table:table-cell>
          <table:table-cell table:number-columns-repeated="998"/>
        </table:table-row>
        <table:table-row table:style-name="ro1">
          <table:table-cell office:value-type="float" office:value="-17769" calcext:value-type="float">
            <text:p>-17769</text:p>
          </table:table-cell>
          <table:table-cell table:formula="of:=[.B203] + 1 / 1000" office:value-type="float" office:value="0.204" calcext:value-type="float">
            <text:p>0,204</text:p>
          </table:table-cell>
          <table:table-cell table:number-columns-repeated="998"/>
        </table:table-row>
        <table:table-row table:style-name="ro1">
          <table:table-cell office:value-type="float" office:value="-17684" calcext:value-type="float">
            <text:p>-17684</text:p>
          </table:table-cell>
          <table:table-cell table:formula="of:=[.B204] + 1 / 1000" office:value-type="float" office:value="0.205" calcext:value-type="float">
            <text:p>0,205</text:p>
          </table:table-cell>
          <table:table-cell table:number-columns-repeated="998"/>
        </table:table-row>
        <table:table-row table:style-name="ro1">
          <table:table-cell office:value-type="float" office:value="-17681" calcext:value-type="float">
            <text:p>-17681</text:p>
          </table:table-cell>
          <table:table-cell table:formula="of:=[.B205] + 1 / 1000" office:value-type="float" office:value="0.206" calcext:value-type="float">
            <text:p>0,206</text:p>
          </table:table-cell>
          <table:table-cell table:number-columns-repeated="998"/>
        </table:table-row>
        <table:table-row table:style-name="ro1">
          <table:table-cell office:value-type="float" office:value="-17633" calcext:value-type="float">
            <text:p>-17633</text:p>
          </table:table-cell>
          <table:table-cell table:formula="of:=[.B206] + 1 / 1000" office:value-type="float" office:value="0.207" calcext:value-type="float">
            <text:p>0,207</text:p>
          </table:table-cell>
          <table:table-cell table:number-columns-repeated="998"/>
        </table:table-row>
        <table:table-row table:style-name="ro1">
          <table:table-cell office:value-type="float" office:value="-17570" calcext:value-type="float">
            <text:p>-17570</text:p>
          </table:table-cell>
          <table:table-cell table:formula="of:=[.B207] + 1 / 1000" office:value-type="float" office:value="0.208" calcext:value-type="float">
            <text:p>0,208</text:p>
          </table:table-cell>
          <table:table-cell table:number-columns-repeated="998"/>
        </table:table-row>
        <table:table-row table:style-name="ro1">
          <table:table-cell office:value-type="float" office:value="-17555" calcext:value-type="float">
            <text:p>-17555</text:p>
          </table:table-cell>
          <table:table-cell table:formula="of:=[.B208] + 1 / 1000" office:value-type="float" office:value="0.209" calcext:value-type="float">
            <text:p>0,209</text:p>
          </table:table-cell>
          <table:table-cell table:number-columns-repeated="998"/>
        </table:table-row>
        <table:table-row table:style-name="ro1">
          <table:table-cell office:value-type="float" office:value="-17207" calcext:value-type="float">
            <text:p>-17207</text:p>
          </table:table-cell>
          <table:table-cell table:formula="of:=[.B209] + 1 / 1000" office:value-type="float" office:value="0.21" calcext:value-type="float">
            <text:p>0,21</text:p>
          </table:table-cell>
          <table:table-cell table:number-columns-repeated="998"/>
        </table:table-row>
        <table:table-row table:style-name="ro1">
          <table:table-cell office:value-type="float" office:value="-17165" calcext:value-type="float">
            <text:p>-17165</text:p>
          </table:table-cell>
          <table:table-cell table:formula="of:=[.B210] + 1 / 1000" office:value-type="float" office:value="0.211" calcext:value-type="float">
            <text:p>0,211</text:p>
          </table:table-cell>
          <table:table-cell table:number-columns-repeated="998"/>
        </table:table-row>
        <table:table-row table:style-name="ro1">
          <table:table-cell office:value-type="float" office:value="-17138" calcext:value-type="float">
            <text:p>-17138</text:p>
          </table:table-cell>
          <table:table-cell table:formula="of:=[.B211] + 1 / 1000" office:value-type="float" office:value="0.212" calcext:value-type="float">
            <text:p>0,212</text:p>
          </table:table-cell>
          <table:table-cell table:number-columns-repeated="998"/>
        </table:table-row>
        <table:table-row table:style-name="ro1">
          <table:table-cell office:value-type="float" office:value="-17045" calcext:value-type="float">
            <text:p>-17045</text:p>
          </table:table-cell>
          <table:table-cell table:formula="of:=[.B212] + 1 / 1000" office:value-type="float" office:value="0.213" calcext:value-type="float">
            <text:p>0,213</text:p>
          </table:table-cell>
          <table:table-cell table:number-columns-repeated="998"/>
        </table:table-row>
        <table:table-row table:style-name="ro1">
          <table:table-cell office:value-type="float" office:value="-16981" calcext:value-type="float">
            <text:p>-16981</text:p>
          </table:table-cell>
          <table:table-cell table:formula="of:=[.B213] + 1 / 1000" office:value-type="float" office:value="0.214" calcext:value-type="float">
            <text:p>0,214</text:p>
          </table:table-cell>
          <table:table-cell table:number-columns-repeated="998"/>
        </table:table-row>
        <table:table-row table:style-name="ro1">
          <table:table-cell office:value-type="float" office:value="-16838" calcext:value-type="float">
            <text:p>-16838</text:p>
          </table:table-cell>
          <table:table-cell table:formula="of:=[.B214] + 1 / 1000" office:value-type="float" office:value="0.215" calcext:value-type="float">
            <text:p>0,215</text:p>
          </table:table-cell>
          <table:table-cell table:number-columns-repeated="998"/>
        </table:table-row>
        <table:table-row table:style-name="ro1">
          <table:table-cell office:value-type="float" office:value="-16704" calcext:value-type="float">
            <text:p>-16704</text:p>
          </table:table-cell>
          <table:table-cell table:formula="of:=[.B215] + 1 / 1000" office:value-type="float" office:value="0.216" calcext:value-type="float">
            <text:p>0,216</text:p>
          </table:table-cell>
          <table:table-cell table:number-columns-repeated="998"/>
        </table:table-row>
        <table:table-row table:style-name="ro1">
          <table:table-cell office:value-type="float" office:value="-16657" calcext:value-type="float">
            <text:p>-16657</text:p>
          </table:table-cell>
          <table:table-cell table:formula="of:=[.B216] + 1 / 1000" office:value-type="float" office:value="0.217" calcext:value-type="float">
            <text:p>0,217</text:p>
          </table:table-cell>
          <table:table-cell table:number-columns-repeated="998"/>
        </table:table-row>
        <table:table-row table:style-name="ro1">
          <table:table-cell office:value-type="float" office:value="-16453" calcext:value-type="float">
            <text:p>-16453</text:p>
          </table:table-cell>
          <table:table-cell table:formula="of:=[.B217] + 1 / 1000" office:value-type="float" office:value="0.218" calcext:value-type="float">
            <text:p>0,218</text:p>
          </table:table-cell>
          <table:table-cell table:number-columns-repeated="998"/>
        </table:table-row>
        <table:table-row table:style-name="ro1">
          <table:table-cell office:value-type="float" office:value="-16336" calcext:value-type="float">
            <text:p>-16336</text:p>
          </table:table-cell>
          <table:table-cell table:formula="of:=[.B218] + 1 / 1000" office:value-type="float" office:value="0.219" calcext:value-type="float">
            <text:p>0,219</text:p>
          </table:table-cell>
          <table:table-cell table:number-columns-repeated="998"/>
        </table:table-row>
        <table:table-row table:style-name="ro1">
          <table:table-cell office:value-type="float" office:value="-16321" calcext:value-type="float">
            <text:p>-16321</text:p>
          </table:table-cell>
          <table:table-cell table:formula="of:=[.B219] + 1 / 1000" office:value-type="float" office:value="0.22" calcext:value-type="float">
            <text:p>0,22</text:p>
          </table:table-cell>
          <table:table-cell table:number-columns-repeated="998"/>
        </table:table-row>
        <table:table-row table:style-name="ro1">
          <table:table-cell office:value-type="float" office:value="-16099" calcext:value-type="float">
            <text:p>-16099</text:p>
          </table:table-cell>
          <table:table-cell table:formula="of:=[.B220] + 1 / 1000" office:value-type="float" office:value="0.221" calcext:value-type="float">
            <text:p>0,221</text:p>
          </table:table-cell>
          <table:table-cell table:number-columns-repeated="998"/>
        </table:table-row>
        <table:table-row table:style-name="ro1">
          <table:table-cell office:value-type="float" office:value="-15991" calcext:value-type="float">
            <text:p>-15991</text:p>
          </table:table-cell>
          <table:table-cell table:formula="of:=[.B221] + 1 / 1000" office:value-type="float" office:value="0.222" calcext:value-type="float">
            <text:p>0,222</text:p>
          </table:table-cell>
          <table:table-cell table:number-columns-repeated="998"/>
        </table:table-row>
        <table:table-row table:style-name="ro1">
          <table:table-cell office:value-type="float" office:value="-15962" calcext:value-type="float">
            <text:p>-15962</text:p>
          </table:table-cell>
          <table:table-cell table:formula="of:=[.B222] + 1 / 1000" office:value-type="float" office:value="0.223" calcext:value-type="float">
            <text:p>0,223</text:p>
          </table:table-cell>
          <table:table-cell table:number-columns-repeated="998"/>
        </table:table-row>
        <table:table-row table:style-name="ro1">
          <table:table-cell office:value-type="float" office:value="-15940" calcext:value-type="float">
            <text:p>-15940</text:p>
          </table:table-cell>
          <table:table-cell table:formula="of:=[.B223] + 1 / 1000" office:value-type="float" office:value="0.224" calcext:value-type="float">
            <text:p>0,224</text:p>
          </table:table-cell>
          <table:table-cell table:number-columns-repeated="998"/>
        </table:table-row>
        <table:table-row table:style-name="ro1">
          <table:table-cell office:value-type="float" office:value="-15936" calcext:value-type="float">
            <text:p>-15936</text:p>
          </table:table-cell>
          <table:table-cell table:formula="of:=[.B224] + 1 / 1000" office:value-type="float" office:value="0.225" calcext:value-type="float">
            <text:p>0,225</text:p>
          </table:table-cell>
          <table:table-cell table:number-columns-repeated="998"/>
        </table:table-row>
        <table:table-row table:style-name="ro1">
          <table:table-cell office:value-type="float" office:value="-15884" calcext:value-type="float">
            <text:p>-15884</text:p>
          </table:table-cell>
          <table:table-cell table:formula="of:=[.B225] + 1 / 1000" office:value-type="float" office:value="0.226" calcext:value-type="float">
            <text:p>0,226</text:p>
          </table:table-cell>
          <table:table-cell table:number-columns-repeated="998"/>
        </table:table-row>
        <table:table-row table:style-name="ro1">
          <table:table-cell office:value-type="float" office:value="-15817" calcext:value-type="float">
            <text:p>-15817</text:p>
          </table:table-cell>
          <table:table-cell table:formula="of:=[.B226] + 1 / 1000" office:value-type="float" office:value="0.227" calcext:value-type="float">
            <text:p>0,227</text:p>
          </table:table-cell>
          <table:table-cell table:number-columns-repeated="998"/>
        </table:table-row>
        <table:table-row table:style-name="ro1">
          <table:table-cell office:value-type="float" office:value="-15766" calcext:value-type="float">
            <text:p>-15766</text:p>
          </table:table-cell>
          <table:table-cell table:formula="of:=[.B227] + 1 / 1000" office:value-type="float" office:value="0.228" calcext:value-type="float">
            <text:p>0,228</text:p>
          </table:table-cell>
          <table:table-cell table:number-columns-repeated="998"/>
        </table:table-row>
        <table:table-row table:style-name="ro1">
          <table:table-cell office:value-type="float" office:value="-15520" calcext:value-type="float">
            <text:p>-15520</text:p>
          </table:table-cell>
          <table:table-cell table:formula="of:=[.B228] + 1 / 1000" office:value-type="float" office:value="0.229" calcext:value-type="float">
            <text:p>0,229</text:p>
          </table:table-cell>
          <table:table-cell table:number-columns-repeated="998"/>
        </table:table-row>
        <table:table-row table:style-name="ro1">
          <table:table-cell office:value-type="float" office:value="-15510" calcext:value-type="float">
            <text:p>-15510</text:p>
          </table:table-cell>
          <table:table-cell table:formula="of:=[.B229] + 1 / 1000" office:value-type="float" office:value="0.23" calcext:value-type="float">
            <text:p>0,23</text:p>
          </table:table-cell>
          <table:table-cell table:number-columns-repeated="998"/>
        </table:table-row>
        <table:table-row table:style-name="ro1">
          <table:table-cell office:value-type="float" office:value="-15398" calcext:value-type="float">
            <text:p>-15398</text:p>
          </table:table-cell>
          <table:table-cell table:formula="of:=[.B230] + 1 / 1000" office:value-type="float" office:value="0.231" calcext:value-type="float">
            <text:p>0,231</text:p>
          </table:table-cell>
          <table:table-cell table:number-columns-repeated="998"/>
        </table:table-row>
        <table:table-row table:style-name="ro1">
          <table:table-cell office:value-type="float" office:value="-15327" calcext:value-type="float">
            <text:p>-15327</text:p>
          </table:table-cell>
          <table:table-cell table:formula="of:=[.B231] + 1 / 1000" office:value-type="float" office:value="0.232" calcext:value-type="float">
            <text:p>0,232</text:p>
          </table:table-cell>
          <table:table-cell table:number-columns-repeated="998"/>
        </table:table-row>
        <table:table-row table:style-name="ro1">
          <table:table-cell office:value-type="float" office:value="-15317" calcext:value-type="float">
            <text:p>-15317</text:p>
          </table:table-cell>
          <table:table-cell table:formula="of:=[.B232] + 1 / 1000" office:value-type="float" office:value="0.233" calcext:value-type="float">
            <text:p>0,233</text:p>
          </table:table-cell>
          <table:table-cell table:number-columns-repeated="998"/>
        </table:table-row>
        <table:table-row table:style-name="ro1">
          <table:table-cell office:value-type="float" office:value="-15296" calcext:value-type="float">
            <text:p>-15296</text:p>
          </table:table-cell>
          <table:table-cell table:formula="of:=[.B233] + 1 / 1000" office:value-type="float" office:value="0.234" calcext:value-type="float">
            <text:p>0,234</text:p>
          </table:table-cell>
          <table:table-cell table:number-columns-repeated="998"/>
        </table:table-row>
        <table:table-row table:style-name="ro1">
          <table:table-cell office:value-type="float" office:value="-15263" calcext:value-type="float">
            <text:p>-15263</text:p>
          </table:table-cell>
          <table:table-cell table:formula="of:=[.B234] + 1 / 1000" office:value-type="float" office:value="0.235" calcext:value-type="float">
            <text:p>0,235</text:p>
          </table:table-cell>
          <table:table-cell table:number-columns-repeated="998"/>
        </table:table-row>
        <table:table-row table:style-name="ro1">
          <table:table-cell office:value-type="float" office:value="-15155" calcext:value-type="float">
            <text:p>-15155</text:p>
          </table:table-cell>
          <table:table-cell table:formula="of:=[.B235] + 1 / 1000" office:value-type="float" office:value="0.236" calcext:value-type="float">
            <text:p>0,236</text:p>
          </table:table-cell>
          <table:table-cell table:number-columns-repeated="998"/>
        </table:table-row>
        <table:table-row table:style-name="ro1">
          <table:table-cell office:value-type="float" office:value="-15145" calcext:value-type="float">
            <text:p>-15145</text:p>
          </table:table-cell>
          <table:table-cell table:formula="of:=[.B236] + 1 / 1000" office:value-type="float" office:value="0.237" calcext:value-type="float">
            <text:p>0,237</text:p>
          </table:table-cell>
          <table:table-cell table:number-columns-repeated="998"/>
        </table:table-row>
        <table:table-row table:style-name="ro1">
          <table:table-cell office:value-type="float" office:value="-15070" calcext:value-type="float">
            <text:p>-15070</text:p>
          </table:table-cell>
          <table:table-cell table:formula="of:=[.B237] + 1 / 1000" office:value-type="float" office:value="0.238" calcext:value-type="float">
            <text:p>0,238</text:p>
          </table:table-cell>
          <table:table-cell table:number-columns-repeated="998"/>
        </table:table-row>
        <table:table-row table:style-name="ro1">
          <table:table-cell office:value-type="float" office:value="-15013" calcext:value-type="float">
            <text:p>-15013</text:p>
          </table:table-cell>
          <table:table-cell table:formula="of:=[.B238] + 1 / 1000" office:value-type="float" office:value="0.239" calcext:value-type="float">
            <text:p>0,239</text:p>
          </table:table-cell>
          <table:table-cell table:number-columns-repeated="998"/>
        </table:table-row>
        <table:table-row table:style-name="ro1">
          <table:table-cell office:value-type="float" office:value="-15008" calcext:value-type="float">
            <text:p>-15008</text:p>
          </table:table-cell>
          <table:table-cell table:formula="of:=[.B239] + 1 / 1000" office:value-type="float" office:value="0.24" calcext:value-type="float">
            <text:p>0,24</text:p>
          </table:table-cell>
          <table:table-cell table:number-columns-repeated="998"/>
        </table:table-row>
        <table:table-row table:style-name="ro1">
          <table:table-cell office:value-type="float" office:value="-14985" calcext:value-type="float">
            <text:p>-14985</text:p>
          </table:table-cell>
          <table:table-cell table:formula="of:=[.B240] + 1 / 1000" office:value-type="float" office:value="0.241" calcext:value-type="float">
            <text:p>0,241</text:p>
          </table:table-cell>
          <table:table-cell table:number-columns-repeated="998"/>
        </table:table-row>
        <table:table-row table:style-name="ro1">
          <table:table-cell office:value-type="float" office:value="-14840" calcext:value-type="float">
            <text:p>-14840</text:p>
          </table:table-cell>
          <table:table-cell table:formula="of:=[.B241] + 1 / 1000" office:value-type="float" office:value="0.242" calcext:value-type="float">
            <text:p>0,242</text:p>
          </table:table-cell>
          <table:table-cell table:number-columns-repeated="998"/>
        </table:table-row>
        <table:table-row table:style-name="ro1">
          <table:table-cell office:value-type="float" office:value="-14499" calcext:value-type="float">
            <text:p>-14499</text:p>
          </table:table-cell>
          <table:table-cell table:formula="of:=[.B242] + 1 / 1000" office:value-type="float" office:value="0.243" calcext:value-type="float">
            <text:p>0,243</text:p>
          </table:table-cell>
          <table:table-cell table:number-columns-repeated="998"/>
        </table:table-row>
        <table:table-row table:style-name="ro1">
          <table:table-cell office:value-type="float" office:value="-14488" calcext:value-type="float">
            <text:p>-14488</text:p>
          </table:table-cell>
          <table:table-cell table:formula="of:=[.B243] + 1 / 1000" office:value-type="float" office:value="0.244" calcext:value-type="float">
            <text:p>0,244</text:p>
          </table:table-cell>
          <table:table-cell table:number-columns-repeated="998"/>
        </table:table-row>
        <table:table-row table:style-name="ro1">
          <table:table-cell office:value-type="float" office:value="-14470" calcext:value-type="float">
            <text:p>-14470</text:p>
          </table:table-cell>
          <table:table-cell table:formula="of:=[.B244] + 1 / 1000" office:value-type="float" office:value="0.245" calcext:value-type="float">
            <text:p>0,245</text:p>
          </table:table-cell>
          <table:table-cell table:number-columns-repeated="998"/>
        </table:table-row>
        <table:table-row table:style-name="ro1">
          <table:table-cell office:value-type="float" office:value="-14421" calcext:value-type="float">
            <text:p>-14421</text:p>
          </table:table-cell>
          <table:table-cell table:formula="of:=[.B245] + 1 / 1000" office:value-type="float" office:value="0.246" calcext:value-type="float">
            <text:p>0,246</text:p>
          </table:table-cell>
          <table:table-cell table:number-columns-repeated="998"/>
        </table:table-row>
        <table:table-row table:style-name="ro1">
          <table:table-cell office:value-type="float" office:value="-14382" calcext:value-type="float">
            <text:p>-14382</text:p>
          </table:table-cell>
          <table:table-cell table:formula="of:=[.B246] + 1 / 1000" office:value-type="float" office:value="0.247" calcext:value-type="float">
            <text:p>0,247</text:p>
          </table:table-cell>
          <table:table-cell table:number-columns-repeated="998"/>
        </table:table-row>
        <table:table-row table:style-name="ro1">
          <table:table-cell office:value-type="float" office:value="-14371" calcext:value-type="float">
            <text:p>-14371</text:p>
          </table:table-cell>
          <table:table-cell table:formula="of:=[.B247] + 1 / 1000" office:value-type="float" office:value="0.248" calcext:value-type="float">
            <text:p>0,248</text:p>
          </table:table-cell>
          <table:table-cell table:number-columns-repeated="998"/>
        </table:table-row>
        <table:table-row table:style-name="ro1">
          <table:table-cell office:value-type="float" office:value="-14319" calcext:value-type="float">
            <text:p>-14319</text:p>
          </table:table-cell>
          <table:table-cell table:formula="of:=[.B248] + 1 / 1000" office:value-type="float" office:value="0.249" calcext:value-type="float">
            <text:p>0,249</text:p>
          </table:table-cell>
          <table:table-cell table:number-columns-repeated="998"/>
        </table:table-row>
        <table:table-row table:style-name="ro1">
          <table:table-cell office:value-type="float" office:value="-14274" calcext:value-type="float">
            <text:p>-14274</text:p>
          </table:table-cell>
          <table:table-cell table:formula="of:=[.B249] + 1 / 1000" office:value-type="float" office:value="0.25" calcext:value-type="float">
            <text:p>0,25</text:p>
          </table:table-cell>
          <table:table-cell table:number-columns-repeated="998"/>
        </table:table-row>
        <table:table-row table:style-name="ro1">
          <table:table-cell office:value-type="float" office:value="-14232" calcext:value-type="float">
            <text:p>-14232</text:p>
          </table:table-cell>
          <table:table-cell table:formula="of:=[.B250] + 1 / 1000" office:value-type="float" office:value="0.251" calcext:value-type="float">
            <text:p>0,251</text:p>
          </table:table-cell>
          <table:table-cell table:number-columns-repeated="998"/>
        </table:table-row>
        <table:table-row table:style-name="ro1">
          <table:table-cell office:value-type="float" office:value="-14223" calcext:value-type="float">
            <text:p>-14223</text:p>
          </table:table-cell>
          <table:table-cell table:formula="of:=[.B251] + 1 / 1000" office:value-type="float" office:value="0.252" calcext:value-type="float">
            <text:p>0,252</text:p>
          </table:table-cell>
          <table:table-cell table:number-columns-repeated="998"/>
        </table:table-row>
        <table:table-row table:style-name="ro1">
          <table:table-cell office:value-type="float" office:value="-14211" calcext:value-type="float">
            <text:p>-14211</text:p>
          </table:table-cell>
          <table:table-cell table:formula="of:=[.B252] + 1 / 1000" office:value-type="float" office:value="0.253" calcext:value-type="float">
            <text:p>0,253</text:p>
          </table:table-cell>
          <table:table-cell table:number-columns-repeated="998"/>
        </table:table-row>
        <table:table-row table:style-name="ro1">
          <table:table-cell office:value-type="float" office:value="-14122" calcext:value-type="float">
            <text:p>-14122</text:p>
          </table:table-cell>
          <table:table-cell table:formula="of:=[.B253] + 1 / 1000" office:value-type="float" office:value="0.254" calcext:value-type="float">
            <text:p>0,254</text:p>
          </table:table-cell>
          <table:table-cell table:number-columns-repeated="998"/>
        </table:table-row>
        <table:table-row table:style-name="ro1">
          <table:table-cell office:value-type="float" office:value="-14101" calcext:value-type="float">
            <text:p>-14101</text:p>
          </table:table-cell>
          <table:table-cell table:formula="of:=[.B254] + 1 / 1000" office:value-type="float" office:value="0.255" calcext:value-type="float">
            <text:p>0,255</text:p>
          </table:table-cell>
          <table:table-cell table:number-columns-repeated="998"/>
        </table:table-row>
        <table:table-row table:style-name="ro1">
          <table:table-cell office:value-type="float" office:value="-13956" calcext:value-type="float">
            <text:p>-13956</text:p>
          </table:table-cell>
          <table:table-cell table:formula="of:=[.B255] + 1 / 1000" office:value-type="float" office:value="0.256" calcext:value-type="float">
            <text:p>0,256</text:p>
          </table:table-cell>
          <table:table-cell table:number-columns-repeated="998"/>
        </table:table-row>
        <table:table-row table:style-name="ro1">
          <table:table-cell office:value-type="float" office:value="-13872" calcext:value-type="float">
            <text:p>-13872</text:p>
          </table:table-cell>
          <table:table-cell table:formula="of:=[.B256] + 1 / 1000" office:value-type="float" office:value="0.257" calcext:value-type="float">
            <text:p>0,257</text:p>
          </table:table-cell>
          <table:table-cell table:number-columns-repeated="998"/>
        </table:table-row>
        <table:table-row table:style-name="ro1">
          <table:table-cell office:value-type="float" office:value="-13872" calcext:value-type="float">
            <text:p>-13872</text:p>
          </table:table-cell>
          <table:table-cell table:formula="of:=[.B257] + 1 / 1000" office:value-type="float" office:value="0.258" calcext:value-type="float">
            <text:p>0,258</text:p>
          </table:table-cell>
          <table:table-cell table:number-columns-repeated="998"/>
        </table:table-row>
        <table:table-row table:style-name="ro1">
          <table:table-cell office:value-type="float" office:value="-13772" calcext:value-type="float">
            <text:p>-13772</text:p>
          </table:table-cell>
          <table:table-cell table:formula="of:=[.B258] + 1 / 1000" office:value-type="float" office:value="0.259" calcext:value-type="float">
            <text:p>0,259</text:p>
          </table:table-cell>
          <table:table-cell table:number-columns-repeated="998"/>
        </table:table-row>
        <table:table-row table:style-name="ro1">
          <table:table-cell office:value-type="float" office:value="-13761" calcext:value-type="float">
            <text:p>-13761</text:p>
          </table:table-cell>
          <table:table-cell table:formula="of:=[.B259] + 1 / 1000" office:value-type="float" office:value="0.26" calcext:value-type="float">
            <text:p>0,26</text:p>
          </table:table-cell>
          <table:table-cell table:number-columns-repeated="998"/>
        </table:table-row>
        <table:table-row table:style-name="ro1">
          <table:table-cell office:value-type="float" office:value="-13758" calcext:value-type="float">
            <text:p>-13758</text:p>
          </table:table-cell>
          <table:table-cell table:formula="of:=[.B260] + 1 / 1000" office:value-type="float" office:value="0.261" calcext:value-type="float">
            <text:p>0,261</text:p>
          </table:table-cell>
          <table:table-cell table:number-columns-repeated="998"/>
        </table:table-row>
        <table:table-row table:style-name="ro1">
          <table:table-cell office:value-type="float" office:value="-13756" calcext:value-type="float">
            <text:p>-13756</text:p>
          </table:table-cell>
          <table:table-cell table:formula="of:=[.B261] + 1 / 1000" office:value-type="float" office:value="0.262" calcext:value-type="float">
            <text:p>0,262</text:p>
          </table:table-cell>
          <table:table-cell table:number-columns-repeated="998"/>
        </table:table-row>
        <table:table-row table:style-name="ro1">
          <table:table-cell office:value-type="float" office:value="-13754" calcext:value-type="float">
            <text:p>-13754</text:p>
          </table:table-cell>
          <table:table-cell table:formula="of:=[.B262] + 1 / 1000" office:value-type="float" office:value="0.263" calcext:value-type="float">
            <text:p>0,263</text:p>
          </table:table-cell>
          <table:table-cell table:number-columns-repeated="998"/>
        </table:table-row>
        <table:table-row table:style-name="ro1">
          <table:table-cell office:value-type="float" office:value="-13722" calcext:value-type="float">
            <text:p>-13722</text:p>
          </table:table-cell>
          <table:table-cell table:formula="of:=[.B263] + 1 / 1000" office:value-type="float" office:value="0.264" calcext:value-type="float">
            <text:p>0,264</text:p>
          </table:table-cell>
          <table:table-cell table:number-columns-repeated="998"/>
        </table:table-row>
        <table:table-row table:style-name="ro1">
          <table:table-cell office:value-type="float" office:value="-13543" calcext:value-type="float">
            <text:p>-13543</text:p>
          </table:table-cell>
          <table:table-cell table:formula="of:=[.B264] + 1 / 1000" office:value-type="float" office:value="0.265" calcext:value-type="float">
            <text:p>0,265</text:p>
          </table:table-cell>
          <table:table-cell table:number-columns-repeated="998"/>
        </table:table-row>
        <table:table-row table:style-name="ro1">
          <table:table-cell office:value-type="float" office:value="-13461" calcext:value-type="float">
            <text:p>-13461</text:p>
          </table:table-cell>
          <table:table-cell table:formula="of:=[.B265] + 1 / 1000" office:value-type="float" office:value="0.266" calcext:value-type="float">
            <text:p>0,266</text:p>
          </table:table-cell>
          <table:table-cell table:number-columns-repeated="998"/>
        </table:table-row>
        <table:table-row table:style-name="ro1">
          <table:table-cell office:value-type="float" office:value="-13398" calcext:value-type="float">
            <text:p>-13398</text:p>
          </table:table-cell>
          <table:table-cell table:formula="of:=[.B266] + 1 / 1000" office:value-type="float" office:value="0.267" calcext:value-type="float">
            <text:p>0,267</text:p>
          </table:table-cell>
          <table:table-cell table:number-columns-repeated="998"/>
        </table:table-row>
        <table:table-row table:style-name="ro1">
          <table:table-cell office:value-type="float" office:value="-13395" calcext:value-type="float">
            <text:p>-13395</text:p>
          </table:table-cell>
          <table:table-cell table:formula="of:=[.B267] + 1 / 1000" office:value-type="float" office:value="0.268" calcext:value-type="float">
            <text:p>0,268</text:p>
          </table:table-cell>
          <table:table-cell table:number-columns-repeated="998"/>
        </table:table-row>
        <table:table-row table:style-name="ro1">
          <table:table-cell office:value-type="float" office:value="-13387" calcext:value-type="float">
            <text:p>-13387</text:p>
          </table:table-cell>
          <table:table-cell table:formula="of:=[.B268] + 1 / 1000" office:value-type="float" office:value="0.269" calcext:value-type="float">
            <text:p>0,269</text:p>
          </table:table-cell>
          <table:table-cell table:number-columns-repeated="998"/>
        </table:table-row>
        <table:table-row table:style-name="ro1">
          <table:table-cell office:value-type="float" office:value="-13309" calcext:value-type="float">
            <text:p>-13309</text:p>
          </table:table-cell>
          <table:table-cell table:formula="of:=[.B269] + 1 / 1000" office:value-type="float" office:value="0.27" calcext:value-type="float">
            <text:p>0,27</text:p>
          </table:table-cell>
          <table:table-cell table:number-columns-repeated="998"/>
        </table:table-row>
        <table:table-row table:style-name="ro1">
          <table:table-cell office:value-type="float" office:value="-13149" calcext:value-type="float">
            <text:p>-13149</text:p>
          </table:table-cell>
          <table:table-cell table:formula="of:=[.B270] + 1 / 1000" office:value-type="float" office:value="0.271" calcext:value-type="float">
            <text:p>0,271</text:p>
          </table:table-cell>
          <table:table-cell table:number-columns-repeated="998"/>
        </table:table-row>
        <table:table-row table:style-name="ro1">
          <table:table-cell office:value-type="float" office:value="-12914" calcext:value-type="float">
            <text:p>-12914</text:p>
          </table:table-cell>
          <table:table-cell table:formula="of:=[.B271] + 1 / 1000" office:value-type="float" office:value="0.272" calcext:value-type="float">
            <text:p>0,272</text:p>
          </table:table-cell>
          <table:table-cell table:number-columns-repeated="998"/>
        </table:table-row>
        <table:table-row table:style-name="ro1">
          <table:table-cell office:value-type="float" office:value="-12776" calcext:value-type="float">
            <text:p>-12776</text:p>
          </table:table-cell>
          <table:table-cell table:formula="of:=[.B272] + 1 / 1000" office:value-type="float" office:value="0.273" calcext:value-type="float">
            <text:p>0,273</text:p>
          </table:table-cell>
          <table:table-cell table:number-columns-repeated="998"/>
        </table:table-row>
        <table:table-row table:style-name="ro1">
          <table:table-cell office:value-type="float" office:value="-12543" calcext:value-type="float">
            <text:p>-12543</text:p>
          </table:table-cell>
          <table:table-cell table:formula="of:=[.B273] + 1 / 1000" office:value-type="float" office:value="0.274" calcext:value-type="float">
            <text:p>0,274</text:p>
          </table:table-cell>
          <table:table-cell table:number-columns-repeated="998"/>
        </table:table-row>
        <table:table-row table:style-name="ro1">
          <table:table-cell office:value-type="float" office:value="-12536" calcext:value-type="float">
            <text:p>-12536</text:p>
          </table:table-cell>
          <table:table-cell table:formula="of:=[.B274] + 1 / 1000" office:value-type="float" office:value="0.275" calcext:value-type="float">
            <text:p>0,275</text:p>
          </table:table-cell>
          <table:table-cell table:number-columns-repeated="998"/>
        </table:table-row>
        <table:table-row table:style-name="ro1">
          <table:table-cell office:value-type="float" office:value="-12300" calcext:value-type="float">
            <text:p>-12300</text:p>
          </table:table-cell>
          <table:table-cell table:formula="of:=[.B275] + 1 / 1000" office:value-type="float" office:value="0.276" calcext:value-type="float">
            <text:p>0,276</text:p>
          </table:table-cell>
          <table:table-cell table:number-columns-repeated="998"/>
        </table:table-row>
        <table:table-row table:style-name="ro1">
          <table:table-cell office:value-type="float" office:value="-12244" calcext:value-type="float">
            <text:p>-12244</text:p>
          </table:table-cell>
          <table:table-cell table:formula="of:=[.B276] + 1 / 1000" office:value-type="float" office:value="0.277" calcext:value-type="float">
            <text:p>0,277</text:p>
          </table:table-cell>
          <table:table-cell table:number-columns-repeated="998"/>
        </table:table-row>
        <table:table-row table:style-name="ro1">
          <table:table-cell office:value-type="float" office:value="-12150" calcext:value-type="float">
            <text:p>-12150</text:p>
          </table:table-cell>
          <table:table-cell table:formula="of:=[.B277] + 1 / 1000" office:value-type="float" office:value="0.278" calcext:value-type="float">
            <text:p>0,278</text:p>
          </table:table-cell>
          <table:table-cell table:number-columns-repeated="998"/>
        </table:table-row>
        <table:table-row table:style-name="ro1">
          <table:table-cell office:value-type="float" office:value="-12116" calcext:value-type="float">
            <text:p>-12116</text:p>
          </table:table-cell>
          <table:table-cell table:formula="of:=[.B278] + 1 / 1000" office:value-type="float" office:value="0.279" calcext:value-type="float">
            <text:p>0,279</text:p>
          </table:table-cell>
          <table:table-cell table:number-columns-repeated="998"/>
        </table:table-row>
        <table:table-row table:style-name="ro1">
          <table:table-cell office:value-type="float" office:value="-12115" calcext:value-type="float">
            <text:p>-12115</text:p>
          </table:table-cell>
          <table:table-cell table:formula="of:=[.B279] + 1 / 1000" office:value-type="float" office:value="0.28" calcext:value-type="float">
            <text:p>0,28</text:p>
          </table:table-cell>
          <table:table-cell table:number-columns-repeated="998"/>
        </table:table-row>
        <table:table-row table:style-name="ro1">
          <table:table-cell office:value-type="float" office:value="-11982" calcext:value-type="float">
            <text:p>-11982</text:p>
          </table:table-cell>
          <table:table-cell table:formula="of:=[.B280] + 1 / 1000" office:value-type="float" office:value="0.281" calcext:value-type="float">
            <text:p>0,281</text:p>
          </table:table-cell>
          <table:table-cell table:number-columns-repeated="998"/>
        </table:table-row>
        <table:table-row table:style-name="ro1">
          <table:table-cell office:value-type="float" office:value="-11973" calcext:value-type="float">
            <text:p>-11973</text:p>
          </table:table-cell>
          <table:table-cell table:formula="of:=[.B281] + 1 / 1000" office:value-type="float" office:value="0.282" calcext:value-type="float">
            <text:p>0,282</text:p>
          </table:table-cell>
          <table:table-cell table:number-columns-repeated="998"/>
        </table:table-row>
        <table:table-row table:style-name="ro1">
          <table:table-cell office:value-type="float" office:value="-11776" calcext:value-type="float">
            <text:p>-11776</text:p>
          </table:table-cell>
          <table:table-cell table:formula="of:=[.B282] + 1 / 1000" office:value-type="float" office:value="0.283" calcext:value-type="float">
            <text:p>0,283</text:p>
          </table:table-cell>
          <table:table-cell table:number-columns-repeated="998"/>
        </table:table-row>
        <table:table-row table:style-name="ro1">
          <table:table-cell office:value-type="float" office:value="-11728" calcext:value-type="float">
            <text:p>-11728</text:p>
          </table:table-cell>
          <table:table-cell table:formula="of:=[.B283] + 1 / 1000" office:value-type="float" office:value="0.284" calcext:value-type="float">
            <text:p>0,284</text:p>
          </table:table-cell>
          <table:table-cell table:number-columns-repeated="998"/>
        </table:table-row>
        <table:table-row table:style-name="ro1">
          <table:table-cell office:value-type="float" office:value="-11689" calcext:value-type="float">
            <text:p>-11689</text:p>
          </table:table-cell>
          <table:table-cell table:formula="of:=[.B284] + 1 / 1000" office:value-type="float" office:value="0.285" calcext:value-type="float">
            <text:p>0,285</text:p>
          </table:table-cell>
          <table:table-cell table:number-columns-repeated="998"/>
        </table:table-row>
        <table:table-row table:style-name="ro1">
          <table:table-cell office:value-type="float" office:value="-11656" calcext:value-type="float">
            <text:p>-11656</text:p>
          </table:table-cell>
          <table:table-cell table:formula="of:=[.B285] + 1 / 1000" office:value-type="float" office:value="0.286" calcext:value-type="float">
            <text:p>0,286</text:p>
          </table:table-cell>
          <table:table-cell table:number-columns-repeated="998"/>
        </table:table-row>
        <table:table-row table:style-name="ro1">
          <table:table-cell office:value-type="float" office:value="-11655" calcext:value-type="float">
            <text:p>-11655</text:p>
          </table:table-cell>
          <table:table-cell table:formula="of:=[.B286] + 1 / 1000" office:value-type="float" office:value="0.287" calcext:value-type="float">
            <text:p>0,287</text:p>
          </table:table-cell>
          <table:table-cell table:number-columns-repeated="998"/>
        </table:table-row>
        <table:table-row table:style-name="ro1">
          <table:table-cell office:value-type="float" office:value="-11636" calcext:value-type="float">
            <text:p>-11636</text:p>
          </table:table-cell>
          <table:table-cell table:formula="of:=[.B287] + 1 / 1000" office:value-type="float" office:value="0.288" calcext:value-type="float">
            <text:p>0,288</text:p>
          </table:table-cell>
          <table:table-cell table:number-columns-repeated="998"/>
        </table:table-row>
        <table:table-row table:style-name="ro1">
          <table:table-cell office:value-type="float" office:value="-11478" calcext:value-type="float">
            <text:p>-11478</text:p>
          </table:table-cell>
          <table:table-cell table:formula="of:=[.B288] + 1 / 1000" office:value-type="float" office:value="0.289" calcext:value-type="float">
            <text:p>0,289</text:p>
          </table:table-cell>
          <table:table-cell table:number-columns-repeated="998"/>
        </table:table-row>
        <table:table-row table:style-name="ro1">
          <table:table-cell office:value-type="float" office:value="-11428" calcext:value-type="float">
            <text:p>-11428</text:p>
          </table:table-cell>
          <table:table-cell table:formula="of:=[.B289] + 1 / 1000" office:value-type="float" office:value="0.29" calcext:value-type="float">
            <text:p>0,29</text:p>
          </table:table-cell>
          <table:table-cell table:number-columns-repeated="998"/>
        </table:table-row>
        <table:table-row table:style-name="ro1">
          <table:table-cell office:value-type="float" office:value="-11045" calcext:value-type="float">
            <text:p>-11045</text:p>
          </table:table-cell>
          <table:table-cell table:formula="of:=[.B290] + 1 / 1000" office:value-type="float" office:value="0.291" calcext:value-type="float">
            <text:p>0,291</text:p>
          </table:table-cell>
          <table:table-cell table:number-columns-repeated="998"/>
        </table:table-row>
        <table:table-row table:style-name="ro1">
          <table:table-cell office:value-type="float" office:value="-10930" calcext:value-type="float">
            <text:p>-10930</text:p>
          </table:table-cell>
          <table:table-cell table:formula="of:=[.B291] + 1 / 1000" office:value-type="float" office:value="0.292" calcext:value-type="float">
            <text:p>0,292</text:p>
          </table:table-cell>
          <table:table-cell table:number-columns-repeated="998"/>
        </table:table-row>
        <table:table-row table:style-name="ro1">
          <table:table-cell office:value-type="float" office:value="-10794" calcext:value-type="float">
            <text:p>-10794</text:p>
          </table:table-cell>
          <table:table-cell table:formula="of:=[.B292] + 1 / 1000" office:value-type="float" office:value="0.293" calcext:value-type="float">
            <text:p>0,293</text:p>
          </table:table-cell>
          <table:table-cell table:number-columns-repeated="998"/>
        </table:table-row>
        <table:table-row table:style-name="ro1">
          <table:table-cell office:value-type="float" office:value="-10663" calcext:value-type="float">
            <text:p>-10663</text:p>
          </table:table-cell>
          <table:table-cell table:formula="of:=[.B293] + 1 / 1000" office:value-type="float" office:value="0.294" calcext:value-type="float">
            <text:p>0,294</text:p>
          </table:table-cell>
          <table:table-cell table:number-columns-repeated="998"/>
        </table:table-row>
        <table:table-row table:style-name="ro1">
          <table:table-cell office:value-type="float" office:value="-10635" calcext:value-type="float">
            <text:p>-10635</text:p>
          </table:table-cell>
          <table:table-cell table:formula="of:=[.B294] + 1 / 1000" office:value-type="float" office:value="0.295" calcext:value-type="float">
            <text:p>0,295</text:p>
          </table:table-cell>
          <table:table-cell table:number-columns-repeated="998"/>
        </table:table-row>
        <table:table-row table:style-name="ro1">
          <table:table-cell office:value-type="float" office:value="-10616" calcext:value-type="float">
            <text:p>-10616</text:p>
          </table:table-cell>
          <table:table-cell table:formula="of:=[.B295] + 1 / 1000" office:value-type="float" office:value="0.296" calcext:value-type="float">
            <text:p>0,296</text:p>
          </table:table-cell>
          <table:table-cell table:number-columns-repeated="998"/>
        </table:table-row>
        <table:table-row table:style-name="ro1">
          <table:table-cell office:value-type="float" office:value="-10609" calcext:value-type="float">
            <text:p>-10609</text:p>
          </table:table-cell>
          <table:table-cell table:formula="of:=[.B296] + 1 / 1000" office:value-type="float" office:value="0.297" calcext:value-type="float">
            <text:p>0,297</text:p>
          </table:table-cell>
          <table:table-cell table:number-columns-repeated="998"/>
        </table:table-row>
        <table:table-row table:style-name="ro1">
          <table:table-cell office:value-type="float" office:value="-10542" calcext:value-type="float">
            <text:p>-10542</text:p>
          </table:table-cell>
          <table:table-cell table:formula="of:=[.B297] + 1 / 1000" office:value-type="float" office:value="0.298" calcext:value-type="float">
            <text:p>0,298</text:p>
          </table:table-cell>
          <table:table-cell table:number-columns-repeated="998"/>
        </table:table-row>
        <table:table-row table:style-name="ro1">
          <table:table-cell office:value-type="float" office:value="-10531" calcext:value-type="float">
            <text:p>-10531</text:p>
          </table:table-cell>
          <table:table-cell table:formula="of:=[.B298] + 1 / 1000" office:value-type="float" office:value="0.299" calcext:value-type="float">
            <text:p>0,299</text:p>
          </table:table-cell>
          <table:table-cell table:number-columns-repeated="998"/>
        </table:table-row>
        <table:table-row table:style-name="ro1">
          <table:table-cell office:value-type="float" office:value="-10481" calcext:value-type="float">
            <text:p>-10481</text:p>
          </table:table-cell>
          <table:table-cell table:formula="of:=[.B299] + 1 / 1000" office:value-type="float" office:value="0.3" calcext:value-type="float">
            <text:p>0,3</text:p>
          </table:table-cell>
          <table:table-cell table:number-columns-repeated="998"/>
        </table:table-row>
        <table:table-row table:style-name="ro1">
          <table:table-cell office:value-type="float" office:value="-10401" calcext:value-type="float">
            <text:p>-10401</text:p>
          </table:table-cell>
          <table:table-cell table:formula="of:=[.B300] + 1 / 1000" office:value-type="float" office:value="0.301" calcext:value-type="float">
            <text:p>0,301</text:p>
          </table:table-cell>
          <table:table-cell table:number-columns-repeated="998"/>
        </table:table-row>
        <table:table-row table:style-name="ro1">
          <table:table-cell office:value-type="float" office:value="-10362" calcext:value-type="float">
            <text:p>-10362</text:p>
          </table:table-cell>
          <table:table-cell table:formula="of:=[.B301] + 1 / 1000" office:value-type="float" office:value="0.302" calcext:value-type="float">
            <text:p>0,302</text:p>
          </table:table-cell>
          <table:table-cell table:number-columns-repeated="998"/>
        </table:table-row>
        <table:table-row table:style-name="ro1">
          <table:table-cell office:value-type="float" office:value="-10355" calcext:value-type="float">
            <text:p>-10355</text:p>
          </table:table-cell>
          <table:table-cell table:formula="of:=[.B302] + 1 / 1000" office:value-type="float" office:value="0.303" calcext:value-type="float">
            <text:p>0,303</text:p>
          </table:table-cell>
          <table:table-cell table:number-columns-repeated="998"/>
        </table:table-row>
        <table:table-row table:style-name="ro1">
          <table:table-cell office:value-type="float" office:value="-10327" calcext:value-type="float">
            <text:p>-10327</text:p>
          </table:table-cell>
          <table:table-cell table:formula="of:=[.B303] + 1 / 1000" office:value-type="float" office:value="0.304" calcext:value-type="float">
            <text:p>0,304</text:p>
          </table:table-cell>
          <table:table-cell table:number-columns-repeated="998"/>
        </table:table-row>
        <table:table-row table:style-name="ro1">
          <table:table-cell office:value-type="float" office:value="-10323" calcext:value-type="float">
            <text:p>-10323</text:p>
          </table:table-cell>
          <table:table-cell table:formula="of:=[.B304] + 1 / 1000" office:value-type="float" office:value="0.305" calcext:value-type="float">
            <text:p>0,305</text:p>
          </table:table-cell>
          <table:table-cell table:number-columns-repeated="998"/>
        </table:table-row>
        <table:table-row table:style-name="ro1">
          <table:table-cell office:value-type="float" office:value="-10306" calcext:value-type="float">
            <text:p>-10306</text:p>
          </table:table-cell>
          <table:table-cell table:formula="of:=[.B305] + 1 / 1000" office:value-type="float" office:value="0.306" calcext:value-type="float">
            <text:p>0,306</text:p>
          </table:table-cell>
          <table:table-cell table:number-columns-repeated="998"/>
        </table:table-row>
        <table:table-row table:style-name="ro1">
          <table:table-cell office:value-type="float" office:value="-10281" calcext:value-type="float">
            <text:p>-10281</text:p>
          </table:table-cell>
          <table:table-cell table:formula="of:=[.B306] + 1 / 1000" office:value-type="float" office:value="0.307" calcext:value-type="float">
            <text:p>0,307</text:p>
          </table:table-cell>
          <table:table-cell table:number-columns-repeated="998"/>
        </table:table-row>
        <table:table-row table:style-name="ro1">
          <table:table-cell office:value-type="float" office:value="-10209" calcext:value-type="float">
            <text:p>-10209</text:p>
          </table:table-cell>
          <table:table-cell table:formula="of:=[.B307] + 1 / 1000" office:value-type="float" office:value="0.308" calcext:value-type="float">
            <text:p>0,308</text:p>
          </table:table-cell>
          <table:table-cell table:number-columns-repeated="998"/>
        </table:table-row>
        <table:table-row table:style-name="ro1">
          <table:table-cell office:value-type="float" office:value="-10203" calcext:value-type="float">
            <text:p>-10203</text:p>
          </table:table-cell>
          <table:table-cell table:formula="of:=[.B308] + 1 / 1000" office:value-type="float" office:value="0.309" calcext:value-type="float">
            <text:p>0,309</text:p>
          </table:table-cell>
          <table:table-cell table:number-columns-repeated="998"/>
        </table:table-row>
        <table:table-row table:style-name="ro1">
          <table:table-cell office:value-type="float" office:value="-10070" calcext:value-type="float">
            <text:p>-10070</text:p>
          </table:table-cell>
          <table:table-cell table:formula="of:=[.B309] + 1 / 1000" office:value-type="float" office:value="0.31" calcext:value-type="float">
            <text:p>0,31</text:p>
          </table:table-cell>
          <table:table-cell table:number-columns-repeated="998"/>
        </table:table-row>
        <table:table-row table:style-name="ro1">
          <table:table-cell office:value-type="float" office:value="-9939" calcext:value-type="float">
            <text:p>-9939</text:p>
          </table:table-cell>
          <table:table-cell table:formula="of:=[.B310] + 1 / 1000" office:value-type="float" office:value="0.311" calcext:value-type="float">
            <text:p>0,311</text:p>
          </table:table-cell>
          <table:table-cell table:number-columns-repeated="998"/>
        </table:table-row>
        <table:table-row table:style-name="ro1">
          <table:table-cell office:value-type="float" office:value="-9919" calcext:value-type="float">
            <text:p>-9919</text:p>
          </table:table-cell>
          <table:table-cell table:formula="of:=[.B311] + 1 / 1000" office:value-type="float" office:value="0.312" calcext:value-type="float">
            <text:p>0,312</text:p>
          </table:table-cell>
          <table:table-cell table:number-columns-repeated="998"/>
        </table:table-row>
        <table:table-row table:style-name="ro1">
          <table:table-cell office:value-type="float" office:value="-9884" calcext:value-type="float">
            <text:p>-9884</text:p>
          </table:table-cell>
          <table:table-cell table:formula="of:=[.B312] + 1 / 1000" office:value-type="float" office:value="0.313" calcext:value-type="float">
            <text:p>0,313</text:p>
          </table:table-cell>
          <table:table-cell table:number-columns-repeated="998"/>
        </table:table-row>
        <table:table-row table:style-name="ro1">
          <table:table-cell office:value-type="float" office:value="-9715" calcext:value-type="float">
            <text:p>-9715</text:p>
          </table:table-cell>
          <table:table-cell table:formula="of:=[.B313] + 1 / 1000" office:value-type="float" office:value="0.314" calcext:value-type="float">
            <text:p>0,314</text:p>
          </table:table-cell>
          <table:table-cell table:number-columns-repeated="998"/>
        </table:table-row>
        <table:table-row table:style-name="ro1">
          <table:table-cell office:value-type="float" office:value="-9696" calcext:value-type="float">
            <text:p>-9696</text:p>
          </table:table-cell>
          <table:table-cell table:formula="of:=[.B314] + 1 / 1000" office:value-type="float" office:value="0.315" calcext:value-type="float">
            <text:p>0,315</text:p>
          </table:table-cell>
          <table:table-cell table:number-columns-repeated="998"/>
        </table:table-row>
        <table:table-row table:style-name="ro1">
          <table:table-cell office:value-type="float" office:value="-9630" calcext:value-type="float">
            <text:p>-9630</text:p>
          </table:table-cell>
          <table:table-cell table:formula="of:=[.B315] + 1 / 1000" office:value-type="float" office:value="0.316" calcext:value-type="float">
            <text:p>0,316</text:p>
          </table:table-cell>
          <table:table-cell table:number-columns-repeated="998"/>
        </table:table-row>
        <table:table-row table:style-name="ro1">
          <table:table-cell office:value-type="float" office:value="-9628" calcext:value-type="float">
            <text:p>-9628</text:p>
          </table:table-cell>
          <table:table-cell table:formula="of:=[.B316] + 1 / 1000" office:value-type="float" office:value="0.317" calcext:value-type="float">
            <text:p>0,317</text:p>
          </table:table-cell>
          <table:table-cell table:number-columns-repeated="998"/>
        </table:table-row>
        <table:table-row table:style-name="ro1">
          <table:table-cell office:value-type="float" office:value="-9625" calcext:value-type="float">
            <text:p>-9625</text:p>
          </table:table-cell>
          <table:table-cell table:formula="of:=[.B317] + 1 / 1000" office:value-type="float" office:value="0.318" calcext:value-type="float">
            <text:p>0,318</text:p>
          </table:table-cell>
          <table:table-cell table:number-columns-repeated="998"/>
        </table:table-row>
        <table:table-row table:style-name="ro1">
          <table:table-cell office:value-type="float" office:value="-9356" calcext:value-type="float">
            <text:p>-9356</text:p>
          </table:table-cell>
          <table:table-cell table:formula="of:=[.B318] + 1 / 1000" office:value-type="float" office:value="0.319" calcext:value-type="float">
            <text:p>0,319</text:p>
          </table:table-cell>
          <table:table-cell table:number-columns-repeated="998"/>
        </table:table-row>
        <table:table-row table:style-name="ro1">
          <table:table-cell office:value-type="float" office:value="-9329" calcext:value-type="float">
            <text:p>-9329</text:p>
          </table:table-cell>
          <table:table-cell table:formula="of:=[.B319] + 1 / 1000" office:value-type="float" office:value="0.32" calcext:value-type="float">
            <text:p>0,32</text:p>
          </table:table-cell>
          <table:table-cell table:number-columns-repeated="998"/>
        </table:table-row>
        <table:table-row table:style-name="ro1">
          <table:table-cell office:value-type="float" office:value="-9119" calcext:value-type="float">
            <text:p>-9119</text:p>
          </table:table-cell>
          <table:table-cell table:formula="of:=[.B320] + 1 / 1000" office:value-type="float" office:value="0.321" calcext:value-type="float">
            <text:p>0,321</text:p>
          </table:table-cell>
          <table:table-cell table:number-columns-repeated="998"/>
        </table:table-row>
        <table:table-row table:style-name="ro1">
          <table:table-cell office:value-type="float" office:value="-9063" calcext:value-type="float">
            <text:p>-9063</text:p>
          </table:table-cell>
          <table:table-cell table:formula="of:=[.B321] + 1 / 1000" office:value-type="float" office:value="0.322" calcext:value-type="float">
            <text:p>0,322</text:p>
          </table:table-cell>
          <table:table-cell table:number-columns-repeated="998"/>
        </table:table-row>
        <table:table-row table:style-name="ro1">
          <table:table-cell office:value-type="float" office:value="-8977" calcext:value-type="float">
            <text:p>-8977</text:p>
          </table:table-cell>
          <table:table-cell table:formula="of:=[.B322] + 1 / 1000" office:value-type="float" office:value="0.323" calcext:value-type="float">
            <text:p>0,323</text:p>
          </table:table-cell>
          <table:table-cell table:number-columns-repeated="998"/>
        </table:table-row>
        <table:table-row table:style-name="ro1">
          <table:table-cell office:value-type="float" office:value="-8851" calcext:value-type="float">
            <text:p>-8851</text:p>
          </table:table-cell>
          <table:table-cell table:formula="of:=[.B323] + 1 / 1000" office:value-type="float" office:value="0.324" calcext:value-type="float">
            <text:p>0,324</text:p>
          </table:table-cell>
          <table:table-cell table:number-columns-repeated="998"/>
        </table:table-row>
        <table:table-row table:style-name="ro1">
          <table:table-cell office:value-type="float" office:value="-8776" calcext:value-type="float">
            <text:p>-8776</text:p>
          </table:table-cell>
          <table:table-cell table:formula="of:=[.B324] + 1 / 1000" office:value-type="float" office:value="0.325" calcext:value-type="float">
            <text:p>0,325</text:p>
          </table:table-cell>
          <table:table-cell table:number-columns-repeated="998"/>
        </table:table-row>
        <table:table-row table:style-name="ro1">
          <table:table-cell office:value-type="float" office:value="-8763" calcext:value-type="float">
            <text:p>-8763</text:p>
          </table:table-cell>
          <table:table-cell table:formula="of:=[.B325] + 1 / 1000" office:value-type="float" office:value="0.326" calcext:value-type="float">
            <text:p>0,326</text:p>
          </table:table-cell>
          <table:table-cell table:number-columns-repeated="998"/>
        </table:table-row>
        <table:table-row table:style-name="ro1">
          <table:table-cell office:value-type="float" office:value="-8732" calcext:value-type="float">
            <text:p>-8732</text:p>
          </table:table-cell>
          <table:table-cell table:formula="of:=[.B326] + 1 / 1000" office:value-type="float" office:value="0.327" calcext:value-type="float">
            <text:p>0,327</text:p>
          </table:table-cell>
          <table:table-cell table:number-columns-repeated="998"/>
        </table:table-row>
        <table:table-row table:style-name="ro1">
          <table:table-cell office:value-type="float" office:value="-8630" calcext:value-type="float">
            <text:p>-8630</text:p>
          </table:table-cell>
          <table:table-cell table:formula="of:=[.B327] + 1 / 1000" office:value-type="float" office:value="0.328" calcext:value-type="float">
            <text:p>0,328</text:p>
          </table:table-cell>
          <table:table-cell table:number-columns-repeated="998"/>
        </table:table-row>
        <table:table-row table:style-name="ro1">
          <table:table-cell office:value-type="float" office:value="-8602" calcext:value-type="float">
            <text:p>-8602</text:p>
          </table:table-cell>
          <table:table-cell table:formula="of:=[.B328] + 1 / 1000" office:value-type="float" office:value="0.329" calcext:value-type="float">
            <text:p>0,329</text:p>
          </table:table-cell>
          <table:table-cell table:number-columns-repeated="998"/>
        </table:table-row>
        <table:table-row table:style-name="ro1">
          <table:table-cell office:value-type="float" office:value="-8597" calcext:value-type="float">
            <text:p>-8597</text:p>
          </table:table-cell>
          <table:table-cell table:formula="of:=[.B329] + 1 / 1000" office:value-type="float" office:value="0.33" calcext:value-type="float">
            <text:p>0,33</text:p>
          </table:table-cell>
          <table:table-cell table:number-columns-repeated="998"/>
        </table:table-row>
        <table:table-row table:style-name="ro1">
          <table:table-cell office:value-type="float" office:value="-8587" calcext:value-type="float">
            <text:p>-8587</text:p>
          </table:table-cell>
          <table:table-cell table:formula="of:=[.B330] + 1 / 1000" office:value-type="float" office:value="0.331" calcext:value-type="float">
            <text:p>0,331</text:p>
          </table:table-cell>
          <table:table-cell table:number-columns-repeated="998"/>
        </table:table-row>
        <table:table-row table:style-name="ro1">
          <table:table-cell office:value-type="float" office:value="-8515" calcext:value-type="float">
            <text:p>-8515</text:p>
          </table:table-cell>
          <table:table-cell table:formula="of:=[.B331] + 1 / 1000" office:value-type="float" office:value="0.332" calcext:value-type="float">
            <text:p>0,332</text:p>
          </table:table-cell>
          <table:table-cell table:number-columns-repeated="998"/>
        </table:table-row>
        <table:table-row table:style-name="ro1">
          <table:table-cell office:value-type="float" office:value="-8491" calcext:value-type="float">
            <text:p>-8491</text:p>
          </table:table-cell>
          <table:table-cell table:formula="of:=[.B332] + 1 / 1000" office:value-type="float" office:value="0.333" calcext:value-type="float">
            <text:p>0,333</text:p>
          </table:table-cell>
          <table:table-cell table:number-columns-repeated="998"/>
        </table:table-row>
        <table:table-row table:style-name="ro1">
          <table:table-cell office:value-type="float" office:value="-8397" calcext:value-type="float">
            <text:p>-8397</text:p>
          </table:table-cell>
          <table:table-cell table:formula="of:=[.B333] + 1 / 1000" office:value-type="float" office:value="0.334" calcext:value-type="float">
            <text:p>0,334</text:p>
          </table:table-cell>
          <table:table-cell table:number-columns-repeated="998"/>
        </table:table-row>
        <table:table-row table:style-name="ro1">
          <table:table-cell office:value-type="float" office:value="-8385" calcext:value-type="float">
            <text:p>-8385</text:p>
          </table:table-cell>
          <table:table-cell table:formula="of:=[.B334] + 1 / 1000" office:value-type="float" office:value="0.335" calcext:value-type="float">
            <text:p>0,335</text:p>
          </table:table-cell>
          <table:table-cell table:number-columns-repeated="998"/>
        </table:table-row>
        <table:table-row table:style-name="ro1">
          <table:table-cell office:value-type="float" office:value="-8353" calcext:value-type="float">
            <text:p>-8353</text:p>
          </table:table-cell>
          <table:table-cell table:formula="of:=[.B335] + 1 / 1000" office:value-type="float" office:value="0.336" calcext:value-type="float">
            <text:p>0,336</text:p>
          </table:table-cell>
          <table:table-cell table:number-columns-repeated="998"/>
        </table:table-row>
        <table:table-row table:style-name="ro1">
          <table:table-cell office:value-type="float" office:value="-8312" calcext:value-type="float">
            <text:p>-8312</text:p>
          </table:table-cell>
          <table:table-cell table:formula="of:=[.B336] + 1 / 1000" office:value-type="float" office:value="0.337" calcext:value-type="float">
            <text:p>0,337</text:p>
          </table:table-cell>
          <table:table-cell table:number-columns-repeated="998"/>
        </table:table-row>
        <table:table-row table:style-name="ro1">
          <table:table-cell office:value-type="float" office:value="-8162" calcext:value-type="float">
            <text:p>-8162</text:p>
          </table:table-cell>
          <table:table-cell table:formula="of:=[.B337] + 1 / 1000" office:value-type="float" office:value="0.338" calcext:value-type="float">
            <text:p>0,338</text:p>
          </table:table-cell>
          <table:table-cell table:number-columns-repeated="998"/>
        </table:table-row>
        <table:table-row table:style-name="ro1">
          <table:table-cell office:value-type="float" office:value="-8073" calcext:value-type="float">
            <text:p>-8073</text:p>
          </table:table-cell>
          <table:table-cell table:formula="of:=[.B338] + 1 / 1000" office:value-type="float" office:value="0.339" calcext:value-type="float">
            <text:p>0,339</text:p>
          </table:table-cell>
          <table:table-cell table:number-columns-repeated="998"/>
        </table:table-row>
        <table:table-row table:style-name="ro1">
          <table:table-cell office:value-type="float" office:value="-8033" calcext:value-type="float">
            <text:p>-8033</text:p>
          </table:table-cell>
          <table:table-cell table:formula="of:=[.B339] + 1 / 1000" office:value-type="float" office:value="0.34" calcext:value-type="float">
            <text:p>0,34</text:p>
          </table:table-cell>
          <table:table-cell table:number-columns-repeated="998"/>
        </table:table-row>
        <table:table-row table:style-name="ro1">
          <table:table-cell office:value-type="float" office:value="-8018" calcext:value-type="float">
            <text:p>-8018</text:p>
          </table:table-cell>
          <table:table-cell table:formula="of:=[.B340] + 1 / 1000" office:value-type="float" office:value="0.341" calcext:value-type="float">
            <text:p>0,341</text:p>
          </table:table-cell>
          <table:table-cell table:number-columns-repeated="998"/>
        </table:table-row>
        <table:table-row table:style-name="ro1">
          <table:table-cell office:value-type="float" office:value="-7985" calcext:value-type="float">
            <text:p>-7985</text:p>
          </table:table-cell>
          <table:table-cell table:formula="of:=[.B341] + 1 / 1000" office:value-type="float" office:value="0.342" calcext:value-type="float">
            <text:p>0,342</text:p>
          </table:table-cell>
          <table:table-cell table:number-columns-repeated="998"/>
        </table:table-row>
        <table:table-row table:style-name="ro1">
          <table:table-cell office:value-type="float" office:value="-7975" calcext:value-type="float">
            <text:p>-7975</text:p>
          </table:table-cell>
          <table:table-cell table:formula="of:=[.B342] + 1 / 1000" office:value-type="float" office:value="0.343" calcext:value-type="float">
            <text:p>0,343</text:p>
          </table:table-cell>
          <table:table-cell table:number-columns-repeated="998"/>
        </table:table-row>
        <table:table-row table:style-name="ro1">
          <table:table-cell office:value-type="float" office:value="-7973" calcext:value-type="float">
            <text:p>-7973</text:p>
          </table:table-cell>
          <table:table-cell table:formula="of:=[.B343] + 1 / 1000" office:value-type="float" office:value="0.344" calcext:value-type="float">
            <text:p>0,344</text:p>
          </table:table-cell>
          <table:table-cell table:number-columns-repeated="998"/>
        </table:table-row>
        <table:table-row table:style-name="ro1">
          <table:table-cell office:value-type="float" office:value="-7944" calcext:value-type="float">
            <text:p>-7944</text:p>
          </table:table-cell>
          <table:table-cell table:formula="of:=[.B344] + 1 / 1000" office:value-type="float" office:value="0.345" calcext:value-type="float">
            <text:p>0,345</text:p>
          </table:table-cell>
          <table:table-cell table:number-columns-repeated="998"/>
        </table:table-row>
        <table:table-row table:style-name="ro1">
          <table:table-cell office:value-type="float" office:value="-7877" calcext:value-type="float">
            <text:p>-7877</text:p>
          </table:table-cell>
          <table:table-cell table:formula="of:=[.B345] + 1 / 1000" office:value-type="float" office:value="0.346" calcext:value-type="float">
            <text:p>0,346</text:p>
          </table:table-cell>
          <table:table-cell table:number-columns-repeated="998"/>
        </table:table-row>
        <table:table-row table:style-name="ro1">
          <table:table-cell office:value-type="float" office:value="-7853" calcext:value-type="float">
            <text:p>-7853</text:p>
          </table:table-cell>
          <table:table-cell table:formula="of:=[.B346] + 1 / 1000" office:value-type="float" office:value="0.347" calcext:value-type="float">
            <text:p>0,347</text:p>
          </table:table-cell>
          <table:table-cell table:number-columns-repeated="998"/>
        </table:table-row>
        <table:table-row table:style-name="ro1">
          <table:table-cell office:value-type="float" office:value="-7853" calcext:value-type="float">
            <text:p>-7853</text:p>
          </table:table-cell>
          <table:table-cell table:formula="of:=[.B347] + 1 / 1000" office:value-type="float" office:value="0.348" calcext:value-type="float">
            <text:p>0,348</text:p>
          </table:table-cell>
          <table:table-cell table:number-columns-repeated="998"/>
        </table:table-row>
        <table:table-row table:style-name="ro1">
          <table:table-cell office:value-type="float" office:value="-7836" calcext:value-type="float">
            <text:p>-7836</text:p>
          </table:table-cell>
          <table:table-cell table:formula="of:=[.B348] + 1 / 1000" office:value-type="float" office:value="0.349" calcext:value-type="float">
            <text:p>0,349</text:p>
          </table:table-cell>
          <table:table-cell table:number-columns-repeated="998"/>
        </table:table-row>
        <table:table-row table:style-name="ro1">
          <table:table-cell office:value-type="float" office:value="-7833" calcext:value-type="float">
            <text:p>-7833</text:p>
          </table:table-cell>
          <table:table-cell table:formula="of:=[.B349] + 1 / 1000" office:value-type="float" office:value="0.35" calcext:value-type="float">
            <text:p>0,35</text:p>
          </table:table-cell>
          <table:table-cell table:number-columns-repeated="998"/>
        </table:table-row>
        <table:table-row table:style-name="ro1">
          <table:table-cell office:value-type="float" office:value="-7775" calcext:value-type="float">
            <text:p>-7775</text:p>
          </table:table-cell>
          <table:table-cell table:formula="of:=[.B350] + 1 / 1000" office:value-type="float" office:value="0.351" calcext:value-type="float">
            <text:p>0,351</text:p>
          </table:table-cell>
          <table:table-cell table:number-columns-repeated="998"/>
        </table:table-row>
        <table:table-row table:style-name="ro1">
          <table:table-cell office:value-type="float" office:value="-7728" calcext:value-type="float">
            <text:p>-7728</text:p>
          </table:table-cell>
          <table:table-cell table:formula="of:=[.B351] + 1 / 1000" office:value-type="float" office:value="0.352" calcext:value-type="float">
            <text:p>0,352</text:p>
          </table:table-cell>
          <table:table-cell table:number-columns-repeated="998"/>
        </table:table-row>
        <table:table-row table:style-name="ro1">
          <table:table-cell office:value-type="float" office:value="-7708" calcext:value-type="float">
            <text:p>-7708</text:p>
          </table:table-cell>
          <table:table-cell table:formula="of:=[.B352] + 1 / 1000" office:value-type="float" office:value="0.353" calcext:value-type="float">
            <text:p>0,353</text:p>
          </table:table-cell>
          <table:table-cell table:number-columns-repeated="998"/>
        </table:table-row>
        <table:table-row table:style-name="ro1">
          <table:table-cell office:value-type="float" office:value="-7354" calcext:value-type="float">
            <text:p>-7354</text:p>
          </table:table-cell>
          <table:table-cell table:formula="of:=[.B353] + 1 / 1000" office:value-type="float" office:value="0.354" calcext:value-type="float">
            <text:p>0,354</text:p>
          </table:table-cell>
          <table:table-cell table:number-columns-repeated="998"/>
        </table:table-row>
        <table:table-row table:style-name="ro1">
          <table:table-cell office:value-type="float" office:value="-7350" calcext:value-type="float">
            <text:p>-7350</text:p>
          </table:table-cell>
          <table:table-cell table:formula="of:=[.B354] + 1 / 1000" office:value-type="float" office:value="0.355" calcext:value-type="float">
            <text:p>0,355</text:p>
          </table:table-cell>
          <table:table-cell table:number-columns-repeated="998"/>
        </table:table-row>
        <table:table-row table:style-name="ro1">
          <table:table-cell office:value-type="float" office:value="-7347" calcext:value-type="float">
            <text:p>-7347</text:p>
          </table:table-cell>
          <table:table-cell table:formula="of:=[.B355] + 1 / 1000" office:value-type="float" office:value="0.356" calcext:value-type="float">
            <text:p>0,356</text:p>
          </table:table-cell>
          <table:table-cell table:number-columns-repeated="998"/>
        </table:table-row>
        <table:table-row table:style-name="ro1">
          <table:table-cell office:value-type="float" office:value="-7310" calcext:value-type="float">
            <text:p>-7310</text:p>
          </table:table-cell>
          <table:table-cell table:formula="of:=[.B356] + 1 / 1000" office:value-type="float" office:value="0.357" calcext:value-type="float">
            <text:p>0,357</text:p>
          </table:table-cell>
          <table:table-cell table:number-columns-repeated="998"/>
        </table:table-row>
        <table:table-row table:style-name="ro1">
          <table:table-cell office:value-type="float" office:value="-7284" calcext:value-type="float">
            <text:p>-7284</text:p>
          </table:table-cell>
          <table:table-cell table:formula="of:=[.B357] + 1 / 1000" office:value-type="float" office:value="0.358" calcext:value-type="float">
            <text:p>0,358</text:p>
          </table:table-cell>
          <table:table-cell table:number-columns-repeated="998"/>
        </table:table-row>
        <table:table-row table:style-name="ro1">
          <table:table-cell office:value-type="float" office:value="-7217" calcext:value-type="float">
            <text:p>-7217</text:p>
          </table:table-cell>
          <table:table-cell table:formula="of:=[.B358] + 1 / 1000" office:value-type="float" office:value="0.359" calcext:value-type="float">
            <text:p>0,359</text:p>
          </table:table-cell>
          <table:table-cell table:number-columns-repeated="998"/>
        </table:table-row>
        <table:table-row table:style-name="ro1">
          <table:table-cell office:value-type="float" office:value="-7196" calcext:value-type="float">
            <text:p>-7196</text:p>
          </table:table-cell>
          <table:table-cell table:formula="of:=[.B359] + 1 / 1000" office:value-type="float" office:value="0.36" calcext:value-type="float">
            <text:p>0,36</text:p>
          </table:table-cell>
          <table:table-cell table:number-columns-repeated="998"/>
        </table:table-row>
        <table:table-row table:style-name="ro1">
          <table:table-cell office:value-type="float" office:value="-7188" calcext:value-type="float">
            <text:p>-7188</text:p>
          </table:table-cell>
          <table:table-cell table:formula="of:=[.B360] + 1 / 1000" office:value-type="float" office:value="0.361" calcext:value-type="float">
            <text:p>0,361</text:p>
          </table:table-cell>
          <table:table-cell table:number-columns-repeated="998"/>
        </table:table-row>
        <table:table-row table:style-name="ro1">
          <table:table-cell office:value-type="float" office:value="-7026" calcext:value-type="float">
            <text:p>-7026</text:p>
          </table:table-cell>
          <table:table-cell table:formula="of:=[.B361] + 1 / 1000" office:value-type="float" office:value="0.362" calcext:value-type="float">
            <text:p>0,362</text:p>
          </table:table-cell>
          <table:table-cell table:number-columns-repeated="998"/>
        </table:table-row>
        <table:table-row table:style-name="ro1">
          <table:table-cell office:value-type="float" office:value="-6992" calcext:value-type="float">
            <text:p>-6992</text:p>
          </table:table-cell>
          <table:table-cell table:formula="of:=[.B362] + 1 / 1000" office:value-type="float" office:value="0.363" calcext:value-type="float">
            <text:p>0,363</text:p>
          </table:table-cell>
          <table:table-cell table:number-columns-repeated="998"/>
        </table:table-row>
        <table:table-row table:style-name="ro1">
          <table:table-cell office:value-type="float" office:value="-6954" calcext:value-type="float">
            <text:p>-6954</text:p>
          </table:table-cell>
          <table:table-cell table:formula="of:=[.B363] + 1 / 1000" office:value-type="float" office:value="0.364" calcext:value-type="float">
            <text:p>0,364</text:p>
          </table:table-cell>
          <table:table-cell table:number-columns-repeated="998"/>
        </table:table-row>
        <table:table-row table:style-name="ro1">
          <table:table-cell office:value-type="float" office:value="-6690" calcext:value-type="float">
            <text:p>-6690</text:p>
          </table:table-cell>
          <table:table-cell table:formula="of:=[.B364] + 1 / 1000" office:value-type="float" office:value="0.365" calcext:value-type="float">
            <text:p>0,365</text:p>
          </table:table-cell>
          <table:table-cell table:number-columns-repeated="998"/>
        </table:table-row>
        <table:table-row table:style-name="ro1">
          <table:table-cell office:value-type="float" office:value="-6683" calcext:value-type="float">
            <text:p>-6683</text:p>
          </table:table-cell>
          <table:table-cell table:formula="of:=[.B365] + 1 / 1000" office:value-type="float" office:value="0.366" calcext:value-type="float">
            <text:p>0,366</text:p>
          </table:table-cell>
          <table:table-cell table:number-columns-repeated="998"/>
        </table:table-row>
        <table:table-row table:style-name="ro1">
          <table:table-cell office:value-type="float" office:value="-6630" calcext:value-type="float">
            <text:p>-6630</text:p>
          </table:table-cell>
          <table:table-cell table:formula="of:=[.B366] + 1 / 1000" office:value-type="float" office:value="0.367" calcext:value-type="float">
            <text:p>0,367</text:p>
          </table:table-cell>
          <table:table-cell table:number-columns-repeated="998"/>
        </table:table-row>
        <table:table-row table:style-name="ro1">
          <table:table-cell office:value-type="float" office:value="-6547" calcext:value-type="float">
            <text:p>-6547</text:p>
          </table:table-cell>
          <table:table-cell table:formula="of:=[.B367] + 1 / 1000" office:value-type="float" office:value="0.368" calcext:value-type="float">
            <text:p>0,368</text:p>
          </table:table-cell>
          <table:table-cell table:number-columns-repeated="998"/>
        </table:table-row>
        <table:table-row table:style-name="ro1">
          <table:table-cell office:value-type="float" office:value="-6524" calcext:value-type="float">
            <text:p>-6524</text:p>
          </table:table-cell>
          <table:table-cell table:formula="of:=[.B368] + 1 / 1000" office:value-type="float" office:value="0.369" calcext:value-type="float">
            <text:p>0,369</text:p>
          </table:table-cell>
          <table:table-cell table:number-columns-repeated="998"/>
        </table:table-row>
        <table:table-row table:style-name="ro1">
          <table:table-cell office:value-type="float" office:value="-6522" calcext:value-type="float">
            <text:p>-6522</text:p>
          </table:table-cell>
          <table:table-cell table:formula="of:=[.B369] + 1 / 1000" office:value-type="float" office:value="0.37" calcext:value-type="float">
            <text:p>0,37</text:p>
          </table:table-cell>
          <table:table-cell table:number-columns-repeated="998"/>
        </table:table-row>
        <table:table-row table:style-name="ro1">
          <table:table-cell office:value-type="float" office:value="-6515" calcext:value-type="float">
            <text:p>-6515</text:p>
          </table:table-cell>
          <table:table-cell table:formula="of:=[.B370] + 1 / 1000" office:value-type="float" office:value="0.371" calcext:value-type="float">
            <text:p>0,371</text:p>
          </table:table-cell>
          <table:table-cell table:number-columns-repeated="998"/>
        </table:table-row>
        <table:table-row table:style-name="ro1">
          <table:table-cell office:value-type="float" office:value="-6514" calcext:value-type="float">
            <text:p>-6514</text:p>
          </table:table-cell>
          <table:table-cell table:formula="of:=[.B371] + 1 / 1000" office:value-type="float" office:value="0.372" calcext:value-type="float">
            <text:p>0,372</text:p>
          </table:table-cell>
          <table:table-cell table:number-columns-repeated="998"/>
        </table:table-row>
        <table:table-row table:style-name="ro1">
          <table:table-cell office:value-type="float" office:value="-6510" calcext:value-type="float">
            <text:p>-6510</text:p>
          </table:table-cell>
          <table:table-cell table:formula="of:=[.B372] + 1 / 1000" office:value-type="float" office:value="0.373" calcext:value-type="float">
            <text:p>0,373</text:p>
          </table:table-cell>
          <table:table-cell table:number-columns-repeated="998"/>
        </table:table-row>
        <table:table-row table:style-name="ro1">
          <table:table-cell office:value-type="float" office:value="-6475" calcext:value-type="float">
            <text:p>-6475</text:p>
          </table:table-cell>
          <table:table-cell table:formula="of:=[.B373] + 1 / 1000" office:value-type="float" office:value="0.374" calcext:value-type="float">
            <text:p>0,374</text:p>
          </table:table-cell>
          <table:table-cell table:number-columns-repeated="998"/>
        </table:table-row>
        <table:table-row table:style-name="ro1">
          <table:table-cell office:value-type="float" office:value="-6434" calcext:value-type="float">
            <text:p>-6434</text:p>
          </table:table-cell>
          <table:table-cell table:formula="of:=[.B374] + 1 / 1000" office:value-type="float" office:value="0.375" calcext:value-type="float">
            <text:p>0,375</text:p>
          </table:table-cell>
          <table:table-cell table:number-columns-repeated="998"/>
        </table:table-row>
        <table:table-row table:style-name="ro1">
          <table:table-cell office:value-type="float" office:value="-6355" calcext:value-type="float">
            <text:p>-6355</text:p>
          </table:table-cell>
          <table:table-cell table:formula="of:=[.B375] + 1 / 1000" office:value-type="float" office:value="0.376" calcext:value-type="float">
            <text:p>0,376</text:p>
          </table:table-cell>
          <table:table-cell table:number-columns-repeated="998"/>
        </table:table-row>
        <table:table-row table:style-name="ro1">
          <table:table-cell office:value-type="float" office:value="-6234" calcext:value-type="float">
            <text:p>-6234</text:p>
          </table:table-cell>
          <table:table-cell table:formula="of:=[.B376] + 1 / 1000" office:value-type="float" office:value="0.377" calcext:value-type="float">
            <text:p>0,377</text:p>
          </table:table-cell>
          <table:table-cell table:number-columns-repeated="998"/>
        </table:table-row>
        <table:table-row table:style-name="ro1">
          <table:table-cell office:value-type="float" office:value="-6207" calcext:value-type="float">
            <text:p>-6207</text:p>
          </table:table-cell>
          <table:table-cell table:formula="of:=[.B377] + 1 / 1000" office:value-type="float" office:value="0.378" calcext:value-type="float">
            <text:p>0,378</text:p>
          </table:table-cell>
          <table:table-cell table:number-columns-repeated="998"/>
        </table:table-row>
        <table:table-row table:style-name="ro1">
          <table:table-cell office:value-type="float" office:value="-6185" calcext:value-type="float">
            <text:p>-6185</text:p>
          </table:table-cell>
          <table:table-cell table:formula="of:=[.B378] + 1 / 1000" office:value-type="float" office:value="0.379" calcext:value-type="float">
            <text:p>0,379</text:p>
          </table:table-cell>
          <table:table-cell table:number-columns-repeated="998"/>
        </table:table-row>
        <table:table-row table:style-name="ro1">
          <table:table-cell office:value-type="float" office:value="-6184" calcext:value-type="float">
            <text:p>-6184</text:p>
          </table:table-cell>
          <table:table-cell table:formula="of:=[.B379] + 1 / 1000" office:value-type="float" office:value="0.38" calcext:value-type="float">
            <text:p>0,38</text:p>
          </table:table-cell>
          <table:table-cell table:number-columns-repeated="998"/>
        </table:table-row>
        <table:table-row table:style-name="ro1">
          <table:table-cell office:value-type="float" office:value="-6122" calcext:value-type="float">
            <text:p>-6122</text:p>
          </table:table-cell>
          <table:table-cell table:formula="of:=[.B380] + 1 / 1000" office:value-type="float" office:value="0.381" calcext:value-type="float">
            <text:p>0,381</text:p>
          </table:table-cell>
          <table:table-cell table:number-columns-repeated="998"/>
        </table:table-row>
        <table:table-row table:style-name="ro1">
          <table:table-cell office:value-type="float" office:value="-6046" calcext:value-type="float">
            <text:p>-6046</text:p>
          </table:table-cell>
          <table:table-cell table:formula="of:=[.B381] + 1 / 1000" office:value-type="float" office:value="0.382" calcext:value-type="float">
            <text:p>0,382</text:p>
          </table:table-cell>
          <table:table-cell table:number-columns-repeated="998"/>
        </table:table-row>
        <table:table-row table:style-name="ro1">
          <table:table-cell office:value-type="float" office:value="-5912" calcext:value-type="float">
            <text:p>-5912</text:p>
          </table:table-cell>
          <table:table-cell table:formula="of:=[.B382] + 1 / 1000" office:value-type="float" office:value="0.383" calcext:value-type="float">
            <text:p>0,383</text:p>
          </table:table-cell>
          <table:table-cell table:number-columns-repeated="998"/>
        </table:table-row>
        <table:table-row table:style-name="ro1">
          <table:table-cell office:value-type="float" office:value="-5899" calcext:value-type="float">
            <text:p>-5899</text:p>
          </table:table-cell>
          <table:table-cell table:formula="of:=[.B383] + 1 / 1000" office:value-type="float" office:value="0.384" calcext:value-type="float">
            <text:p>0,384</text:p>
          </table:table-cell>
          <table:table-cell table:number-columns-repeated="998"/>
        </table:table-row>
        <table:table-row table:style-name="ro1">
          <table:table-cell office:value-type="float" office:value="-5878" calcext:value-type="float">
            <text:p>-5878</text:p>
          </table:table-cell>
          <table:table-cell table:formula="of:=[.B384] + 1 / 1000" office:value-type="float" office:value="0.385" calcext:value-type="float">
            <text:p>0,385</text:p>
          </table:table-cell>
          <table:table-cell table:number-columns-repeated="998"/>
        </table:table-row>
        <table:table-row table:style-name="ro1">
          <table:table-cell office:value-type="float" office:value="-5827" calcext:value-type="float">
            <text:p>-5827</text:p>
          </table:table-cell>
          <table:table-cell table:formula="of:=[.B385] + 1 / 1000" office:value-type="float" office:value="0.386" calcext:value-type="float">
            <text:p>0,386</text:p>
          </table:table-cell>
          <table:table-cell table:number-columns-repeated="998"/>
        </table:table-row>
        <table:table-row table:style-name="ro1">
          <table:table-cell office:value-type="float" office:value="-5783" calcext:value-type="float">
            <text:p>-5783</text:p>
          </table:table-cell>
          <table:table-cell table:formula="of:=[.B386] + 1 / 1000" office:value-type="float" office:value="0.387" calcext:value-type="float">
            <text:p>0,387</text:p>
          </table:table-cell>
          <table:table-cell table:number-columns-repeated="998"/>
        </table:table-row>
        <table:table-row table:style-name="ro1">
          <table:table-cell office:value-type="float" office:value="-5725" calcext:value-type="float">
            <text:p>-5725</text:p>
          </table:table-cell>
          <table:table-cell table:formula="of:=[.B387] + 1 / 1000" office:value-type="float" office:value="0.388" calcext:value-type="float">
            <text:p>0,388</text:p>
          </table:table-cell>
          <table:table-cell table:number-columns-repeated="998"/>
        </table:table-row>
        <table:table-row table:style-name="ro1">
          <table:table-cell office:value-type="float" office:value="-5653" calcext:value-type="float">
            <text:p>-5653</text:p>
          </table:table-cell>
          <table:table-cell table:formula="of:=[.B388] + 1 / 1000" office:value-type="float" office:value="0.389" calcext:value-type="float">
            <text:p>0,389</text:p>
          </table:table-cell>
          <table:table-cell table:number-columns-repeated="998"/>
        </table:table-row>
        <table:table-row table:style-name="ro1">
          <table:table-cell office:value-type="float" office:value="-5565" calcext:value-type="float">
            <text:p>-5565</text:p>
          </table:table-cell>
          <table:table-cell table:formula="of:=[.B389] + 1 / 1000" office:value-type="float" office:value="0.39" calcext:value-type="float">
            <text:p>0,39</text:p>
          </table:table-cell>
          <table:table-cell table:number-columns-repeated="998"/>
        </table:table-row>
        <table:table-row table:style-name="ro1">
          <table:table-cell office:value-type="float" office:value="-5550" calcext:value-type="float">
            <text:p>-5550</text:p>
          </table:table-cell>
          <table:table-cell table:formula="of:=[.B390] + 1 / 1000" office:value-type="float" office:value="0.391" calcext:value-type="float">
            <text:p>0,391</text:p>
          </table:table-cell>
          <table:table-cell table:number-columns-repeated="998"/>
        </table:table-row>
        <table:table-row table:style-name="ro1">
          <table:table-cell office:value-type="float" office:value="-5542" calcext:value-type="float">
            <text:p>-5542</text:p>
          </table:table-cell>
          <table:table-cell table:formula="of:=[.B391] + 1 / 1000" office:value-type="float" office:value="0.392" calcext:value-type="float">
            <text:p>0,392</text:p>
          </table:table-cell>
          <table:table-cell table:number-columns-repeated="998"/>
        </table:table-row>
        <table:table-row table:style-name="ro1">
          <table:table-cell office:value-type="float" office:value="-5502" calcext:value-type="float">
            <text:p>-5502</text:p>
          </table:table-cell>
          <table:table-cell table:formula="of:=[.B392] + 1 / 1000" office:value-type="float" office:value="0.393" calcext:value-type="float">
            <text:p>0,393</text:p>
          </table:table-cell>
          <table:table-cell table:number-columns-repeated="998"/>
        </table:table-row>
        <table:table-row table:style-name="ro1">
          <table:table-cell office:value-type="float" office:value="-5456" calcext:value-type="float">
            <text:p>-5456</text:p>
          </table:table-cell>
          <table:table-cell table:formula="of:=[.B393] + 1 / 1000" office:value-type="float" office:value="0.394" calcext:value-type="float">
            <text:p>0,394</text:p>
          </table:table-cell>
          <table:table-cell table:number-columns-repeated="998"/>
        </table:table-row>
        <table:table-row table:style-name="ro1">
          <table:table-cell office:value-type="float" office:value="-5432" calcext:value-type="float">
            <text:p>-5432</text:p>
          </table:table-cell>
          <table:table-cell table:formula="of:=[.B394] + 1 / 1000" office:value-type="float" office:value="0.395" calcext:value-type="float">
            <text:p>0,395</text:p>
          </table:table-cell>
          <table:table-cell table:number-columns-repeated="998"/>
        </table:table-row>
        <table:table-row table:style-name="ro1">
          <table:table-cell office:value-type="float" office:value="-5314" calcext:value-type="float">
            <text:p>-5314</text:p>
          </table:table-cell>
          <table:table-cell table:formula="of:=[.B395] + 1 / 1000" office:value-type="float" office:value="0.396" calcext:value-type="float">
            <text:p>0,396</text:p>
          </table:table-cell>
          <table:table-cell table:number-columns-repeated="998"/>
        </table:table-row>
        <table:table-row table:style-name="ro1">
          <table:table-cell office:value-type="float" office:value="-5286" calcext:value-type="float">
            <text:p>-5286</text:p>
          </table:table-cell>
          <table:table-cell table:formula="of:=[.B396] + 1 / 1000" office:value-type="float" office:value="0.397" calcext:value-type="float">
            <text:p>0,397</text:p>
          </table:table-cell>
          <table:table-cell table:number-columns-repeated="998"/>
        </table:table-row>
        <table:table-row table:style-name="ro1">
          <table:table-cell office:value-type="float" office:value="-5158" calcext:value-type="float">
            <text:p>-5158</text:p>
          </table:table-cell>
          <table:table-cell table:formula="of:=[.B397] + 1 / 1000" office:value-type="float" office:value="0.398" calcext:value-type="float">
            <text:p>0,398</text:p>
          </table:table-cell>
          <table:table-cell table:number-columns-repeated="998"/>
        </table:table-row>
        <table:table-row table:style-name="ro1">
          <table:table-cell office:value-type="float" office:value="-5050" calcext:value-type="float">
            <text:p>-5050</text:p>
          </table:table-cell>
          <table:table-cell table:formula="of:=[.B398] + 1 / 1000" office:value-type="float" office:value="0.399" calcext:value-type="float">
            <text:p>0,399</text:p>
          </table:table-cell>
          <table:table-cell table:number-columns-repeated="998"/>
        </table:table-row>
        <table:table-row table:style-name="ro1">
          <table:table-cell office:value-type="float" office:value="-4809" calcext:value-type="float">
            <text:p>-4809</text:p>
          </table:table-cell>
          <table:table-cell table:formula="of:=[.B399] + 1 / 1000" office:value-type="float" office:value="0.4" calcext:value-type="float">
            <text:p>0,4</text:p>
          </table:table-cell>
          <table:table-cell table:number-columns-repeated="998"/>
        </table:table-row>
        <table:table-row table:style-name="ro1">
          <table:table-cell office:value-type="float" office:value="-4700" calcext:value-type="float">
            <text:p>-4700</text:p>
          </table:table-cell>
          <table:table-cell table:formula="of:=[.B400] + 1 / 1000" office:value-type="float" office:value="0.401" calcext:value-type="float">
            <text:p>0,401</text:p>
          </table:table-cell>
          <table:table-cell table:number-columns-repeated="998"/>
        </table:table-row>
        <table:table-row table:style-name="ro1">
          <table:table-cell office:value-type="float" office:value="-4699" calcext:value-type="float">
            <text:p>-4699</text:p>
          </table:table-cell>
          <table:table-cell table:formula="of:=[.B401] + 1 / 1000" office:value-type="float" office:value="0.402" calcext:value-type="float">
            <text:p>0,402</text:p>
          </table:table-cell>
          <table:table-cell table:number-columns-repeated="998"/>
        </table:table-row>
        <table:table-row table:style-name="ro1">
          <table:table-cell office:value-type="float" office:value="-4698" calcext:value-type="float">
            <text:p>-4698</text:p>
          </table:table-cell>
          <table:table-cell table:formula="of:=[.B402] + 1 / 1000" office:value-type="float" office:value="0.403" calcext:value-type="float">
            <text:p>0,403</text:p>
          </table:table-cell>
          <table:table-cell table:number-columns-repeated="998"/>
        </table:table-row>
        <table:table-row table:style-name="ro1">
          <table:table-cell office:value-type="float" office:value="-4642" calcext:value-type="float">
            <text:p>-4642</text:p>
          </table:table-cell>
          <table:table-cell table:formula="of:=[.B403] + 1 / 1000" office:value-type="float" office:value="0.404" calcext:value-type="float">
            <text:p>0,404</text:p>
          </table:table-cell>
          <table:table-cell table:number-columns-repeated="998"/>
        </table:table-row>
        <table:table-row table:style-name="ro1">
          <table:table-cell office:value-type="float" office:value="-4629" calcext:value-type="float">
            <text:p>-4629</text:p>
          </table:table-cell>
          <table:table-cell table:formula="of:=[.B404] + 1 / 1000" office:value-type="float" office:value="0.405" calcext:value-type="float">
            <text:p>0,405</text:p>
          </table:table-cell>
          <table:table-cell table:number-columns-repeated="998"/>
        </table:table-row>
        <table:table-row table:style-name="ro1">
          <table:table-cell office:value-type="float" office:value="-4576" calcext:value-type="float">
            <text:p>-4576</text:p>
          </table:table-cell>
          <table:table-cell table:formula="of:=[.B405] + 1 / 1000" office:value-type="float" office:value="0.406" calcext:value-type="float">
            <text:p>0,406</text:p>
          </table:table-cell>
          <table:table-cell table:number-columns-repeated="998"/>
        </table:table-row>
        <table:table-row table:style-name="ro1">
          <table:table-cell office:value-type="float" office:value="-4572" calcext:value-type="float">
            <text:p>-4572</text:p>
          </table:table-cell>
          <table:table-cell table:formula="of:=[.B406] + 1 / 1000" office:value-type="float" office:value="0.407" calcext:value-type="float">
            <text:p>0,407</text:p>
          </table:table-cell>
          <table:table-cell table:number-columns-repeated="998"/>
        </table:table-row>
        <table:table-row table:style-name="ro1">
          <table:table-cell office:value-type="float" office:value="-4511" calcext:value-type="float">
            <text:p>-4511</text:p>
          </table:table-cell>
          <table:table-cell table:formula="of:=[.B407] + 1 / 1000" office:value-type="float" office:value="0.408" calcext:value-type="float">
            <text:p>0,408</text:p>
          </table:table-cell>
          <table:table-cell table:number-columns-repeated="998"/>
        </table:table-row>
        <table:table-row table:style-name="ro1">
          <table:table-cell office:value-type="float" office:value="-4507" calcext:value-type="float">
            <text:p>-4507</text:p>
          </table:table-cell>
          <table:table-cell table:formula="of:=[.B408] + 1 / 1000" office:value-type="float" office:value="0.409" calcext:value-type="float">
            <text:p>0,409</text:p>
          </table:table-cell>
          <table:table-cell table:number-columns-repeated="998"/>
        </table:table-row>
        <table:table-row table:style-name="ro1">
          <table:table-cell office:value-type="float" office:value="-4475" calcext:value-type="float">
            <text:p>-4475</text:p>
          </table:table-cell>
          <table:table-cell table:formula="of:=[.B409] + 1 / 1000" office:value-type="float" office:value="0.41" calcext:value-type="float">
            <text:p>0,41</text:p>
          </table:table-cell>
          <table:table-cell table:number-columns-repeated="998"/>
        </table:table-row>
        <table:table-row table:style-name="ro1">
          <table:table-cell office:value-type="float" office:value="-4453" calcext:value-type="float">
            <text:p>-4453</text:p>
          </table:table-cell>
          <table:table-cell table:formula="of:=[.B410] + 1 / 1000" office:value-type="float" office:value="0.411" calcext:value-type="float">
            <text:p>0,411</text:p>
          </table:table-cell>
          <table:table-cell table:number-columns-repeated="998"/>
        </table:table-row>
        <table:table-row table:style-name="ro1">
          <table:table-cell office:value-type="float" office:value="-4439" calcext:value-type="float">
            <text:p>-4439</text:p>
          </table:table-cell>
          <table:table-cell table:formula="of:=[.B411] + 1 / 1000" office:value-type="float" office:value="0.412" calcext:value-type="float">
            <text:p>0,412</text:p>
          </table:table-cell>
          <table:table-cell table:number-columns-repeated="998"/>
        </table:table-row>
        <table:table-row table:style-name="ro1">
          <table:table-cell office:value-type="float" office:value="-4423" calcext:value-type="float">
            <text:p>-4423</text:p>
          </table:table-cell>
          <table:table-cell table:formula="of:=[.B412] + 1 / 1000" office:value-type="float" office:value="0.413" calcext:value-type="float">
            <text:p>0,413</text:p>
          </table:table-cell>
          <table:table-cell table:number-columns-repeated="998"/>
        </table:table-row>
        <table:table-row table:style-name="ro1">
          <table:table-cell office:value-type="float" office:value="-4356" calcext:value-type="float">
            <text:p>-4356</text:p>
          </table:table-cell>
          <table:table-cell table:formula="of:=[.B413] + 1 / 1000" office:value-type="float" office:value="0.414" calcext:value-type="float">
            <text:p>0,414</text:p>
          </table:table-cell>
          <table:table-cell table:number-columns-repeated="998"/>
        </table:table-row>
        <table:table-row table:style-name="ro1">
          <table:table-cell office:value-type="float" office:value="-4352" calcext:value-type="float">
            <text:p>-4352</text:p>
          </table:table-cell>
          <table:table-cell table:formula="of:=[.B414] + 1 / 1000" office:value-type="float" office:value="0.415" calcext:value-type="float">
            <text:p>0,415</text:p>
          </table:table-cell>
          <table:table-cell table:number-columns-repeated="998"/>
        </table:table-row>
        <table:table-row table:style-name="ro1">
          <table:table-cell office:value-type="float" office:value="-4290" calcext:value-type="float">
            <text:p>-4290</text:p>
          </table:table-cell>
          <table:table-cell table:formula="of:=[.B415] + 1 / 1000" office:value-type="float" office:value="0.416" calcext:value-type="float">
            <text:p>0,416</text:p>
          </table:table-cell>
          <table:table-cell table:number-columns-repeated="998"/>
        </table:table-row>
        <table:table-row table:style-name="ro1">
          <table:table-cell office:value-type="float" office:value="-4193" calcext:value-type="float">
            <text:p>-4193</text:p>
          </table:table-cell>
          <table:table-cell table:formula="of:=[.B416] + 1 / 1000" office:value-type="float" office:value="0.417" calcext:value-type="float">
            <text:p>0,417</text:p>
          </table:table-cell>
          <table:table-cell table:number-columns-repeated="998"/>
        </table:table-row>
        <table:table-row table:style-name="ro1">
          <table:table-cell office:value-type="float" office:value="-3905" calcext:value-type="float">
            <text:p>-3905</text:p>
          </table:table-cell>
          <table:table-cell table:formula="of:=[.B417] + 1 / 1000" office:value-type="float" office:value="0.418" calcext:value-type="float">
            <text:p>0,418</text:p>
          </table:table-cell>
          <table:table-cell table:number-columns-repeated="998"/>
        </table:table-row>
        <table:table-row table:style-name="ro1">
          <table:table-cell office:value-type="float" office:value="-3885" calcext:value-type="float">
            <text:p>-3885</text:p>
          </table:table-cell>
          <table:table-cell table:formula="of:=[.B418] + 1 / 1000" office:value-type="float" office:value="0.419" calcext:value-type="float">
            <text:p>0,419</text:p>
          </table:table-cell>
          <table:table-cell table:number-columns-repeated="998"/>
        </table:table-row>
        <table:table-row table:style-name="ro1">
          <table:table-cell office:value-type="float" office:value="-3871" calcext:value-type="float">
            <text:p>-3871</text:p>
          </table:table-cell>
          <table:table-cell table:formula="of:=[.B419] + 1 / 1000" office:value-type="float" office:value="0.42" calcext:value-type="float">
            <text:p>0,42</text:p>
          </table:table-cell>
          <table:table-cell table:number-columns-repeated="998"/>
        </table:table-row>
        <table:table-row table:style-name="ro1">
          <table:table-cell office:value-type="float" office:value="-3870" calcext:value-type="float">
            <text:p>-3870</text:p>
          </table:table-cell>
          <table:table-cell table:formula="of:=[.B420] + 1 / 1000" office:value-type="float" office:value="0.421" calcext:value-type="float">
            <text:p>0,421</text:p>
          </table:table-cell>
          <table:table-cell table:number-columns-repeated="998"/>
        </table:table-row>
        <table:table-row table:style-name="ro1">
          <table:table-cell office:value-type="float" office:value="-3825" calcext:value-type="float">
            <text:p>-3825</text:p>
          </table:table-cell>
          <table:table-cell table:formula="of:=[.B421] + 1 / 1000" office:value-type="float" office:value="0.422" calcext:value-type="float">
            <text:p>0,422</text:p>
          </table:table-cell>
          <table:table-cell table:number-columns-repeated="998"/>
        </table:table-row>
        <table:table-row table:style-name="ro1">
          <table:table-cell office:value-type="float" office:value="-3799" calcext:value-type="float">
            <text:p>-3799</text:p>
          </table:table-cell>
          <table:table-cell table:formula="of:=[.B422] + 1 / 1000" office:value-type="float" office:value="0.423" calcext:value-type="float">
            <text:p>0,423</text:p>
          </table:table-cell>
          <table:table-cell table:number-columns-repeated="998"/>
        </table:table-row>
        <table:table-row table:style-name="ro1">
          <table:table-cell office:value-type="float" office:value="-3721" calcext:value-type="float">
            <text:p>-3721</text:p>
          </table:table-cell>
          <table:table-cell table:formula="of:=[.B423] + 1 / 1000" office:value-type="float" office:value="0.424" calcext:value-type="float">
            <text:p>0,424</text:p>
          </table:table-cell>
          <table:table-cell table:number-columns-repeated="998"/>
        </table:table-row>
        <table:table-row table:style-name="ro1">
          <table:table-cell office:value-type="float" office:value="-3708" calcext:value-type="float">
            <text:p>-3708</text:p>
          </table:table-cell>
          <table:table-cell table:formula="of:=[.B424] + 1 / 1000" office:value-type="float" office:value="0.425" calcext:value-type="float">
            <text:p>0,425</text:p>
          </table:table-cell>
          <table:table-cell table:number-columns-repeated="998"/>
        </table:table-row>
        <table:table-row table:style-name="ro1">
          <table:table-cell office:value-type="float" office:value="-3605" calcext:value-type="float">
            <text:p>-3605</text:p>
          </table:table-cell>
          <table:table-cell table:formula="of:=[.B425] + 1 / 1000" office:value-type="float" office:value="0.426" calcext:value-type="float">
            <text:p>0,426</text:p>
          </table:table-cell>
          <table:table-cell table:number-columns-repeated="998"/>
        </table:table-row>
        <table:table-row table:style-name="ro1">
          <table:table-cell office:value-type="float" office:value="-3509" calcext:value-type="float">
            <text:p>-3509</text:p>
          </table:table-cell>
          <table:table-cell table:formula="of:=[.B426] + 1 / 1000" office:value-type="float" office:value="0.427" calcext:value-type="float">
            <text:p>0,427</text:p>
          </table:table-cell>
          <table:table-cell table:number-columns-repeated="998"/>
        </table:table-row>
        <table:table-row table:style-name="ro1">
          <table:table-cell office:value-type="float" office:value="-3407" calcext:value-type="float">
            <text:p>-3407</text:p>
          </table:table-cell>
          <table:table-cell table:formula="of:=[.B427] + 1 / 1000" office:value-type="float" office:value="0.428" calcext:value-type="float">
            <text:p>0,428</text:p>
          </table:table-cell>
          <table:table-cell table:number-columns-repeated="998"/>
        </table:table-row>
        <table:table-row table:style-name="ro1">
          <table:table-cell office:value-type="float" office:value="-3368" calcext:value-type="float">
            <text:p>-3368</text:p>
          </table:table-cell>
          <table:table-cell table:formula="of:=[.B428] + 1 / 1000" office:value-type="float" office:value="0.429" calcext:value-type="float">
            <text:p>0,429</text:p>
          </table:table-cell>
          <table:table-cell table:number-columns-repeated="998"/>
        </table:table-row>
        <table:table-row table:style-name="ro1">
          <table:table-cell office:value-type="float" office:value="-3360" calcext:value-type="float">
            <text:p>-3360</text:p>
          </table:table-cell>
          <table:table-cell table:formula="of:=[.B429] + 1 / 1000" office:value-type="float" office:value="0.43" calcext:value-type="float">
            <text:p>0,43</text:p>
          </table:table-cell>
          <table:table-cell table:number-columns-repeated="998"/>
        </table:table-row>
        <table:table-row table:style-name="ro1">
          <table:table-cell office:value-type="float" office:value="-3340" calcext:value-type="float">
            <text:p>-3340</text:p>
          </table:table-cell>
          <table:table-cell table:formula="of:=[.B430] + 1 / 1000" office:value-type="float" office:value="0.431" calcext:value-type="float">
            <text:p>0,431</text:p>
          </table:table-cell>
          <table:table-cell table:number-columns-repeated="998"/>
        </table:table-row>
        <table:table-row table:style-name="ro1">
          <table:table-cell office:value-type="float" office:value="-3198" calcext:value-type="float">
            <text:p>-3198</text:p>
          </table:table-cell>
          <table:table-cell table:formula="of:=[.B431] + 1 / 1000" office:value-type="float" office:value="0.432" calcext:value-type="float">
            <text:p>0,432</text:p>
          </table:table-cell>
          <table:table-cell table:number-columns-repeated="998"/>
        </table:table-row>
        <table:table-row table:style-name="ro1">
          <table:table-cell office:value-type="float" office:value="-3088" calcext:value-type="float">
            <text:p>-3088</text:p>
          </table:table-cell>
          <table:table-cell table:formula="of:=[.B432] + 1 / 1000" office:value-type="float" office:value="0.433" calcext:value-type="float">
            <text:p>0,433</text:p>
          </table:table-cell>
          <table:table-cell table:number-columns-repeated="998"/>
        </table:table-row>
        <table:table-row table:style-name="ro1">
          <table:table-cell office:value-type="float" office:value="-3006" calcext:value-type="float">
            <text:p>-3006</text:p>
          </table:table-cell>
          <table:table-cell table:formula="of:=[.B433] + 1 / 1000" office:value-type="float" office:value="0.434" calcext:value-type="float">
            <text:p>0,434</text:p>
          </table:table-cell>
          <table:table-cell table:number-columns-repeated="998"/>
        </table:table-row>
        <table:table-row table:style-name="ro1">
          <table:table-cell office:value-type="float" office:value="-2934" calcext:value-type="float">
            <text:p>-2934</text:p>
          </table:table-cell>
          <table:table-cell table:formula="of:=[.B434] + 1 / 1000" office:value-type="float" office:value="0.435" calcext:value-type="float">
            <text:p>0,435</text:p>
          </table:table-cell>
          <table:table-cell table:number-columns-repeated="998"/>
        </table:table-row>
        <table:table-row table:style-name="ro1">
          <table:table-cell office:value-type="float" office:value="-2822" calcext:value-type="float">
            <text:p>-2822</text:p>
          </table:table-cell>
          <table:table-cell table:formula="of:=[.B435] + 1 / 1000" office:value-type="float" office:value="0.436" calcext:value-type="float">
            <text:p>0,436</text:p>
          </table:table-cell>
          <table:table-cell table:number-columns-repeated="998"/>
        </table:table-row>
        <table:table-row table:style-name="ro1">
          <table:table-cell office:value-type="float" office:value="-2811" calcext:value-type="float">
            <text:p>-2811</text:p>
          </table:table-cell>
          <table:table-cell table:formula="of:=[.B436] + 1 / 1000" office:value-type="float" office:value="0.437" calcext:value-type="float">
            <text:p>0,437</text:p>
          </table:table-cell>
          <table:table-cell table:number-columns-repeated="998"/>
        </table:table-row>
        <table:table-row table:style-name="ro1">
          <table:table-cell office:value-type="float" office:value="-2775" calcext:value-type="float">
            <text:p>-2775</text:p>
          </table:table-cell>
          <table:table-cell table:formula="of:=[.B437] + 1 / 1000" office:value-type="float" office:value="0.438" calcext:value-type="float">
            <text:p>0,438</text:p>
          </table:table-cell>
          <table:table-cell table:number-columns-repeated="998"/>
        </table:table-row>
        <table:table-row table:style-name="ro1">
          <table:table-cell office:value-type="float" office:value="-2709" calcext:value-type="float">
            <text:p>-2709</text:p>
          </table:table-cell>
          <table:table-cell table:formula="of:=[.B438] + 1 / 1000" office:value-type="float" office:value="0.439" calcext:value-type="float">
            <text:p>0,439</text:p>
          </table:table-cell>
          <table:table-cell table:number-columns-repeated="998"/>
        </table:table-row>
        <table:table-row table:style-name="ro1">
          <table:table-cell office:value-type="float" office:value="-2679" calcext:value-type="float">
            <text:p>-2679</text:p>
          </table:table-cell>
          <table:table-cell table:formula="of:=[.B439] + 1 / 1000" office:value-type="float" office:value="0.44" calcext:value-type="float">
            <text:p>0,44</text:p>
          </table:table-cell>
          <table:table-cell table:number-columns-repeated="998"/>
        </table:table-row>
        <table:table-row table:style-name="ro1">
          <table:table-cell office:value-type="float" office:value="-2615" calcext:value-type="float">
            <text:p>-2615</text:p>
          </table:table-cell>
          <table:table-cell table:formula="of:=[.B440] + 1 / 1000" office:value-type="float" office:value="0.441" calcext:value-type="float">
            <text:p>0,441</text:p>
          </table:table-cell>
          <table:table-cell table:number-columns-repeated="998"/>
        </table:table-row>
        <table:table-row table:style-name="ro1">
          <table:table-cell office:value-type="float" office:value="-2460" calcext:value-type="float">
            <text:p>-2460</text:p>
          </table:table-cell>
          <table:table-cell table:formula="of:=[.B441] + 1 / 1000" office:value-type="float" office:value="0.442" calcext:value-type="float">
            <text:p>0,442</text:p>
          </table:table-cell>
          <table:table-cell table:number-columns-repeated="998"/>
        </table:table-row>
        <table:table-row table:style-name="ro1">
          <table:table-cell office:value-type="float" office:value="-2442" calcext:value-type="float">
            <text:p>-2442</text:p>
          </table:table-cell>
          <table:table-cell table:formula="of:=[.B442] + 1 / 1000" office:value-type="float" office:value="0.443" calcext:value-type="float">
            <text:p>0,443</text:p>
          </table:table-cell>
          <table:table-cell table:number-columns-repeated="998"/>
        </table:table-row>
        <table:table-row table:style-name="ro1">
          <table:table-cell office:value-type="float" office:value="-2434" calcext:value-type="float">
            <text:p>-2434</text:p>
          </table:table-cell>
          <table:table-cell table:formula="of:=[.B443] + 1 / 1000" office:value-type="float" office:value="0.444" calcext:value-type="float">
            <text:p>0,444</text:p>
          </table:table-cell>
          <table:table-cell table:number-columns-repeated="998"/>
        </table:table-row>
        <table:table-row table:style-name="ro1">
          <table:table-cell office:value-type="float" office:value="-2328" calcext:value-type="float">
            <text:p>-2328</text:p>
          </table:table-cell>
          <table:table-cell table:formula="of:=[.B444] + 1 / 1000" office:value-type="float" office:value="0.445" calcext:value-type="float">
            <text:p>0,445</text:p>
          </table:table-cell>
          <table:table-cell table:number-columns-repeated="998"/>
        </table:table-row>
        <table:table-row table:style-name="ro1">
          <table:table-cell office:value-type="float" office:value="-2185" calcext:value-type="float">
            <text:p>-2185</text:p>
          </table:table-cell>
          <table:table-cell table:formula="of:=[.B445] + 1 / 1000" office:value-type="float" office:value="0.446" calcext:value-type="float">
            <text:p>0,446</text:p>
          </table:table-cell>
          <table:table-cell table:number-columns-repeated="998"/>
        </table:table-row>
        <table:table-row table:style-name="ro1">
          <table:table-cell office:value-type="float" office:value="-2113" calcext:value-type="float">
            <text:p>-2113</text:p>
          </table:table-cell>
          <table:table-cell table:formula="of:=[.B446] + 1 / 1000" office:value-type="float" office:value="0.447" calcext:value-type="float">
            <text:p>0,447</text:p>
          </table:table-cell>
          <table:table-cell table:number-columns-repeated="998"/>
        </table:table-row>
        <table:table-row table:style-name="ro1">
          <table:table-cell office:value-type="float" office:value="-1894" calcext:value-type="float">
            <text:p>-1894</text:p>
          </table:table-cell>
          <table:table-cell table:formula="of:=[.B447] + 1 / 1000" office:value-type="float" office:value="0.448" calcext:value-type="float">
            <text:p>0,448</text:p>
          </table:table-cell>
          <table:table-cell table:number-columns-repeated="998"/>
        </table:table-row>
        <table:table-row table:style-name="ro1">
          <table:table-cell office:value-type="float" office:value="-1801" calcext:value-type="float">
            <text:p>-1801</text:p>
          </table:table-cell>
          <table:table-cell table:formula="of:=[.B448] + 1 / 1000" office:value-type="float" office:value="0.449" calcext:value-type="float">
            <text:p>0,449</text:p>
          </table:table-cell>
          <table:table-cell table:number-columns-repeated="998"/>
        </table:table-row>
        <table:table-row table:style-name="ro1">
          <table:table-cell office:value-type="float" office:value="-1743" calcext:value-type="float">
            <text:p>-1743</text:p>
          </table:table-cell>
          <table:table-cell table:formula="of:=[.B449] + 1 / 1000" office:value-type="float" office:value="0.45" calcext:value-type="float">
            <text:p>0,45</text:p>
          </table:table-cell>
          <table:table-cell table:number-columns-repeated="998"/>
        </table:table-row>
        <table:table-row table:style-name="ro1">
          <table:table-cell office:value-type="float" office:value="-1655" calcext:value-type="float">
            <text:p>-1655</text:p>
          </table:table-cell>
          <table:table-cell table:formula="of:=[.B450] + 1 / 1000" office:value-type="float" office:value="0.451" calcext:value-type="float">
            <text:p>0,451</text:p>
          </table:table-cell>
          <table:table-cell table:number-columns-repeated="998"/>
        </table:table-row>
        <table:table-row table:style-name="ro1">
          <table:table-cell office:value-type="float" office:value="-1622" calcext:value-type="float">
            <text:p>-1622</text:p>
          </table:table-cell>
          <table:table-cell table:formula="of:=[.B451] + 1 / 1000" office:value-type="float" office:value="0.452" calcext:value-type="float">
            <text:p>0,452</text:p>
          </table:table-cell>
          <table:table-cell table:number-columns-repeated="998"/>
        </table:table-row>
        <table:table-row table:style-name="ro1">
          <table:table-cell office:value-type="float" office:value="-1555" calcext:value-type="float">
            <text:p>-1555</text:p>
          </table:table-cell>
          <table:table-cell table:formula="of:=[.B452] + 1 / 1000" office:value-type="float" office:value="0.453" calcext:value-type="float">
            <text:p>0,453</text:p>
          </table:table-cell>
          <table:table-cell table:number-columns-repeated="998"/>
        </table:table-row>
        <table:table-row table:style-name="ro1">
          <table:table-cell office:value-type="float" office:value="-1384" calcext:value-type="float">
            <text:p>-1384</text:p>
          </table:table-cell>
          <table:table-cell table:formula="of:=[.B453] + 1 / 1000" office:value-type="float" office:value="0.454" calcext:value-type="float">
            <text:p>0,454</text:p>
          </table:table-cell>
          <table:table-cell table:number-columns-repeated="998"/>
        </table:table-row>
        <table:table-row table:style-name="ro1">
          <table:table-cell office:value-type="float" office:value="-1352" calcext:value-type="float">
            <text:p>-1352</text:p>
          </table:table-cell>
          <table:table-cell table:formula="of:=[.B454] + 1 / 1000" office:value-type="float" office:value="0.455" calcext:value-type="float">
            <text:p>0,455</text:p>
          </table:table-cell>
          <table:table-cell table:number-columns-repeated="998"/>
        </table:table-row>
        <table:table-row table:style-name="ro1">
          <table:table-cell office:value-type="float" office:value="-1331" calcext:value-type="float">
            <text:p>-1331</text:p>
          </table:table-cell>
          <table:table-cell table:formula="of:=[.B455] + 1 / 1000" office:value-type="float" office:value="0.456" calcext:value-type="float">
            <text:p>0,456</text:p>
          </table:table-cell>
          <table:table-cell table:number-columns-repeated="998"/>
        </table:table-row>
        <table:table-row table:style-name="ro1">
          <table:table-cell office:value-type="float" office:value="-1268" calcext:value-type="float">
            <text:p>-1268</text:p>
          </table:table-cell>
          <table:table-cell table:formula="of:=[.B456] + 1 / 1000" office:value-type="float" office:value="0.457" calcext:value-type="float">
            <text:p>0,457</text:p>
          </table:table-cell>
          <table:table-cell table:number-columns-repeated="998"/>
        </table:table-row>
        <table:table-row table:style-name="ro1">
          <table:table-cell office:value-type="float" office:value="-1162" calcext:value-type="float">
            <text:p>-1162</text:p>
          </table:table-cell>
          <table:table-cell table:formula="of:=[.B457] + 1 / 1000" office:value-type="float" office:value="0.458" calcext:value-type="float">
            <text:p>0,458</text:p>
          </table:table-cell>
          <table:table-cell table:number-columns-repeated="998"/>
        </table:table-row>
        <table:table-row table:style-name="ro1">
          <table:table-cell office:value-type="float" office:value="-1037" calcext:value-type="float">
            <text:p>-1037</text:p>
          </table:table-cell>
          <table:table-cell table:formula="of:=[.B458] + 1 / 1000" office:value-type="float" office:value="0.459" calcext:value-type="float">
            <text:p>0,459</text:p>
          </table:table-cell>
          <table:table-cell table:number-columns-repeated="998"/>
        </table:table-row>
        <table:table-row table:style-name="ro1">
          <table:table-cell office:value-type="float" office:value="-968" calcext:value-type="float">
            <text:p>-968</text:p>
          </table:table-cell>
          <table:table-cell table:formula="of:=[.B459] + 1 / 1000" office:value-type="float" office:value="0.46" calcext:value-type="float">
            <text:p>0,46</text:p>
          </table:table-cell>
          <table:table-cell table:number-columns-repeated="998"/>
        </table:table-row>
        <table:table-row table:style-name="ro1">
          <table:table-cell office:value-type="float" office:value="-925" calcext:value-type="float">
            <text:p>-925</text:p>
          </table:table-cell>
          <table:table-cell table:formula="of:=[.B460] + 1 / 1000" office:value-type="float" office:value="0.461" calcext:value-type="float">
            <text:p>0,461</text:p>
          </table:table-cell>
          <table:table-cell table:number-columns-repeated="998"/>
        </table:table-row>
        <table:table-row table:style-name="ro1">
          <table:table-cell office:value-type="float" office:value="-908" calcext:value-type="float">
            <text:p>-908</text:p>
          </table:table-cell>
          <table:table-cell table:formula="of:=[.B461] + 1 / 1000" office:value-type="float" office:value="0.462" calcext:value-type="float">
            <text:p>0,462</text:p>
          </table:table-cell>
          <table:table-cell table:number-columns-repeated="998"/>
        </table:table-row>
        <table:table-row table:style-name="ro1">
          <table:table-cell office:value-type="float" office:value="-795" calcext:value-type="float">
            <text:p>-795</text:p>
          </table:table-cell>
          <table:table-cell table:formula="of:=[.B462] + 1 / 1000" office:value-type="float" office:value="0.463" calcext:value-type="float">
            <text:p>0,463</text:p>
          </table:table-cell>
          <table:table-cell table:number-columns-repeated="998"/>
        </table:table-row>
        <table:table-row table:style-name="ro1">
          <table:table-cell office:value-type="float" office:value="-734" calcext:value-type="float">
            <text:p>-734</text:p>
          </table:table-cell>
          <table:table-cell table:formula="of:=[.B463] + 1 / 1000" office:value-type="float" office:value="0.464" calcext:value-type="float">
            <text:p>0,464</text:p>
          </table:table-cell>
          <table:table-cell table:number-columns-repeated="998"/>
        </table:table-row>
        <table:table-row table:style-name="ro1">
          <table:table-cell office:value-type="float" office:value="-724" calcext:value-type="float">
            <text:p>-724</text:p>
          </table:table-cell>
          <table:table-cell table:formula="of:=[.B464] + 1 / 1000" office:value-type="float" office:value="0.465" calcext:value-type="float">
            <text:p>0,465</text:p>
          </table:table-cell>
          <table:table-cell table:number-columns-repeated="998"/>
        </table:table-row>
        <table:table-row table:style-name="ro1">
          <table:table-cell office:value-type="float" office:value="-715" calcext:value-type="float">
            <text:p>-715</text:p>
          </table:table-cell>
          <table:table-cell table:formula="of:=[.B465] + 1 / 1000" office:value-type="float" office:value="0.466" calcext:value-type="float">
            <text:p>0,466</text:p>
          </table:table-cell>
          <table:table-cell table:number-columns-repeated="998"/>
        </table:table-row>
        <table:table-row table:style-name="ro1">
          <table:table-cell office:value-type="float" office:value="-659" calcext:value-type="float">
            <text:p>-659</text:p>
          </table:table-cell>
          <table:table-cell table:formula="of:=[.B466] + 1 / 1000" office:value-type="float" office:value="0.467" calcext:value-type="float">
            <text:p>0,467</text:p>
          </table:table-cell>
          <table:table-cell table:number-columns-repeated="998"/>
        </table:table-row>
        <table:table-row table:style-name="ro1">
          <table:table-cell office:value-type="float" office:value="-641" calcext:value-type="float">
            <text:p>-641</text:p>
          </table:table-cell>
          <table:table-cell table:formula="of:=[.B467] + 1 / 1000" office:value-type="float" office:value="0.468" calcext:value-type="float">
            <text:p>0,468</text:p>
          </table:table-cell>
          <table:table-cell table:number-columns-repeated="998"/>
        </table:table-row>
        <table:table-row table:style-name="ro1">
          <table:table-cell office:value-type="float" office:value="-586" calcext:value-type="float">
            <text:p>-586</text:p>
          </table:table-cell>
          <table:table-cell table:formula="of:=[.B468] + 1 / 1000" office:value-type="float" office:value="0.469" calcext:value-type="float">
            <text:p>0,469</text:p>
          </table:table-cell>
          <table:table-cell table:number-columns-repeated="998"/>
        </table:table-row>
        <table:table-row table:style-name="ro1">
          <table:table-cell office:value-type="float" office:value="-514" calcext:value-type="float">
            <text:p>-514</text:p>
          </table:table-cell>
          <table:table-cell table:formula="of:=[.B469] + 1 / 1000" office:value-type="float" office:value="0.47" calcext:value-type="float">
            <text:p>0,47</text:p>
          </table:table-cell>
          <table:table-cell table:number-columns-repeated="998"/>
        </table:table-row>
        <table:table-row table:style-name="ro1">
          <table:table-cell office:value-type="float" office:value="-335" calcext:value-type="float">
            <text:p>-335</text:p>
          </table:table-cell>
          <table:table-cell table:formula="of:=[.B470] + 1 / 1000" office:value-type="float" office:value="0.471" calcext:value-type="float">
            <text:p>0,471</text:p>
          </table:table-cell>
          <table:table-cell table:number-columns-repeated="998"/>
        </table:table-row>
        <table:table-row table:style-name="ro1">
          <table:table-cell office:value-type="float" office:value="-101" calcext:value-type="float">
            <text:p>-101</text:p>
          </table:table-cell>
          <table:table-cell table:formula="of:=[.B471] + 1 / 1000" office:value-type="float" office:value="0.472" calcext:value-type="float">
            <text:p>0,472</text:p>
          </table:table-cell>
          <table:table-cell table:number-columns-repeated="998"/>
        </table:table-row>
        <table:table-row table:style-name="ro1">
          <table:table-cell office:value-type="float" office:value="-95" calcext:value-type="float">
            <text:p>-95</text:p>
          </table:table-cell>
          <table:table-cell table:formula="of:=[.B472] + 1 / 1000" office:value-type="float" office:value="0.473" calcext:value-type="float">
            <text:p>0,473</text:p>
          </table:table-cell>
          <table:table-cell table:number-columns-repeated="998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[.B473] + 1 / 1000" office:value-type="float" office:value="0.474" calcext:value-type="float">
            <text:p>0,474</text:p>
          </table:table-cell>
          <table:table-cell table:number-columns-repeated="99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474] + 1 / 1000" office:value-type="float" office:value="0.475" calcext:value-type="float">
            <text:p>0,475</text:p>
          </table:table-cell>
          <table:table-cell table:number-columns-repeated="99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475] + 1 / 1000" office:value-type="float" office:value="0.476" calcext:value-type="float">
            <text:p>0,476</text:p>
          </table:table-cell>
          <table:table-cell table:number-columns-repeated="99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476] + 1 / 1000" office:value-type="float" office:value="0.477" calcext:value-type="float">
            <text:p>0,477</text:p>
          </table:table-cell>
          <table:table-cell table:number-columns-repeated="998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477] + 1 / 1000" office:value-type="float" office:value="0.478" calcext:value-type="float">
            <text:p>0,478</text:p>
          </table:table-cell>
          <table:table-cell table:number-columns-repeated="998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478] + 1 / 1000" office:value-type="float" office:value="0.479" calcext:value-type="float">
            <text:p>0,479</text:p>
          </table:table-cell>
          <table:table-cell table:number-columns-repeated="99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479] + 1 / 1000" office:value-type="float" office:value="0.48" calcext:value-type="float">
            <text:p>0,48</text:p>
          </table:table-cell>
          <table:table-cell table:number-columns-repeated="998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480] + 1 / 1000" office:value-type="float" office:value="0.481" calcext:value-type="float">
            <text:p>0,481</text:p>
          </table:table-cell>
          <table:table-cell table:number-columns-repeated="998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481] + 1 / 1000" office:value-type="float" office:value="0.482" calcext:value-type="float">
            <text:p>0,482</text:p>
          </table:table-cell>
          <table:table-cell table:number-columns-repeated="998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482] + 1 / 1000" office:value-type="float" office:value="0.483" calcext:value-type="float">
            <text:p>0,483</text:p>
          </table:table-cell>
          <table:table-cell table:number-columns-repeated="998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483] + 1 / 1000" office:value-type="float" office:value="0.484" calcext:value-type="float">
            <text:p>0,484</text:p>
          </table:table-cell>
          <table:table-cell table:number-columns-repeated="998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484] + 1 / 1000" office:value-type="float" office:value="0.485" calcext:value-type="float">
            <text:p>0,485</text:p>
          </table:table-cell>
          <table:table-cell table:number-columns-repeated="998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485] + 1 / 1000" office:value-type="float" office:value="0.486" calcext:value-type="float">
            <text:p>0,486</text:p>
          </table:table-cell>
          <table:table-cell table:number-columns-repeated="998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486] + 1 / 1000" office:value-type="float" office:value="0.487" calcext:value-type="float">
            <text:p>0,487</text:p>
          </table:table-cell>
          <table:table-cell table:number-columns-repeated="998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B487] + 1 / 1000" office:value-type="float" office:value="0.488" calcext:value-type="float">
            <text:p>0,488</text:p>
          </table:table-cell>
          <table:table-cell table:number-columns-repeated="998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B488] + 1 / 1000" office:value-type="float" office:value="0.489" calcext:value-type="float">
            <text:p>0,489</text:p>
          </table:table-cell>
          <table:table-cell table:number-columns-repeated="998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B489] + 1 / 1000" office:value-type="float" office:value="0.49" calcext:value-type="float">
            <text:p>0,49</text:p>
          </table:table-cell>
          <table:table-cell table:number-columns-repeated="998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B490] + 1 / 1000" office:value-type="float" office:value="0.491" calcext:value-type="float">
            <text:p>0,491</text:p>
          </table:table-cell>
          <table:table-cell table:number-columns-repeated="998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B491] + 1 / 1000" office:value-type="float" office:value="0.492" calcext:value-type="float">
            <text:p>0,492</text:p>
          </table:table-cell>
          <table:table-cell table:number-columns-repeated="998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B492] + 1 / 1000" office:value-type="float" office:value="0.493" calcext:value-type="float">
            <text:p>0,493</text:p>
          </table:table-cell>
          <table:table-cell table:number-columns-repeated="998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B493] + 1 / 1000" office:value-type="float" office:value="0.494" calcext:value-type="float">
            <text:p>0,494</text:p>
          </table:table-cell>
          <table:table-cell table:number-columns-repeated="998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B494] + 1 / 1000" office:value-type="float" office:value="0.495" calcext:value-type="float">
            <text:p>0,495</text:p>
          </table:table-cell>
          <table:table-cell table:number-columns-repeated="998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B495] + 1 / 1000" office:value-type="float" office:value="0.496" calcext:value-type="float">
            <text:p>0,496</text:p>
          </table:table-cell>
          <table:table-cell table:number-columns-repeated="998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B496] + 1 / 1000" office:value-type="float" office:value="0.497" calcext:value-type="float">
            <text:p>0,497</text:p>
          </table:table-cell>
          <table:table-cell table:number-columns-repeated="998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B497] + 1 / 1000" office:value-type="float" office:value="0.498" calcext:value-type="float">
            <text:p>0,498</text:p>
          </table:table-cell>
          <table:table-cell table:number-columns-repeated="998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B498] + 1 / 1000" office:value-type="float" office:value="0.499" calcext:value-type="float">
            <text:p>0,499</text:p>
          </table:table-cell>
          <table:table-cell table:number-columns-repeated="998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B499] + 1 / 1000" office:value-type="float" office:value="0.5" calcext:value-type="float">
            <text:p>0,5</text:p>
          </table:table-cell>
          <table:table-cell table:number-columns-repeated="998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B500] + 1 / 1000" office:value-type="float" office:value="0.501" calcext:value-type="float">
            <text:p>0,501</text:p>
          </table:table-cell>
          <table:table-cell table:number-columns-repeated="998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B501] + 1 / 1000" office:value-type="float" office:value="0.502" calcext:value-type="float">
            <text:p>0,502</text:p>
          </table:table-cell>
          <table:table-cell table:number-columns-repeated="998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B502] + 1 / 1000" office:value-type="float" office:value="0.503" calcext:value-type="float">
            <text:p>0,503</text:p>
          </table:table-cell>
          <table:table-cell table:number-columns-repeated="998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B503] + 1 / 1000" office:value-type="float" office:value="0.504" calcext:value-type="float">
            <text:p>0,504</text:p>
          </table:table-cell>
          <table:table-cell table:number-columns-repeated="998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B504] + 1 / 1000" office:value-type="float" office:value="0.505" calcext:value-type="float">
            <text:p>0,505</text:p>
          </table:table-cell>
          <table:table-cell table:number-columns-repeated="998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[.B505] + 1 / 1000" office:value-type="float" office:value="0.506" calcext:value-type="float">
            <text:p>0,506</text:p>
          </table:table-cell>
          <table:table-cell table:number-columns-repeated="998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[.B506] + 1 / 1000" office:value-type="float" office:value="0.507" calcext:value-type="float">
            <text:p>0,507</text:p>
          </table:table-cell>
          <table:table-cell table:number-columns-repeated="998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[.B507] + 1 / 1000" office:value-type="float" office:value="0.508" calcext:value-type="float">
            <text:p>0,508</text:p>
          </table:table-cell>
          <table:table-cell table:number-columns-repeated="998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[.B508] + 1 / 1000" office:value-type="float" office:value="0.509" calcext:value-type="float">
            <text:p>0,509</text:p>
          </table:table-cell>
          <table:table-cell table:number-columns-repeated="998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[.B509] + 1 / 1000" office:value-type="float" office:value="0.51" calcext:value-type="float">
            <text:p>0,51</text:p>
          </table:table-cell>
          <table:table-cell table:number-columns-repeated="998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[.B510] + 1 / 1000" office:value-type="float" office:value="0.511" calcext:value-type="float">
            <text:p>0,511</text:p>
          </table:table-cell>
          <table:table-cell table:number-columns-repeated="998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[.B511] + 1 / 1000" office:value-type="float" office:value="0.512" calcext:value-type="float">
            <text:p>0,512</text:p>
          </table:table-cell>
          <table:table-cell table:number-columns-repeated="998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[.B512] + 1 / 1000" office:value-type="float" office:value="0.513" calcext:value-type="float">
            <text:p>0,513</text:p>
          </table:table-cell>
          <table:table-cell table:number-columns-repeated="998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[.B513] + 1 / 1000" office:value-type="float" office:value="0.514" calcext:value-type="float">
            <text:p>0,514</text:p>
          </table:table-cell>
          <table:table-cell table:number-columns-repeated="998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[.B514] + 1 / 1000" office:value-type="float" office:value="0.515" calcext:value-type="float">
            <text:p>0,515</text:p>
          </table:table-cell>
          <table:table-cell table:number-columns-repeated="998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[.B515] + 1 / 1000" office:value-type="float" office:value="0.516" calcext:value-type="float">
            <text:p>0,516</text:p>
          </table:table-cell>
          <table:table-cell table:number-columns-repeated="998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[.B516] + 1 / 1000" office:value-type="float" office:value="0.517" calcext:value-type="float">
            <text:p>0,517</text:p>
          </table:table-cell>
          <table:table-cell table:number-columns-repeated="998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[.B517] + 1 / 1000" office:value-type="float" office:value="0.518" calcext:value-type="float">
            <text:p>0,518</text:p>
          </table:table-cell>
          <table:table-cell table:number-columns-repeated="998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[.B518] + 1 / 1000" office:value-type="float" office:value="0.519" calcext:value-type="float">
            <text:p>0,519</text:p>
          </table:table-cell>
          <table:table-cell table:number-columns-repeated="998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[.B519] + 1 / 1000" office:value-type="float" office:value="0.52" calcext:value-type="float">
            <text:p>0,52</text:p>
          </table:table-cell>
          <table:table-cell table:number-columns-repeated="998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[.B520] + 1 / 1000" office:value-type="float" office:value="0.521" calcext:value-type="float">
            <text:p>0,521</text:p>
          </table:table-cell>
          <table:table-cell table:number-columns-repeated="998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[.B521] + 1 / 1000" office:value-type="float" office:value="0.522" calcext:value-type="float">
            <text:p>0,522</text:p>
          </table:table-cell>
          <table:table-cell table:number-columns-repeated="998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[.B522] + 1 / 1000" office:value-type="float" office:value="0.523" calcext:value-type="float">
            <text:p>0,523</text:p>
          </table:table-cell>
          <table:table-cell table:number-columns-repeated="998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[.B523] + 1 / 1000" office:value-type="float" office:value="0.524" calcext:value-type="float">
            <text:p>0,524</text:p>
          </table:table-cell>
          <table:table-cell table:number-columns-repeated="998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formula="of:=[.B524] + 1 / 1000" office:value-type="float" office:value="0.525" calcext:value-type="float">
            <text:p>0,525</text:p>
          </table:table-cell>
          <table:table-cell table:number-columns-repeated="998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[.B525] + 1 / 1000" office:value-type="float" office:value="0.526" calcext:value-type="float">
            <text:p>0,526</text:p>
          </table:table-cell>
          <table:table-cell table:number-columns-repeated="998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formula="of:=[.B526] + 1 / 1000" office:value-type="float" office:value="0.527" calcext:value-type="float">
            <text:p>0,527</text:p>
          </table:table-cell>
          <table:table-cell table:number-columns-repeated="998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formula="of:=[.B527] + 1 / 1000" office:value-type="float" office:value="0.528" calcext:value-type="float">
            <text:p>0,528</text:p>
          </table:table-cell>
          <table:table-cell table:number-columns-repeated="998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formula="of:=[.B528] + 1 / 1000" office:value-type="float" office:value="0.529" calcext:value-type="float">
            <text:p>0,529</text:p>
          </table:table-cell>
          <table:table-cell table:number-columns-repeated="998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formula="of:=[.B529] + 1 / 1000" office:value-type="float" office:value="0.53" calcext:value-type="float">
            <text:p>0,53</text:p>
          </table:table-cell>
          <table:table-cell table:number-columns-repeated="998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formula="of:=[.B530] + 1 / 1000" office:value-type="float" office:value="0.531" calcext:value-type="float">
            <text:p>0,531</text:p>
          </table:table-cell>
          <table:table-cell table:number-columns-repeated="998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formula="of:=[.B531] + 1 / 1000" office:value-type="float" office:value="0.532" calcext:value-type="float">
            <text:p>0,532</text:p>
          </table:table-cell>
          <table:table-cell table:number-columns-repeated="998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formula="of:=[.B532] + 1 / 1000" office:value-type="float" office:value="0.533" calcext:value-type="float">
            <text:p>0,533</text:p>
          </table:table-cell>
          <table:table-cell table:number-columns-repeated="998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formula="of:=[.B533] + 1 / 1000" office:value-type="float" office:value="0.534" calcext:value-type="float">
            <text:p>0,534</text:p>
          </table:table-cell>
          <table:table-cell table:number-columns-repeated="998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[.B534] + 1 / 1000" office:value-type="float" office:value="0.535" calcext:value-type="float">
            <text:p>0,535</text:p>
          </table:table-cell>
          <table:table-cell table:number-columns-repeated="998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formula="of:=[.B535] + 1 / 1000" office:value-type="float" office:value="0.536" calcext:value-type="float">
            <text:p>0,536</text:p>
          </table:table-cell>
          <table:table-cell table:number-columns-repeated="998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formula="of:=[.B536] + 1 / 1000" office:value-type="float" office:value="0.537" calcext:value-type="float">
            <text:p>0,537</text:p>
          </table:table-cell>
          <table:table-cell table:number-columns-repeated="998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formula="of:=[.B537] + 1 / 1000" office:value-type="float" office:value="0.538" calcext:value-type="float">
            <text:p>0,538</text:p>
          </table:table-cell>
          <table:table-cell table:number-columns-repeated="998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formula="of:=[.B538] + 1 / 1000" office:value-type="float" office:value="0.539" calcext:value-type="float">
            <text:p>0,539</text:p>
          </table:table-cell>
          <table:table-cell table:number-columns-repeated="998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formula="of:=[.B539] + 1 / 1000" office:value-type="float" office:value="0.54" calcext:value-type="float">
            <text:p>0,54</text:p>
          </table:table-cell>
          <table:table-cell table:number-columns-repeated="998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formula="of:=[.B540] + 1 / 1000" office:value-type="float" office:value="0.541" calcext:value-type="float">
            <text:p>0,541</text:p>
          </table:table-cell>
          <table:table-cell table:number-columns-repeated="998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formula="of:=[.B541] + 1 / 1000" office:value-type="float" office:value="0.542" calcext:value-type="float">
            <text:p>0,542</text:p>
          </table:table-cell>
          <table:table-cell table:number-columns-repeated="998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formula="of:=[.B542] + 1 / 1000" office:value-type="float" office:value="0.543" calcext:value-type="float">
            <text:p>0,543</text:p>
          </table:table-cell>
          <table:table-cell table:number-columns-repeated="998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formula="of:=[.B543] + 1 / 1000" office:value-type="float" office:value="0.544" calcext:value-type="float">
            <text:p>0,544</text:p>
          </table:table-cell>
          <table:table-cell table:number-columns-repeated="998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formula="of:=[.B544] + 1 / 1000" office:value-type="float" office:value="0.545" calcext:value-type="float">
            <text:p>0,545</text:p>
          </table:table-cell>
          <table:table-cell table:number-columns-repeated="998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formula="of:=[.B545] + 1 / 1000" office:value-type="float" office:value="0.546" calcext:value-type="float">
            <text:p>0,546</text:p>
          </table:table-cell>
          <table:table-cell table:number-columns-repeated="998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formula="of:=[.B546] + 1 / 1000" office:value-type="float" office:value="0.547" calcext:value-type="float">
            <text:p>0,547</text:p>
          </table:table-cell>
          <table:table-cell table:number-columns-repeated="998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formula="of:=[.B547] + 1 / 1000" office:value-type="float" office:value="0.548" calcext:value-type="float">
            <text:p>0,548</text:p>
          </table:table-cell>
          <table:table-cell table:number-columns-repeated="998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formula="of:=[.B548] + 1 / 1000" office:value-type="float" office:value="0.549" calcext:value-type="float">
            <text:p>0,549</text:p>
          </table:table-cell>
          <table:table-cell table:number-columns-repeated="998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formula="of:=[.B549] + 1 / 1000" office:value-type="float" office:value="0.55" calcext:value-type="float">
            <text:p>0,55</text:p>
          </table:table-cell>
          <table:table-cell table:number-columns-repeated="998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formula="of:=[.B550] + 1 / 1000" office:value-type="float" office:value="0.551" calcext:value-type="float">
            <text:p>0,551</text:p>
          </table:table-cell>
          <table:table-cell table:number-columns-repeated="998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formula="of:=[.B551] + 1 / 1000" office:value-type="float" office:value="0.552" calcext:value-type="float">
            <text:p>0,552</text:p>
          </table:table-cell>
          <table:table-cell table:number-columns-repeated="998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formula="of:=[.B552] + 1 / 1000" office:value-type="float" office:value="0.553" calcext:value-type="float">
            <text:p>0,553</text:p>
          </table:table-cell>
          <table:table-cell table:number-columns-repeated="998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formula="of:=[.B553] + 1 / 1000" office:value-type="float" office:value="0.554" calcext:value-type="float">
            <text:p>0,554</text:p>
          </table:table-cell>
          <table:table-cell table:number-columns-repeated="998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formula="of:=[.B554] + 1 / 1000" office:value-type="float" office:value="0.555" calcext:value-type="float">
            <text:p>0,555</text:p>
          </table:table-cell>
          <table:table-cell table:number-columns-repeated="998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[.B555] + 1 / 1000" office:value-type="float" office:value="0.556" calcext:value-type="float">
            <text:p>0,556</text:p>
          </table:table-cell>
          <table:table-cell table:number-columns-repeated="998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formula="of:=[.B556] + 1 / 1000" office:value-type="float" office:value="0.557" calcext:value-type="float">
            <text:p>0,557</text:p>
          </table:table-cell>
          <table:table-cell table:number-columns-repeated="998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formula="of:=[.B557] + 1 / 1000" office:value-type="float" office:value="0.558" calcext:value-type="float">
            <text:p>0,558</text:p>
          </table:table-cell>
          <table:table-cell table:number-columns-repeated="998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formula="of:=[.B558] + 1 / 1000" office:value-type="float" office:value="0.559" calcext:value-type="float">
            <text:p>0,559</text:p>
          </table:table-cell>
          <table:table-cell table:number-columns-repeated="998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formula="of:=[.B559] + 1 / 1000" office:value-type="float" office:value="0.56" calcext:value-type="float">
            <text:p>0,56</text:p>
          </table:table-cell>
          <table:table-cell table:number-columns-repeated="998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formula="of:=[.B560] + 1 / 1000" office:value-type="float" office:value="0.561" calcext:value-type="float">
            <text:p>0,561</text:p>
          </table:table-cell>
          <table:table-cell table:number-columns-repeated="998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formula="of:=[.B561] + 1 / 1000" office:value-type="float" office:value="0.562" calcext:value-type="float">
            <text:p>0,562</text:p>
          </table:table-cell>
          <table:table-cell table:number-columns-repeated="998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formula="of:=[.B562] + 1 / 1000" office:value-type="float" office:value="0.563" calcext:value-type="float">
            <text:p>0,563</text:p>
          </table:table-cell>
          <table:table-cell table:number-columns-repeated="998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formula="of:=[.B563] + 1 / 1000" office:value-type="float" office:value="0.564" calcext:value-type="float">
            <text:p>0,564</text:p>
          </table:table-cell>
          <table:table-cell table:number-columns-repeated="998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formula="of:=[.B564] + 1 / 1000" office:value-type="float" office:value="0.565" calcext:value-type="float">
            <text:p>0,565</text:p>
          </table:table-cell>
          <table:table-cell table:number-columns-repeated="998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formula="of:=[.B565] + 1 / 1000" office:value-type="float" office:value="0.566" calcext:value-type="float">
            <text:p>0,566</text:p>
          </table:table-cell>
          <table:table-cell table:number-columns-repeated="998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formula="of:=[.B566] + 1 / 1000" office:value-type="float" office:value="0.567" calcext:value-type="float">
            <text:p>0,567</text:p>
          </table:table-cell>
          <table:table-cell table:number-columns-repeated="998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formula="of:=[.B567] + 1 / 1000" office:value-type="float" office:value="0.568" calcext:value-type="float">
            <text:p>0,568</text:p>
          </table:table-cell>
          <table:table-cell table:number-columns-repeated="998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formula="of:=[.B568] + 1 / 1000" office:value-type="float" office:value="0.569" calcext:value-type="float">
            <text:p>0,569</text:p>
          </table:table-cell>
          <table:table-cell table:number-columns-repeated="998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formula="of:=[.B569] + 1 / 1000" office:value-type="float" office:value="0.57" calcext:value-type="float">
            <text:p>0,57</text:p>
          </table:table-cell>
          <table:table-cell table:number-columns-repeated="998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formula="of:=[.B570] + 1 / 1000" office:value-type="float" office:value="0.571" calcext:value-type="float">
            <text:p>0,571</text:p>
          </table:table-cell>
          <table:table-cell table:number-columns-repeated="998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formula="of:=[.B571] + 1 / 1000" office:value-type="float" office:value="0.572" calcext:value-type="float">
            <text:p>0,572</text:p>
          </table:table-cell>
          <table:table-cell table:number-columns-repeated="998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formula="of:=[.B572] + 1 / 1000" office:value-type="float" office:value="0.573" calcext:value-type="float">
            <text:p>0,573</text:p>
          </table:table-cell>
          <table:table-cell table:number-columns-repeated="998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formula="of:=[.B573] + 1 / 1000" office:value-type="float" office:value="0.574" calcext:value-type="float">
            <text:p>0,574</text:p>
          </table:table-cell>
          <table:table-cell table:number-columns-repeated="998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formula="of:=[.B574] + 1 / 1000" office:value-type="float" office:value="0.575" calcext:value-type="float">
            <text:p>0,575</text:p>
          </table:table-cell>
          <table:table-cell table:number-columns-repeated="998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formula="of:=[.B575] + 1 / 1000" office:value-type="float" office:value="0.576" calcext:value-type="float">
            <text:p>0,576</text:p>
          </table:table-cell>
          <table:table-cell table:number-columns-repeated="998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formula="of:=[.B576] + 1 / 1000" office:value-type="float" office:value="0.577" calcext:value-type="float">
            <text:p>0,577</text:p>
          </table:table-cell>
          <table:table-cell table:number-columns-repeated="998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formula="of:=[.B577] + 1 / 1000" office:value-type="float" office:value="0.578" calcext:value-type="float">
            <text:p>0,578</text:p>
          </table:table-cell>
          <table:table-cell table:number-columns-repeated="998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formula="of:=[.B578] + 1 / 1000" office:value-type="float" office:value="0.579" calcext:value-type="float">
            <text:p>0,579</text:p>
          </table:table-cell>
          <table:table-cell table:number-columns-repeated="998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formula="of:=[.B579] + 1 / 1000" office:value-type="float" office:value="0.58" calcext:value-type="float">
            <text:p>0,58</text:p>
          </table:table-cell>
          <table:table-cell table:number-columns-repeated="998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formula="of:=[.B580] + 1 / 1000" office:value-type="float" office:value="0.581" calcext:value-type="float">
            <text:p>0,581</text:p>
          </table:table-cell>
          <table:table-cell table:number-columns-repeated="998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formula="of:=[.B581] + 1 / 1000" office:value-type="float" office:value="0.582" calcext:value-type="float">
            <text:p>0,582</text:p>
          </table:table-cell>
          <table:table-cell table:number-columns-repeated="998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formula="of:=[.B582] + 1 / 1000" office:value-type="float" office:value="0.583" calcext:value-type="float">
            <text:p>0,583</text:p>
          </table:table-cell>
          <table:table-cell table:number-columns-repeated="998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formula="of:=[.B583] + 1 / 1000" office:value-type="float" office:value="0.584" calcext:value-type="float">
            <text:p>0,584</text:p>
          </table:table-cell>
          <table:table-cell table:number-columns-repeated="998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formula="of:=[.B584] + 1 / 1000" office:value-type="float" office:value="0.585" calcext:value-type="float">
            <text:p>0,585</text:p>
          </table:table-cell>
          <table:table-cell table:number-columns-repeated="998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formula="of:=[.B585] + 1 / 1000" office:value-type="float" office:value="0.586" calcext:value-type="float">
            <text:p>0,586</text:p>
          </table:table-cell>
          <table:table-cell table:number-columns-repeated="998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formula="of:=[.B586] + 1 / 1000" office:value-type="float" office:value="0.587" calcext:value-type="float">
            <text:p>0,587</text:p>
          </table:table-cell>
          <table:table-cell table:number-columns-repeated="998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formula="of:=[.B587] + 1 / 1000" office:value-type="float" office:value="0.588" calcext:value-type="float">
            <text:p>0,588</text:p>
          </table:table-cell>
          <table:table-cell table:number-columns-repeated="998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formula="of:=[.B588] + 1 / 1000" office:value-type="float" office:value="0.589" calcext:value-type="float">
            <text:p>0,589</text:p>
          </table:table-cell>
          <table:table-cell table:number-columns-repeated="998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formula="of:=[.B589] + 1 / 1000" office:value-type="float" office:value="0.59" calcext:value-type="float">
            <text:p>0,59</text:p>
          </table:table-cell>
          <table:table-cell table:number-columns-repeated="998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formula="of:=[.B590] + 1 / 1000" office:value-type="float" office:value="0.591" calcext:value-type="float">
            <text:p>0,591</text:p>
          </table:table-cell>
          <table:table-cell table:number-columns-repeated="998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formula="of:=[.B591] + 1 / 1000" office:value-type="float" office:value="0.592" calcext:value-type="float">
            <text:p>0,592</text:p>
          </table:table-cell>
          <table:table-cell table:number-columns-repeated="998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formula="of:=[.B592] + 1 / 1000" office:value-type="float" office:value="0.593" calcext:value-type="float">
            <text:p>0,593</text:p>
          </table:table-cell>
          <table:table-cell table:number-columns-repeated="998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formula="of:=[.B593] + 1 / 1000" office:value-type="float" office:value="0.594" calcext:value-type="float">
            <text:p>0,594</text:p>
          </table:table-cell>
          <table:table-cell table:number-columns-repeated="998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formula="of:=[.B594] + 1 / 1000" office:value-type="float" office:value="0.595" calcext:value-type="float">
            <text:p>0,595</text:p>
          </table:table-cell>
          <table:table-cell table:number-columns-repeated="998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formula="of:=[.B595] + 1 / 1000" office:value-type="float" office:value="0.596" calcext:value-type="float">
            <text:p>0,596</text:p>
          </table:table-cell>
          <table:table-cell table:number-columns-repeated="998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formula="of:=[.B596] + 1 / 1000" office:value-type="float" office:value="0.597" calcext:value-type="float">
            <text:p>0,597</text:p>
          </table:table-cell>
          <table:table-cell table:number-columns-repeated="998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formula="of:=[.B597] + 1 / 1000" office:value-type="float" office:value="0.598" calcext:value-type="float">
            <text:p>0,598</text:p>
          </table:table-cell>
          <table:table-cell table:number-columns-repeated="998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formula="of:=[.B598] + 1 / 1000" office:value-type="float" office:value="0.599" calcext:value-type="float">
            <text:p>0,599</text:p>
          </table:table-cell>
          <table:table-cell table:number-columns-repeated="998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formula="of:=[.B599] + 1 / 1000" office:value-type="float" office:value="0.6" calcext:value-type="float">
            <text:p>0,6</text:p>
          </table:table-cell>
          <table:table-cell table:number-columns-repeated="998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formula="of:=[.B600] + 1 / 1000" office:value-type="float" office:value="0.601" calcext:value-type="float">
            <text:p>0,601</text:p>
          </table:table-cell>
          <table:table-cell table:number-columns-repeated="998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formula="of:=[.B601] + 1 / 1000" office:value-type="float" office:value="0.602" calcext:value-type="float">
            <text:p>0,602</text:p>
          </table:table-cell>
          <table:table-cell table:number-columns-repeated="998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formula="of:=[.B602] + 1 / 1000" office:value-type="float" office:value="0.603" calcext:value-type="float">
            <text:p>0,603</text:p>
          </table:table-cell>
          <table:table-cell table:number-columns-repeated="998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formula="of:=[.B603] + 1 / 1000" office:value-type="float" office:value="0.604" calcext:value-type="float">
            <text:p>0,604</text:p>
          </table:table-cell>
          <table:table-cell table:number-columns-repeated="998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formula="of:=[.B604] + 1 / 1000" office:value-type="float" office:value="0.605" calcext:value-type="float">
            <text:p>0,605</text:p>
          </table:table-cell>
          <table:table-cell table:number-columns-repeated="998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formula="of:=[.B605] + 1 / 1000" office:value-type="float" office:value="0.606" calcext:value-type="float">
            <text:p>0,606</text:p>
          </table:table-cell>
          <table:table-cell table:number-columns-repeated="998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formula="of:=[.B606] + 1 / 1000" office:value-type="float" office:value="0.607" calcext:value-type="float">
            <text:p>0,607</text:p>
          </table:table-cell>
          <table:table-cell table:number-columns-repeated="998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formula="of:=[.B607] + 1 / 1000" office:value-type="float" office:value="0.608" calcext:value-type="float">
            <text:p>0,608</text:p>
          </table:table-cell>
          <table:table-cell table:number-columns-repeated="998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formula="of:=[.B608] + 1 / 1000" office:value-type="float" office:value="0.609" calcext:value-type="float">
            <text:p>0,609</text:p>
          </table:table-cell>
          <table:table-cell table:number-columns-repeated="998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formula="of:=[.B609] + 1 / 1000" office:value-type="float" office:value="0.61" calcext:value-type="float">
            <text:p>0,61</text:p>
          </table:table-cell>
          <table:table-cell table:number-columns-repeated="998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formula="of:=[.B610] + 1 / 1000" office:value-type="float" office:value="0.611" calcext:value-type="float">
            <text:p>0,611</text:p>
          </table:table-cell>
          <table:table-cell table:number-columns-repeated="998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formula="of:=[.B611] + 1 / 1000" office:value-type="float" office:value="0.612" calcext:value-type="float">
            <text:p>0,612</text:p>
          </table:table-cell>
          <table:table-cell table:number-columns-repeated="998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formula="of:=[.B612] + 1 / 1000" office:value-type="float" office:value="0.613" calcext:value-type="float">
            <text:p>0,613</text:p>
          </table:table-cell>
          <table:table-cell table:number-columns-repeated="998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formula="of:=[.B613] + 1 / 1000" office:value-type="float" office:value="0.614" calcext:value-type="float">
            <text:p>0,614</text:p>
          </table:table-cell>
          <table:table-cell table:number-columns-repeated="998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formula="of:=[.B614] + 1 / 1000" office:value-type="float" office:value="0.615" calcext:value-type="float">
            <text:p>0,615</text:p>
          </table:table-cell>
          <table:table-cell table:number-columns-repeated="998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formula="of:=[.B615] + 1 / 1000" office:value-type="float" office:value="0.616" calcext:value-type="float">
            <text:p>0,616</text:p>
          </table:table-cell>
          <table:table-cell table:number-columns-repeated="998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formula="of:=[.B616] + 1 / 1000" office:value-type="float" office:value="0.617" calcext:value-type="float">
            <text:p>0,617</text:p>
          </table:table-cell>
          <table:table-cell table:number-columns-repeated="998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formula="of:=[.B617] + 1 / 1000" office:value-type="float" office:value="0.618" calcext:value-type="float">
            <text:p>0,618</text:p>
          </table:table-cell>
          <table:table-cell table:number-columns-repeated="998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formula="of:=[.B618] + 1 / 1000" office:value-type="float" office:value="0.619" calcext:value-type="float">
            <text:p>0,619</text:p>
          </table:table-cell>
          <table:table-cell table:number-columns-repeated="998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formula="of:=[.B619] + 1 / 1000" office:value-type="float" office:value="0.62" calcext:value-type="float">
            <text:p>0,62</text:p>
          </table:table-cell>
          <table:table-cell table:number-columns-repeated="998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formula="of:=[.B620] + 1 / 1000" office:value-type="float" office:value="0.621" calcext:value-type="float">
            <text:p>0,621</text:p>
          </table:table-cell>
          <table:table-cell table:number-columns-repeated="998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formula="of:=[.B621] + 1 / 1000" office:value-type="float" office:value="0.622" calcext:value-type="float">
            <text:p>0,622</text:p>
          </table:table-cell>
          <table:table-cell table:number-columns-repeated="998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formula="of:=[.B622] + 1 / 1000" office:value-type="float" office:value="0.623" calcext:value-type="float">
            <text:p>0,623</text:p>
          </table:table-cell>
          <table:table-cell table:number-columns-repeated="998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formula="of:=[.B623] + 1 / 1000" office:value-type="float" office:value="0.624" calcext:value-type="float">
            <text:p>0,624</text:p>
          </table:table-cell>
          <table:table-cell table:number-columns-repeated="998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formula="of:=[.B624] + 1 / 1000" office:value-type="float" office:value="0.625" calcext:value-type="float">
            <text:p>0,625</text:p>
          </table:table-cell>
          <table:table-cell table:number-columns-repeated="998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formula="of:=[.B625] + 1 / 1000" office:value-type="float" office:value="0.626" calcext:value-type="float">
            <text:p>0,626</text:p>
          </table:table-cell>
          <table:table-cell table:number-columns-repeated="998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formula="of:=[.B626] + 1 / 1000" office:value-type="float" office:value="0.627" calcext:value-type="float">
            <text:p>0,627</text:p>
          </table:table-cell>
          <table:table-cell table:number-columns-repeated="998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formula="of:=[.B627] + 1 / 1000" office:value-type="float" office:value="0.628" calcext:value-type="float">
            <text:p>0,628</text:p>
          </table:table-cell>
          <table:table-cell table:number-columns-repeated="998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formula="of:=[.B628] + 1 / 1000" office:value-type="float" office:value="0.629" calcext:value-type="float">
            <text:p>0,629</text:p>
          </table:table-cell>
          <table:table-cell table:number-columns-repeated="998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formula="of:=[.B629] + 1 / 1000" office:value-type="float" office:value="0.63" calcext:value-type="float">
            <text:p>0,63</text:p>
          </table:table-cell>
          <table:table-cell table:number-columns-repeated="998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formula="of:=[.B630] + 1 / 1000" office:value-type="float" office:value="0.631" calcext:value-type="float">
            <text:p>0,631</text:p>
          </table:table-cell>
          <table:table-cell table:number-columns-repeated="998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formula="of:=[.B631] + 1 / 1000" office:value-type="float" office:value="0.632" calcext:value-type="float">
            <text:p>0,632</text:p>
          </table:table-cell>
          <table:table-cell table:number-columns-repeated="998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formula="of:=[.B632] + 1 / 1000" office:value-type="float" office:value="0.633" calcext:value-type="float">
            <text:p>0,633</text:p>
          </table:table-cell>
          <table:table-cell table:number-columns-repeated="998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formula="of:=[.B633] + 1 / 1000" office:value-type="float" office:value="0.634" calcext:value-type="float">
            <text:p>0,634</text:p>
          </table:table-cell>
          <table:table-cell table:number-columns-repeated="998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formula="of:=[.B634] + 1 / 1000" office:value-type="float" office:value="0.635" calcext:value-type="float">
            <text:p>0,635</text:p>
          </table:table-cell>
          <table:table-cell table:number-columns-repeated="998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formula="of:=[.B635] + 1 / 1000" office:value-type="float" office:value="0.636" calcext:value-type="float">
            <text:p>0,636</text:p>
          </table:table-cell>
          <table:table-cell table:number-columns-repeated="998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formula="of:=[.B636] + 1 / 1000" office:value-type="float" office:value="0.637" calcext:value-type="float">
            <text:p>0,637</text:p>
          </table:table-cell>
          <table:table-cell table:number-columns-repeated="998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formula="of:=[.B637] + 1 / 1000" office:value-type="float" office:value="0.638" calcext:value-type="float">
            <text:p>0,638</text:p>
          </table:table-cell>
          <table:table-cell table:number-columns-repeated="998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formula="of:=[.B638] + 1 / 1000" office:value-type="float" office:value="0.639" calcext:value-type="float">
            <text:p>0,639</text:p>
          </table:table-cell>
          <table:table-cell table:number-columns-repeated="998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formula="of:=[.B639] + 1 / 1000" office:value-type="float" office:value="0.64" calcext:value-type="float">
            <text:p>0,64</text:p>
          </table:table-cell>
          <table:table-cell table:number-columns-repeated="998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formula="of:=[.B640] + 1 / 1000" office:value-type="float" office:value="0.641" calcext:value-type="float">
            <text:p>0,641</text:p>
          </table:table-cell>
          <table:table-cell table:number-columns-repeated="998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formula="of:=[.B641] + 1 / 1000" office:value-type="float" office:value="0.642" calcext:value-type="float">
            <text:p>0,642</text:p>
          </table:table-cell>
          <table:table-cell table:number-columns-repeated="998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formula="of:=[.B642] + 1 / 1000" office:value-type="float" office:value="0.643" calcext:value-type="float">
            <text:p>0,643</text:p>
          </table:table-cell>
          <table:table-cell table:number-columns-repeated="998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formula="of:=[.B643] + 1 / 1000" office:value-type="float" office:value="0.644" calcext:value-type="float">
            <text:p>0,644</text:p>
          </table:table-cell>
          <table:table-cell table:number-columns-repeated="998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formula="of:=[.B644] + 1 / 1000" office:value-type="float" office:value="0.645" calcext:value-type="float">
            <text:p>0,645</text:p>
          </table:table-cell>
          <table:table-cell table:number-columns-repeated="998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formula="of:=[.B645] + 1 / 1000" office:value-type="float" office:value="0.646" calcext:value-type="float">
            <text:p>0,646</text:p>
          </table:table-cell>
          <table:table-cell table:number-columns-repeated="998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formula="of:=[.B646] + 1 / 1000" office:value-type="float" office:value="0.647" calcext:value-type="float">
            <text:p>0,647</text:p>
          </table:table-cell>
          <table:table-cell table:number-columns-repeated="998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formula="of:=[.B647] + 1 / 1000" office:value-type="float" office:value="0.648" calcext:value-type="float">
            <text:p>0,648</text:p>
          </table:table-cell>
          <table:table-cell table:number-columns-repeated="998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formula="of:=[.B648] + 1 / 1000" office:value-type="float" office:value="0.649" calcext:value-type="float">
            <text:p>0,649</text:p>
          </table:table-cell>
          <table:table-cell table:number-columns-repeated="998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formula="of:=[.B649] + 1 / 1000" office:value-type="float" office:value="0.65" calcext:value-type="float">
            <text:p>0,65</text:p>
          </table:table-cell>
          <table:table-cell table:number-columns-repeated="998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formula="of:=[.B650] + 1 / 1000" office:value-type="float" office:value="0.651" calcext:value-type="float">
            <text:p>0,651</text:p>
          </table:table-cell>
          <table:table-cell table:number-columns-repeated="998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formula="of:=[.B651] + 1 / 1000" office:value-type="float" office:value="0.652" calcext:value-type="float">
            <text:p>0,652</text:p>
          </table:table-cell>
          <table:table-cell table:number-columns-repeated="998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formula="of:=[.B652] + 1 / 1000" office:value-type="float" office:value="0.653000000000001" calcext:value-type="float">
            <text:p>0,653000000000001</text:p>
          </table:table-cell>
          <table:table-cell table:number-columns-repeated="998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formula="of:=[.B653] + 1 / 1000" office:value-type="float" office:value="0.654" calcext:value-type="float">
            <text:p>0,654</text:p>
          </table:table-cell>
          <table:table-cell table:number-columns-repeated="998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formula="of:=[.B654] + 1 / 1000" office:value-type="float" office:value="0.655" calcext:value-type="float">
            <text:p>0,655</text:p>
          </table:table-cell>
          <table:table-cell table:number-columns-repeated="998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formula="of:=[.B655] + 1 / 1000" office:value-type="float" office:value="0.656" calcext:value-type="float">
            <text:p>0,656</text:p>
          </table:table-cell>
          <table:table-cell table:number-columns-repeated="998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formula="of:=[.B656] + 1 / 1000" office:value-type="float" office:value="0.657000000000001" calcext:value-type="float">
            <text:p>0,657000000000001</text:p>
          </table:table-cell>
          <table:table-cell table:number-columns-repeated="998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formula="of:=[.B657] + 1 / 1000" office:value-type="float" office:value="0.658" calcext:value-type="float">
            <text:p>0,658</text:p>
          </table:table-cell>
          <table:table-cell table:number-columns-repeated="998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formula="of:=[.B658] + 1 / 1000" office:value-type="float" office:value="0.659" calcext:value-type="float">
            <text:p>0,659</text:p>
          </table:table-cell>
          <table:table-cell table:number-columns-repeated="998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formula="of:=[.B659] + 1 / 1000" office:value-type="float" office:value="0.66" calcext:value-type="float">
            <text:p>0,66</text:p>
          </table:table-cell>
          <table:table-cell table:number-columns-repeated="998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formula="of:=[.B660] + 1 / 1000" office:value-type="float" office:value="0.661000000000001" calcext:value-type="float">
            <text:p>0,661000000000001</text:p>
          </table:table-cell>
          <table:table-cell table:number-columns-repeated="998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formula="of:=[.B661] + 1 / 1000" office:value-type="float" office:value="0.662" calcext:value-type="float">
            <text:p>0,662</text:p>
          </table:table-cell>
          <table:table-cell table:number-columns-repeated="998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formula="of:=[.B662] + 1 / 1000" office:value-type="float" office:value="0.663" calcext:value-type="float">
            <text:p>0,663</text:p>
          </table:table-cell>
          <table:table-cell table:number-columns-repeated="998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formula="of:=[.B663] + 1 / 1000" office:value-type="float" office:value="0.664" calcext:value-type="float">
            <text:p>0,664</text:p>
          </table:table-cell>
          <table:table-cell table:number-columns-repeated="998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formula="of:=[.B664] + 1 / 1000" office:value-type="float" office:value="0.665000000000001" calcext:value-type="float">
            <text:p>0,665000000000001</text:p>
          </table:table-cell>
          <table:table-cell table:number-columns-repeated="998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formula="of:=[.B665] + 1 / 1000" office:value-type="float" office:value="0.666" calcext:value-type="float">
            <text:p>0,666</text:p>
          </table:table-cell>
          <table:table-cell table:number-columns-repeated="998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formula="of:=[.B666] + 1 / 1000" office:value-type="float" office:value="0.667" calcext:value-type="float">
            <text:p>0,667</text:p>
          </table:table-cell>
          <table:table-cell table:number-columns-repeated="998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formula="of:=[.B667] + 1 / 1000" office:value-type="float" office:value="0.668" calcext:value-type="float">
            <text:p>0,668</text:p>
          </table:table-cell>
          <table:table-cell table:number-columns-repeated="998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formula="of:=[.B668] + 1 / 1000" office:value-type="float" office:value="0.669000000000001" calcext:value-type="float">
            <text:p>0,669000000000001</text:p>
          </table:table-cell>
          <table:table-cell table:number-columns-repeated="998"/>
        </table:table-row>
        <table:table-row table:style-name="ro1">
          <table:table-cell office:value-type="float" office:value="10098" calcext:value-type="float">
            <text:p>10098</text:p>
          </table:table-cell>
          <table:table-cell table:formula="of:=[.B669] + 1 / 1000" office:value-type="float" office:value="0.67" calcext:value-type="float">
            <text:p>0,67</text:p>
          </table:table-cell>
          <table:table-cell table:number-columns-repeated="998"/>
        </table:table-row>
        <table:table-row table:style-name="ro1">
          <table:table-cell office:value-type="float" office:value="10167" calcext:value-type="float">
            <text:p>10167</text:p>
          </table:table-cell>
          <table:table-cell table:formula="of:=[.B670] + 1 / 1000" office:value-type="float" office:value="0.671" calcext:value-type="float">
            <text:p>0,671</text:p>
          </table:table-cell>
          <table:table-cell table:number-columns-repeated="998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formula="of:=[.B671] + 1 / 1000" office:value-type="float" office:value="0.672" calcext:value-type="float">
            <text:p>0,672</text:p>
          </table:table-cell>
          <table:table-cell table:number-columns-repeated="998"/>
        </table:table-row>
        <table:table-row table:style-name="ro1">
          <table:table-cell office:value-type="float" office:value="10360" calcext:value-type="float">
            <text:p>10360</text:p>
          </table:table-cell>
          <table:table-cell table:formula="of:=[.B672] + 1 / 1000" office:value-type="float" office:value="0.673000000000001" calcext:value-type="float">
            <text:p>0,673000000000001</text:p>
          </table:table-cell>
          <table:table-cell table:number-columns-repeated="998"/>
        </table:table-row>
        <table:table-row table:style-name="ro1">
          <table:table-cell office:value-type="float" office:value="10511" calcext:value-type="float">
            <text:p>10511</text:p>
          </table:table-cell>
          <table:table-cell table:formula="of:=[.B673] + 1 / 1000" office:value-type="float" office:value="0.674" calcext:value-type="float">
            <text:p>0,674</text:p>
          </table:table-cell>
          <table:table-cell table:number-columns-repeated="998"/>
        </table:table-row>
        <table:table-row table:style-name="ro1">
          <table:table-cell office:value-type="float" office:value="10573" calcext:value-type="float">
            <text:p>10573</text:p>
          </table:table-cell>
          <table:table-cell table:formula="of:=[.B674] + 1 / 1000" office:value-type="float" office:value="0.675" calcext:value-type="float">
            <text:p>0,675</text:p>
          </table:table-cell>
          <table:table-cell table:number-columns-repeated="998"/>
        </table:table-row>
        <table:table-row table:style-name="ro1">
          <table:table-cell office:value-type="float" office:value="10849" calcext:value-type="float">
            <text:p>10849</text:p>
          </table:table-cell>
          <table:table-cell table:formula="of:=[.B675] + 1 / 1000" office:value-type="float" office:value="0.676" calcext:value-type="float">
            <text:p>0,676</text:p>
          </table:table-cell>
          <table:table-cell table:number-columns-repeated="998"/>
        </table:table-row>
        <table:table-row table:style-name="ro1">
          <table:table-cell office:value-type="float" office:value="10867" calcext:value-type="float">
            <text:p>10867</text:p>
          </table:table-cell>
          <table:table-cell table:formula="of:=[.B676] + 1 / 1000" office:value-type="float" office:value="0.677000000000001" calcext:value-type="float">
            <text:p>0,677000000000001</text:p>
          </table:table-cell>
          <table:table-cell table:number-columns-repeated="998"/>
        </table:table-row>
        <table:table-row table:style-name="ro1">
          <table:table-cell office:value-type="float" office:value="10947" calcext:value-type="float">
            <text:p>10947</text:p>
          </table:table-cell>
          <table:table-cell table:formula="of:=[.B677] + 1 / 1000" office:value-type="float" office:value="0.678000000000001" calcext:value-type="float">
            <text:p>0,678000000000001</text:p>
          </table:table-cell>
          <table:table-cell table:number-columns-repeated="998"/>
        </table:table-row>
        <table:table-row table:style-name="ro1">
          <table:table-cell office:value-type="float" office:value="10965" calcext:value-type="float">
            <text:p>10965</text:p>
          </table:table-cell>
          <table:table-cell table:formula="of:=[.B678] + 1 / 1000" office:value-type="float" office:value="0.679" calcext:value-type="float">
            <text:p>0,679</text:p>
          </table:table-cell>
          <table:table-cell table:number-columns-repeated="998"/>
        </table:table-row>
        <table:table-row table:style-name="ro1">
          <table:table-cell office:value-type="float" office:value="11006" calcext:value-type="float">
            <text:p>11006</text:p>
          </table:table-cell>
          <table:table-cell table:formula="of:=[.B679] + 1 / 1000" office:value-type="float" office:value="0.68" calcext:value-type="float">
            <text:p>0,68</text:p>
          </table:table-cell>
          <table:table-cell table:number-columns-repeated="998"/>
        </table:table-row>
        <table:table-row table:style-name="ro1">
          <table:table-cell office:value-type="float" office:value="11084" calcext:value-type="float">
            <text:p>11084</text:p>
          </table:table-cell>
          <table:table-cell table:formula="of:=[.B680] + 1 / 1000" office:value-type="float" office:value="0.681000000000001" calcext:value-type="float">
            <text:p>0,681000000000001</text:p>
          </table:table-cell>
          <table:table-cell table:number-columns-repeated="998"/>
        </table:table-row>
        <table:table-row table:style-name="ro1">
          <table:table-cell office:value-type="float" office:value="11247" calcext:value-type="float">
            <text:p>11247</text:p>
          </table:table-cell>
          <table:table-cell table:formula="of:=[.B681] + 1 / 1000" office:value-type="float" office:value="0.682000000000001" calcext:value-type="float">
            <text:p>0,682000000000001</text:p>
          </table:table-cell>
          <table:table-cell table:number-columns-repeated="998"/>
        </table:table-row>
        <table:table-row table:style-name="ro1">
          <table:table-cell office:value-type="float" office:value="11262" calcext:value-type="float">
            <text:p>11262</text:p>
          </table:table-cell>
          <table:table-cell table:formula="of:=[.B682] + 1 / 1000" office:value-type="float" office:value="0.683" calcext:value-type="float">
            <text:p>0,683</text:p>
          </table:table-cell>
          <table:table-cell table:number-columns-repeated="998"/>
        </table:table-row>
        <table:table-row table:style-name="ro1">
          <table:table-cell office:value-type="float" office:value="11352" calcext:value-type="float">
            <text:p>11352</text:p>
          </table:table-cell>
          <table:table-cell table:formula="of:=[.B683] + 1 / 1000" office:value-type="float" office:value="0.684" calcext:value-type="float">
            <text:p>0,684</text:p>
          </table:table-cell>
          <table:table-cell table:number-columns-repeated="998"/>
        </table:table-row>
        <table:table-row table:style-name="ro1">
          <table:table-cell office:value-type="float" office:value="11374" calcext:value-type="float">
            <text:p>11374</text:p>
          </table:table-cell>
          <table:table-cell table:formula="of:=[.B684] + 1 / 1000" office:value-type="float" office:value="0.685000000000001" calcext:value-type="float">
            <text:p>0,685000000000001</text:p>
          </table:table-cell>
          <table:table-cell table:number-columns-repeated="998"/>
        </table:table-row>
        <table:table-row table:style-name="ro1">
          <table:table-cell office:value-type="float" office:value="11615" calcext:value-type="float">
            <text:p>11615</text:p>
          </table:table-cell>
          <table:table-cell table:formula="of:=[.B685] + 1 / 1000" office:value-type="float" office:value="0.686000000000001" calcext:value-type="float">
            <text:p>0,686000000000001</text:p>
          </table:table-cell>
          <table:table-cell table:number-columns-repeated="998"/>
        </table:table-row>
        <table:table-row table:style-name="ro1">
          <table:table-cell office:value-type="float" office:value="11643" calcext:value-type="float">
            <text:p>11643</text:p>
          </table:table-cell>
          <table:table-cell table:formula="of:=[.B686] + 1 / 1000" office:value-type="float" office:value="0.687" calcext:value-type="float">
            <text:p>0,687</text:p>
          </table:table-cell>
          <table:table-cell table:number-columns-repeated="998"/>
        </table:table-row>
        <table:table-row table:style-name="ro1">
          <table:table-cell office:value-type="float" office:value="11717" calcext:value-type="float">
            <text:p>11717</text:p>
          </table:table-cell>
          <table:table-cell table:formula="of:=[.B687] + 1 / 1000" office:value-type="float" office:value="0.688" calcext:value-type="float">
            <text:p>0,688</text:p>
          </table:table-cell>
          <table:table-cell table:number-columns-repeated="998"/>
        </table:table-row>
        <table:table-row table:style-name="ro1">
          <table:table-cell office:value-type="float" office:value="11746" calcext:value-type="float">
            <text:p>11746</text:p>
          </table:table-cell>
          <table:table-cell table:formula="of:=[.B688] + 1 / 1000" office:value-type="float" office:value="0.689000000000001" calcext:value-type="float">
            <text:p>0,689000000000001</text:p>
          </table:table-cell>
          <table:table-cell table:number-columns-repeated="998"/>
        </table:table-row>
        <table:table-row table:style-name="ro1">
          <table:table-cell office:value-type="float" office:value="11855" calcext:value-type="float">
            <text:p>11855</text:p>
          </table:table-cell>
          <table:table-cell table:formula="of:=[.B689] + 1 / 1000" office:value-type="float" office:value="0.690000000000001" calcext:value-type="float">
            <text:p>0,690000000000001</text:p>
          </table:table-cell>
          <table:table-cell table:number-columns-repeated="998"/>
        </table:table-row>
        <table:table-row table:style-name="ro1">
          <table:table-cell office:value-type="float" office:value="11857" calcext:value-type="float">
            <text:p>11857</text:p>
          </table:table-cell>
          <table:table-cell table:formula="of:=[.B690] + 1 / 1000" office:value-type="float" office:value="0.691" calcext:value-type="float">
            <text:p>0,691</text:p>
          </table:table-cell>
          <table:table-cell table:number-columns-repeated="998"/>
        </table:table-row>
        <table:table-row table:style-name="ro1">
          <table:table-cell office:value-type="float" office:value="11937" calcext:value-type="float">
            <text:p>11937</text:p>
          </table:table-cell>
          <table:table-cell table:formula="of:=[.B691] + 1 / 1000" office:value-type="float" office:value="0.692" calcext:value-type="float">
            <text:p>0,692</text:p>
          </table:table-cell>
          <table:table-cell table:number-columns-repeated="998"/>
        </table:table-row>
        <table:table-row table:style-name="ro1">
          <table:table-cell office:value-type="float" office:value="11963" calcext:value-type="float">
            <text:p>11963</text:p>
          </table:table-cell>
          <table:table-cell table:formula="of:=[.B692] + 1 / 1000" office:value-type="float" office:value="0.693000000000001" calcext:value-type="float">
            <text:p>0,693000000000001</text:p>
          </table:table-cell>
          <table:table-cell table:number-columns-repeated="998"/>
        </table:table-row>
        <table:table-row table:style-name="ro1">
          <table:table-cell office:value-type="float" office:value="12113" calcext:value-type="float">
            <text:p>12113</text:p>
          </table:table-cell>
          <table:table-cell table:formula="of:=[.B693] + 1 / 1000" office:value-type="float" office:value="0.694000000000001" calcext:value-type="float">
            <text:p>0,694000000000001</text:p>
          </table:table-cell>
          <table:table-cell table:number-columns-repeated="998"/>
        </table:table-row>
        <table:table-row table:style-name="ro1">
          <table:table-cell office:value-type="float" office:value="12166" calcext:value-type="float">
            <text:p>12166</text:p>
          </table:table-cell>
          <table:table-cell table:formula="of:=[.B694] + 1 / 1000" office:value-type="float" office:value="0.695" calcext:value-type="float">
            <text:p>0,695</text:p>
          </table:table-cell>
          <table:table-cell table:number-columns-repeated="998"/>
        </table:table-row>
        <table:table-row table:style-name="ro1">
          <table:table-cell office:value-type="float" office:value="12365" calcext:value-type="float">
            <text:p>12365</text:p>
          </table:table-cell>
          <table:table-cell table:formula="of:=[.B695] + 1 / 1000" office:value-type="float" office:value="0.696" calcext:value-type="float">
            <text:p>0,696</text:p>
          </table:table-cell>
          <table:table-cell table:number-columns-repeated="998"/>
        </table:table-row>
        <table:table-row table:style-name="ro1">
          <table:table-cell office:value-type="float" office:value="12369" calcext:value-type="float">
            <text:p>12369</text:p>
          </table:table-cell>
          <table:table-cell table:formula="of:=[.B696] + 1 / 1000" office:value-type="float" office:value="0.697000000000001" calcext:value-type="float">
            <text:p>0,697000000000001</text:p>
          </table:table-cell>
          <table:table-cell table:number-columns-repeated="998"/>
        </table:table-row>
        <table:table-row table:style-name="ro1">
          <table:table-cell office:value-type="float" office:value="12398" calcext:value-type="float">
            <text:p>12398</text:p>
          </table:table-cell>
          <table:table-cell table:formula="of:=[.B697] + 1 / 1000" office:value-type="float" office:value="0.698000000000001" calcext:value-type="float">
            <text:p>0,698000000000001</text:p>
          </table:table-cell>
          <table:table-cell table:number-columns-repeated="998"/>
        </table:table-row>
        <table:table-row table:style-name="ro1">
          <table:table-cell office:value-type="float" office:value="12452" calcext:value-type="float">
            <text:p>12452</text:p>
          </table:table-cell>
          <table:table-cell table:formula="of:=[.B698] + 1 / 1000" office:value-type="float" office:value="0.699" calcext:value-type="float">
            <text:p>0,699</text:p>
          </table:table-cell>
          <table:table-cell table:number-columns-repeated="998"/>
        </table:table-row>
        <table:table-row table:style-name="ro1">
          <table:table-cell office:value-type="float" office:value="12472" calcext:value-type="float">
            <text:p>12472</text:p>
          </table:table-cell>
          <table:table-cell table:formula="of:=[.B699] + 1 / 1000" office:value-type="float" office:value="0.7" calcext:value-type="float">
            <text:p>0,7</text:p>
          </table:table-cell>
          <table:table-cell table:number-columns-repeated="998"/>
        </table:table-row>
        <table:table-row table:style-name="ro1">
          <table:table-cell office:value-type="float" office:value="12508" calcext:value-type="float">
            <text:p>12508</text:p>
          </table:table-cell>
          <table:table-cell table:formula="of:=[.B700] + 1 / 1000" office:value-type="float" office:value="0.701000000000001" calcext:value-type="float">
            <text:p>0,701000000000001</text:p>
          </table:table-cell>
          <table:table-cell table:number-columns-repeated="998"/>
        </table:table-row>
        <table:table-row table:style-name="ro1">
          <table:table-cell office:value-type="float" office:value="12623" calcext:value-type="float">
            <text:p>12623</text:p>
          </table:table-cell>
          <table:table-cell table:formula="of:=[.B701] + 1 / 1000" office:value-type="float" office:value="0.702000000000001" calcext:value-type="float">
            <text:p>0,702000000000001</text:p>
          </table:table-cell>
          <table:table-cell table:number-columns-repeated="998"/>
        </table:table-row>
        <table:table-row table:style-name="ro1">
          <table:table-cell office:value-type="float" office:value="12737" calcext:value-type="float">
            <text:p>12737</text:p>
          </table:table-cell>
          <table:table-cell table:formula="of:=[.B702] + 1 / 1000" office:value-type="float" office:value="0.703000000000001" calcext:value-type="float">
            <text:p>0,703000000000001</text:p>
          </table:table-cell>
          <table:table-cell table:number-columns-repeated="998"/>
        </table:table-row>
        <table:table-row table:style-name="ro1">
          <table:table-cell office:value-type="float" office:value="12782" calcext:value-type="float">
            <text:p>12782</text:p>
          </table:table-cell>
          <table:table-cell table:formula="of:=[.B703] + 1 / 1000" office:value-type="float" office:value="0.704" calcext:value-type="float">
            <text:p>0,704</text:p>
          </table:table-cell>
          <table:table-cell table:number-columns-repeated="998"/>
        </table:table-row>
        <table:table-row table:style-name="ro1">
          <table:table-cell office:value-type="float" office:value="12871" calcext:value-type="float">
            <text:p>12871</text:p>
          </table:table-cell>
          <table:table-cell table:formula="of:=[.B704] + 1 / 1000" office:value-type="float" office:value="0.705000000000001" calcext:value-type="float">
            <text:p>0,705000000000001</text:p>
          </table:table-cell>
          <table:table-cell table:number-columns-repeated="998"/>
        </table:table-row>
        <table:table-row table:style-name="ro1">
          <table:table-cell office:value-type="float" office:value="12893" calcext:value-type="float">
            <text:p>12893</text:p>
          </table:table-cell>
          <table:table-cell table:formula="of:=[.B705] + 1 / 1000" office:value-type="float" office:value="0.706000000000001" calcext:value-type="float">
            <text:p>0,706000000000001</text:p>
          </table:table-cell>
          <table:table-cell table:number-columns-repeated="998"/>
        </table:table-row>
        <table:table-row table:style-name="ro1">
          <table:table-cell office:value-type="float" office:value="12935" calcext:value-type="float">
            <text:p>12935</text:p>
          </table:table-cell>
          <table:table-cell table:formula="of:=[.B706] + 1 / 1000" office:value-type="float" office:value="0.707000000000001" calcext:value-type="float">
            <text:p>0,707000000000001</text:p>
          </table:table-cell>
          <table:table-cell table:number-columns-repeated="998"/>
        </table:table-row>
        <table:table-row table:style-name="ro1">
          <table:table-cell office:value-type="float" office:value="12969" calcext:value-type="float">
            <text:p>12969</text:p>
          </table:table-cell>
          <table:table-cell table:formula="of:=[.B707] + 1 / 1000" office:value-type="float" office:value="0.708" calcext:value-type="float">
            <text:p>0,708</text:p>
          </table:table-cell>
          <table:table-cell table:number-columns-repeated="998"/>
        </table:table-row>
        <table:table-row table:style-name="ro1">
          <table:table-cell office:value-type="float" office:value="13013" calcext:value-type="float">
            <text:p>13013</text:p>
          </table:table-cell>
          <table:table-cell table:formula="of:=[.B708] + 1 / 1000" office:value-type="float" office:value="0.709000000000001" calcext:value-type="float">
            <text:p>0,709000000000001</text:p>
          </table:table-cell>
          <table:table-cell table:number-columns-repeated="998"/>
        </table:table-row>
        <table:table-row table:style-name="ro1">
          <table:table-cell office:value-type="float" office:value="13026" calcext:value-type="float">
            <text:p>13026</text:p>
          </table:table-cell>
          <table:table-cell table:formula="of:=[.B709] + 1 / 1000" office:value-type="float" office:value="0.710000000000001" calcext:value-type="float">
            <text:p>0,710000000000001</text:p>
          </table:table-cell>
          <table:table-cell table:number-columns-repeated="998"/>
        </table:table-row>
        <table:table-row table:style-name="ro1">
          <table:table-cell office:value-type="float" office:value="13082" calcext:value-type="float">
            <text:p>13082</text:p>
          </table:table-cell>
          <table:table-cell table:formula="of:=[.B710] + 1 / 1000" office:value-type="float" office:value="0.711000000000001" calcext:value-type="float">
            <text:p>0,711000000000001</text:p>
          </table:table-cell>
          <table:table-cell table:number-columns-repeated="998"/>
        </table:table-row>
        <table:table-row table:style-name="ro1">
          <table:table-cell office:value-type="float" office:value="13119" calcext:value-type="float">
            <text:p>13119</text:p>
          </table:table-cell>
          <table:table-cell table:formula="of:=[.B711] + 1 / 1000" office:value-type="float" office:value="0.712" calcext:value-type="float">
            <text:p>0,712</text:p>
          </table:table-cell>
          <table:table-cell table:number-columns-repeated="998"/>
        </table:table-row>
        <table:table-row table:style-name="ro1">
          <table:table-cell office:value-type="float" office:value="13141" calcext:value-type="float">
            <text:p>13141</text:p>
          </table:table-cell>
          <table:table-cell table:formula="of:=[.B712] + 1 / 1000" office:value-type="float" office:value="0.713000000000001" calcext:value-type="float">
            <text:p>0,713000000000001</text:p>
          </table:table-cell>
          <table:table-cell table:number-columns-repeated="998"/>
        </table:table-row>
        <table:table-row table:style-name="ro1">
          <table:table-cell office:value-type="float" office:value="13172" calcext:value-type="float">
            <text:p>13172</text:p>
          </table:table-cell>
          <table:table-cell table:formula="of:=[.B713] + 1 / 1000" office:value-type="float" office:value="0.714000000000001" calcext:value-type="float">
            <text:p>0,714000000000001</text:p>
          </table:table-cell>
          <table:table-cell table:number-columns-repeated="998"/>
        </table:table-row>
        <table:table-row table:style-name="ro1">
          <table:table-cell office:value-type="float" office:value="13176" calcext:value-type="float">
            <text:p>13176</text:p>
          </table:table-cell>
          <table:table-cell table:formula="of:=[.B714] + 1 / 1000" office:value-type="float" office:value="0.715000000000001" calcext:value-type="float">
            <text:p>0,715000000000001</text:p>
          </table:table-cell>
          <table:table-cell table:number-columns-repeated="998"/>
        </table:table-row>
        <table:table-row table:style-name="ro1">
          <table:table-cell office:value-type="float" office:value="13182" calcext:value-type="float">
            <text:p>13182</text:p>
          </table:table-cell>
          <table:table-cell table:formula="of:=[.B715] + 1 / 1000" office:value-type="float" office:value="0.716" calcext:value-type="float">
            <text:p>0,716</text:p>
          </table:table-cell>
          <table:table-cell table:number-columns-repeated="998"/>
        </table:table-row>
        <table:table-row table:style-name="ro1">
          <table:table-cell office:value-type="float" office:value="13193" calcext:value-type="float">
            <text:p>13193</text:p>
          </table:table-cell>
          <table:table-cell table:formula="of:=[.B716] + 1 / 1000" office:value-type="float" office:value="0.717000000000001" calcext:value-type="float">
            <text:p>0,717000000000001</text:p>
          </table:table-cell>
          <table:table-cell table:number-columns-repeated="998"/>
        </table:table-row>
        <table:table-row table:style-name="ro1">
          <table:table-cell office:value-type="float" office:value="13245" calcext:value-type="float">
            <text:p>13245</text:p>
          </table:table-cell>
          <table:table-cell table:formula="of:=[.B717] + 1 / 1000" office:value-type="float" office:value="0.718000000000001" calcext:value-type="float">
            <text:p>0,718000000000001</text:p>
          </table:table-cell>
          <table:table-cell table:number-columns-repeated="998"/>
        </table:table-row>
        <table:table-row table:style-name="ro1">
          <table:table-cell office:value-type="float" office:value="13657" calcext:value-type="float">
            <text:p>13657</text:p>
          </table:table-cell>
          <table:table-cell table:formula="of:=[.B718] + 1 / 1000" office:value-type="float" office:value="0.719000000000001" calcext:value-type="float">
            <text:p>0,719000000000001</text:p>
          </table:table-cell>
          <table:table-cell table:number-columns-repeated="998"/>
        </table:table-row>
        <table:table-row table:style-name="ro1">
          <table:table-cell office:value-type="float" office:value="13687" calcext:value-type="float">
            <text:p>13687</text:p>
          </table:table-cell>
          <table:table-cell table:formula="of:=[.B719] + 1 / 1000" office:value-type="float" office:value="0.72" calcext:value-type="float">
            <text:p>0,72</text:p>
          </table:table-cell>
          <table:table-cell table:number-columns-repeated="998"/>
        </table:table-row>
        <table:table-row table:style-name="ro1">
          <table:table-cell office:value-type="float" office:value="13940" calcext:value-type="float">
            <text:p>13940</text:p>
          </table:table-cell>
          <table:table-cell table:formula="of:=[.B720] + 1 / 1000" office:value-type="float" office:value="0.721000000000001" calcext:value-type="float">
            <text:p>0,721000000000001</text:p>
          </table:table-cell>
          <table:table-cell table:number-columns-repeated="998"/>
        </table:table-row>
        <table:table-row table:style-name="ro1">
          <table:table-cell office:value-type="float" office:value="14039" calcext:value-type="float">
            <text:p>14039</text:p>
          </table:table-cell>
          <table:table-cell table:formula="of:=[.B721] + 1 / 1000" office:value-type="float" office:value="0.722000000000001" calcext:value-type="float">
            <text:p>0,722000000000001</text:p>
          </table:table-cell>
          <table:table-cell table:number-columns-repeated="998"/>
        </table:table-row>
        <table:table-row table:style-name="ro1">
          <table:table-cell office:value-type="float" office:value="14045" calcext:value-type="float">
            <text:p>14045</text:p>
          </table:table-cell>
          <table:table-cell table:formula="of:=[.B722] + 1 / 1000" office:value-type="float" office:value="0.723000000000001" calcext:value-type="float">
            <text:p>0,723000000000001</text:p>
          </table:table-cell>
          <table:table-cell table:number-columns-repeated="998"/>
        </table:table-row>
        <table:table-row table:style-name="ro1">
          <table:table-cell office:value-type="float" office:value="14085" calcext:value-type="float">
            <text:p>14085</text:p>
          </table:table-cell>
          <table:table-cell table:formula="of:=[.B723] + 1 / 1000" office:value-type="float" office:value="0.724" calcext:value-type="float">
            <text:p>0,724</text:p>
          </table:table-cell>
          <table:table-cell table:number-columns-repeated="998"/>
        </table:table-row>
        <table:table-row table:style-name="ro1">
          <table:table-cell office:value-type="float" office:value="14105" calcext:value-type="float">
            <text:p>14105</text:p>
          </table:table-cell>
          <table:table-cell table:formula="of:=[.B724] + 1 / 1000" office:value-type="float" office:value="0.725000000000001" calcext:value-type="float">
            <text:p>0,725000000000001</text:p>
          </table:table-cell>
          <table:table-cell table:number-columns-repeated="998"/>
        </table:table-row>
        <table:table-row table:style-name="ro1">
          <table:table-cell office:value-type="float" office:value="14132" calcext:value-type="float">
            <text:p>14132</text:p>
          </table:table-cell>
          <table:table-cell table:formula="of:=[.B725] + 1 / 1000" office:value-type="float" office:value="0.726000000000001" calcext:value-type="float">
            <text:p>0,726000000000001</text:p>
          </table:table-cell>
          <table:table-cell table:number-columns-repeated="998"/>
        </table:table-row>
        <table:table-row table:style-name="ro1">
          <table:table-cell office:value-type="float" office:value="14189" calcext:value-type="float">
            <text:p>14189</text:p>
          </table:table-cell>
          <table:table-cell table:formula="of:=[.B726] + 1 / 1000" office:value-type="float" office:value="0.727000000000001" calcext:value-type="float">
            <text:p>0,727000000000001</text:p>
          </table:table-cell>
          <table:table-cell table:number-columns-repeated="998"/>
        </table:table-row>
        <table:table-row table:style-name="ro1">
          <table:table-cell office:value-type="float" office:value="14253" calcext:value-type="float">
            <text:p>14253</text:p>
          </table:table-cell>
          <table:table-cell table:formula="of:=[.B727] + 1 / 1000" office:value-type="float" office:value="0.728000000000001" calcext:value-type="float">
            <text:p>0,728000000000001</text:p>
          </table:table-cell>
          <table:table-cell table:number-columns-repeated="998"/>
        </table:table-row>
        <table:table-row table:style-name="ro1">
          <table:table-cell office:value-type="float" office:value="14320" calcext:value-type="float">
            <text:p>14320</text:p>
          </table:table-cell>
          <table:table-cell table:formula="of:=[.B728] + 1 / 1000" office:value-type="float" office:value="0.729000000000001" calcext:value-type="float">
            <text:p>0,729000000000001</text:p>
          </table:table-cell>
          <table:table-cell table:number-columns-repeated="998"/>
        </table:table-row>
        <table:table-row table:style-name="ro1">
          <table:table-cell office:value-type="float" office:value="14703" calcext:value-type="float">
            <text:p>14703</text:p>
          </table:table-cell>
          <table:table-cell table:formula="of:=[.B729] + 1 / 1000" office:value-type="float" office:value="0.730000000000001" calcext:value-type="float">
            <text:p>0,730000000000001</text:p>
          </table:table-cell>
          <table:table-cell table:number-columns-repeated="998"/>
        </table:table-row>
        <table:table-row table:style-name="ro1">
          <table:table-cell office:value-type="float" office:value="14776" calcext:value-type="float">
            <text:p>14776</text:p>
          </table:table-cell>
          <table:table-cell table:formula="of:=[.B730] + 1 / 1000" office:value-type="float" office:value="0.731000000000001" calcext:value-type="float">
            <text:p>0,731000000000001</text:p>
          </table:table-cell>
          <table:table-cell table:number-columns-repeated="998"/>
        </table:table-row>
        <table:table-row table:style-name="ro1">
          <table:table-cell office:value-type="float" office:value="14878" calcext:value-type="float">
            <text:p>14878</text:p>
          </table:table-cell>
          <table:table-cell table:formula="of:=[.B731] + 1 / 1000" office:value-type="float" office:value="0.732000000000001" calcext:value-type="float">
            <text:p>0,732000000000001</text:p>
          </table:table-cell>
          <table:table-cell table:number-columns-repeated="998"/>
        </table:table-row>
        <table:table-row table:style-name="ro1">
          <table:table-cell office:value-type="float" office:value="14933" calcext:value-type="float">
            <text:p>14933</text:p>
          </table:table-cell>
          <table:table-cell table:formula="of:=[.B732] + 1 / 1000" office:value-type="float" office:value="0.733000000000001" calcext:value-type="float">
            <text:p>0,733000000000001</text:p>
          </table:table-cell>
          <table:table-cell table:number-columns-repeated="998"/>
        </table:table-row>
        <table:table-row table:style-name="ro1">
          <table:table-cell office:value-type="float" office:value="14946" calcext:value-type="float">
            <text:p>14946</text:p>
          </table:table-cell>
          <table:table-cell table:formula="of:=[.B733] + 1 / 1000" office:value-type="float" office:value="0.734000000000001" calcext:value-type="float">
            <text:p>0,734000000000001</text:p>
          </table:table-cell>
          <table:table-cell table:number-columns-repeated="998"/>
        </table:table-row>
        <table:table-row table:style-name="ro1">
          <table:table-cell office:value-type="float" office:value="15003" calcext:value-type="float">
            <text:p>15003</text:p>
          </table:table-cell>
          <table:table-cell table:formula="of:=[.B734] + 1 / 1000" office:value-type="float" office:value="0.735000000000001" calcext:value-type="float">
            <text:p>0,735000000000001</text:p>
          </table:table-cell>
          <table:table-cell table:number-columns-repeated="998"/>
        </table:table-row>
        <table:table-row table:style-name="ro1">
          <table:table-cell office:value-type="float" office:value="15169" calcext:value-type="float">
            <text:p>15169</text:p>
          </table:table-cell>
          <table:table-cell table:formula="of:=[.B735] + 1 / 1000" office:value-type="float" office:value="0.736000000000001" calcext:value-type="float">
            <text:p>0,736000000000001</text:p>
          </table:table-cell>
          <table:table-cell table:number-columns-repeated="998"/>
        </table:table-row>
        <table:table-row table:style-name="ro1">
          <table:table-cell office:value-type="float" office:value="15190" calcext:value-type="float">
            <text:p>15190</text:p>
          </table:table-cell>
          <table:table-cell table:formula="of:=[.B736] + 1 / 1000" office:value-type="float" office:value="0.737000000000001" calcext:value-type="float">
            <text:p>0,737000000000001</text:p>
          </table:table-cell>
          <table:table-cell table:number-columns-repeated="998"/>
        </table:table-row>
        <table:table-row table:style-name="ro1">
          <table:table-cell office:value-type="float" office:value="15287" calcext:value-type="float">
            <text:p>15287</text:p>
          </table:table-cell>
          <table:table-cell table:formula="of:=[.B737] + 1 / 1000" office:value-type="float" office:value="0.738000000000001" calcext:value-type="float">
            <text:p>0,738000000000001</text:p>
          </table:table-cell>
          <table:table-cell table:number-columns-repeated="998"/>
        </table:table-row>
        <table:table-row table:style-name="ro1">
          <table:table-cell office:value-type="float" office:value="15348" calcext:value-type="float">
            <text:p>15348</text:p>
          </table:table-cell>
          <table:table-cell table:formula="of:=[.B738] + 1 / 1000" office:value-type="float" office:value="0.739000000000001" calcext:value-type="float">
            <text:p>0,739000000000001</text:p>
          </table:table-cell>
          <table:table-cell table:number-columns-repeated="998"/>
        </table:table-row>
        <table:table-row table:style-name="ro1">
          <table:table-cell office:value-type="float" office:value="15395" calcext:value-type="float">
            <text:p>15395</text:p>
          </table:table-cell>
          <table:table-cell table:formula="of:=[.B739] + 1 / 1000" office:value-type="float" office:value="0.740000000000001" calcext:value-type="float">
            <text:p>0,740000000000001</text:p>
          </table:table-cell>
          <table:table-cell table:number-columns-repeated="998"/>
        </table:table-row>
        <table:table-row table:style-name="ro1">
          <table:table-cell office:value-type="float" office:value="15494" calcext:value-type="float">
            <text:p>15494</text:p>
          </table:table-cell>
          <table:table-cell table:formula="of:=[.B740] + 1 / 1000" office:value-type="float" office:value="0.741000000000001" calcext:value-type="float">
            <text:p>0,741000000000001</text:p>
          </table:table-cell>
          <table:table-cell table:number-columns-repeated="998"/>
        </table:table-row>
        <table:table-row table:style-name="ro1">
          <table:table-cell office:value-type="float" office:value="15561" calcext:value-type="float">
            <text:p>15561</text:p>
          </table:table-cell>
          <table:table-cell table:formula="of:=[.B741] + 1 / 1000" office:value-type="float" office:value="0.742000000000001" calcext:value-type="float">
            <text:p>0,742000000000001</text:p>
          </table:table-cell>
          <table:table-cell table:number-columns-repeated="998"/>
        </table:table-row>
        <table:table-row table:style-name="ro1">
          <table:table-cell office:value-type="float" office:value="15863" calcext:value-type="float">
            <text:p>15863</text:p>
          </table:table-cell>
          <table:table-cell table:formula="of:=[.B742] + 1 / 1000" office:value-type="float" office:value="0.743000000000001" calcext:value-type="float">
            <text:p>0,743000000000001</text:p>
          </table:table-cell>
          <table:table-cell table:number-columns-repeated="998"/>
        </table:table-row>
        <table:table-row table:style-name="ro1">
          <table:table-cell office:value-type="float" office:value="15999" calcext:value-type="float">
            <text:p>15999</text:p>
          </table:table-cell>
          <table:table-cell table:formula="of:=[.B743] + 1 / 1000" office:value-type="float" office:value="0.744000000000001" calcext:value-type="float">
            <text:p>0,744000000000001</text:p>
          </table:table-cell>
          <table:table-cell table:number-columns-repeated="998"/>
        </table:table-row>
        <table:table-row table:style-name="ro1">
          <table:table-cell office:value-type="float" office:value="16046" calcext:value-type="float">
            <text:p>16046</text:p>
          </table:table-cell>
          <table:table-cell table:formula="of:=[.B744] + 1 / 1000" office:value-type="float" office:value="0.745000000000001" calcext:value-type="float">
            <text:p>0,745000000000001</text:p>
          </table:table-cell>
          <table:table-cell table:number-columns-repeated="998"/>
        </table:table-row>
        <table:table-row table:style-name="ro1">
          <table:table-cell office:value-type="float" office:value="16050" calcext:value-type="float">
            <text:p>16050</text:p>
          </table:table-cell>
          <table:table-cell table:formula="of:=[.B745] + 1 / 1000" office:value-type="float" office:value="0.746000000000001" calcext:value-type="float">
            <text:p>0,746000000000001</text:p>
          </table:table-cell>
          <table:table-cell table:number-columns-repeated="998"/>
        </table:table-row>
        <table:table-row table:style-name="ro1">
          <table:table-cell office:value-type="float" office:value="16189" calcext:value-type="float">
            <text:p>16189</text:p>
          </table:table-cell>
          <table:table-cell table:formula="of:=[.B746] + 1 / 1000" office:value-type="float" office:value="0.747000000000001" calcext:value-type="float">
            <text:p>0,747000000000001</text:p>
          </table:table-cell>
          <table:table-cell table:number-columns-repeated="998"/>
        </table:table-row>
        <table:table-row table:style-name="ro1">
          <table:table-cell office:value-type="float" office:value="16355" calcext:value-type="float">
            <text:p>16355</text:p>
          </table:table-cell>
          <table:table-cell table:formula="of:=[.B747] + 1 / 1000" office:value-type="float" office:value="0.748000000000001" calcext:value-type="float">
            <text:p>0,748000000000001</text:p>
          </table:table-cell>
          <table:table-cell table:number-columns-repeated="998"/>
        </table:table-row>
        <table:table-row table:style-name="ro1">
          <table:table-cell office:value-type="float" office:value="16361" calcext:value-type="float">
            <text:p>16361</text:p>
          </table:table-cell>
          <table:table-cell table:formula="of:=[.B748] + 1 / 1000" office:value-type="float" office:value="0.749000000000001" calcext:value-type="float">
            <text:p>0,749000000000001</text:p>
          </table:table-cell>
          <table:table-cell table:number-columns-repeated="998"/>
        </table:table-row>
        <table:table-row table:style-name="ro1">
          <table:table-cell office:value-type="float" office:value="16476" calcext:value-type="float">
            <text:p>16476</text:p>
          </table:table-cell>
          <table:table-cell table:formula="of:=[.B749] + 1 / 1000" office:value-type="float" office:value="0.750000000000001" calcext:value-type="float">
            <text:p>0,750000000000001</text:p>
          </table:table-cell>
          <table:table-cell table:number-columns-repeated="998"/>
        </table:table-row>
        <table:table-row table:style-name="ro1">
          <table:table-cell office:value-type="float" office:value="16547" calcext:value-type="float">
            <text:p>16547</text:p>
          </table:table-cell>
          <table:table-cell table:formula="of:=[.B750] + 1 / 1000" office:value-type="float" office:value="0.751000000000001" calcext:value-type="float">
            <text:p>0,751000000000001</text:p>
          </table:table-cell>
          <table:table-cell table:number-columns-repeated="998"/>
        </table:table-row>
        <table:table-row table:style-name="ro1">
          <table:table-cell office:value-type="float" office:value="16604" calcext:value-type="float">
            <text:p>16604</text:p>
          </table:table-cell>
          <table:table-cell table:formula="of:=[.B751] + 1 / 1000" office:value-type="float" office:value="0.752000000000001" calcext:value-type="float">
            <text:p>0,752000000000001</text:p>
          </table:table-cell>
          <table:table-cell table:number-columns-repeated="998"/>
        </table:table-row>
        <table:table-row table:style-name="ro1">
          <table:table-cell office:value-type="float" office:value="16604" calcext:value-type="float">
            <text:p>16604</text:p>
          </table:table-cell>
          <table:table-cell table:formula="of:=[.B752] + 1 / 1000" office:value-type="float" office:value="0.753000000000001" calcext:value-type="float">
            <text:p>0,753000000000001</text:p>
          </table:table-cell>
          <table:table-cell table:number-columns-repeated="998"/>
        </table:table-row>
        <table:table-row table:style-name="ro1">
          <table:table-cell office:value-type="float" office:value="16604" calcext:value-type="float">
            <text:p>16604</text:p>
          </table:table-cell>
          <table:table-cell table:formula="of:=[.B753] + 1 / 1000" office:value-type="float" office:value="0.754000000000001" calcext:value-type="float">
            <text:p>0,754000000000001</text:p>
          </table:table-cell>
          <table:table-cell table:number-columns-repeated="998"/>
        </table:table-row>
        <table:table-row table:style-name="ro1">
          <table:table-cell office:value-type="float" office:value="16629" calcext:value-type="float">
            <text:p>16629</text:p>
          </table:table-cell>
          <table:table-cell table:formula="of:=[.B754] + 1 / 1000" office:value-type="float" office:value="0.755000000000001" calcext:value-type="float">
            <text:p>0,755000000000001</text:p>
          </table:table-cell>
          <table:table-cell table:number-columns-repeated="998"/>
        </table:table-row>
        <table:table-row table:style-name="ro1">
          <table:table-cell office:value-type="float" office:value="16654" calcext:value-type="float">
            <text:p>16654</text:p>
          </table:table-cell>
          <table:table-cell table:formula="of:=[.B755] + 1 / 1000" office:value-type="float" office:value="0.756000000000001" calcext:value-type="float">
            <text:p>0,756000000000001</text:p>
          </table:table-cell>
          <table:table-cell table:number-columns-repeated="998"/>
        </table:table-row>
        <table:table-row table:style-name="ro1">
          <table:table-cell office:value-type="float" office:value="16735" calcext:value-type="float">
            <text:p>16735</text:p>
          </table:table-cell>
          <table:table-cell table:formula="of:=[.B756] + 1 / 1000" office:value-type="float" office:value="0.757000000000001" calcext:value-type="float">
            <text:p>0,757000000000001</text:p>
          </table:table-cell>
          <table:table-cell table:number-columns-repeated="998"/>
        </table:table-row>
        <table:table-row table:style-name="ro1">
          <table:table-cell office:value-type="float" office:value="16741" calcext:value-type="float">
            <text:p>16741</text:p>
          </table:table-cell>
          <table:table-cell table:formula="of:=[.B757] + 1 / 1000" office:value-type="float" office:value="0.758000000000001" calcext:value-type="float">
            <text:p>0,758000000000001</text:p>
          </table:table-cell>
          <table:table-cell table:number-columns-repeated="998"/>
        </table:table-row>
        <table:table-row table:style-name="ro1">
          <table:table-cell office:value-type="float" office:value="16771" calcext:value-type="float">
            <text:p>16771</text:p>
          </table:table-cell>
          <table:table-cell table:formula="of:=[.B758] + 1 / 1000" office:value-type="float" office:value="0.759000000000001" calcext:value-type="float">
            <text:p>0,759000000000001</text:p>
          </table:table-cell>
          <table:table-cell table:number-columns-repeated="998"/>
        </table:table-row>
        <table:table-row table:style-name="ro1">
          <table:table-cell office:value-type="float" office:value="16954" calcext:value-type="float">
            <text:p>16954</text:p>
          </table:table-cell>
          <table:table-cell table:formula="of:=[.B759] + 1 / 1000" office:value-type="float" office:value="0.760000000000001" calcext:value-type="float">
            <text:p>0,760000000000001</text:p>
          </table:table-cell>
          <table:table-cell table:number-columns-repeated="998"/>
        </table:table-row>
        <table:table-row table:style-name="ro1">
          <table:table-cell office:value-type="float" office:value="16964" calcext:value-type="float">
            <text:p>16964</text:p>
          </table:table-cell>
          <table:table-cell table:formula="of:=[.B760] + 1 / 1000" office:value-type="float" office:value="0.761000000000001" calcext:value-type="float">
            <text:p>0,761000000000001</text:p>
          </table:table-cell>
          <table:table-cell table:number-columns-repeated="998"/>
        </table:table-row>
        <table:table-row table:style-name="ro1">
          <table:table-cell office:value-type="float" office:value="16985" calcext:value-type="float">
            <text:p>16985</text:p>
          </table:table-cell>
          <table:table-cell table:formula="of:=[.B761] + 1 / 1000" office:value-type="float" office:value="0.762000000000001" calcext:value-type="float">
            <text:p>0,762000000000001</text:p>
          </table:table-cell>
          <table:table-cell table:number-columns-repeated="998"/>
        </table:table-row>
        <table:table-row table:style-name="ro1">
          <table:table-cell office:value-type="float" office:value="16987" calcext:value-type="float">
            <text:p>16987</text:p>
          </table:table-cell>
          <table:table-cell table:formula="of:=[.B762] + 1 / 1000" office:value-type="float" office:value="0.763000000000001" calcext:value-type="float">
            <text:p>0,763000000000001</text:p>
          </table:table-cell>
          <table:table-cell table:number-columns-repeated="998"/>
        </table:table-row>
        <table:table-row table:style-name="ro1">
          <table:table-cell office:value-type="float" office:value="17004" calcext:value-type="float">
            <text:p>17004</text:p>
          </table:table-cell>
          <table:table-cell table:formula="of:=[.B763] + 1 / 1000" office:value-type="float" office:value="0.764000000000001" calcext:value-type="float">
            <text:p>0,764000000000001</text:p>
          </table:table-cell>
          <table:table-cell table:number-columns-repeated="998"/>
        </table:table-row>
        <table:table-row table:style-name="ro1">
          <table:table-cell office:value-type="float" office:value="17149" calcext:value-type="float">
            <text:p>17149</text:p>
          </table:table-cell>
          <table:table-cell table:formula="of:=[.B764] + 1 / 1000" office:value-type="float" office:value="0.765000000000001" calcext:value-type="float">
            <text:p>0,765000000000001</text:p>
          </table:table-cell>
          <table:table-cell table:number-columns-repeated="998"/>
        </table:table-row>
        <table:table-row table:style-name="ro1">
          <table:table-cell office:value-type="float" office:value="17165" calcext:value-type="float">
            <text:p>17165</text:p>
          </table:table-cell>
          <table:table-cell table:formula="of:=[.B765] + 1 / 1000" office:value-type="float" office:value="0.766000000000001" calcext:value-type="float">
            <text:p>0,766000000000001</text:p>
          </table:table-cell>
          <table:table-cell table:number-columns-repeated="998"/>
        </table:table-row>
        <table:table-row table:style-name="ro1">
          <table:table-cell office:value-type="float" office:value="17173" calcext:value-type="float">
            <text:p>17173</text:p>
          </table:table-cell>
          <table:table-cell table:formula="of:=[.B766] + 1 / 1000" office:value-type="float" office:value="0.767000000000001" calcext:value-type="float">
            <text:p>0,767000000000001</text:p>
          </table:table-cell>
          <table:table-cell table:number-columns-repeated="998"/>
        </table:table-row>
        <table:table-row table:style-name="ro1">
          <table:table-cell office:value-type="float" office:value="17175" calcext:value-type="float">
            <text:p>17175</text:p>
          </table:table-cell>
          <table:table-cell table:formula="of:=[.B767] + 1 / 1000" office:value-type="float" office:value="0.768000000000001" calcext:value-type="float">
            <text:p>0,768000000000001</text:p>
          </table:table-cell>
          <table:table-cell table:number-columns-repeated="998"/>
        </table:table-row>
        <table:table-row table:style-name="ro1">
          <table:table-cell office:value-type="float" office:value="17261" calcext:value-type="float">
            <text:p>17261</text:p>
          </table:table-cell>
          <table:table-cell table:formula="of:=[.B768] + 1 / 1000" office:value-type="float" office:value="0.769000000000001" calcext:value-type="float">
            <text:p>0,769000000000001</text:p>
          </table:table-cell>
          <table:table-cell table:number-columns-repeated="998"/>
        </table:table-row>
        <table:table-row table:style-name="ro1">
          <table:table-cell office:value-type="float" office:value="17297" calcext:value-type="float">
            <text:p>17297</text:p>
          </table:table-cell>
          <table:table-cell table:formula="of:=[.B769] + 1 / 1000" office:value-type="float" office:value="0.770000000000001" calcext:value-type="float">
            <text:p>0,770000000000001</text:p>
          </table:table-cell>
          <table:table-cell table:number-columns-repeated="998"/>
        </table:table-row>
        <table:table-row table:style-name="ro1">
          <table:table-cell office:value-type="float" office:value="17333" calcext:value-type="float">
            <text:p>17333</text:p>
          </table:table-cell>
          <table:table-cell table:formula="of:=[.B770] + 1 / 1000" office:value-type="float" office:value="0.771000000000001" calcext:value-type="float">
            <text:p>0,771000000000001</text:p>
          </table:table-cell>
          <table:table-cell table:number-columns-repeated="998"/>
        </table:table-row>
        <table:table-row table:style-name="ro1">
          <table:table-cell office:value-type="float" office:value="17387" calcext:value-type="float">
            <text:p>17387</text:p>
          </table:table-cell>
          <table:table-cell table:formula="of:=[.B771] + 1 / 1000" office:value-type="float" office:value="0.772000000000001" calcext:value-type="float">
            <text:p>0,772000000000001</text:p>
          </table:table-cell>
          <table:table-cell table:number-columns-repeated="998"/>
        </table:table-row>
        <table:table-row table:style-name="ro1">
          <table:table-cell office:value-type="float" office:value="17391" calcext:value-type="float">
            <text:p>17391</text:p>
          </table:table-cell>
          <table:table-cell table:formula="of:=[.B772] + 1 / 1000" office:value-type="float" office:value="0.773000000000001" calcext:value-type="float">
            <text:p>0,773000000000001</text:p>
          </table:table-cell>
          <table:table-cell table:number-columns-repeated="998"/>
        </table:table-row>
        <table:table-row table:style-name="ro1">
          <table:table-cell office:value-type="float" office:value="17481" calcext:value-type="float">
            <text:p>17481</text:p>
          </table:table-cell>
          <table:table-cell table:formula="of:=[.B773] + 1 / 1000" office:value-type="float" office:value="0.774000000000001" calcext:value-type="float">
            <text:p>0,774000000000001</text:p>
          </table:table-cell>
          <table:table-cell table:number-columns-repeated="998"/>
        </table:table-row>
        <table:table-row table:style-name="ro1">
          <table:table-cell office:value-type="float" office:value="17508" calcext:value-type="float">
            <text:p>17508</text:p>
          </table:table-cell>
          <table:table-cell table:formula="of:=[.B774] + 1 / 1000" office:value-type="float" office:value="0.775000000000001" calcext:value-type="float">
            <text:p>0,775000000000001</text:p>
          </table:table-cell>
          <table:table-cell table:number-columns-repeated="998"/>
        </table:table-row>
        <table:table-row table:style-name="ro1">
          <table:table-cell office:value-type="float" office:value="17519" calcext:value-type="float">
            <text:p>17519</text:p>
          </table:table-cell>
          <table:table-cell table:formula="of:=[.B775] + 1 / 1000" office:value-type="float" office:value="0.776000000000001" calcext:value-type="float">
            <text:p>0,776000000000001</text:p>
          </table:table-cell>
          <table:table-cell table:number-columns-repeated="998"/>
        </table:table-row>
        <table:table-row table:style-name="ro1">
          <table:table-cell office:value-type="float" office:value="17585" calcext:value-type="float">
            <text:p>17585</text:p>
          </table:table-cell>
          <table:table-cell table:formula="of:=[.B776] + 1 / 1000" office:value-type="float" office:value="0.777000000000001" calcext:value-type="float">
            <text:p>0,777000000000001</text:p>
          </table:table-cell>
          <table:table-cell table:number-columns-repeated="998"/>
        </table:table-row>
        <table:table-row table:style-name="ro1">
          <table:table-cell office:value-type="float" office:value="17883" calcext:value-type="float">
            <text:p>17883</text:p>
          </table:table-cell>
          <table:table-cell table:formula="of:=[.B777] + 1 / 1000" office:value-type="float" office:value="0.778000000000001" calcext:value-type="float">
            <text:p>0,778000000000001</text:p>
          </table:table-cell>
          <table:table-cell table:number-columns-repeated="998"/>
        </table:table-row>
        <table:table-row table:style-name="ro1">
          <table:table-cell office:value-type="float" office:value="17943" calcext:value-type="float">
            <text:p>17943</text:p>
          </table:table-cell>
          <table:table-cell table:formula="of:=[.B778] + 1 / 1000" office:value-type="float" office:value="0.779000000000001" calcext:value-type="float">
            <text:p>0,779000000000001</text:p>
          </table:table-cell>
          <table:table-cell table:number-columns-repeated="998"/>
        </table:table-row>
        <table:table-row table:style-name="ro1">
          <table:table-cell office:value-type="float" office:value="18026" calcext:value-type="float">
            <text:p>18026</text:p>
          </table:table-cell>
          <table:table-cell table:formula="of:=[.B779] + 1 / 1000" office:value-type="float" office:value="0.780000000000001" calcext:value-type="float">
            <text:p>0,780000000000001</text:p>
          </table:table-cell>
          <table:table-cell table:number-columns-repeated="998"/>
        </table:table-row>
        <table:table-row table:style-name="ro1">
          <table:table-cell office:value-type="float" office:value="18121" calcext:value-type="float">
            <text:p>18121</text:p>
          </table:table-cell>
          <table:table-cell table:formula="of:=[.B780] + 1 / 1000" office:value-type="float" office:value="0.781000000000001" calcext:value-type="float">
            <text:p>0,781000000000001</text:p>
          </table:table-cell>
          <table:table-cell table:number-columns-repeated="998"/>
        </table:table-row>
        <table:table-row table:style-name="ro1">
          <table:table-cell office:value-type="float" office:value="18277" calcext:value-type="float">
            <text:p>18277</text:p>
          </table:table-cell>
          <table:table-cell table:formula="of:=[.B781] + 1 / 1000" office:value-type="float" office:value="0.782000000000001" calcext:value-type="float">
            <text:p>0,782000000000001</text:p>
          </table:table-cell>
          <table:table-cell table:number-columns-repeated="998"/>
        </table:table-row>
        <table:table-row table:style-name="ro1">
          <table:table-cell office:value-type="float" office:value="18382" calcext:value-type="float">
            <text:p>18382</text:p>
          </table:table-cell>
          <table:table-cell table:formula="of:=[.B782] + 1 / 1000" office:value-type="float" office:value="0.783000000000001" calcext:value-type="float">
            <text:p>0,783000000000001</text:p>
          </table:table-cell>
          <table:table-cell table:number-columns-repeated="998"/>
        </table:table-row>
        <table:table-row table:style-name="ro1">
          <table:table-cell office:value-type="float" office:value="18398" calcext:value-type="float">
            <text:p>18398</text:p>
          </table:table-cell>
          <table:table-cell table:formula="of:=[.B783] + 1 / 1000" office:value-type="float" office:value="0.784000000000001" calcext:value-type="float">
            <text:p>0,784000000000001</text:p>
          </table:table-cell>
          <table:table-cell table:number-columns-repeated="998"/>
        </table:table-row>
        <table:table-row table:style-name="ro1">
          <table:table-cell office:value-type="float" office:value="18398" calcext:value-type="float">
            <text:p>18398</text:p>
          </table:table-cell>
          <table:table-cell table:formula="of:=[.B784] + 1 / 1000" office:value-type="float" office:value="0.785000000000001" calcext:value-type="float">
            <text:p>0,785000000000001</text:p>
          </table:table-cell>
          <table:table-cell table:number-columns-repeated="998"/>
        </table:table-row>
        <table:table-row table:style-name="ro1">
          <table:table-cell office:value-type="float" office:value="18516" calcext:value-type="float">
            <text:p>18516</text:p>
          </table:table-cell>
          <table:table-cell table:formula="of:=[.B785] + 1 / 1000" office:value-type="float" office:value="0.786000000000001" calcext:value-type="float">
            <text:p>0,786000000000001</text:p>
          </table:table-cell>
          <table:table-cell table:number-columns-repeated="998"/>
        </table:table-row>
        <table:table-row table:style-name="ro1">
          <table:table-cell office:value-type="float" office:value="18580" calcext:value-type="float">
            <text:p>18580</text:p>
          </table:table-cell>
          <table:table-cell table:formula="of:=[.B786] + 1 / 1000" office:value-type="float" office:value="0.787000000000001" calcext:value-type="float">
            <text:p>0,787000000000001</text:p>
          </table:table-cell>
          <table:table-cell table:number-columns-repeated="998"/>
        </table:table-row>
        <table:table-row table:style-name="ro1">
          <table:table-cell office:value-type="float" office:value="18602" calcext:value-type="float">
            <text:p>18602</text:p>
          </table:table-cell>
          <table:table-cell table:formula="of:=[.B787] + 1 / 1000" office:value-type="float" office:value="0.788000000000001" calcext:value-type="float">
            <text:p>0,788000000000001</text:p>
          </table:table-cell>
          <table:table-cell table:number-columns-repeated="998"/>
        </table:table-row>
        <table:table-row table:style-name="ro1">
          <table:table-cell office:value-type="float" office:value="18964" calcext:value-type="float">
            <text:p>18964</text:p>
          </table:table-cell>
          <table:table-cell table:formula="of:=[.B788] + 1 / 1000" office:value-type="float" office:value="0.789000000000001" calcext:value-type="float">
            <text:p>0,789000000000001</text:p>
          </table:table-cell>
          <table:table-cell table:number-columns-repeated="998"/>
        </table:table-row>
        <table:table-row table:style-name="ro1">
          <table:table-cell office:value-type="float" office:value="18979" calcext:value-type="float">
            <text:p>18979</text:p>
          </table:table-cell>
          <table:table-cell table:formula="of:=[.B789] + 1 / 1000" office:value-type="float" office:value="0.790000000000001" calcext:value-type="float">
            <text:p>0,790000000000001</text:p>
          </table:table-cell>
          <table:table-cell table:number-columns-repeated="998"/>
        </table:table-row>
        <table:table-row table:style-name="ro1">
          <table:table-cell office:value-type="float" office:value="18987" calcext:value-type="float">
            <text:p>18987</text:p>
          </table:table-cell>
          <table:table-cell table:formula="of:=[.B790] + 1 / 1000" office:value-type="float" office:value="0.791000000000001" calcext:value-type="float">
            <text:p>0,791000000000001</text:p>
          </table:table-cell>
          <table:table-cell table:number-columns-repeated="998"/>
        </table:table-row>
        <table:table-row table:style-name="ro1">
          <table:table-cell office:value-type="float" office:value="18992" calcext:value-type="float">
            <text:p>18992</text:p>
          </table:table-cell>
          <table:table-cell table:formula="of:=[.B791] + 1 / 1000" office:value-type="float" office:value="0.792000000000001" calcext:value-type="float">
            <text:p>0,792000000000001</text:p>
          </table:table-cell>
          <table:table-cell table:number-columns-repeated="998"/>
        </table:table-row>
        <table:table-row table:style-name="ro1">
          <table:table-cell office:value-type="float" office:value="19077" calcext:value-type="float">
            <text:p>19077</text:p>
          </table:table-cell>
          <table:table-cell table:formula="of:=[.B792] + 1 / 1000" office:value-type="float" office:value="0.793000000000001" calcext:value-type="float">
            <text:p>0,793000000000001</text:p>
          </table:table-cell>
          <table:table-cell table:number-columns-repeated="998"/>
        </table:table-row>
        <table:table-row table:style-name="ro1">
          <table:table-cell office:value-type="float" office:value="19081" calcext:value-type="float">
            <text:p>19081</text:p>
          </table:table-cell>
          <table:table-cell table:formula="of:=[.B793] + 1 / 1000" office:value-type="float" office:value="0.794000000000001" calcext:value-type="float">
            <text:p>0,794000000000001</text:p>
          </table:table-cell>
          <table:table-cell table:number-columns-repeated="998"/>
        </table:table-row>
        <table:table-row table:style-name="ro1">
          <table:table-cell office:value-type="float" office:value="19103" calcext:value-type="float">
            <text:p>19103</text:p>
          </table:table-cell>
          <table:table-cell table:formula="of:=[.B794] + 1 / 1000" office:value-type="float" office:value="0.795000000000001" calcext:value-type="float">
            <text:p>0,795000000000001</text:p>
          </table:table-cell>
          <table:table-cell table:number-columns-repeated="998"/>
        </table:table-row>
        <table:table-row table:style-name="ro1">
          <table:table-cell office:value-type="float" office:value="19205" calcext:value-type="float">
            <text:p>19205</text:p>
          </table:table-cell>
          <table:table-cell table:formula="of:=[.B795] + 1 / 1000" office:value-type="float" office:value="0.796000000000001" calcext:value-type="float">
            <text:p>0,796000000000001</text:p>
          </table:table-cell>
          <table:table-cell table:number-columns-repeated="998"/>
        </table:table-row>
        <table:table-row table:style-name="ro1">
          <table:table-cell office:value-type="float" office:value="19420" calcext:value-type="float">
            <text:p>19420</text:p>
          </table:table-cell>
          <table:table-cell table:formula="of:=[.B796] + 1 / 1000" office:value-type="float" office:value="0.797000000000001" calcext:value-type="float">
            <text:p>0,797000000000001</text:p>
          </table:table-cell>
          <table:table-cell table:number-columns-repeated="998"/>
        </table:table-row>
        <table:table-row table:style-name="ro1">
          <table:table-cell office:value-type="float" office:value="19622" calcext:value-type="float">
            <text:p>19622</text:p>
          </table:table-cell>
          <table:table-cell table:formula="of:=[.B797] + 1 / 1000" office:value-type="float" office:value="0.798000000000001" calcext:value-type="float">
            <text:p>0,798000000000001</text:p>
          </table:table-cell>
          <table:table-cell table:number-columns-repeated="998"/>
        </table:table-row>
        <table:table-row table:style-name="ro1">
          <table:table-cell office:value-type="float" office:value="19661" calcext:value-type="float">
            <text:p>19661</text:p>
          </table:table-cell>
          <table:table-cell table:formula="of:=[.B798] + 1 / 1000" office:value-type="float" office:value="0.799000000000001" calcext:value-type="float">
            <text:p>0,799000000000001</text:p>
          </table:table-cell>
          <table:table-cell table:number-columns-repeated="998"/>
        </table:table-row>
        <table:table-row table:style-name="ro1">
          <table:table-cell office:value-type="float" office:value="19683" calcext:value-type="float">
            <text:p>19683</text:p>
          </table:table-cell>
          <table:table-cell table:formula="of:=[.B799] + 1 / 1000" office:value-type="float" office:value="0.800000000000001" calcext:value-type="float">
            <text:p>0,800000000000001</text:p>
          </table:table-cell>
          <table:table-cell table:number-columns-repeated="998"/>
        </table:table-row>
        <table:table-row table:style-name="ro1">
          <table:table-cell office:value-type="float" office:value="19700" calcext:value-type="float">
            <text:p>19700</text:p>
          </table:table-cell>
          <table:table-cell table:formula="of:=[.B800] + 1 / 1000" office:value-type="float" office:value="0.801000000000001" calcext:value-type="float">
            <text:p>0,801000000000001</text:p>
          </table:table-cell>
          <table:table-cell table:number-columns-repeated="998"/>
        </table:table-row>
        <table:table-row table:style-name="ro1">
          <table:table-cell office:value-type="float" office:value="19764" calcext:value-type="float">
            <text:p>19764</text:p>
          </table:table-cell>
          <table:table-cell table:formula="of:=[.B801] + 1 / 1000" office:value-type="float" office:value="0.802000000000001" calcext:value-type="float">
            <text:p>0,802000000000001</text:p>
          </table:table-cell>
          <table:table-cell table:number-columns-repeated="998"/>
        </table:table-row>
        <table:table-row table:style-name="ro1">
          <table:table-cell office:value-type="float" office:value="19781" calcext:value-type="float">
            <text:p>19781</text:p>
          </table:table-cell>
          <table:table-cell table:formula="of:=[.B802] + 1 / 1000" office:value-type="float" office:value="0.803000000000001" calcext:value-type="float">
            <text:p>0,803000000000001</text:p>
          </table:table-cell>
          <table:table-cell table:number-columns-repeated="998"/>
        </table:table-row>
        <table:table-row table:style-name="ro1">
          <table:table-cell office:value-type="float" office:value="19874" calcext:value-type="float">
            <text:p>19874</text:p>
          </table:table-cell>
          <table:table-cell table:formula="of:=[.B803] + 1 / 1000" office:value-type="float" office:value="0.804000000000001" calcext:value-type="float">
            <text:p>0,804000000000001</text:p>
          </table:table-cell>
          <table:table-cell table:number-columns-repeated="998"/>
        </table:table-row>
        <table:table-row table:style-name="ro1">
          <table:table-cell office:value-type="float" office:value="19904" calcext:value-type="float">
            <text:p>19904</text:p>
          </table:table-cell>
          <table:table-cell table:formula="of:=[.B804] + 1 / 1000" office:value-type="float" office:value="0.805000000000001" calcext:value-type="float">
            <text:p>0,805000000000001</text:p>
          </table:table-cell>
          <table:table-cell table:number-columns-repeated="998"/>
        </table:table-row>
        <table:table-row table:style-name="ro1">
          <table:table-cell office:value-type="float" office:value="19980" calcext:value-type="float">
            <text:p>19980</text:p>
          </table:table-cell>
          <table:table-cell table:formula="of:=[.B805] + 1 / 1000" office:value-type="float" office:value="0.806000000000001" calcext:value-type="float">
            <text:p>0,806000000000001</text:p>
          </table:table-cell>
          <table:table-cell table:number-columns-repeated="998"/>
        </table:table-row>
        <table:table-row table:style-name="ro1">
          <table:table-cell office:value-type="float" office:value="20008" calcext:value-type="float">
            <text:p>20008</text:p>
          </table:table-cell>
          <table:table-cell table:formula="of:=[.B806] + 1 / 1000" office:value-type="float" office:value="0.807000000000001" calcext:value-type="float">
            <text:p>0,807000000000001</text:p>
          </table:table-cell>
          <table:table-cell table:number-columns-repeated="998"/>
        </table:table-row>
        <table:table-row table:style-name="ro1">
          <table:table-cell office:value-type="float" office:value="20052" calcext:value-type="float">
            <text:p>20052</text:p>
          </table:table-cell>
          <table:table-cell table:formula="of:=[.B807] + 1 / 1000" office:value-type="float" office:value="0.808000000000001" calcext:value-type="float">
            <text:p>0,808000000000001</text:p>
          </table:table-cell>
          <table:table-cell table:number-columns-repeated="998"/>
        </table:table-row>
        <table:table-row table:style-name="ro1">
          <table:table-cell office:value-type="float" office:value="20056" calcext:value-type="float">
            <text:p>20056</text:p>
          </table:table-cell>
          <table:table-cell table:formula="of:=[.B808] + 1 / 1000" office:value-type="float" office:value="0.809000000000001" calcext:value-type="float">
            <text:p>0,809000000000001</text:p>
          </table:table-cell>
          <table:table-cell table:number-columns-repeated="998"/>
        </table:table-row>
        <table:table-row table:style-name="ro1">
          <table:table-cell office:value-type="float" office:value="20177" calcext:value-type="float">
            <text:p>20177</text:p>
          </table:table-cell>
          <table:table-cell table:formula="of:=[.B809] + 1 / 1000" office:value-type="float" office:value="0.810000000000001" calcext:value-type="float">
            <text:p>0,810000000000001</text:p>
          </table:table-cell>
          <table:table-cell table:number-columns-repeated="998"/>
        </table:table-row>
        <table:table-row table:style-name="ro1">
          <table:table-cell office:value-type="float" office:value="20227" calcext:value-type="float">
            <text:p>20227</text:p>
          </table:table-cell>
          <table:table-cell table:formula="of:=[.B810] + 1 / 1000" office:value-type="float" office:value="0.811000000000001" calcext:value-type="float">
            <text:p>0,811000000000001</text:p>
          </table:table-cell>
          <table:table-cell table:number-columns-repeated="998"/>
        </table:table-row>
        <table:table-row table:style-name="ro1">
          <table:table-cell office:value-type="float" office:value="20252" calcext:value-type="float">
            <text:p>20252</text:p>
          </table:table-cell>
          <table:table-cell table:formula="of:=[.B811] + 1 / 1000" office:value-type="float" office:value="0.812000000000001" calcext:value-type="float">
            <text:p>0,812000000000001</text:p>
          </table:table-cell>
          <table:table-cell table:number-columns-repeated="998"/>
        </table:table-row>
        <table:table-row table:style-name="ro1">
          <table:table-cell office:value-type="float" office:value="20256" calcext:value-type="float">
            <text:p>20256</text:p>
          </table:table-cell>
          <table:table-cell table:formula="of:=[.B812] + 1 / 1000" office:value-type="float" office:value="0.813000000000001" calcext:value-type="float">
            <text:p>0,813000000000001</text:p>
          </table:table-cell>
          <table:table-cell table:number-columns-repeated="998"/>
        </table:table-row>
        <table:table-row table:style-name="ro1">
          <table:table-cell office:value-type="float" office:value="20466" calcext:value-type="float">
            <text:p>20466</text:p>
          </table:table-cell>
          <table:table-cell table:formula="of:=[.B813] + 1 / 1000" office:value-type="float" office:value="0.814000000000001" calcext:value-type="float">
            <text:p>0,814000000000001</text:p>
          </table:table-cell>
          <table:table-cell table:number-columns-repeated="998"/>
        </table:table-row>
        <table:table-row table:style-name="ro1">
          <table:table-cell office:value-type="float" office:value="20670" calcext:value-type="float">
            <text:p>20670</text:p>
          </table:table-cell>
          <table:table-cell table:formula="of:=[.B814] + 1 / 1000" office:value-type="float" office:value="0.815000000000001" calcext:value-type="float">
            <text:p>0,815000000000001</text:p>
          </table:table-cell>
          <table:table-cell table:number-columns-repeated="998"/>
        </table:table-row>
        <table:table-row table:style-name="ro1">
          <table:table-cell office:value-type="float" office:value="20752" calcext:value-type="float">
            <text:p>20752</text:p>
          </table:table-cell>
          <table:table-cell table:formula="of:=[.B815] + 1 / 1000" office:value-type="float" office:value="0.816000000000001" calcext:value-type="float">
            <text:p>0,816000000000001</text:p>
          </table:table-cell>
          <table:table-cell table:number-columns-repeated="998"/>
        </table:table-row>
        <table:table-row table:style-name="ro1">
          <table:table-cell office:value-type="float" office:value="20921" calcext:value-type="float">
            <text:p>20921</text:p>
          </table:table-cell>
          <table:table-cell table:formula="of:=[.B816] + 1 / 1000" office:value-type="float" office:value="0.817000000000001" calcext:value-type="float">
            <text:p>0,817000000000001</text:p>
          </table:table-cell>
          <table:table-cell table:number-columns-repeated="998"/>
        </table:table-row>
        <table:table-row table:style-name="ro1">
          <table:table-cell office:value-type="float" office:value="20952" calcext:value-type="float">
            <text:p>20952</text:p>
          </table:table-cell>
          <table:table-cell table:formula="of:=[.B817] + 1 / 1000" office:value-type="float" office:value="0.818000000000001" calcext:value-type="float">
            <text:p>0,818000000000001</text:p>
          </table:table-cell>
          <table:table-cell table:number-columns-repeated="998"/>
        </table:table-row>
        <table:table-row table:style-name="ro1">
          <table:table-cell office:value-type="float" office:value="21256" calcext:value-type="float">
            <text:p>21256</text:p>
          </table:table-cell>
          <table:table-cell table:formula="of:=[.B818] + 1 / 1000" office:value-type="float" office:value="0.819000000000001" calcext:value-type="float">
            <text:p>0,819000000000001</text:p>
          </table:table-cell>
          <table:table-cell table:number-columns-repeated="998"/>
        </table:table-row>
        <table:table-row table:style-name="ro1">
          <table:table-cell office:value-type="float" office:value="21360" calcext:value-type="float">
            <text:p>21360</text:p>
          </table:table-cell>
          <table:table-cell table:formula="of:=[.B819] + 1 / 1000" office:value-type="float" office:value="0.820000000000001" calcext:value-type="float">
            <text:p>0,820000000000001</text:p>
          </table:table-cell>
          <table:table-cell table:number-columns-repeated="998"/>
        </table:table-row>
        <table:table-row table:style-name="ro1">
          <table:table-cell office:value-type="float" office:value="21613" calcext:value-type="float">
            <text:p>21613</text:p>
          </table:table-cell>
          <table:table-cell table:formula="of:=[.B820] + 1 / 1000" office:value-type="float" office:value="0.821000000000001" calcext:value-type="float">
            <text:p>0,821000000000001</text:p>
          </table:table-cell>
          <table:table-cell table:number-columns-repeated="998"/>
        </table:table-row>
        <table:table-row table:style-name="ro1">
          <table:table-cell office:value-type="float" office:value="21649" calcext:value-type="float">
            <text:p>21649</text:p>
          </table:table-cell>
          <table:table-cell table:formula="of:=[.B821] + 1 / 1000" office:value-type="float" office:value="0.822000000000001" calcext:value-type="float">
            <text:p>0,822000000000001</text:p>
          </table:table-cell>
          <table:table-cell table:number-columns-repeated="998"/>
        </table:table-row>
        <table:table-row table:style-name="ro1">
          <table:table-cell office:value-type="float" office:value="21682" calcext:value-type="float">
            <text:p>21682</text:p>
          </table:table-cell>
          <table:table-cell table:formula="of:=[.B822] + 1 / 1000" office:value-type="float" office:value="0.823000000000001" calcext:value-type="float">
            <text:p>0,823000000000001</text:p>
          </table:table-cell>
          <table:table-cell table:number-columns-repeated="998"/>
        </table:table-row>
        <table:table-row table:style-name="ro1">
          <table:table-cell office:value-type="float" office:value="21777" calcext:value-type="float">
            <text:p>21777</text:p>
          </table:table-cell>
          <table:table-cell table:formula="of:=[.B823] + 1 / 1000" office:value-type="float" office:value="0.824000000000001" calcext:value-type="float">
            <text:p>0,824000000000001</text:p>
          </table:table-cell>
          <table:table-cell table:number-columns-repeated="998"/>
        </table:table-row>
        <table:table-row table:style-name="ro1">
          <table:table-cell office:value-type="float" office:value="21843" calcext:value-type="float">
            <text:p>21843</text:p>
          </table:table-cell>
          <table:table-cell table:formula="of:=[.B824] + 1 / 1000" office:value-type="float" office:value="0.825000000000001" calcext:value-type="float">
            <text:p>0,825000000000001</text:p>
          </table:table-cell>
          <table:table-cell table:number-columns-repeated="998"/>
        </table:table-row>
        <table:table-row table:style-name="ro1">
          <table:table-cell office:value-type="float" office:value="22046" calcext:value-type="float">
            <text:p>22046</text:p>
          </table:table-cell>
          <table:table-cell table:formula="of:=[.B825] + 1 / 1000" office:value-type="float" office:value="0.826000000000001" calcext:value-type="float">
            <text:p>0,826000000000001</text:p>
          </table:table-cell>
          <table:table-cell table:number-columns-repeated="998"/>
        </table:table-row>
        <table:table-row table:style-name="ro1">
          <table:table-cell office:value-type="float" office:value="22081" calcext:value-type="float">
            <text:p>22081</text:p>
          </table:table-cell>
          <table:table-cell table:formula="of:=[.B826] + 1 / 1000" office:value-type="float" office:value="0.827000000000001" calcext:value-type="float">
            <text:p>0,827000000000001</text:p>
          </table:table-cell>
          <table:table-cell table:number-columns-repeated="998"/>
        </table:table-row>
        <table:table-row table:style-name="ro1">
          <table:table-cell office:value-type="float" office:value="22102" calcext:value-type="float">
            <text:p>22102</text:p>
          </table:table-cell>
          <table:table-cell table:formula="of:=[.B827] + 1 / 1000" office:value-type="float" office:value="0.828000000000001" calcext:value-type="float">
            <text:p>0,828000000000001</text:p>
          </table:table-cell>
          <table:table-cell table:number-columns-repeated="998"/>
        </table:table-row>
        <table:table-row table:style-name="ro1">
          <table:table-cell office:value-type="float" office:value="22163" calcext:value-type="float">
            <text:p>22163</text:p>
          </table:table-cell>
          <table:table-cell table:formula="of:=[.B828] + 1 / 1000" office:value-type="float" office:value="0.829000000000001" calcext:value-type="float">
            <text:p>0,829000000000001</text:p>
          </table:table-cell>
          <table:table-cell table:number-columns-repeated="998"/>
        </table:table-row>
        <table:table-row table:style-name="ro1">
          <table:table-cell office:value-type="float" office:value="22538" calcext:value-type="float">
            <text:p>22538</text:p>
          </table:table-cell>
          <table:table-cell table:formula="of:=[.B829] + 1 / 1000" office:value-type="float" office:value="0.830000000000001" calcext:value-type="float">
            <text:p>0,830000000000001</text:p>
          </table:table-cell>
          <table:table-cell table:number-columns-repeated="998"/>
        </table:table-row>
        <table:table-row table:style-name="ro1">
          <table:table-cell office:value-type="float" office:value="22543" calcext:value-type="float">
            <text:p>22543</text:p>
          </table:table-cell>
          <table:table-cell table:formula="of:=[.B830] + 1 / 1000" office:value-type="float" office:value="0.831000000000001" calcext:value-type="float">
            <text:p>0,831000000000001</text:p>
          </table:table-cell>
          <table:table-cell table:number-columns-repeated="998"/>
        </table:table-row>
        <table:table-row table:style-name="ro1">
          <table:table-cell office:value-type="float" office:value="22615" calcext:value-type="float">
            <text:p>22615</text:p>
          </table:table-cell>
          <table:table-cell table:formula="of:=[.B831] + 1 / 1000" office:value-type="float" office:value="0.832000000000001" calcext:value-type="float">
            <text:p>0,832000000000001</text:p>
          </table:table-cell>
          <table:table-cell table:number-columns-repeated="998"/>
        </table:table-row>
        <table:table-row table:style-name="ro1">
          <table:table-cell office:value-type="float" office:value="22658" calcext:value-type="float">
            <text:p>22658</text:p>
          </table:table-cell>
          <table:table-cell table:formula="of:=[.B832] + 1 / 1000" office:value-type="float" office:value="0.833000000000001" calcext:value-type="float">
            <text:p>0,833000000000001</text:p>
          </table:table-cell>
          <table:table-cell table:number-columns-repeated="998"/>
        </table:table-row>
        <table:table-row table:style-name="ro1">
          <table:table-cell office:value-type="float" office:value="22758" calcext:value-type="float">
            <text:p>22758</text:p>
          </table:table-cell>
          <table:table-cell table:formula="of:=[.B833] + 1 / 1000" office:value-type="float" office:value="0.834000000000001" calcext:value-type="float">
            <text:p>0,834000000000001</text:p>
          </table:table-cell>
          <table:table-cell table:number-columns-repeated="998"/>
        </table:table-row>
        <table:table-row table:style-name="ro1">
          <table:table-cell office:value-type="float" office:value="22853" calcext:value-type="float">
            <text:p>22853</text:p>
          </table:table-cell>
          <table:table-cell table:formula="of:=[.B834] + 1 / 1000" office:value-type="float" office:value="0.835000000000001" calcext:value-type="float">
            <text:p>0,835000000000001</text:p>
          </table:table-cell>
          <table:table-cell table:number-columns-repeated="998"/>
        </table:table-row>
        <table:table-row table:style-name="ro1">
          <table:table-cell office:value-type="float" office:value="22858" calcext:value-type="float">
            <text:p>22858</text:p>
          </table:table-cell>
          <table:table-cell table:formula="of:=[.B835] + 1 / 1000" office:value-type="float" office:value="0.836000000000001" calcext:value-type="float">
            <text:p>0,836000000000001</text:p>
          </table:table-cell>
          <table:table-cell table:number-columns-repeated="998"/>
        </table:table-row>
        <table:table-row table:style-name="ro1">
          <table:table-cell office:value-type="float" office:value="22957" calcext:value-type="float">
            <text:p>22957</text:p>
          </table:table-cell>
          <table:table-cell table:formula="of:=[.B836] + 1 / 1000" office:value-type="float" office:value="0.837000000000001" calcext:value-type="float">
            <text:p>0,837000000000001</text:p>
          </table:table-cell>
          <table:table-cell table:number-columns-repeated="998"/>
        </table:table-row>
        <table:table-row table:style-name="ro1">
          <table:table-cell office:value-type="float" office:value="22960" calcext:value-type="float">
            <text:p>22960</text:p>
          </table:table-cell>
          <table:table-cell table:formula="of:=[.B837] + 1 / 1000" office:value-type="float" office:value="0.838000000000001" calcext:value-type="float">
            <text:p>0,838000000000001</text:p>
          </table:table-cell>
          <table:table-cell table:number-columns-repeated="998"/>
        </table:table-row>
        <table:table-row table:style-name="ro1">
          <table:table-cell office:value-type="float" office:value="23018" calcext:value-type="float">
            <text:p>23018</text:p>
          </table:table-cell>
          <table:table-cell table:formula="of:=[.B838] + 1 / 1000" office:value-type="float" office:value="0.839000000000001" calcext:value-type="float">
            <text:p>0,839000000000001</text:p>
          </table:table-cell>
          <table:table-cell table:number-columns-repeated="998"/>
        </table:table-row>
        <table:table-row table:style-name="ro1">
          <table:table-cell office:value-type="float" office:value="23228" calcext:value-type="float">
            <text:p>23228</text:p>
          </table:table-cell>
          <table:table-cell table:formula="of:=[.B839] + 1 / 1000" office:value-type="float" office:value="0.840000000000001" calcext:value-type="float">
            <text:p>0,840000000000001</text:p>
          </table:table-cell>
          <table:table-cell table:number-columns-repeated="998"/>
        </table:table-row>
        <table:table-row table:style-name="ro1">
          <table:table-cell office:value-type="float" office:value="23247" calcext:value-type="float">
            <text:p>23247</text:p>
          </table:table-cell>
          <table:table-cell table:formula="of:=[.B840] + 1 / 1000" office:value-type="float" office:value="0.841000000000001" calcext:value-type="float">
            <text:p>0,841000000000001</text:p>
          </table:table-cell>
          <table:table-cell table:number-columns-repeated="998"/>
        </table:table-row>
        <table:table-row table:style-name="ro1">
          <table:table-cell office:value-type="float" office:value="23365" calcext:value-type="float">
            <text:p>23365</text:p>
          </table:table-cell>
          <table:table-cell table:formula="of:=[.B841] + 1 / 1000" office:value-type="float" office:value="0.842000000000001" calcext:value-type="float">
            <text:p>0,842000000000001</text:p>
          </table:table-cell>
          <table:table-cell table:number-columns-repeated="998"/>
        </table:table-row>
        <table:table-row table:style-name="ro1">
          <table:table-cell office:value-type="float" office:value="23384" calcext:value-type="float">
            <text:p>23384</text:p>
          </table:table-cell>
          <table:table-cell table:formula="of:=[.B842] + 1 / 1000" office:value-type="float" office:value="0.843000000000001" calcext:value-type="float">
            <text:p>0,843000000000001</text:p>
          </table:table-cell>
          <table:table-cell table:number-columns-repeated="998"/>
        </table:table-row>
        <table:table-row table:style-name="ro1">
          <table:table-cell office:value-type="float" office:value="23529" calcext:value-type="float">
            <text:p>23529</text:p>
          </table:table-cell>
          <table:table-cell table:formula="of:=[.B843] + 1 / 1000" office:value-type="float" office:value="0.844000000000001" calcext:value-type="float">
            <text:p>0,844000000000001</text:p>
          </table:table-cell>
          <table:table-cell table:number-columns-repeated="998"/>
        </table:table-row>
        <table:table-row table:style-name="ro1">
          <table:table-cell office:value-type="float" office:value="23544" calcext:value-type="float">
            <text:p>23544</text:p>
          </table:table-cell>
          <table:table-cell table:formula="of:=[.B844] + 1 / 1000" office:value-type="float" office:value="0.845000000000001" calcext:value-type="float">
            <text:p>0,845000000000001</text:p>
          </table:table-cell>
          <table:table-cell table:number-columns-repeated="998"/>
        </table:table-row>
        <table:table-row table:style-name="ro1">
          <table:table-cell office:value-type="float" office:value="23546" calcext:value-type="float">
            <text:p>23546</text:p>
          </table:table-cell>
          <table:table-cell table:formula="of:=[.B845] + 1 / 1000" office:value-type="float" office:value="0.846000000000001" calcext:value-type="float">
            <text:p>0,846000000000001</text:p>
          </table:table-cell>
          <table:table-cell table:number-columns-repeated="998"/>
        </table:table-row>
        <table:table-row table:style-name="ro1">
          <table:table-cell office:value-type="float" office:value="23548" calcext:value-type="float">
            <text:p>23548</text:p>
          </table:table-cell>
          <table:table-cell table:formula="of:=[.B846] + 1 / 1000" office:value-type="float" office:value="0.847000000000001" calcext:value-type="float">
            <text:p>0,847000000000001</text:p>
          </table:table-cell>
          <table:table-cell table:number-columns-repeated="998"/>
        </table:table-row>
        <table:table-row table:style-name="ro1">
          <table:table-cell office:value-type="float" office:value="23578" calcext:value-type="float">
            <text:p>23578</text:p>
          </table:table-cell>
          <table:table-cell table:formula="of:=[.B847] + 1 / 1000" office:value-type="float" office:value="0.848000000000001" calcext:value-type="float">
            <text:p>0,848000000000001</text:p>
          </table:table-cell>
          <table:table-cell table:number-columns-repeated="998"/>
        </table:table-row>
        <table:table-row table:style-name="ro1">
          <table:table-cell office:value-type="float" office:value="23588" calcext:value-type="float">
            <text:p>23588</text:p>
          </table:table-cell>
          <table:table-cell table:formula="of:=[.B848] + 1 / 1000" office:value-type="float" office:value="0.849000000000001" calcext:value-type="float">
            <text:p>0,849000000000001</text:p>
          </table:table-cell>
          <table:table-cell table:number-columns-repeated="998"/>
        </table:table-row>
        <table:table-row table:style-name="ro1">
          <table:table-cell office:value-type="float" office:value="23687" calcext:value-type="float">
            <text:p>23687</text:p>
          </table:table-cell>
          <table:table-cell table:formula="of:=[.B849] + 1 / 1000" office:value-type="float" office:value="0.850000000000001" calcext:value-type="float">
            <text:p>0,850000000000001</text:p>
          </table:table-cell>
          <table:table-cell table:number-columns-repeated="998"/>
        </table:table-row>
        <table:table-row table:style-name="ro1">
          <table:table-cell office:value-type="float" office:value="23721" calcext:value-type="float">
            <text:p>23721</text:p>
          </table:table-cell>
          <table:table-cell table:formula="of:=[.B850] + 1 / 1000" office:value-type="float" office:value="0.851000000000001" calcext:value-type="float">
            <text:p>0,851000000000001</text:p>
          </table:table-cell>
          <table:table-cell table:number-columns-repeated="998"/>
        </table:table-row>
        <table:table-row table:style-name="ro1">
          <table:table-cell office:value-type="float" office:value="23753" calcext:value-type="float">
            <text:p>23753</text:p>
          </table:table-cell>
          <table:table-cell table:formula="of:=[.B851] + 1 / 1000" office:value-type="float" office:value="0.852000000000001" calcext:value-type="float">
            <text:p>0,852000000000001</text:p>
          </table:table-cell>
          <table:table-cell table:number-columns-repeated="998"/>
        </table:table-row>
        <table:table-row table:style-name="ro1">
          <table:table-cell office:value-type="float" office:value="24073" calcext:value-type="float">
            <text:p>24073</text:p>
          </table:table-cell>
          <table:table-cell table:formula="of:=[.B852] + 1 / 1000" office:value-type="float" office:value="0.853000000000001" calcext:value-type="float">
            <text:p>0,853000000000001</text:p>
          </table:table-cell>
          <table:table-cell table:number-columns-repeated="998"/>
        </table:table-row>
        <table:table-row table:style-name="ro1">
          <table:table-cell office:value-type="float" office:value="24076" calcext:value-type="float">
            <text:p>24076</text:p>
          </table:table-cell>
          <table:table-cell table:formula="of:=[.B853] + 1 / 1000" office:value-type="float" office:value="0.854000000000001" calcext:value-type="float">
            <text:p>0,854000000000001</text:p>
          </table:table-cell>
          <table:table-cell table:number-columns-repeated="998"/>
        </table:table-row>
        <table:table-row table:style-name="ro1">
          <table:table-cell office:value-type="float" office:value="24128" calcext:value-type="float">
            <text:p>24128</text:p>
          </table:table-cell>
          <table:table-cell table:formula="of:=[.B854] + 1 / 1000" office:value-type="float" office:value="0.855000000000001" calcext:value-type="float">
            <text:p>0,855000000000001</text:p>
          </table:table-cell>
          <table:table-cell table:number-columns-repeated="998"/>
        </table:table-row>
        <table:table-row table:style-name="ro1">
          <table:table-cell office:value-type="float" office:value="24206" calcext:value-type="float">
            <text:p>24206</text:p>
          </table:table-cell>
          <table:table-cell table:formula="of:=[.B855] + 1 / 1000" office:value-type="float" office:value="0.856000000000001" calcext:value-type="float">
            <text:p>0,856000000000001</text:p>
          </table:table-cell>
          <table:table-cell table:number-columns-repeated="998"/>
        </table:table-row>
        <table:table-row table:style-name="ro1">
          <table:table-cell office:value-type="float" office:value="24310" calcext:value-type="float">
            <text:p>24310</text:p>
          </table:table-cell>
          <table:table-cell table:formula="of:=[.B856] + 1 / 1000" office:value-type="float" office:value="0.857000000000001" calcext:value-type="float">
            <text:p>0,857000000000001</text:p>
          </table:table-cell>
          <table:table-cell table:number-columns-repeated="998"/>
        </table:table-row>
        <table:table-row table:style-name="ro1">
          <table:table-cell office:value-type="float" office:value="24326" calcext:value-type="float">
            <text:p>24326</text:p>
          </table:table-cell>
          <table:table-cell table:formula="of:=[.B857] + 1 / 1000" office:value-type="float" office:value="0.858000000000001" calcext:value-type="float">
            <text:p>0,858000000000001</text:p>
          </table:table-cell>
          <table:table-cell table:number-columns-repeated="998"/>
        </table:table-row>
        <table:table-row table:style-name="ro1">
          <table:table-cell office:value-type="float" office:value="24461" calcext:value-type="float">
            <text:p>24461</text:p>
          </table:table-cell>
          <table:table-cell table:formula="of:=[.B858] + 1 / 1000" office:value-type="float" office:value="0.859000000000001" calcext:value-type="float">
            <text:p>0,859000000000001</text:p>
          </table:table-cell>
          <table:table-cell table:number-columns-repeated="998"/>
        </table:table-row>
        <table:table-row table:style-name="ro1">
          <table:table-cell office:value-type="float" office:value="24525" calcext:value-type="float">
            <text:p>24525</text:p>
          </table:table-cell>
          <table:table-cell table:formula="of:=[.B859] + 1 / 1000" office:value-type="float" office:value="0.860000000000001" calcext:value-type="float">
            <text:p>0,860000000000001</text:p>
          </table:table-cell>
          <table:table-cell table:number-columns-repeated="998"/>
        </table:table-row>
        <table:table-row table:style-name="ro1">
          <table:table-cell office:value-type="float" office:value="24604" calcext:value-type="float">
            <text:p>24604</text:p>
          </table:table-cell>
          <table:table-cell table:formula="of:=[.B860] + 1 / 1000" office:value-type="float" office:value="0.861000000000001" calcext:value-type="float">
            <text:p>0,861000000000001</text:p>
          </table:table-cell>
          <table:table-cell table:number-columns-repeated="998"/>
        </table:table-row>
        <table:table-row table:style-name="ro1">
          <table:table-cell office:value-type="float" office:value="24644" calcext:value-type="float">
            <text:p>24644</text:p>
          </table:table-cell>
          <table:table-cell table:formula="of:=[.B861] + 1 / 1000" office:value-type="float" office:value="0.862000000000001" calcext:value-type="float">
            <text:p>0,862000000000001</text:p>
          </table:table-cell>
          <table:table-cell table:number-columns-repeated="998"/>
        </table:table-row>
        <table:table-row table:style-name="ro1">
          <table:table-cell office:value-type="float" office:value="24809" calcext:value-type="float">
            <text:p>24809</text:p>
          </table:table-cell>
          <table:table-cell table:formula="of:=[.B862] + 1 / 1000" office:value-type="float" office:value="0.863000000000001" calcext:value-type="float">
            <text:p>0,863000000000001</text:p>
          </table:table-cell>
          <table:table-cell table:number-columns-repeated="998"/>
        </table:table-row>
        <table:table-row table:style-name="ro1">
          <table:table-cell office:value-type="float" office:value="24854" calcext:value-type="float">
            <text:p>24854</text:p>
          </table:table-cell>
          <table:table-cell table:formula="of:=[.B863] + 1 / 1000" office:value-type="float" office:value="0.864000000000001" calcext:value-type="float">
            <text:p>0,864000000000001</text:p>
          </table:table-cell>
          <table:table-cell table:number-columns-repeated="998"/>
        </table:table-row>
        <table:table-row table:style-name="ro1">
          <table:table-cell office:value-type="float" office:value="24933" calcext:value-type="float">
            <text:p>24933</text:p>
          </table:table-cell>
          <table:table-cell table:formula="of:=[.B864] + 1 / 1000" office:value-type="float" office:value="0.865000000000001" calcext:value-type="float">
            <text:p>0,865000000000001</text:p>
          </table:table-cell>
          <table:table-cell table:number-columns-repeated="998"/>
        </table:table-row>
        <table:table-row table:style-name="ro1">
          <table:table-cell office:value-type="float" office:value="24944" calcext:value-type="float">
            <text:p>24944</text:p>
          </table:table-cell>
          <table:table-cell table:formula="of:=[.B865] + 1 / 1000" office:value-type="float" office:value="0.866000000000001" calcext:value-type="float">
            <text:p>0,866000000000001</text:p>
          </table:table-cell>
          <table:table-cell table:number-columns-repeated="998"/>
        </table:table-row>
        <table:table-row table:style-name="ro1">
          <table:table-cell office:value-type="float" office:value="25041" calcext:value-type="float">
            <text:p>25041</text:p>
          </table:table-cell>
          <table:table-cell table:formula="of:=[.B866] + 1 / 1000" office:value-type="float" office:value="0.867000000000001" calcext:value-type="float">
            <text:p>0,867000000000001</text:p>
          </table:table-cell>
          <table:table-cell table:number-columns-repeated="998"/>
        </table:table-row>
        <table:table-row table:style-name="ro1">
          <table:table-cell office:value-type="float" office:value="25066" calcext:value-type="float">
            <text:p>25066</text:p>
          </table:table-cell>
          <table:table-cell table:formula="of:=[.B867] + 1 / 1000" office:value-type="float" office:value="0.868000000000001" calcext:value-type="float">
            <text:p>0,868000000000001</text:p>
          </table:table-cell>
          <table:table-cell table:number-columns-repeated="998"/>
        </table:table-row>
        <table:table-row table:style-name="ro1">
          <table:table-cell office:value-type="float" office:value="25145" calcext:value-type="float">
            <text:p>25145</text:p>
          </table:table-cell>
          <table:table-cell table:formula="of:=[.B868] + 1 / 1000" office:value-type="float" office:value="0.869000000000001" calcext:value-type="float">
            <text:p>0,869000000000001</text:p>
          </table:table-cell>
          <table:table-cell table:number-columns-repeated="998"/>
        </table:table-row>
        <table:table-row table:style-name="ro1">
          <table:table-cell office:value-type="float" office:value="25213" calcext:value-type="float">
            <text:p>25213</text:p>
          </table:table-cell>
          <table:table-cell table:formula="of:=[.B869] + 1 / 1000" office:value-type="float" office:value="0.870000000000001" calcext:value-type="float">
            <text:p>0,870000000000001</text:p>
          </table:table-cell>
          <table:table-cell table:number-columns-repeated="998"/>
        </table:table-row>
        <table:table-row table:style-name="ro1">
          <table:table-cell office:value-type="float" office:value="25326" calcext:value-type="float">
            <text:p>25326</text:p>
          </table:table-cell>
          <table:table-cell table:formula="of:=[.B870] + 1 / 1000" office:value-type="float" office:value="0.871000000000001" calcext:value-type="float">
            <text:p>0,871000000000001</text:p>
          </table:table-cell>
          <table:table-cell table:number-columns-repeated="998"/>
        </table:table-row>
        <table:table-row table:style-name="ro1">
          <table:table-cell office:value-type="float" office:value="25382" calcext:value-type="float">
            <text:p>25382</text:p>
          </table:table-cell>
          <table:table-cell table:formula="of:=[.B871] + 1 / 1000" office:value-type="float" office:value="0.872000000000001" calcext:value-type="float">
            <text:p>0,872000000000001</text:p>
          </table:table-cell>
          <table:table-cell table:number-columns-repeated="998"/>
        </table:table-row>
        <table:table-row table:style-name="ro1">
          <table:table-cell office:value-type="float" office:value="25597" calcext:value-type="float">
            <text:p>25597</text:p>
          </table:table-cell>
          <table:table-cell table:formula="of:=[.B872] + 1 / 1000" office:value-type="float" office:value="0.873000000000001" calcext:value-type="float">
            <text:p>0,873000000000001</text:p>
          </table:table-cell>
          <table:table-cell table:number-columns-repeated="998"/>
        </table:table-row>
        <table:table-row table:style-name="ro1">
          <table:table-cell office:value-type="float" office:value="25790" calcext:value-type="float">
            <text:p>25790</text:p>
          </table:table-cell>
          <table:table-cell table:formula="of:=[.B873] + 1 / 1000" office:value-type="float" office:value="0.874000000000001" calcext:value-type="float">
            <text:p>0,874000000000001</text:p>
          </table:table-cell>
          <table:table-cell table:number-columns-repeated="998"/>
        </table:table-row>
        <table:table-row table:style-name="ro1">
          <table:table-cell office:value-type="float" office:value="25856" calcext:value-type="float">
            <text:p>25856</text:p>
          </table:table-cell>
          <table:table-cell table:formula="of:=[.B874] + 1 / 1000" office:value-type="float" office:value="0.875000000000001" calcext:value-type="float">
            <text:p>0,875000000000001</text:p>
          </table:table-cell>
          <table:table-cell table:number-columns-repeated="998"/>
        </table:table-row>
        <table:table-row table:style-name="ro1">
          <table:table-cell office:value-type="float" office:value="26016" calcext:value-type="float">
            <text:p>26016</text:p>
          </table:table-cell>
          <table:table-cell table:formula="of:=[.B875] + 1 / 1000" office:value-type="float" office:value="0.876000000000001" calcext:value-type="float">
            <text:p>0,876000000000001</text:p>
          </table:table-cell>
          <table:table-cell table:number-columns-repeated="998"/>
        </table:table-row>
        <table:table-row table:style-name="ro1">
          <table:table-cell office:value-type="float" office:value="26017" calcext:value-type="float">
            <text:p>26017</text:p>
          </table:table-cell>
          <table:table-cell table:formula="of:=[.B876] + 1 / 1000" office:value-type="float" office:value="0.877000000000001" calcext:value-type="float">
            <text:p>0,877000000000001</text:p>
          </table:table-cell>
          <table:table-cell table:number-columns-repeated="998"/>
        </table:table-row>
        <table:table-row table:style-name="ro1">
          <table:table-cell office:value-type="float" office:value="26169" calcext:value-type="float">
            <text:p>26169</text:p>
          </table:table-cell>
          <table:table-cell table:formula="of:=[.B877] + 1 / 1000" office:value-type="float" office:value="0.878000000000001" calcext:value-type="float">
            <text:p>0,878000000000001</text:p>
          </table:table-cell>
          <table:table-cell table:number-columns-repeated="998"/>
        </table:table-row>
        <table:table-row table:style-name="ro1">
          <table:table-cell office:value-type="float" office:value="26212" calcext:value-type="float">
            <text:p>26212</text:p>
          </table:table-cell>
          <table:table-cell table:formula="of:=[.B878] + 1 / 1000" office:value-type="float" office:value="0.879000000000001" calcext:value-type="float">
            <text:p>0,879000000000001</text:p>
          </table:table-cell>
          <table:table-cell table:number-columns-repeated="998"/>
        </table:table-row>
        <table:table-row table:style-name="ro1">
          <table:table-cell office:value-type="float" office:value="26231" calcext:value-type="float">
            <text:p>26231</text:p>
          </table:table-cell>
          <table:table-cell table:formula="of:=[.B879] + 1 / 1000" office:value-type="float" office:value="0.880000000000001" calcext:value-type="float">
            <text:p>0,880000000000001</text:p>
          </table:table-cell>
          <table:table-cell table:number-columns-repeated="998"/>
        </table:table-row>
        <table:table-row table:style-name="ro1">
          <table:table-cell office:value-type="float" office:value="26407" calcext:value-type="float">
            <text:p>26407</text:p>
          </table:table-cell>
          <table:table-cell table:formula="of:=[.B880] + 1 / 1000" office:value-type="float" office:value="0.881000000000001" calcext:value-type="float">
            <text:p>0,881000000000001</text:p>
          </table:table-cell>
          <table:table-cell table:number-columns-repeated="998"/>
        </table:table-row>
        <table:table-row table:style-name="ro1">
          <table:table-cell office:value-type="float" office:value="26452" calcext:value-type="float">
            <text:p>26452</text:p>
          </table:table-cell>
          <table:table-cell table:formula="of:=[.B881] + 1 / 1000" office:value-type="float" office:value="0.882000000000001" calcext:value-type="float">
            <text:p>0,882000000000001</text:p>
          </table:table-cell>
          <table:table-cell table:number-columns-repeated="998"/>
        </table:table-row>
        <table:table-row table:style-name="ro1">
          <table:table-cell office:value-type="float" office:value="26578" calcext:value-type="float">
            <text:p>26578</text:p>
          </table:table-cell>
          <table:table-cell table:formula="of:=[.B882] + 1 / 1000" office:value-type="float" office:value="0.883000000000001" calcext:value-type="float">
            <text:p>0,883000000000001</text:p>
          </table:table-cell>
          <table:table-cell table:number-columns-repeated="998"/>
        </table:table-row>
        <table:table-row table:style-name="ro1">
          <table:table-cell office:value-type="float" office:value="26701" calcext:value-type="float">
            <text:p>26701</text:p>
          </table:table-cell>
          <table:table-cell table:formula="of:=[.B883] + 1 / 1000" office:value-type="float" office:value="0.884000000000001" calcext:value-type="float">
            <text:p>0,884000000000001</text:p>
          </table:table-cell>
          <table:table-cell table:number-columns-repeated="998"/>
        </table:table-row>
        <table:table-row table:style-name="ro1">
          <table:table-cell office:value-type="float" office:value="26747" calcext:value-type="float">
            <text:p>26747</text:p>
          </table:table-cell>
          <table:table-cell table:formula="of:=[.B884] + 1 / 1000" office:value-type="float" office:value="0.885000000000001" calcext:value-type="float">
            <text:p>0,885000000000001</text:p>
          </table:table-cell>
          <table:table-cell table:number-columns-repeated="998"/>
        </table:table-row>
        <table:table-row table:style-name="ro1">
          <table:table-cell office:value-type="float" office:value="26789" calcext:value-type="float">
            <text:p>26789</text:p>
          </table:table-cell>
          <table:table-cell table:formula="of:=[.B885] + 1 / 1000" office:value-type="float" office:value="0.886000000000001" calcext:value-type="float">
            <text:p>0,886000000000001</text:p>
          </table:table-cell>
          <table:table-cell table:number-columns-repeated="998"/>
        </table:table-row>
        <table:table-row table:style-name="ro1">
          <table:table-cell office:value-type="float" office:value="26879" calcext:value-type="float">
            <text:p>26879</text:p>
          </table:table-cell>
          <table:table-cell table:formula="of:=[.B886] + 1 / 1000" office:value-type="float" office:value="0.887000000000001" calcext:value-type="float">
            <text:p>0,887000000000001</text:p>
          </table:table-cell>
          <table:table-cell table:number-columns-repeated="998"/>
        </table:table-row>
        <table:table-row table:style-name="ro1">
          <table:table-cell office:value-type="float" office:value="27068" calcext:value-type="float">
            <text:p>27068</text:p>
          </table:table-cell>
          <table:table-cell table:formula="of:=[.B887] + 1 / 1000" office:value-type="float" office:value="0.888000000000001" calcext:value-type="float">
            <text:p>0,888000000000001</text:p>
          </table:table-cell>
          <table:table-cell table:number-columns-repeated="998"/>
        </table:table-row>
        <table:table-row table:style-name="ro1">
          <table:table-cell office:value-type="float" office:value="27100" calcext:value-type="float">
            <text:p>27100</text:p>
          </table:table-cell>
          <table:table-cell table:formula="of:=[.B888] + 1 / 1000" office:value-type="float" office:value="0.889000000000001" calcext:value-type="float">
            <text:p>0,889000000000001</text:p>
          </table:table-cell>
          <table:table-cell table:number-columns-repeated="998"/>
        </table:table-row>
        <table:table-row table:style-name="ro1">
          <table:table-cell office:value-type="float" office:value="27290" calcext:value-type="float">
            <text:p>27290</text:p>
          </table:table-cell>
          <table:table-cell table:formula="of:=[.B889] + 1 / 1000" office:value-type="float" office:value="0.890000000000001" calcext:value-type="float">
            <text:p>0,890000000000001</text:p>
          </table:table-cell>
          <table:table-cell table:number-columns-repeated="998"/>
        </table:table-row>
        <table:table-row table:style-name="ro1">
          <table:table-cell office:value-type="float" office:value="27355" calcext:value-type="float">
            <text:p>27355</text:p>
          </table:table-cell>
          <table:table-cell table:formula="of:=[.B890] + 1 / 1000" office:value-type="float" office:value="0.891000000000001" calcext:value-type="float">
            <text:p>0,891000000000001</text:p>
          </table:table-cell>
          <table:table-cell table:number-columns-repeated="998"/>
        </table:table-row>
        <table:table-row table:style-name="ro1">
          <table:table-cell office:value-type="float" office:value="27625" calcext:value-type="float">
            <text:p>27625</text:p>
          </table:table-cell>
          <table:table-cell table:formula="of:=[.B891] + 1 / 1000" office:value-type="float" office:value="0.892000000000001" calcext:value-type="float">
            <text:p>0,892000000000001</text:p>
          </table:table-cell>
          <table:table-cell table:number-columns-repeated="998"/>
        </table:table-row>
        <table:table-row table:style-name="ro1">
          <table:table-cell office:value-type="float" office:value="27763" calcext:value-type="float">
            <text:p>27763</text:p>
          </table:table-cell>
          <table:table-cell table:formula="of:=[.B892] + 1 / 1000" office:value-type="float" office:value="0.893000000000001" calcext:value-type="float">
            <text:p>0,893000000000001</text:p>
          </table:table-cell>
          <table:table-cell table:number-columns-repeated="998"/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[.B893] + 1 / 1000" office:value-type="float" office:value="0.894000000000001" calcext:value-type="float">
            <text:p>0,894000000000001</text:p>
          </table:table-cell>
          <table:table-cell table:number-columns-repeated="998"/>
        </table:table-row>
        <table:table-row table:style-name="ro1">
          <table:table-cell office:value-type="float" office:value="28060" calcext:value-type="float">
            <text:p>28060</text:p>
          </table:table-cell>
          <table:table-cell table:formula="of:=[.B894] + 1 / 1000" office:value-type="float" office:value="0.895000000000001" calcext:value-type="float">
            <text:p>0,895000000000001</text:p>
          </table:table-cell>
          <table:table-cell table:number-columns-repeated="998"/>
        </table:table-row>
        <table:table-row table:style-name="ro1">
          <table:table-cell office:value-type="float" office:value="28127" calcext:value-type="float">
            <text:p>28127</text:p>
          </table:table-cell>
          <table:table-cell table:formula="of:=[.B895] + 1 / 1000" office:value-type="float" office:value="0.896000000000001" calcext:value-type="float">
            <text:p>0,896000000000001</text:p>
          </table:table-cell>
          <table:table-cell table:number-columns-repeated="998"/>
        </table:table-row>
        <table:table-row table:style-name="ro1">
          <table:table-cell office:value-type="float" office:value="28186" calcext:value-type="float">
            <text:p>28186</text:p>
          </table:table-cell>
          <table:table-cell table:formula="of:=[.B896] + 1 / 1000" office:value-type="float" office:value="0.897000000000001" calcext:value-type="float">
            <text:p>0,897000000000001</text:p>
          </table:table-cell>
          <table:table-cell table:number-columns-repeated="998"/>
        </table:table-row>
        <table:table-row table:style-name="ro1">
          <table:table-cell office:value-type="float" office:value="28359" calcext:value-type="float">
            <text:p>28359</text:p>
          </table:table-cell>
          <table:table-cell table:formula="of:=[.B897] + 1 / 1000" office:value-type="float" office:value="0.898000000000001" calcext:value-type="float">
            <text:p>0,898000000000001</text:p>
          </table:table-cell>
          <table:table-cell table:number-columns-repeated="998"/>
        </table:table-row>
        <table:table-row table:style-name="ro1">
          <table:table-cell office:value-type="float" office:value="28433" calcext:value-type="float">
            <text:p>28433</text:p>
          </table:table-cell>
          <table:table-cell table:formula="of:=[.B898] + 1 / 1000" office:value-type="float" office:value="0.899000000000001" calcext:value-type="float">
            <text:p>0,899000000000001</text:p>
          </table:table-cell>
          <table:table-cell table:number-columns-repeated="998"/>
        </table:table-row>
        <table:table-row table:style-name="ro1">
          <table:table-cell office:value-type="float" office:value="28574" calcext:value-type="float">
            <text:p>28574</text:p>
          </table:table-cell>
          <table:table-cell table:formula="of:=[.B899] + 1 / 1000" office:value-type="float" office:value="0.900000000000001" calcext:value-type="float">
            <text:p>0,900000000000001</text:p>
          </table:table-cell>
          <table:table-cell table:number-columns-repeated="998"/>
        </table:table-row>
        <table:table-row table:style-name="ro1">
          <table:table-cell office:value-type="float" office:value="28605" calcext:value-type="float">
            <text:p>28605</text:p>
          </table:table-cell>
          <table:table-cell table:formula="of:=[.B900] + 1 / 1000" office:value-type="float" office:value="0.901000000000001" calcext:value-type="float">
            <text:p>0,901000000000001</text:p>
          </table:table-cell>
          <table:table-cell table:number-columns-repeated="998"/>
        </table:table-row>
        <table:table-row table:style-name="ro1">
          <table:table-cell office:value-type="float" office:value="28663" calcext:value-type="float">
            <text:p>28663</text:p>
          </table:table-cell>
          <table:table-cell table:formula="of:=[.B901] + 1 / 1000" office:value-type="float" office:value="0.902000000000001" calcext:value-type="float">
            <text:p>0,902000000000001</text:p>
          </table:table-cell>
          <table:table-cell table:number-columns-repeated="998"/>
        </table:table-row>
        <table:table-row table:style-name="ro1">
          <table:table-cell office:value-type="float" office:value="28672" calcext:value-type="float">
            <text:p>28672</text:p>
          </table:table-cell>
          <table:table-cell table:formula="of:=[.B902] + 1 / 1000" office:value-type="float" office:value="0.903000000000001" calcext:value-type="float">
            <text:p>0,903000000000001</text:p>
          </table:table-cell>
          <table:table-cell table:number-columns-repeated="998"/>
        </table:table-row>
        <table:table-row table:style-name="ro1">
          <table:table-cell office:value-type="float" office:value="28704" calcext:value-type="float">
            <text:p>28704</text:p>
          </table:table-cell>
          <table:table-cell table:formula="of:=[.B903] + 1 / 1000" office:value-type="float" office:value="0.904000000000001" calcext:value-type="float">
            <text:p>0,904000000000001</text:p>
          </table:table-cell>
          <table:table-cell table:number-columns-repeated="998"/>
        </table:table-row>
        <table:table-row table:style-name="ro1">
          <table:table-cell office:value-type="float" office:value="28790" calcext:value-type="float">
            <text:p>28790</text:p>
          </table:table-cell>
          <table:table-cell table:formula="of:=[.B904] + 1 / 1000" office:value-type="float" office:value="0.905000000000001" calcext:value-type="float">
            <text:p>0,905000000000001</text:p>
          </table:table-cell>
          <table:table-cell table:number-columns-repeated="998"/>
        </table:table-row>
        <table:table-row table:style-name="ro1">
          <table:table-cell office:value-type="float" office:value="28994" calcext:value-type="float">
            <text:p>28994</text:p>
          </table:table-cell>
          <table:table-cell table:formula="of:=[.B905] + 1 / 1000" office:value-type="float" office:value="0.906000000000001" calcext:value-type="float">
            <text:p>0,906000000000001</text:p>
          </table:table-cell>
          <table:table-cell table:number-columns-repeated="998"/>
        </table:table-row>
        <table:table-row table:style-name="ro1">
          <table:table-cell office:value-type="float" office:value="29000" calcext:value-type="float">
            <text:p>29000</text:p>
          </table:table-cell>
          <table:table-cell table:formula="of:=[.B906] + 1 / 1000" office:value-type="float" office:value="0.907000000000001" calcext:value-type="float">
            <text:p>0,907000000000001</text:p>
          </table:table-cell>
          <table:table-cell table:number-columns-repeated="998"/>
        </table:table-row>
        <table:table-row table:style-name="ro1">
          <table:table-cell office:value-type="float" office:value="29097" calcext:value-type="float">
            <text:p>29097</text:p>
          </table:table-cell>
          <table:table-cell table:formula="of:=[.B907] + 1 / 1000" office:value-type="float" office:value="0.908000000000001" calcext:value-type="float">
            <text:p>0,908000000000001</text:p>
          </table:table-cell>
          <table:table-cell table:number-columns-repeated="998"/>
        </table:table-row>
        <table:table-row table:style-name="ro1">
          <table:table-cell office:value-type="float" office:value="29127" calcext:value-type="float">
            <text:p>29127</text:p>
          </table:table-cell>
          <table:table-cell table:formula="of:=[.B908] + 1 / 1000" office:value-type="float" office:value="0.909000000000001" calcext:value-type="float">
            <text:p>0,909000000000001</text:p>
          </table:table-cell>
          <table:table-cell table:number-columns-repeated="998"/>
        </table:table-row>
        <table:table-row table:style-name="ro1">
          <table:table-cell office:value-type="float" office:value="29266" calcext:value-type="float">
            <text:p>29266</text:p>
          </table:table-cell>
          <table:table-cell table:formula="of:=[.B909] + 1 / 1000" office:value-type="float" office:value="0.910000000000001" calcext:value-type="float">
            <text:p>0,910000000000001</text:p>
          </table:table-cell>
          <table:table-cell table:number-columns-repeated="998"/>
        </table:table-row>
        <table:table-row table:style-name="ro1">
          <table:table-cell office:value-type="float" office:value="29463" calcext:value-type="float">
            <text:p>29463</text:p>
          </table:table-cell>
          <table:table-cell table:formula="of:=[.B910] + 1 / 1000" office:value-type="float" office:value="0.911000000000001" calcext:value-type="float">
            <text:p>0,911000000000001</text:p>
          </table:table-cell>
          <table:table-cell table:number-columns-repeated="998"/>
        </table:table-row>
        <table:table-row table:style-name="ro1">
          <table:table-cell office:value-type="float" office:value="29488" calcext:value-type="float">
            <text:p>29488</text:p>
          </table:table-cell>
          <table:table-cell table:formula="of:=[.B911] + 1 / 1000" office:value-type="float" office:value="0.912000000000001" calcext:value-type="float">
            <text:p>0,912000000000001</text:p>
          </table:table-cell>
          <table:table-cell table:number-columns-repeated="998"/>
        </table:table-row>
        <table:table-row table:style-name="ro1">
          <table:table-cell office:value-type="float" office:value="29503" calcext:value-type="float">
            <text:p>29503</text:p>
          </table:table-cell>
          <table:table-cell table:formula="of:=[.B912] + 1 / 1000" office:value-type="float" office:value="0.913000000000001" calcext:value-type="float">
            <text:p>0,913000000000001</text:p>
          </table:table-cell>
          <table:table-cell table:number-columns-repeated="998"/>
        </table:table-row>
        <table:table-row table:style-name="ro1">
          <table:table-cell office:value-type="float" office:value="29754" calcext:value-type="float">
            <text:p>29754</text:p>
          </table:table-cell>
          <table:table-cell table:formula="of:=[.B913] + 1 / 1000" office:value-type="float" office:value="0.914000000000001" calcext:value-type="float">
            <text:p>0,914000000000001</text:p>
          </table:table-cell>
          <table:table-cell table:number-columns-repeated="998"/>
        </table:table-row>
        <table:table-row table:style-name="ro1">
          <table:table-cell office:value-type="float" office:value="29790" calcext:value-type="float">
            <text:p>29790</text:p>
          </table:table-cell>
          <table:table-cell table:formula="of:=[.B914] + 1 / 1000" office:value-type="float" office:value="0.915000000000001" calcext:value-type="float">
            <text:p>0,915000000000001</text:p>
          </table:table-cell>
          <table:table-cell table:number-columns-repeated="998"/>
        </table:table-row>
        <table:table-row table:style-name="ro1">
          <table:table-cell office:value-type="float" office:value="29836" calcext:value-type="float">
            <text:p>29836</text:p>
          </table:table-cell>
          <table:table-cell table:formula="of:=[.B915] + 1 / 1000" office:value-type="float" office:value="0.916000000000001" calcext:value-type="float">
            <text:p>0,916000000000001</text:p>
          </table:table-cell>
          <table:table-cell table:number-columns-repeated="998"/>
        </table:table-row>
        <table:table-row table:style-name="ro1">
          <table:table-cell office:value-type="float" office:value="29937" calcext:value-type="float">
            <text:p>29937</text:p>
          </table:table-cell>
          <table:table-cell table:formula="of:=[.B916] + 1 / 1000" office:value-type="float" office:value="0.917000000000001" calcext:value-type="float">
            <text:p>0,917000000000001</text:p>
          </table:table-cell>
          <table:table-cell table:number-columns-repeated="998"/>
        </table:table-row>
        <table:table-row table:style-name="ro1">
          <table:table-cell office:value-type="float" office:value="30102" calcext:value-type="float">
            <text:p>30102</text:p>
          </table:table-cell>
          <table:table-cell table:formula="of:=[.B917] + 1 / 1000" office:value-type="float" office:value="0.918000000000001" calcext:value-type="float">
            <text:p>0,918000000000001</text:p>
          </table:table-cell>
          <table:table-cell table:number-columns-repeated="998"/>
        </table:table-row>
        <table:table-row table:style-name="ro1">
          <table:table-cell office:value-type="float" office:value="30160" calcext:value-type="float">
            <text:p>30160</text:p>
          </table:table-cell>
          <table:table-cell table:formula="of:=[.B918] + 1 / 1000" office:value-type="float" office:value="0.919000000000001" calcext:value-type="float">
            <text:p>0,919000000000001</text:p>
          </table:table-cell>
          <table:table-cell table:number-columns-repeated="998"/>
        </table:table-row>
        <table:table-row table:style-name="ro1">
          <table:table-cell office:value-type="float" office:value="30376" calcext:value-type="float">
            <text:p>30376</text:p>
          </table:table-cell>
          <table:table-cell table:formula="of:=[.B919] + 1 / 1000" office:value-type="float" office:value="0.920000000000001" calcext:value-type="float">
            <text:p>0,920000000000001</text:p>
          </table:table-cell>
          <table:table-cell table:number-columns-repeated="998"/>
        </table:table-row>
        <table:table-row table:style-name="ro1">
          <table:table-cell office:value-type="float" office:value="30400" calcext:value-type="float">
            <text:p>30400</text:p>
          </table:table-cell>
          <table:table-cell table:formula="of:=[.B920] + 1 / 1000" office:value-type="float" office:value="0.921000000000001" calcext:value-type="float">
            <text:p>0,921000000000001</text:p>
          </table:table-cell>
          <table:table-cell table:number-columns-repeated="998"/>
        </table:table-row>
        <table:table-row table:style-name="ro1">
          <table:table-cell office:value-type="float" office:value="30410" calcext:value-type="float">
            <text:p>30410</text:p>
          </table:table-cell>
          <table:table-cell table:formula="of:=[.B921] + 1 / 1000" office:value-type="float" office:value="0.922000000000001" calcext:value-type="float">
            <text:p>0,922000000000001</text:p>
          </table:table-cell>
          <table:table-cell table:number-columns-repeated="998"/>
        </table:table-row>
        <table:table-row table:style-name="ro1">
          <table:table-cell office:value-type="float" office:value="30521" calcext:value-type="float">
            <text:p>30521</text:p>
          </table:table-cell>
          <table:table-cell table:formula="of:=[.B922] + 1 / 1000" office:value-type="float" office:value="0.923000000000001" calcext:value-type="float">
            <text:p>0,923000000000001</text:p>
          </table:table-cell>
          <table:table-cell table:number-columns-repeated="998"/>
        </table:table-row>
        <table:table-row table:style-name="ro1">
          <table:table-cell office:value-type="float" office:value="30628" calcext:value-type="float">
            <text:p>30628</text:p>
          </table:table-cell>
          <table:table-cell table:formula="of:=[.B923] + 1 / 1000" office:value-type="float" office:value="0.924000000000001" calcext:value-type="float">
            <text:p>0,924000000000001</text:p>
          </table:table-cell>
          <table:table-cell table:number-columns-repeated="998"/>
        </table:table-row>
        <table:table-row table:style-name="ro1">
          <table:table-cell office:value-type="float" office:value="30716" calcext:value-type="float">
            <text:p>30716</text:p>
          </table:table-cell>
          <table:table-cell table:formula="of:=[.B924] + 1 / 1000" office:value-type="float" office:value="0.925000000000001" calcext:value-type="float">
            <text:p>0,925000000000001</text:p>
          </table:table-cell>
          <table:table-cell table:number-columns-repeated="998"/>
        </table:table-row>
        <table:table-row table:style-name="ro1">
          <table:table-cell office:value-type="float" office:value="30734" calcext:value-type="float">
            <text:p>30734</text:p>
          </table:table-cell>
          <table:table-cell table:formula="of:=[.B925] + 1 / 1000" office:value-type="float" office:value="0.926000000000001" calcext:value-type="float">
            <text:p>0,926000000000001</text:p>
          </table:table-cell>
          <table:table-cell table:number-columns-repeated="998"/>
        </table:table-row>
        <table:table-row table:style-name="ro1">
          <table:table-cell office:value-type="float" office:value="30910" calcext:value-type="float">
            <text:p>30910</text:p>
          </table:table-cell>
          <table:table-cell table:formula="of:=[.B926] + 1 / 1000" office:value-type="float" office:value="0.927000000000001" calcext:value-type="float">
            <text:p>0,927000000000001</text:p>
          </table:table-cell>
          <table:table-cell table:number-columns-repeated="998"/>
        </table:table-row>
        <table:table-row table:style-name="ro1">
          <table:table-cell office:value-type="float" office:value="30939" calcext:value-type="float">
            <text:p>30939</text:p>
          </table:table-cell>
          <table:table-cell table:formula="of:=[.B927] + 1 / 1000" office:value-type="float" office:value="0.928000000000001" calcext:value-type="float">
            <text:p>0,928000000000001</text:p>
          </table:table-cell>
          <table:table-cell table:number-columns-repeated="998"/>
        </table:table-row>
        <table:table-row table:style-name="ro1">
          <table:table-cell office:value-type="float" office:value="32047" calcext:value-type="float">
            <text:p>32047</text:p>
          </table:table-cell>
          <table:table-cell table:formula="of:=[.B928] + 1 / 1000" office:value-type="float" office:value="0.929000000000001" calcext:value-type="float">
            <text:p>0,929000000000001</text:p>
          </table:table-cell>
          <table:table-cell table:number-columns-repeated="998"/>
        </table:table-row>
        <table:table-row table:style-name="ro1">
          <table:table-cell office:value-type="float" office:value="32253" calcext:value-type="float">
            <text:p>32253</text:p>
          </table:table-cell>
          <table:table-cell table:formula="of:=[.B929] + 1 / 1000" office:value-type="float" office:value="0.930000000000001" calcext:value-type="float">
            <text:p>0,930000000000001</text:p>
          </table:table-cell>
          <table:table-cell table:number-columns-repeated="998"/>
        </table:table-row>
        <table:table-row table:style-name="ro1">
          <table:table-cell office:value-type="float" office:value="32407" calcext:value-type="float">
            <text:p>32407</text:p>
          </table:table-cell>
          <table:table-cell table:formula="of:=[.B930] + 1 / 1000" office:value-type="float" office:value="0.931000000000001" calcext:value-type="float">
            <text:p>0,931000000000001</text:p>
          </table:table-cell>
          <table:table-cell table:number-columns-repeated="998"/>
        </table:table-row>
        <table:table-row table:style-name="ro1">
          <table:table-cell office:value-type="float" office:value="32433" calcext:value-type="float">
            <text:p>32433</text:p>
          </table:table-cell>
          <table:table-cell table:formula="of:=[.B931] + 1 / 1000" office:value-type="float" office:value="0.932000000000001" calcext:value-type="float">
            <text:p>0,932000000000001</text:p>
          </table:table-cell>
          <table:table-cell table:number-columns-repeated="998"/>
        </table:table-row>
        <table:table-row table:style-name="ro1">
          <table:table-cell office:value-type="float" office:value="32608" calcext:value-type="float">
            <text:p>32608</text:p>
          </table:table-cell>
          <table:table-cell table:formula="of:=[.B932] + 1 / 1000" office:value-type="float" office:value="0.933000000000001" calcext:value-type="float">
            <text:p>0,933000000000001</text:p>
          </table:table-cell>
          <table:table-cell table:number-columns-repeated="998"/>
        </table:table-row>
        <table:table-row table:style-name="ro1">
          <table:table-cell office:value-type="float" office:value="32818" calcext:value-type="float">
            <text:p>32818</text:p>
          </table:table-cell>
          <table:table-cell table:formula="of:=[.B933] + 1 / 1000" office:value-type="float" office:value="0.934000000000001" calcext:value-type="float">
            <text:p>0,934000000000001</text:p>
          </table:table-cell>
          <table:table-cell table:number-columns-repeated="998"/>
        </table:table-row>
        <table:table-row table:style-name="ro1">
          <table:table-cell office:value-type="float" office:value="32984" calcext:value-type="float">
            <text:p>32984</text:p>
          </table:table-cell>
          <table:table-cell table:formula="of:=[.B934] + 1 / 1000" office:value-type="float" office:value="0.935000000000001" calcext:value-type="float">
            <text:p>0,935000000000001</text:p>
          </table:table-cell>
          <table:table-cell table:number-columns-repeated="998"/>
        </table:table-row>
        <table:table-row table:style-name="ro1">
          <table:table-cell office:value-type="float" office:value="32987" calcext:value-type="float">
            <text:p>32987</text:p>
          </table:table-cell>
          <table:table-cell table:formula="of:=[.B935] + 1 / 1000" office:value-type="float" office:value="0.936000000000001" calcext:value-type="float">
            <text:p>0,936000000000001</text:p>
          </table:table-cell>
          <table:table-cell table:number-columns-repeated="998"/>
        </table:table-row>
        <table:table-row table:style-name="ro1">
          <table:table-cell office:value-type="float" office:value="33101" calcext:value-type="float">
            <text:p>33101</text:p>
          </table:table-cell>
          <table:table-cell table:formula="of:=[.B936] + 1 / 1000" office:value-type="float" office:value="0.937000000000001" calcext:value-type="float">
            <text:p>0,937000000000001</text:p>
          </table:table-cell>
          <table:table-cell table:number-columns-repeated="998"/>
        </table:table-row>
        <table:table-row table:style-name="ro1">
          <table:table-cell office:value-type="float" office:value="33819" calcext:value-type="float">
            <text:p>33819</text:p>
          </table:table-cell>
          <table:table-cell table:formula="of:=[.B937] + 1 / 1000" office:value-type="float" office:value="0.938000000000001" calcext:value-type="float">
            <text:p>0,938000000000001</text:p>
          </table:table-cell>
          <table:table-cell table:number-columns-repeated="998"/>
        </table:table-row>
        <table:table-row table:style-name="ro1">
          <table:table-cell office:value-type="float" office:value="33956" calcext:value-type="float">
            <text:p>33956</text:p>
          </table:table-cell>
          <table:table-cell table:formula="of:=[.B938] + 1 / 1000" office:value-type="float" office:value="0.939000000000001" calcext:value-type="float">
            <text:p>0,939000000000001</text:p>
          </table:table-cell>
          <table:table-cell table:number-columns-repeated="998"/>
        </table:table-row>
        <table:table-row table:style-name="ro1">
          <table:table-cell office:value-type="float" office:value="33978" calcext:value-type="float">
            <text:p>33978</text:p>
          </table:table-cell>
          <table:table-cell table:formula="of:=[.B939] + 1 / 1000" office:value-type="float" office:value="0.940000000000001" calcext:value-type="float">
            <text:p>0,940000000000001</text:p>
          </table:table-cell>
          <table:table-cell table:number-columns-repeated="998"/>
        </table:table-row>
        <table:table-row table:style-name="ro1">
          <table:table-cell office:value-type="float" office:value="34313" calcext:value-type="float">
            <text:p>34313</text:p>
          </table:table-cell>
          <table:table-cell table:formula="of:=[.B940] + 1 / 1000" office:value-type="float" office:value="0.941000000000001" calcext:value-type="float">
            <text:p>0,941000000000001</text:p>
          </table:table-cell>
          <table:table-cell table:number-columns-repeated="998"/>
        </table:table-row>
        <table:table-row table:style-name="ro1">
          <table:table-cell office:value-type="float" office:value="34314" calcext:value-type="float">
            <text:p>34314</text:p>
          </table:table-cell>
          <table:table-cell table:formula="of:=[.B941] + 1 / 1000" office:value-type="float" office:value="0.942000000000001" calcext:value-type="float">
            <text:p>0,942000000000001</text:p>
          </table:table-cell>
          <table:table-cell table:number-columns-repeated="998"/>
        </table:table-row>
        <table:table-row table:style-name="ro1">
          <table:table-cell office:value-type="float" office:value="35095" calcext:value-type="float">
            <text:p>35095</text:p>
          </table:table-cell>
          <table:table-cell table:formula="of:=[.B942] + 1 / 1000" office:value-type="float" office:value="0.943000000000001" calcext:value-type="float">
            <text:p>0,943000000000001</text:p>
          </table:table-cell>
          <table:table-cell table:number-columns-repeated="998"/>
        </table:table-row>
        <table:table-row table:style-name="ro1">
          <table:table-cell office:value-type="float" office:value="35379" calcext:value-type="float">
            <text:p>35379</text:p>
          </table:table-cell>
          <table:table-cell table:formula="of:=[.B943] + 1 / 1000" office:value-type="float" office:value="0.944000000000001" calcext:value-type="float">
            <text:p>0,944000000000001</text:p>
          </table:table-cell>
          <table:table-cell table:number-columns-repeated="998"/>
        </table:table-row>
        <table:table-row table:style-name="ro1">
          <table:table-cell office:value-type="float" office:value="35558" calcext:value-type="float">
            <text:p>35558</text:p>
          </table:table-cell>
          <table:table-cell table:formula="of:=[.B944] + 1 / 1000" office:value-type="float" office:value="0.945000000000001" calcext:value-type="float">
            <text:p>0,945000000000001</text:p>
          </table:table-cell>
          <table:table-cell table:number-columns-repeated="998"/>
        </table:table-row>
        <table:table-row table:style-name="ro1">
          <table:table-cell office:value-type="float" office:value="35575" calcext:value-type="float">
            <text:p>35575</text:p>
          </table:table-cell>
          <table:table-cell table:formula="of:=[.B945] + 1 / 1000" office:value-type="float" office:value="0.946000000000001" calcext:value-type="float">
            <text:p>0,946000000000001</text:p>
          </table:table-cell>
          <table:table-cell table:number-columns-repeated="998"/>
        </table:table-row>
        <table:table-row table:style-name="ro1">
          <table:table-cell office:value-type="float" office:value="35577" calcext:value-type="float">
            <text:p>35577</text:p>
          </table:table-cell>
          <table:table-cell table:formula="of:=[.B946] + 1 / 1000" office:value-type="float" office:value="0.947000000000001" calcext:value-type="float">
            <text:p>0,947000000000001</text:p>
          </table:table-cell>
          <table:table-cell table:number-columns-repeated="998"/>
        </table:table-row>
        <table:table-row table:style-name="ro1">
          <table:table-cell office:value-type="float" office:value="35688" calcext:value-type="float">
            <text:p>35688</text:p>
          </table:table-cell>
          <table:table-cell table:formula="of:=[.B947] + 1 / 1000" office:value-type="float" office:value="0.948000000000001" calcext:value-type="float">
            <text:p>0,948000000000001</text:p>
          </table:table-cell>
          <table:table-cell table:number-columns-repeated="998"/>
        </table:table-row>
        <table:table-row table:style-name="ro1">
          <table:table-cell office:value-type="float" office:value="35816" calcext:value-type="float">
            <text:p>35816</text:p>
          </table:table-cell>
          <table:table-cell table:formula="of:=[.B948] + 1 / 1000" office:value-type="float" office:value="0.949000000000001" calcext:value-type="float">
            <text:p>0,949000000000001</text:p>
          </table:table-cell>
          <table:table-cell table:number-columns-repeated="998"/>
        </table:table-row>
        <table:table-row table:style-name="ro1">
          <table:table-cell office:value-type="float" office:value="36337" calcext:value-type="float">
            <text:p>36337</text:p>
          </table:table-cell>
          <table:table-cell table:formula="of:=[.B949] + 1 / 1000" office:value-type="float" office:value="0.950000000000001" calcext:value-type="float">
            <text:p>0,950000000000001</text:p>
          </table:table-cell>
          <table:table-cell table:number-columns-repeated="998"/>
        </table:table-row>
        <table:table-row table:style-name="ro1">
          <table:table-cell office:value-type="float" office:value="37049" calcext:value-type="float">
            <text:p>37049</text:p>
          </table:table-cell>
          <table:table-cell table:formula="of:=[.B950] + 1 / 1000" office:value-type="float" office:value="0.951000000000001" calcext:value-type="float">
            <text:p>0,951000000000001</text:p>
          </table:table-cell>
          <table:table-cell table:number-columns-repeated="998"/>
        </table:table-row>
        <table:table-row table:style-name="ro1">
          <table:table-cell office:value-type="float" office:value="38031" calcext:value-type="float">
            <text:p>38031</text:p>
          </table:table-cell>
          <table:table-cell table:formula="of:=[.B951] + 1 / 1000" office:value-type="float" office:value="0.952000000000001" calcext:value-type="float">
            <text:p>0,952000000000001</text:p>
          </table:table-cell>
          <table:table-cell table:number-columns-repeated="998"/>
        </table:table-row>
        <table:table-row table:style-name="ro1">
          <table:table-cell office:value-type="float" office:value="38159" calcext:value-type="float">
            <text:p>38159</text:p>
          </table:table-cell>
          <table:table-cell table:formula="of:=[.B952] + 1 / 1000" office:value-type="float" office:value="0.953000000000001" calcext:value-type="float">
            <text:p>0,953000000000001</text:p>
          </table:table-cell>
          <table:table-cell table:number-columns-repeated="998"/>
        </table:table-row>
        <table:table-row table:style-name="ro1">
          <table:table-cell office:value-type="float" office:value="38271" calcext:value-type="float">
            <text:p>38271</text:p>
          </table:table-cell>
          <table:table-cell table:formula="of:=[.B953] + 1 / 1000" office:value-type="float" office:value="0.954000000000001" calcext:value-type="float">
            <text:p>0,954000000000001</text:p>
          </table:table-cell>
          <table:table-cell table:number-columns-repeated="998"/>
        </table:table-row>
        <table:table-row table:style-name="ro1">
          <table:table-cell office:value-type="float" office:value="38348" calcext:value-type="float">
            <text:p>38348</text:p>
          </table:table-cell>
          <table:table-cell table:formula="of:=[.B954] + 1 / 1000" office:value-type="float" office:value="0.955000000000001" calcext:value-type="float">
            <text:p>0,955000000000001</text:p>
          </table:table-cell>
          <table:table-cell table:number-columns-repeated="998"/>
        </table:table-row>
        <table:table-row table:style-name="ro1">
          <table:table-cell office:value-type="float" office:value="38459" calcext:value-type="float">
            <text:p>38459</text:p>
          </table:table-cell>
          <table:table-cell table:formula="of:=[.B955] + 1 / 1000" office:value-type="float" office:value="0.956000000000001" calcext:value-type="float">
            <text:p>0,956000000000001</text:p>
          </table:table-cell>
          <table:table-cell table:number-columns-repeated="998"/>
        </table:table-row>
        <table:table-row table:style-name="ro1">
          <table:table-cell office:value-type="float" office:value="38487" calcext:value-type="float">
            <text:p>38487</text:p>
          </table:table-cell>
          <table:table-cell table:formula="of:=[.B956] + 1 / 1000" office:value-type="float" office:value="0.957000000000001" calcext:value-type="float">
            <text:p>0,957000000000001</text:p>
          </table:table-cell>
          <table:table-cell table:number-columns-repeated="998"/>
        </table:table-row>
        <table:table-row table:style-name="ro1">
          <table:table-cell office:value-type="float" office:value="38561" calcext:value-type="float">
            <text:p>38561</text:p>
          </table:table-cell>
          <table:table-cell table:formula="of:=[.B957] + 1 / 1000" office:value-type="float" office:value="0.958000000000001" calcext:value-type="float">
            <text:p>0,958000000000001</text:p>
          </table:table-cell>
          <table:table-cell table:number-columns-repeated="998"/>
        </table:table-row>
        <table:table-row table:style-name="ro1">
          <table:table-cell office:value-type="float" office:value="38634" calcext:value-type="float">
            <text:p>38634</text:p>
          </table:table-cell>
          <table:table-cell table:formula="of:=[.B958] + 1 / 1000" office:value-type="float" office:value="0.959000000000001" calcext:value-type="float">
            <text:p>0,959000000000001</text:p>
          </table:table-cell>
          <table:table-cell table:number-columns-repeated="998"/>
        </table:table-row>
        <table:table-row table:style-name="ro1">
          <table:table-cell office:value-type="float" office:value="38681" calcext:value-type="float">
            <text:p>38681</text:p>
          </table:table-cell>
          <table:table-cell table:formula="of:=[.B959] + 1 / 1000" office:value-type="float" office:value="0.960000000000001" calcext:value-type="float">
            <text:p>0,960000000000001</text:p>
          </table:table-cell>
          <table:table-cell table:number-columns-repeated="998"/>
        </table:table-row>
        <table:table-row table:style-name="ro1">
          <table:table-cell office:value-type="float" office:value="39277" calcext:value-type="float">
            <text:p>39277</text:p>
          </table:table-cell>
          <table:table-cell table:formula="of:=[.B960] + 1 / 1000" office:value-type="float" office:value="0.961000000000001" calcext:value-type="float">
            <text:p>0,961000000000001</text:p>
          </table:table-cell>
          <table:table-cell table:number-columns-repeated="998"/>
        </table:table-row>
        <table:table-row table:style-name="ro1">
          <table:table-cell office:value-type="float" office:value="39349" calcext:value-type="float">
            <text:p>39349</text:p>
          </table:table-cell>
          <table:table-cell table:formula="of:=[.B961] + 1 / 1000" office:value-type="float" office:value="0.962000000000001" calcext:value-type="float">
            <text:p>0,962000000000001</text:p>
          </table:table-cell>
          <table:table-cell table:number-columns-repeated="998"/>
        </table:table-row>
        <table:table-row table:style-name="ro1">
          <table:table-cell office:value-type="float" office:value="39373" calcext:value-type="float">
            <text:p>39373</text:p>
          </table:table-cell>
          <table:table-cell table:formula="of:=[.B962] + 1 / 1000" office:value-type="float" office:value="0.963000000000001" calcext:value-type="float">
            <text:p>0,963000000000001</text:p>
          </table:table-cell>
          <table:table-cell table:number-columns-repeated="998"/>
        </table:table-row>
        <table:table-row table:style-name="ro1">
          <table:table-cell office:value-type="float" office:value="39420" calcext:value-type="float">
            <text:p>39420</text:p>
          </table:table-cell>
          <table:table-cell table:formula="of:=[.B963] + 1 / 1000" office:value-type="float" office:value="0.964000000000001" calcext:value-type="float">
            <text:p>0,964000000000001</text:p>
          </table:table-cell>
          <table:table-cell table:number-columns-repeated="998"/>
        </table:table-row>
        <table:table-row table:style-name="ro1">
          <table:table-cell office:value-type="float" office:value="39528" calcext:value-type="float">
            <text:p>39528</text:p>
          </table:table-cell>
          <table:table-cell table:formula="of:=[.B964] + 1 / 1000" office:value-type="float" office:value="0.965000000000001" calcext:value-type="float">
            <text:p>0,965000000000001</text:p>
          </table:table-cell>
          <table:table-cell table:number-columns-repeated="998"/>
        </table:table-row>
        <table:table-row table:style-name="ro1">
          <table:table-cell office:value-type="float" office:value="40551" calcext:value-type="float">
            <text:p>40551</text:p>
          </table:table-cell>
          <table:table-cell table:formula="of:=[.B965] + 1 / 1000" office:value-type="float" office:value="0.966000000000001" calcext:value-type="float">
            <text:p>0,966000000000001</text:p>
          </table:table-cell>
          <table:table-cell table:number-columns-repeated="998"/>
        </table:table-row>
        <table:table-row table:style-name="ro1">
          <table:table-cell office:value-type="float" office:value="40655" calcext:value-type="float">
            <text:p>40655</text:p>
          </table:table-cell>
          <table:table-cell table:formula="of:=[.B966] + 1 / 1000" office:value-type="float" office:value="0.967000000000001" calcext:value-type="float">
            <text:p>0,967000000000001</text:p>
          </table:table-cell>
          <table:table-cell table:number-columns-repeated="998"/>
        </table:table-row>
        <table:table-row table:style-name="ro1">
          <table:table-cell office:value-type="float" office:value="41232" calcext:value-type="float">
            <text:p>41232</text:p>
          </table:table-cell>
          <table:table-cell table:formula="of:=[.B967] + 1 / 1000" office:value-type="float" office:value="0.968000000000001" calcext:value-type="float">
            <text:p>0,968000000000001</text:p>
          </table:table-cell>
          <table:table-cell table:number-columns-repeated="998"/>
        </table:table-row>
        <table:table-row table:style-name="ro1">
          <table:table-cell office:value-type="float" office:value="41339" calcext:value-type="float">
            <text:p>41339</text:p>
          </table:table-cell>
          <table:table-cell table:formula="of:=[.B968] + 1 / 1000" office:value-type="float" office:value="0.969000000000001" calcext:value-type="float">
            <text:p>0,969000000000001</text:p>
          </table:table-cell>
          <table:table-cell table:number-columns-repeated="998"/>
        </table:table-row>
        <table:table-row table:style-name="ro1">
          <table:table-cell office:value-type="float" office:value="42237" calcext:value-type="float">
            <text:p>42237</text:p>
          </table:table-cell>
          <table:table-cell table:formula="of:=[.B969] + 1 / 1000" office:value-type="float" office:value="0.970000000000001" calcext:value-type="float">
            <text:p>0,970000000000001</text:p>
          </table:table-cell>
          <table:table-cell table:number-columns-repeated="998"/>
        </table:table-row>
        <table:table-row table:style-name="ro1">
          <table:table-cell office:value-type="float" office:value="42330" calcext:value-type="float">
            <text:p>42330</text:p>
          </table:table-cell>
          <table:table-cell table:formula="of:=[.B970] + 1 / 1000" office:value-type="float" office:value="0.971000000000001" calcext:value-type="float">
            <text:p>0,971000000000001</text:p>
          </table:table-cell>
          <table:table-cell table:number-columns-repeated="998"/>
        </table:table-row>
        <table:table-row table:style-name="ro1">
          <table:table-cell office:value-type="float" office:value="42736" calcext:value-type="float">
            <text:p>42736</text:p>
          </table:table-cell>
          <table:table-cell table:formula="of:=[.B971] + 1 / 1000" office:value-type="float" office:value="0.972000000000001" calcext:value-type="float">
            <text:p>0,972000000000001</text:p>
          </table:table-cell>
          <table:table-cell table:number-columns-repeated="998"/>
        </table:table-row>
        <table:table-row table:style-name="ro1">
          <table:table-cell office:value-type="float" office:value="42921" calcext:value-type="float">
            <text:p>42921</text:p>
          </table:table-cell>
          <table:table-cell table:formula="of:=[.B972] + 1 / 1000" office:value-type="float" office:value="0.973000000000001" calcext:value-type="float">
            <text:p>0,973000000000001</text:p>
          </table:table-cell>
          <table:table-cell table:number-columns-repeated="998"/>
        </table:table-row>
        <table:table-row table:style-name="ro1">
          <table:table-cell office:value-type="float" office:value="42935" calcext:value-type="float">
            <text:p>42935</text:p>
          </table:table-cell>
          <table:table-cell table:formula="of:=[.B973] + 1 / 1000" office:value-type="float" office:value="0.974000000000001" calcext:value-type="float">
            <text:p>0,974000000000001</text:p>
          </table:table-cell>
          <table:table-cell table:number-columns-repeated="998"/>
        </table:table-row>
        <table:table-row table:style-name="ro1">
          <table:table-cell office:value-type="float" office:value="43001" calcext:value-type="float">
            <text:p>43001</text:p>
          </table:table-cell>
          <table:table-cell table:formula="of:=[.B974] + 1 / 1000" office:value-type="float" office:value="0.975000000000001" calcext:value-type="float">
            <text:p>0,975000000000001</text:p>
          </table:table-cell>
          <table:table-cell table:number-columns-repeated="998"/>
        </table:table-row>
        <table:table-row table:style-name="ro1">
          <table:table-cell office:value-type="float" office:value="43197" calcext:value-type="float">
            <text:p>43197</text:p>
          </table:table-cell>
          <table:table-cell table:formula="of:=[.B975] + 1 / 1000" office:value-type="float" office:value="0.976000000000001" calcext:value-type="float">
            <text:p>0,976000000000001</text:p>
          </table:table-cell>
          <table:table-cell table:number-columns-repeated="998"/>
        </table:table-row>
        <table:table-row table:style-name="ro1">
          <table:table-cell office:value-type="float" office:value="43606" calcext:value-type="float">
            <text:p>43606</text:p>
          </table:table-cell>
          <table:table-cell table:formula="of:=[.B976] + 1 / 1000" office:value-type="float" office:value="0.977000000000001" calcext:value-type="float">
            <text:p>0,977000000000001</text:p>
          </table:table-cell>
          <table:table-cell table:number-columns-repeated="998"/>
        </table:table-row>
        <table:table-row table:style-name="ro1">
          <table:table-cell office:value-type="float" office:value="43682" calcext:value-type="float">
            <text:p>43682</text:p>
          </table:table-cell>
          <table:table-cell table:formula="of:=[.B977] + 1 / 1000" office:value-type="float" office:value="0.978000000000001" calcext:value-type="float">
            <text:p>0,978000000000001</text:p>
          </table:table-cell>
          <table:table-cell table:number-columns-repeated="998"/>
        </table:table-row>
        <table:table-row table:style-name="ro1">
          <table:table-cell office:value-type="float" office:value="43786" calcext:value-type="float">
            <text:p>43786</text:p>
          </table:table-cell>
          <table:table-cell table:formula="of:=[.B978] + 1 / 1000" office:value-type="float" office:value="0.979000000000001" calcext:value-type="float">
            <text:p>0,979000000000001</text:p>
          </table:table-cell>
          <table:table-cell table:number-columns-repeated="998"/>
        </table:table-row>
        <table:table-row table:style-name="ro1">
          <table:table-cell office:value-type="float" office:value="43998" calcext:value-type="float">
            <text:p>43998</text:p>
          </table:table-cell>
          <table:table-cell table:formula="of:=[.B979] + 1 / 1000" office:value-type="float" office:value="0.980000000000001" calcext:value-type="float">
            <text:p>0,980000000000001</text:p>
          </table:table-cell>
          <table:table-cell table:number-columns-repeated="998"/>
        </table:table-row>
        <table:table-row table:style-name="ro1">
          <table:table-cell office:value-type="float" office:value="44496" calcext:value-type="float">
            <text:p>44496</text:p>
          </table:table-cell>
          <table:table-cell table:formula="of:=[.B980] + 1 / 1000" office:value-type="float" office:value="0.981000000000001" calcext:value-type="float">
            <text:p>0,981000000000001</text:p>
          </table:table-cell>
          <table:table-cell table:number-columns-repeated="998"/>
        </table:table-row>
        <table:table-row table:style-name="ro1">
          <table:table-cell office:value-type="float" office:value="46299" calcext:value-type="float">
            <text:p>46299</text:p>
          </table:table-cell>
          <table:table-cell table:formula="of:=[.B981] + 1 / 1000" office:value-type="float" office:value="0.982000000000001" calcext:value-type="float">
            <text:p>0,982000000000001</text:p>
          </table:table-cell>
          <table:table-cell table:number-columns-repeated="998"/>
        </table:table-row>
        <table:table-row table:style-name="ro1">
          <table:table-cell office:value-type="float" office:value="47102" calcext:value-type="float">
            <text:p>47102</text:p>
          </table:table-cell>
          <table:table-cell table:formula="of:=[.B982] + 1 / 1000" office:value-type="float" office:value="0.983000000000001" calcext:value-type="float">
            <text:p>0,983000000000001</text:p>
          </table:table-cell>
          <table:table-cell table:number-columns-repeated="998"/>
        </table:table-row>
        <table:table-row table:style-name="ro1">
          <table:table-cell office:value-type="float" office:value="47271" calcext:value-type="float">
            <text:p>47271</text:p>
          </table:table-cell>
          <table:table-cell table:formula="of:=[.B983] + 1 / 1000" office:value-type="float" office:value="0.984000000000001" calcext:value-type="float">
            <text:p>0,984000000000001</text:p>
          </table:table-cell>
          <table:table-cell table:number-columns-repeated="998"/>
        </table:table-row>
        <table:table-row table:style-name="ro1">
          <table:table-cell office:value-type="float" office:value="47493" calcext:value-type="float">
            <text:p>47493</text:p>
          </table:table-cell>
          <table:table-cell table:formula="of:=[.B984] + 1 / 1000" office:value-type="float" office:value="0.985000000000001" calcext:value-type="float">
            <text:p>0,985000000000001</text:p>
          </table:table-cell>
          <table:table-cell table:number-columns-repeated="998"/>
        </table:table-row>
        <table:table-row table:style-name="ro1">
          <table:table-cell office:value-type="float" office:value="47976" calcext:value-type="float">
            <text:p>47976</text:p>
          </table:table-cell>
          <table:table-cell table:formula="of:=[.B985] + 1 / 1000" office:value-type="float" office:value="0.986000000000001" calcext:value-type="float">
            <text:p>0,986000000000001</text:p>
          </table:table-cell>
          <table:table-cell table:number-columns-repeated="998"/>
        </table:table-row>
        <table:table-row table:style-name="ro1">
          <table:table-cell office:value-type="float" office:value="48607" calcext:value-type="float">
            <text:p>48607</text:p>
          </table:table-cell>
          <table:table-cell table:formula="of:=[.B986] + 1 / 1000" office:value-type="float" office:value="0.987000000000001" calcext:value-type="float">
            <text:p>0,987000000000001</text:p>
          </table:table-cell>
          <table:table-cell table:number-columns-repeated="998"/>
        </table:table-row>
        <table:table-row table:style-name="ro1">
          <table:table-cell office:value-type="float" office:value="49184" calcext:value-type="float">
            <text:p>49184</text:p>
          </table:table-cell>
          <table:table-cell table:formula="of:=[.B987] + 1 / 1000" office:value-type="float" office:value="0.988000000000001" calcext:value-type="float">
            <text:p>0,988000000000001</text:p>
          </table:table-cell>
          <table:table-cell table:number-columns-repeated="998"/>
        </table:table-row>
        <table:table-row table:style-name="ro1">
          <table:table-cell office:value-type="float" office:value="49386" calcext:value-type="float">
            <text:p>49386</text:p>
          </table:table-cell>
          <table:table-cell table:formula="of:=[.B988] + 1 / 1000" office:value-type="float" office:value="0.989000000000001" calcext:value-type="float">
            <text:p>0,989000000000001</text:p>
          </table:table-cell>
          <table:table-cell table:number-columns-repeated="998"/>
        </table:table-row>
        <table:table-row table:style-name="ro1">
          <table:table-cell office:value-type="float" office:value="50311" calcext:value-type="float">
            <text:p>50311</text:p>
          </table:table-cell>
          <table:table-cell table:formula="of:=[.B989] + 1 / 1000" office:value-type="float" office:value="0.990000000000001" calcext:value-type="float">
            <text:p>0,990000000000001</text:p>
          </table:table-cell>
          <table:table-cell table:number-columns-repeated="998"/>
        </table:table-row>
        <table:table-row table:style-name="ro1">
          <table:table-cell office:value-type="float" office:value="50657" calcext:value-type="float">
            <text:p>50657</text:p>
          </table:table-cell>
          <table:table-cell table:formula="of:=[.B990] + 1 / 1000" office:value-type="float" office:value="0.991000000000001" calcext:value-type="float">
            <text:p>0,991000000000001</text:p>
          </table:table-cell>
          <table:table-cell table:number-columns-repeated="998"/>
        </table:table-row>
        <table:table-row table:style-name="ro1">
          <table:table-cell office:value-type="float" office:value="51356" calcext:value-type="float">
            <text:p>51356</text:p>
          </table:table-cell>
          <table:table-cell table:formula="of:=[.B991] + 1 / 1000" office:value-type="float" office:value="0.992000000000001" calcext:value-type="float">
            <text:p>0,992000000000001</text:p>
          </table:table-cell>
          <table:table-cell table:number-columns-repeated="998"/>
        </table:table-row>
        <table:table-row table:style-name="ro1">
          <table:table-cell office:value-type="float" office:value="51428" calcext:value-type="float">
            <text:p>51428</text:p>
          </table:table-cell>
          <table:table-cell table:formula="of:=[.B992] + 1 / 1000" office:value-type="float" office:value="0.993000000000001" calcext:value-type="float">
            <text:p>0,993000000000001</text:p>
          </table:table-cell>
          <table:table-cell table:number-columns-repeated="998"/>
        </table:table-row>
        <table:table-row table:style-name="ro1">
          <table:table-cell office:value-type="float" office:value="52850" calcext:value-type="float">
            <text:p>52850</text:p>
          </table:table-cell>
          <table:table-cell table:formula="of:=[.B993] + 1 / 1000" office:value-type="float" office:value="0.994000000000001" calcext:value-type="float">
            <text:p>0,994000000000001</text:p>
          </table:table-cell>
          <table:table-cell table:number-columns-repeated="998"/>
        </table:table-row>
        <table:table-row table:style-name="ro1">
          <table:table-cell office:value-type="float" office:value="53445" calcext:value-type="float">
            <text:p>53445</text:p>
          </table:table-cell>
          <table:table-cell table:formula="of:=[.B994] + 1 / 1000" office:value-type="float" office:value="0.995000000000001" calcext:value-type="float">
            <text:p>0,995000000000001</text:p>
          </table:table-cell>
          <table:table-cell table:number-columns-repeated="998"/>
        </table:table-row>
        <table:table-row table:style-name="ro1">
          <table:table-cell office:value-type="float" office:value="55124" calcext:value-type="float">
            <text:p>55124</text:p>
          </table:table-cell>
          <table:table-cell table:formula="of:=[.B995] + 1 / 1000" office:value-type="float" office:value="0.996000000000001" calcext:value-type="float">
            <text:p>0,996000000000001</text:p>
          </table:table-cell>
          <table:table-cell table:number-columns-repeated="998"/>
        </table:table-row>
        <table:table-row table:style-name="ro1">
          <table:table-cell office:value-type="float" office:value="55125" calcext:value-type="float">
            <text:p>55125</text:p>
          </table:table-cell>
          <table:table-cell table:formula="of:=[.B996] + 1 / 1000" office:value-type="float" office:value="0.997000000000001" calcext:value-type="float">
            <text:p>0,997000000000001</text:p>
          </table:table-cell>
          <table:table-cell table:number-columns-repeated="998"/>
        </table:table-row>
        <table:table-row table:style-name="ro1">
          <table:table-cell office:value-type="float" office:value="58684" calcext:value-type="float">
            <text:p>58684</text:p>
          </table:table-cell>
          <table:table-cell table:formula="of:=[.B997] + 1 / 1000" office:value-type="float" office:value="0.998000000000001" calcext:value-type="float">
            <text:p>0,998000000000001</text:p>
          </table:table-cell>
          <table:table-cell table:number-columns-repeated="998"/>
        </table:table-row>
        <table:table-row table:style-name="ro1">
          <table:table-cell office:value-type="float" office:value="59923" calcext:value-type="float">
            <text:p>59923</text:p>
          </table:table-cell>
          <table:table-cell table:formula="of:=[.B998] + 1 / 1000" office:value-type="float" office:value="0.999000000000001" calcext:value-type="float">
            <text:p>0,999000000000001</text:p>
          </table:table-cell>
          <table:table-cell table:number-columns-repeated="998"/>
        </table:table-row>
        <table:table-row table:style-name="ro1">
          <table:table-cell office:value-type="float" office:value="62235" calcext:value-type="float">
            <text:p>62235</text:p>
          </table:table-cell>
          <table:table-cell table:formula="of:=[.B999] + 1 / 1000" office:value-type="float" office:value="1" calcext:value-type="float">
            <text:p>1</text:p>
          </table:table-cell>
          <table:table-cell table:number-columns-repeated="998"/>
        </table:table-row>
      </table:table>
      <table:named-expressions/>
      <table:database-ranges>
        <table:database-range table:name="__Anonymous_Sheet_DB__0" table:target-range-address="bin.A1:bin.A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26T13:12:44.960000000</dc:date>
    <meta:editing-duration>PT3M15S</meta:editing-duration>
    <meta:editing-cycles>1</meta:editing-cycles>
    <meta:document-statistic meta:table-count="1" meta:cell-count="2000" meta:object-count="1"/>
    <meta:generator>LibreOffice/7.0.3.1$Windows_X86_64 LibreOffice_project/d7547858d014d4cf69878db179d326fc3483e08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8.989cm" xlink:href=".." xlink:type="simple" chart:class="chart:scatter" chart:style-name="ch1">
        <chart:legend chart:legend-position="end" svg:x="12.934cm" svg:y="4.192cm" style:legend-expansion="high" chart:style-name="ch2"/>
        <chart:plot-area chart:style-name="ch3" table:cell-range-address="bin.A1:bin.B1000" svg:x="0.319cm" svg:y="0.179cm" svg:width="12.296cm" svg:height="8.631cm">
          <chart:coordinate-region svg:x="0.859cm" svg:y="0.382cm" svg:width="11.278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n.B1:bin.B1000" chart:class="chart:scatter">
            <chart:domain table:cell-range-address="bin.A1:bin.A1000"/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3761">
                <text:p>-63761</text:p>
                <draw:g>
                  <svg:desc>bin.A1:bin.A1000</svg:desc>
                </draw:g>
              </table:table-cell>
              <table:table-cell office:value-type="float" office:value="0.001">
                <text:p>0.001</text:p>
                <draw:g>
                  <svg:desc>bin.B1:bin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2417">
                <text:p>-6241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0824">
                <text:p>-6082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7774">
                <text:p>-5777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7483">
                <text:p>-5748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5841">
                <text:p>-5584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4827">
                <text:p>-5482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4480">
                <text:p>-5448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3198">
                <text:p>-5319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1872">
                <text:p>-518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9689">
                <text:p>-4968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9483">
                <text:p>-4948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9355">
                <text:p>-4935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9180">
                <text:p>-4918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8576">
                <text:p>-4857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7994">
                <text:p>-4799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7908">
                <text:p>-4790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7310">
                <text:p>-4731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6574">
                <text:p>-4657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5900">
                <text:p>-459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5833">
                <text:p>-45833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5574">
                <text:p>-4557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5541">
                <text:p>-4554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4821">
                <text:p>-4482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4677">
                <text:p>-4467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4670">
                <text:p>-4467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3847">
                <text:p>-43847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3634">
                <text:p>-43634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3617">
                <text:p>-4361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272">
                <text:p>-4327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3211">
                <text:p>-43211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2322">
                <text:p>-4232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2208">
                <text:p>-42208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2159">
                <text:p>-42159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1881">
                <text:p>-41881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1779">
                <text:p>-4177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1569">
                <text:p>-41569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0873">
                <text:p>-40873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0576">
                <text:p>-4057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0313">
                <text:p>-4031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9720">
                <text:p>-3972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9138">
                <text:p>-3913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8998">
                <text:p>-3899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8639">
                <text:p>-3863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7998">
                <text:p>-3799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7871">
                <text:p>-3787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7441">
                <text:p>-3744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7400">
                <text:p>-374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6350">
                <text:p>-36350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6059">
                <text:p>-3605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5826">
                <text:p>-3582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5790">
                <text:p>-3579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5373">
                <text:p>-35373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4900">
                <text:p>-34900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4816">
                <text:p>-3481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4760">
                <text:p>-34760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4598">
                <text:p>-34598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4401">
                <text:p>-3440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4345">
                <text:p>-34345</text:p>
              </table:table-cell>
              <table:table-cell office:value-type="float" office:value="0.0590000000000001">
                <text:p>0.059000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4253">
                <text:p>-3425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3616">
                <text:p>-33616</text:p>
              </table:table-cell>
              <table:table-cell office:value-type="float" office:value="0.0610000000000001">
                <text:p>0.0610000000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3497">
                <text:p>-33497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3299">
                <text:p>-33299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3173">
                <text:p>-33173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2944">
                <text:p>-32944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2923">
                <text:p>-3292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2123">
                <text:p>-32123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1834">
                <text:p>-31834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1671">
                <text:p>-31671</text:p>
              </table:table-cell>
              <table:table-cell office:value-type="float" office:value="0.0690000000000001">
                <text:p>0.06900000000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182">
                <text:p>-3118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1040">
                <text:p>-31040</text:p>
              </table:table-cell>
              <table:table-cell office:value-type="float" office:value="0.0710000000000001">
                <text:p>0.07100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0952">
                <text:p>-30952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0812">
                <text:p>-30812</text:p>
              </table:table-cell>
              <table:table-cell office:value-type="float" office:value="0.0730000000000001">
                <text:p>0.07300000000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0430">
                <text:p>-30430</text:p>
              </table:table-cell>
              <table:table-cell office:value-type="float" office:value="0.0740000000000001">
                <text:p>0.07400000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0346">
                <text:p>-30346</text:p>
              </table:table-cell>
              <table:table-cell office:value-type="float" office:value="0.0750000000000001">
                <text:p>0.075000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0093">
                <text:p>-30093</text:p>
              </table:table-cell>
              <table:table-cell office:value-type="float" office:value="0.0760000000000001">
                <text:p>0.076000000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9998">
                <text:p>-29998</text:p>
              </table:table-cell>
              <table:table-cell office:value-type="float" office:value="0.0770000000000001">
                <text:p>0.077000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9856">
                <text:p>-29856</text:p>
              </table:table-cell>
              <table:table-cell office:value-type="float" office:value="0.0780000000000001">
                <text:p>0.078000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9757">
                <text:p>-29757</text:p>
              </table:table-cell>
              <table:table-cell office:value-type="float" office:value="0.0790000000000001">
                <text:p>0.079000000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9732">
                <text:p>-29732</text:p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9568">
                <text:p>-29568</text:p>
              </table:table-cell>
              <table:table-cell office:value-type="float" office:value="0.0810000000000001">
                <text:p>0.0810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9339">
                <text:p>-29339</text:p>
              </table:table-cell>
              <table:table-cell office:value-type="float" office:value="0.0820000000000001">
                <text:p>0.0820000000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9203">
                <text:p>-29203</text:p>
              </table:table-cell>
              <table:table-cell office:value-type="float" office:value="0.0830000000000001">
                <text:p>0.0830000000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9144">
                <text:p>-29144</text:p>
              </table:table-cell>
              <table:table-cell office:value-type="float" office:value="0.0840000000000001">
                <text:p>0.084000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9130">
                <text:p>-29130</text:p>
              </table:table-cell>
              <table:table-cell office:value-type="float" office:value="0.0850000000000001">
                <text:p>0.085000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8959">
                <text:p>-28959</text:p>
              </table:table-cell>
              <table:table-cell office:value-type="float" office:value="0.0860000000000001">
                <text:p>0.0860000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8927">
                <text:p>-28927</text:p>
              </table:table-cell>
              <table:table-cell office:value-type="float" office:value="0.0870000000000001">
                <text:p>0.08700000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8914">
                <text:p>-28914</text:p>
              </table:table-cell>
              <table:table-cell office:value-type="float" office:value="0.0880000000000001">
                <text:p>0.088000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8884">
                <text:p>-28884</text:p>
              </table:table-cell>
              <table:table-cell office:value-type="float" office:value="0.0890000000000001">
                <text:p>0.089000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8781">
                <text:p>-28781</text:p>
              </table:table-cell>
              <table:table-cell office:value-type="float" office:value="0.0900000000000001">
                <text:p>0.09000000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8656">
                <text:p>-28656</text:p>
              </table:table-cell>
              <table:table-cell office:value-type="float" office:value="0.0910000000000001">
                <text:p>0.09100000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8641">
                <text:p>-28641</text:p>
              </table:table-cell>
              <table:table-cell office:value-type="float" office:value="0.0920000000000001">
                <text:p>0.0920000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8308">
                <text:p>-28308</text:p>
              </table:table-cell>
              <table:table-cell office:value-type="float" office:value="0.0930000000000001">
                <text:p>0.0930000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8284">
                <text:p>-28284</text:p>
              </table:table-cell>
              <table:table-cell office:value-type="float" office:value="0.0940000000000001">
                <text:p>0.09400000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8210">
                <text:p>-28210</text:p>
              </table:table-cell>
              <table:table-cell office:value-type="float" office:value="0.0950000000000001">
                <text:p>0.09500000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7846">
                <text:p>-27846</text:p>
              </table:table-cell>
              <table:table-cell office:value-type="float" office:value="0.0960000000000001">
                <text:p>0.096000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7663">
                <text:p>-27663</text:p>
              </table:table-cell>
              <table:table-cell office:value-type="float" office:value="0.0970000000000001">
                <text:p>0.09700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7481">
                <text:p>-27481</text:p>
              </table:table-cell>
              <table:table-cell office:value-type="float" office:value="0.0980000000000001">
                <text:p>0.0980000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7214">
                <text:p>-27214</text:p>
              </table:table-cell>
              <table:table-cell office:value-type="float" office:value="0.0990000000000001">
                <text:p>0.0990000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6869">
                <text:p>-2686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6848">
                <text:p>-26848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6804">
                <text:p>-26804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6325">
                <text:p>-26325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6073">
                <text:p>-26073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6069">
                <text:p>-26069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6036">
                <text:p>-26036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5997">
                <text:p>-2599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5481">
                <text:p>-25481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5481">
                <text:p>-25481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5407">
                <text:p>-254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5355">
                <text:p>-25355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5192">
                <text:p>-25192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5042">
                <text:p>-25042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4931">
                <text:p>-24931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4822">
                <text:p>-24822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4795">
                <text:p>-2479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4715">
                <text:p>-24715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4613">
                <text:p>-24613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4562">
                <text:p>-24562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4515">
                <text:p>-245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4492">
                <text:p>-24492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4336">
                <text:p>-24336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4328">
                <text:p>-24328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4307">
                <text:p>-24307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4219">
                <text:p>-2421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3948">
                <text:p>-23948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3854">
                <text:p>-23854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3768">
                <text:p>-23768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3715">
                <text:p>-23715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3706">
                <text:p>-2370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3599">
                <text:p>-2359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3599">
                <text:p>-23599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3516">
                <text:p>-23516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3449">
                <text:p>-23449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3352">
                <text:p>-2335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3286">
                <text:p>-23286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3276">
                <text:p>-23276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3217">
                <text:p>-23217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3067">
                <text:p>-23067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3008">
                <text:p>-2300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2938">
                <text:p>-22938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2929">
                <text:p>-22929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2923">
                <text:p>-2292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2870">
                <text:p>-2287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2782">
                <text:p>-22782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2756">
                <text:p>-22756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2731">
                <text:p>-22731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2702">
                <text:p>-22702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2556">
                <text:p>-22556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2168">
                <text:p>-2216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2040">
                <text:p>-2204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1984">
                <text:p>-21984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1859">
                <text:p>-21859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1846">
                <text:p>-21846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1742">
                <text:p>-21742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1583">
                <text:p>-21583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1455">
                <text:p>-21455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1384">
                <text:p>-21384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1360">
                <text:p>-2136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1329">
                <text:p>-2132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1255">
                <text:p>-21255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1203">
                <text:p>-21203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1181">
                <text:p>-21181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1174">
                <text:p>-21174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1167">
                <text:p>-21167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0774">
                <text:p>-20774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0689">
                <text:p>-20689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0670">
                <text:p>-2067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0662">
                <text:p>-20662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0597">
                <text:p>-2059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0541">
                <text:p>-20541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0362">
                <text:p>-20362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0270">
                <text:p>-20270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0146">
                <text:p>-2014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0104">
                <text:p>-20104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9943">
                <text:p>-1994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9893">
                <text:p>-19893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9871">
                <text:p>-19871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9829">
                <text:p>-19829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9676">
                <text:p>-1967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9632">
                <text:p>-19632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9521">
                <text:p>-19521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9282">
                <text:p>-19282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9174">
                <text:p>-1917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9136">
                <text:p>-19136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9136">
                <text:p>-19136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9107">
                <text:p>-19107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9066">
                <text:p>-19066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9046">
                <text:p>-19046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8684">
                <text:p>-1868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8611">
                <text:p>-18611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8470">
                <text:p>-1847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8329">
                <text:p>-18329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8321">
                <text:p>-18321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8316">
                <text:p>-18316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8311">
                <text:p>-18311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8200">
                <text:p>-18200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8147">
                <text:p>-18147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8094">
                <text:p>-18094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8026">
                <text:p>-1802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7943">
                <text:p>-17943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7918">
                <text:p>-17918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7847">
                <text:p>-17847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7769">
                <text:p>-17769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7684">
                <text:p>-17684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7681">
                <text:p>-17681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7633">
                <text:p>-17633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7570">
                <text:p>-17570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7555">
                <text:p>-17555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7207">
                <text:p>-1720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7165">
                <text:p>-17165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7138">
                <text:p>-17138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7045">
                <text:p>-17045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6981">
                <text:p>-16981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6838">
                <text:p>-16838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6704">
                <text:p>-16704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6657">
                <text:p>-16657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6453">
                <text:p>-16453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6336">
                <text:p>-16336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6321">
                <text:p>-1632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6099">
                <text:p>-16099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5991">
                <text:p>-15991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5962">
                <text:p>-15962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5940">
                <text:p>-15940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5936">
                <text:p>-15936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5884">
                <text:p>-15884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5817">
                <text:p>-15817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5766">
                <text:p>-15766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5520">
                <text:p>-15520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5510">
                <text:p>-1551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5398">
                <text:p>-15398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5327">
                <text:p>-15327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5317">
                <text:p>-15317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5296">
                <text:p>-15296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5263">
                <text:p>-15263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5155">
                <text:p>-15155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5145">
                <text:p>-15145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5070">
                <text:p>-1507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5013">
                <text:p>-15013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5008">
                <text:p>-1500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4985">
                <text:p>-14985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4840">
                <text:p>-14840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4499">
                <text:p>-14499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4488">
                <text:p>-14488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4470">
                <text:p>-14470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4421">
                <text:p>-14421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4382">
                <text:p>-14382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4371">
                <text:p>-14371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4319">
                <text:p>-14319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4274">
                <text:p>-1427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4232">
                <text:p>-14232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4223">
                <text:p>-14223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4211">
                <text:p>-14211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4122">
                <text:p>-14122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4101">
                <text:p>-14101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3956">
                <text:p>-13956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3872">
                <text:p>-13872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3872">
                <text:p>-13872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3772">
                <text:p>-13772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3761">
                <text:p>-1376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3758">
                <text:p>-13758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3756">
                <text:p>-13756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3754">
                <text:p>-13754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3722">
                <text:p>-13722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3543">
                <text:p>-13543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3461">
                <text:p>-13461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3398">
                <text:p>-13398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3395">
                <text:p>-13395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3387">
                <text:p>-13387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3309">
                <text:p>-1330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3149">
                <text:p>-13149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2914">
                <text:p>-12914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2776">
                <text:p>-12776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2543">
                <text:p>-12543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2536">
                <text:p>-12536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2300">
                <text:p>-1230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2244">
                <text:p>-12244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2150">
                <text:p>-12150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2116">
                <text:p>-12116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2115">
                <text:p>-1211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1982">
                <text:p>-11982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1973">
                <text:p>-11973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1776">
                <text:p>-11776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1728">
                <text:p>-11728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1689">
                <text:p>-11689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1656">
                <text:p>-11656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1655">
                <text:p>-11655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1636">
                <text:p>-11636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1478">
                <text:p>-11478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1428">
                <text:p>-1142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1045">
                <text:p>-11045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0930">
                <text:p>-1093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0794">
                <text:p>-10794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0663">
                <text:p>-10663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0635">
                <text:p>-10635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0616">
                <text:p>-10616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0609">
                <text:p>-10609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0542">
                <text:p>-10542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0531">
                <text:p>-10531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0481">
                <text:p>-1048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0401">
                <text:p>-10401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0362">
                <text:p>-10362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0355">
                <text:p>-10355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0327">
                <text:p>-10327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0323">
                <text:p>-10323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0306">
                <text:p>-10306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0281">
                <text:p>-10281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0209">
                <text:p>-10209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0203">
                <text:p>-10203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0070">
                <text:p>-1007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9939">
                <text:p>-9939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9919">
                <text:p>-9919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9884">
                <text:p>-9884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9715">
                <text:p>-9715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9696">
                <text:p>-9696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9630">
                <text:p>-9630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9628">
                <text:p>-9628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9625">
                <text:p>-9625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9356">
                <text:p>-9356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9329">
                <text:p>-932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9119">
                <text:p>-9119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9063">
                <text:p>-9063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8977">
                <text:p>-8977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8851">
                <text:p>-8851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8776">
                <text:p>-8776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8763">
                <text:p>-8763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8732">
                <text:p>-8732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8630">
                <text:p>-8630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8602">
                <text:p>-8602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8597">
                <text:p>-859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8587">
                <text:p>-8587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8515">
                <text:p>-8515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8491">
                <text:p>-8491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8397">
                <text:p>-8397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8385">
                <text:p>-8385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8353">
                <text:p>-8353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8312">
                <text:p>-8312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8162">
                <text:p>-8162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8073">
                <text:p>-8073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8033">
                <text:p>-803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8018">
                <text:p>-8018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7985">
                <text:p>-7985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7975">
                <text:p>-7975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7973">
                <text:p>-7973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7944">
                <text:p>-7944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7877">
                <text:p>-7877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7853">
                <text:p>-7853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7853">
                <text:p>-7853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7836">
                <text:p>-7836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7833">
                <text:p>-78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7775">
                <text:p>-7775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7728">
                <text:p>-7728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7708">
                <text:p>-7708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7354">
                <text:p>-7354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7350">
                <text:p>-7350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7347">
                <text:p>-7347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7310">
                <text:p>-7310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7284">
                <text:p>-7284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7217">
                <text:p>-7217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7196">
                <text:p>-719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7188">
                <text:p>-7188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7026">
                <text:p>-7026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6992">
                <text:p>-6992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6954">
                <text:p>-6954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6690">
                <text:p>-6690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6683">
                <text:p>-6683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6630">
                <text:p>-6630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6547">
                <text:p>-6547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6524">
                <text:p>-6524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6522">
                <text:p>-652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6515">
                <text:p>-6515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6514">
                <text:p>-6514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6510">
                <text:p>-6510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6475">
                <text:p>-6475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6434">
                <text:p>-643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6355">
                <text:p>-6355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6234">
                <text:p>-6234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6207">
                <text:p>-6207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6185">
                <text:p>-6185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6184">
                <text:p>-618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6122">
                <text:p>-6122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6046">
                <text:p>-6046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5912">
                <text:p>-5912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5899">
                <text:p>-5899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5878">
                <text:p>-5878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5827">
                <text:p>-5827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5783">
                <text:p>-5783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5725">
                <text:p>-5725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5653">
                <text:p>-5653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5565">
                <text:p>-556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5550">
                <text:p>-5550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5542">
                <text:p>-5542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5502">
                <text:p>-5502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5456">
                <text:p>-5456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5432">
                <text:p>-5432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5314">
                <text:p>-5314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5286">
                <text:p>-5286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5158">
                <text:p>-5158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5050">
                <text:p>-5050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4809">
                <text:p>-480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4700">
                <text:p>-4700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4699">
                <text:p>-4699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4698">
                <text:p>-4698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4642">
                <text:p>-4642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4629">
                <text:p>-4629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4576">
                <text:p>-4576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4572">
                <text:p>-4572</text:p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4511">
                <text:p>-4511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4507">
                <text:p>-4507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4475">
                <text:p>-447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4453">
                <text:p>-4453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4439">
                <text:p>-4439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4423">
                <text:p>-4423</text:p>
              </table:table-cell>
              <table:table-cell office:value-type="float" office:value="0.413">
                <text:p>0.4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4356">
                <text:p>-4356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4352">
                <text:p>-4352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4290">
                <text:p>-4290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4193">
                <text:p>-4193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3905">
                <text:p>-3905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3885">
                <text:p>-3885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3871">
                <text:p>-387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3870">
                <text:p>-3870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3825">
                <text:p>-3825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3799">
                <text:p>-3799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3721">
                <text:p>-3721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3708">
                <text:p>-3708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3605">
                <text:p>-3605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3509">
                <text:p>-3509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3407">
                <text:p>-3407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3368">
                <text:p>-3368</text:p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3360">
                <text:p>-336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3340">
                <text:p>-3340</text:p>
              </table:table-cell>
              <table:table-cell office:value-type="float" office:value="0.431">
                <text:p>0.4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3198">
                <text:p>-3198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3088">
                <text:p>-3088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3006">
                <text:p>-3006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934">
                <text:p>-2934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2822">
                <text:p>-2822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2811">
                <text:p>-2811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2775">
                <text:p>-2775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2709">
                <text:p>-2709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2679">
                <text:p>-267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2615">
                <text:p>-2615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2460">
                <text:p>-2460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442">
                <text:p>-2442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434">
                <text:p>-2434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328">
                <text:p>-2328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185">
                <text:p>-2185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2113">
                <text:p>-2113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894">
                <text:p>-1894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801">
                <text:p>-1801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743">
                <text:p>-174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655">
                <text:p>-1655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622">
                <text:p>-1622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555">
                <text:p>-1555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384">
                <text:p>-1384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352">
                <text:p>-1352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331">
                <text:p>-1331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268">
                <text:p>-1268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162">
                <text:p>-1162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037">
                <text:p>-1037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968">
                <text:p>-96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925">
                <text:p>-925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908">
                <text:p>-908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795">
                <text:p>-795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734">
                <text:p>-734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724">
                <text:p>-724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715">
                <text:p>-715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659">
                <text:p>-659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641">
                <text:p>-641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586">
                <text:p>-586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514">
                <text:p>-51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335">
                <text:p>-335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01">
                <text:p>-101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95">
                <text:p>-95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6">
                <text:p>-16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8">
                <text:p>68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8">
                <text:p>98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9">
                <text:p>99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8">
                <text:p>108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0">
                <text:p>140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1">
                <text:p>16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8">
                <text:p>168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9">
                <text:p>179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18">
                <text:p>218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22">
                <text:p>222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3">
                <text:p>243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0">
                <text:p>25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7">
                <text:p>277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9">
                <text:p>329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2">
                <text:p>372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03">
                <text:p>40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01">
                <text:p>501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4">
                <text:p>504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56">
                <text:p>556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72">
                <text:p>572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92">
                <text:p>592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5">
                <text:p>595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41">
                <text:p>641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61">
                <text:p>661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0">
                <text:p>700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22">
                <text:p>7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31">
                <text:p>731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63">
                <text:p>763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65">
                <text:p>865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62">
                <text:p>962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92">
                <text:p>992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03">
                <text:p>1003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40">
                <text:p>1040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37">
                <text:p>1137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48">
                <text:p>1148</text:p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84">
                <text:p>118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13">
                <text:p>1213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15">
                <text:p>1215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82">
                <text:p>1282</text:p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18">
                <text:p>1318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37">
                <text:p>1437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90">
                <text:p>1490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54">
                <text:p>1554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04">
                <text:p>1704</text:p>
              </table:table-cell>
              <table:table-cell office:value-type="float" office:value="0.518">
                <text:p>0.5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21">
                <text:p>1721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46">
                <text:p>184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881">
                <text:p>1881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38">
                <text:p>1938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59">
                <text:p>1959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61">
                <text:p>2061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134">
                <text:p>2134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200">
                <text:p>220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221">
                <text:p>2221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231">
                <text:p>2231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343">
                <text:p>2343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361">
                <text:p>236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381">
                <text:p>2381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405">
                <text:p>2405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432">
                <text:p>2432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499">
                <text:p>2499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574">
                <text:p>2574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598">
                <text:p>2598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09">
                <text:p>2609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27">
                <text:p>2627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55">
                <text:p>2655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29">
                <text:p>272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884">
                <text:p>2884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955">
                <text:p>2955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979">
                <text:p>2979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986">
                <text:p>2986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171">
                <text:p>3171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261">
                <text:p>3261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294">
                <text:p>3294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300">
                <text:p>3300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314">
                <text:p>3314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335">
                <text:p>333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348">
                <text:p>3348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360">
                <text:p>3360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367">
                <text:p>3367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425">
                <text:p>3425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429">
                <text:p>3429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600">
                <text:p>360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630">
                <text:p>3630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823">
                <text:p>3823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988">
                <text:p>3988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999">
                <text:p>399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135">
                <text:p>4135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168">
                <text:p>4168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238">
                <text:p>4238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318">
                <text:p>4318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326">
                <text:p>4326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327">
                <text:p>4327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419">
                <text:p>4419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494">
                <text:p>4494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658">
                <text:p>4658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686">
                <text:p>468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776">
                <text:p>4776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789">
                <text:p>4789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836">
                <text:p>4836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905">
                <text:p>4905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950">
                <text:p>4950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083">
                <text:p>5083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085">
                <text:p>5085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102">
                <text:p>5102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121">
                <text:p>5121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157">
                <text:p>515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189">
                <text:p>5189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197">
                <text:p>5197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200">
                <text:p>5200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203">
                <text:p>5203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219">
                <text:p>5219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228">
                <text:p>5228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241">
                <text:p>5241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391">
                <text:p>5391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407">
                <text:p>5407</text:p>
              </table:table-cell>
              <table:table-cell office:value-type="float" office:value="0.589">
                <text:p>0.58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455">
                <text:p>545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639">
                <text:p>5639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652">
                <text:p>5652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678">
                <text:p>5678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684">
                <text:p>5684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899">
                <text:p>5899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12">
                <text:p>5912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042">
                <text:p>6042</text:p>
              </table:table-cell>
              <table:table-cell office:value-type="float" office:value="0.597">
                <text:p>0.5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50">
                <text:p>6050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64">
                <text:p>6064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128">
                <text:p>612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219">
                <text:p>6219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228">
                <text:p>6228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279">
                <text:p>6279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366">
                <text:p>6366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385">
                <text:p>6385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470">
                <text:p>6470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55">
                <text:p>6655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663">
                <text:p>6663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716">
                <text:p>6716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757">
                <text:p>675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805">
                <text:p>6805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845">
                <text:p>6845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933">
                <text:p>6933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977">
                <text:p>6977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025">
                <text:p>7025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056">
                <text:p>7056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168">
                <text:p>7168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174">
                <text:p>7174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203">
                <text:p>7203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286">
                <text:p>728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323">
                <text:p>7323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377">
                <text:p>7377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389">
                <text:p>7389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426">
                <text:p>7426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449">
                <text:p>7449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461">
                <text:p>7461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484">
                <text:p>7484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621">
                <text:p>7621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670">
                <text:p>7670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679">
                <text:p>767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687">
                <text:p>7687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703">
                <text:p>7703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721">
                <text:p>7721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855">
                <text:p>7855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891">
                <text:p>7891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926">
                <text:p>7926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960">
                <text:p>7960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992">
                <text:p>7992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092">
                <text:p>8092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117">
                <text:p>81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125">
                <text:p>8125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132">
                <text:p>8132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229">
                <text:p>8229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295">
                <text:p>8295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301">
                <text:p>8301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385">
                <text:p>8385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482">
                <text:p>8482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551">
                <text:p>8551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638">
                <text:p>8638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775">
                <text:p>87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923">
                <text:p>8923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945">
                <text:p>8945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948">
                <text:p>8948</text:p>
              </table:table-cell>
              <table:table-cell office:value-type="float" office:value="0.653000000000001">
                <text:p>0.65300000000000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955">
                <text:p>8955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961">
                <text:p>8961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970">
                <text:p>897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145">
                <text:p>9145</text:p>
              </table:table-cell>
              <table:table-cell office:value-type="float" office:value="0.657000000000001">
                <text:p>0.65700000000000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147">
                <text:p>9147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179">
                <text:p>9179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296">
                <text:p>929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299">
                <text:p>9299</text:p>
              </table:table-cell>
              <table:table-cell office:value-type="float" office:value="0.661000000000001">
                <text:p>0.66100000000000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317">
                <text:p>9317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334">
                <text:p>9334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420">
                <text:p>9420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426">
                <text:p>9426</text:p>
              </table:table-cell>
              <table:table-cell office:value-type="float" office:value="0.665000000000001">
                <text:p>0.66500000000000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542">
                <text:p>9542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564">
                <text:p>9564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586">
                <text:p>9586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794">
                <text:p>9794</text:p>
              </table:table-cell>
              <table:table-cell office:value-type="float" office:value="0.669000000000001">
                <text:p>0.66900000000000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098">
                <text:p>1009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167">
                <text:p>10167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300">
                <text:p>10300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360">
                <text:p>10360</text:p>
              </table:table-cell>
              <table:table-cell office:value-type="float" office:value="0.673000000000001">
                <text:p>0.67300000000000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511">
                <text:p>10511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573">
                <text:p>10573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849">
                <text:p>10849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867">
                <text:p>10867</text:p>
              </table:table-cell>
              <table:table-cell office:value-type="float" office:value="0.677000000000001">
                <text:p>0.67700000000000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947">
                <text:p>10947</text:p>
              </table:table-cell>
              <table:table-cell office:value-type="float" office:value="0.678000000000001">
                <text:p>0.67800000000000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965">
                <text:p>10965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006">
                <text:p>1100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084">
                <text:p>11084</text:p>
              </table:table-cell>
              <table:table-cell office:value-type="float" office:value="0.681000000000001">
                <text:p>0.68100000000000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247">
                <text:p>11247</text:p>
              </table:table-cell>
              <table:table-cell office:value-type="float" office:value="0.682000000000001">
                <text:p>0.68200000000000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262">
                <text:p>11262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352">
                <text:p>11352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374">
                <text:p>11374</text:p>
              </table:table-cell>
              <table:table-cell office:value-type="float" office:value="0.685000000000001">
                <text:p>0.68500000000000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615">
                <text:p>11615</text:p>
              </table:table-cell>
              <table:table-cell office:value-type="float" office:value="0.686000000000001">
                <text:p>0.68600000000000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643">
                <text:p>11643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717">
                <text:p>11717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746">
                <text:p>11746</text:p>
              </table:table-cell>
              <table:table-cell office:value-type="float" office:value="0.689000000000001">
                <text:p>0.68900000000000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855">
                <text:p>11855</text:p>
              </table:table-cell>
              <table:table-cell office:value-type="float" office:value="0.690000000000001">
                <text:p>0.69000000000000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857">
                <text:p>11857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937">
                <text:p>11937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963">
                <text:p>11963</text:p>
              </table:table-cell>
              <table:table-cell office:value-type="float" office:value="0.693000000000001">
                <text:p>0.69300000000000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113">
                <text:p>12113</text:p>
              </table:table-cell>
              <table:table-cell office:value-type="float" office:value="0.694000000000001">
                <text:p>0.69400000000000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166">
                <text:p>12166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365">
                <text:p>12365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369">
                <text:p>12369</text:p>
              </table:table-cell>
              <table:table-cell office:value-type="float" office:value="0.697000000000001">
                <text:p>0.69700000000000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398">
                <text:p>12398</text:p>
              </table:table-cell>
              <table:table-cell office:value-type="float" office:value="0.698000000000001">
                <text:p>0.69800000000000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2452">
                <text:p>12452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472">
                <text:p>1247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2508">
                <text:p>12508</text:p>
              </table:table-cell>
              <table:table-cell office:value-type="float" office:value="0.701000000000001">
                <text:p>0.70100000000000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623">
                <text:p>12623</text:p>
              </table:table-cell>
              <table:table-cell office:value-type="float" office:value="0.702000000000001">
                <text:p>0.70200000000000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737">
                <text:p>12737</text:p>
              </table:table-cell>
              <table:table-cell office:value-type="float" office:value="0.703000000000001">
                <text:p>0.70300000000000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782">
                <text:p>12782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2871">
                <text:p>12871</text:p>
              </table:table-cell>
              <table:table-cell office:value-type="float" office:value="0.705000000000001">
                <text:p>0.7050000000000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2893">
                <text:p>12893</text:p>
              </table:table-cell>
              <table:table-cell office:value-type="float" office:value="0.706000000000001">
                <text:p>0.70600000000000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2935">
                <text:p>12935</text:p>
              </table:table-cell>
              <table:table-cell office:value-type="float" office:value="0.707000000000001">
                <text:p>0.70700000000000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2969">
                <text:p>12969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013">
                <text:p>13013</text:p>
              </table:table-cell>
              <table:table-cell office:value-type="float" office:value="0.709000000000001">
                <text:p>0.70900000000000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3026">
                <text:p>13026</text:p>
              </table:table-cell>
              <table:table-cell office:value-type="float" office:value="0.710000000000001">
                <text:p>0.71000000000000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082">
                <text:p>13082</text:p>
              </table:table-cell>
              <table:table-cell office:value-type="float" office:value="0.711000000000001">
                <text:p>0.71100000000000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119">
                <text:p>13119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141">
                <text:p>13141</text:p>
              </table:table-cell>
              <table:table-cell office:value-type="float" office:value="0.713000000000001">
                <text:p>0.71300000000000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172">
                <text:p>13172</text:p>
              </table:table-cell>
              <table:table-cell office:value-type="float" office:value="0.714000000000001">
                <text:p>0.71400000000000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3176">
                <text:p>13176</text:p>
              </table:table-cell>
              <table:table-cell office:value-type="float" office:value="0.715000000000001">
                <text:p>0.71500000000000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3182">
                <text:p>13182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3193">
                <text:p>13193</text:p>
              </table:table-cell>
              <table:table-cell office:value-type="float" office:value="0.717000000000001">
                <text:p>0.71700000000000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245">
                <text:p>13245</text:p>
              </table:table-cell>
              <table:table-cell office:value-type="float" office:value="0.718000000000001">
                <text:p>0.71800000000000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3657">
                <text:p>13657</text:p>
              </table:table-cell>
              <table:table-cell office:value-type="float" office:value="0.719000000000001">
                <text:p>0.71900000000000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3687">
                <text:p>1368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3940">
                <text:p>13940</text:p>
              </table:table-cell>
              <table:table-cell office:value-type="float" office:value="0.721000000000001">
                <text:p>0.72100000000000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039">
                <text:p>14039</text:p>
              </table:table-cell>
              <table:table-cell office:value-type="float" office:value="0.722000000000001">
                <text:p>0.72200000000000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045">
                <text:p>14045</text:p>
              </table:table-cell>
              <table:table-cell office:value-type="float" office:value="0.723000000000001">
                <text:p>0.72300000000000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085">
                <text:p>14085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105">
                <text:p>14105</text:p>
              </table:table-cell>
              <table:table-cell office:value-type="float" office:value="0.725000000000001">
                <text:p>0.72500000000000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132">
                <text:p>14132</text:p>
              </table:table-cell>
              <table:table-cell office:value-type="float" office:value="0.726000000000001">
                <text:p>0.72600000000000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189">
                <text:p>14189</text:p>
              </table:table-cell>
              <table:table-cell office:value-type="float" office:value="0.727000000000001">
                <text:p>0.72700000000000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253">
                <text:p>14253</text:p>
              </table:table-cell>
              <table:table-cell office:value-type="float" office:value="0.728000000000001">
                <text:p>0.72800000000000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320">
                <text:p>14320</text:p>
              </table:table-cell>
              <table:table-cell office:value-type="float" office:value="0.729000000000001">
                <text:p>0.72900000000000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703">
                <text:p>14703</text:p>
              </table:table-cell>
              <table:table-cell office:value-type="float" office:value="0.730000000000001">
                <text:p>0.73000000000000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776">
                <text:p>14776</text:p>
              </table:table-cell>
              <table:table-cell office:value-type="float" office:value="0.731000000000001">
                <text:p>0.73100000000000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878">
                <text:p>14878</text:p>
              </table:table-cell>
              <table:table-cell office:value-type="float" office:value="0.732000000000001">
                <text:p>0.73200000000000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933">
                <text:p>14933</text:p>
              </table:table-cell>
              <table:table-cell office:value-type="float" office:value="0.733000000000001">
                <text:p>0.73300000000000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946">
                <text:p>14946</text:p>
              </table:table-cell>
              <table:table-cell office:value-type="float" office:value="0.734000000000001">
                <text:p>0.73400000000000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003">
                <text:p>15003</text:p>
              </table:table-cell>
              <table:table-cell office:value-type="float" office:value="0.735000000000001">
                <text:p>0.73500000000000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169">
                <text:p>15169</text:p>
              </table:table-cell>
              <table:table-cell office:value-type="float" office:value="0.736000000000001">
                <text:p>0.73600000000000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190">
                <text:p>15190</text:p>
              </table:table-cell>
              <table:table-cell office:value-type="float" office:value="0.737000000000001">
                <text:p>0.73700000000000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287">
                <text:p>15287</text:p>
              </table:table-cell>
              <table:table-cell office:value-type="float" office:value="0.738000000000001">
                <text:p>0.73800000000000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348">
                <text:p>15348</text:p>
              </table:table-cell>
              <table:table-cell office:value-type="float" office:value="0.739000000000001">
                <text:p>0.73900000000000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395">
                <text:p>15395</text:p>
              </table:table-cell>
              <table:table-cell office:value-type="float" office:value="0.740000000000001">
                <text:p>0.74000000000000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494">
                <text:p>15494</text:p>
              </table:table-cell>
              <table:table-cell office:value-type="float" office:value="0.741000000000001">
                <text:p>0.74100000000000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561">
                <text:p>15561</text:p>
              </table:table-cell>
              <table:table-cell office:value-type="float" office:value="0.742000000000001">
                <text:p>0.74200000000000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863">
                <text:p>15863</text:p>
              </table:table-cell>
              <table:table-cell office:value-type="float" office:value="0.743000000000001">
                <text:p>0.74300000000000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999">
                <text:p>15999</text:p>
              </table:table-cell>
              <table:table-cell office:value-type="float" office:value="0.744000000000001">
                <text:p>0.7440000000000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6046">
                <text:p>16046</text:p>
              </table:table-cell>
              <table:table-cell office:value-type="float" office:value="0.745000000000001">
                <text:p>0.74500000000000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6050">
                <text:p>16050</text:p>
              </table:table-cell>
              <table:table-cell office:value-type="float" office:value="0.746000000000001">
                <text:p>0.74600000000000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189">
                <text:p>16189</text:p>
              </table:table-cell>
              <table:table-cell office:value-type="float" office:value="0.747000000000001">
                <text:p>0.7470000000000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355">
                <text:p>16355</text:p>
              </table:table-cell>
              <table:table-cell office:value-type="float" office:value="0.748000000000001">
                <text:p>0.7480000000000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361">
                <text:p>16361</text:p>
              </table:table-cell>
              <table:table-cell office:value-type="float" office:value="0.749000000000001">
                <text:p>0.74900000000000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476">
                <text:p>16476</text:p>
              </table:table-cell>
              <table:table-cell office:value-type="float" office:value="0.750000000000001">
                <text:p>0.75000000000000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547">
                <text:p>16547</text:p>
              </table:table-cell>
              <table:table-cell office:value-type="float" office:value="0.751000000000001">
                <text:p>0.75100000000000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604">
                <text:p>16604</text:p>
              </table:table-cell>
              <table:table-cell office:value-type="float" office:value="0.752000000000001">
                <text:p>0.75200000000000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604">
                <text:p>16604</text:p>
              </table:table-cell>
              <table:table-cell office:value-type="float" office:value="0.753000000000001">
                <text:p>0.75300000000000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604">
                <text:p>16604</text:p>
              </table:table-cell>
              <table:table-cell office:value-type="float" office:value="0.754000000000001">
                <text:p>0.75400000000000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629">
                <text:p>16629</text:p>
              </table:table-cell>
              <table:table-cell office:value-type="float" office:value="0.755000000000001">
                <text:p>0.75500000000000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654">
                <text:p>16654</text:p>
              </table:table-cell>
              <table:table-cell office:value-type="float" office:value="0.756000000000001">
                <text:p>0.75600000000000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735">
                <text:p>16735</text:p>
              </table:table-cell>
              <table:table-cell office:value-type="float" office:value="0.757000000000001">
                <text:p>0.75700000000000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741">
                <text:p>16741</text:p>
              </table:table-cell>
              <table:table-cell office:value-type="float" office:value="0.758000000000001">
                <text:p>0.75800000000000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771">
                <text:p>16771</text:p>
              </table:table-cell>
              <table:table-cell office:value-type="float" office:value="0.759000000000001">
                <text:p>0.75900000000000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954">
                <text:p>16954</text:p>
              </table:table-cell>
              <table:table-cell office:value-type="float" office:value="0.760000000000001">
                <text:p>0.76000000000000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964">
                <text:p>16964</text:p>
              </table:table-cell>
              <table:table-cell office:value-type="float" office:value="0.761000000000001">
                <text:p>0.76100000000000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985">
                <text:p>16985</text:p>
              </table:table-cell>
              <table:table-cell office:value-type="float" office:value="0.762000000000001">
                <text:p>0.76200000000000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987">
                <text:p>16987</text:p>
              </table:table-cell>
              <table:table-cell office:value-type="float" office:value="0.763000000000001">
                <text:p>0.76300000000000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004">
                <text:p>17004</text:p>
              </table:table-cell>
              <table:table-cell office:value-type="float" office:value="0.764000000000001">
                <text:p>0.76400000000000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7149">
                <text:p>17149</text:p>
              </table:table-cell>
              <table:table-cell office:value-type="float" office:value="0.765000000000001">
                <text:p>0.76500000000000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7165">
                <text:p>17165</text:p>
              </table:table-cell>
              <table:table-cell office:value-type="float" office:value="0.766000000000001">
                <text:p>0.76600000000000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173">
                <text:p>17173</text:p>
              </table:table-cell>
              <table:table-cell office:value-type="float" office:value="0.767000000000001">
                <text:p>0.76700000000000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7175">
                <text:p>17175</text:p>
              </table:table-cell>
              <table:table-cell office:value-type="float" office:value="0.768000000000001">
                <text:p>0.76800000000000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7261">
                <text:p>17261</text:p>
              </table:table-cell>
              <table:table-cell office:value-type="float" office:value="0.769000000000001">
                <text:p>0.76900000000000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7297">
                <text:p>17297</text:p>
              </table:table-cell>
              <table:table-cell office:value-type="float" office:value="0.770000000000001">
                <text:p>0.77000000000000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7333">
                <text:p>17333</text:p>
              </table:table-cell>
              <table:table-cell office:value-type="float" office:value="0.771000000000001">
                <text:p>0.77100000000000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7387">
                <text:p>17387</text:p>
              </table:table-cell>
              <table:table-cell office:value-type="float" office:value="0.772000000000001">
                <text:p>0.77200000000000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7391">
                <text:p>17391</text:p>
              </table:table-cell>
              <table:table-cell office:value-type="float" office:value="0.773000000000001">
                <text:p>0.77300000000000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7481">
                <text:p>17481</text:p>
              </table:table-cell>
              <table:table-cell office:value-type="float" office:value="0.774000000000001">
                <text:p>0.77400000000000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7508">
                <text:p>17508</text:p>
              </table:table-cell>
              <table:table-cell office:value-type="float" office:value="0.775000000000001">
                <text:p>0.77500000000000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7519">
                <text:p>17519</text:p>
              </table:table-cell>
              <table:table-cell office:value-type="float" office:value="0.776000000000001">
                <text:p>0.77600000000000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7585">
                <text:p>17585</text:p>
              </table:table-cell>
              <table:table-cell office:value-type="float" office:value="0.777000000000001">
                <text:p>0.77700000000000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7883">
                <text:p>17883</text:p>
              </table:table-cell>
              <table:table-cell office:value-type="float" office:value="0.778000000000001">
                <text:p>0.7780000000000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7943">
                <text:p>17943</text:p>
              </table:table-cell>
              <table:table-cell office:value-type="float" office:value="0.779000000000001">
                <text:p>0.77900000000000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8026">
                <text:p>18026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8121">
                <text:p>18121</text:p>
              </table:table-cell>
              <table:table-cell office:value-type="float" office:value="0.781000000000001">
                <text:p>0.78100000000000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8277">
                <text:p>18277</text:p>
              </table:table-cell>
              <table:table-cell office:value-type="float" office:value="0.782000000000001">
                <text:p>0.78200000000000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8382">
                <text:p>18382</text:p>
              </table:table-cell>
              <table:table-cell office:value-type="float" office:value="0.783000000000001">
                <text:p>0.78300000000000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8398">
                <text:p>18398</text:p>
              </table:table-cell>
              <table:table-cell office:value-type="float" office:value="0.784000000000001">
                <text:p>0.78400000000000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398">
                <text:p>18398</text:p>
              </table:table-cell>
              <table:table-cell office:value-type="float" office:value="0.785000000000001">
                <text:p>0.78500000000000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8516">
                <text:p>18516</text:p>
              </table:table-cell>
              <table:table-cell office:value-type="float" office:value="0.786000000000001">
                <text:p>0.78600000000000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580">
                <text:p>18580</text:p>
              </table:table-cell>
              <table:table-cell office:value-type="float" office:value="0.787000000000001">
                <text:p>0.78700000000000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8602">
                <text:p>18602</text:p>
              </table:table-cell>
              <table:table-cell office:value-type="float" office:value="0.788000000000001">
                <text:p>0.78800000000000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8964">
                <text:p>18964</text:p>
              </table:table-cell>
              <table:table-cell office:value-type="float" office:value="0.789000000000001">
                <text:p>0.78900000000000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8979">
                <text:p>18979</text:p>
              </table:table-cell>
              <table:table-cell office:value-type="float" office:value="0.790000000000001">
                <text:p>0.79000000000000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8987">
                <text:p>18987</text:p>
              </table:table-cell>
              <table:table-cell office:value-type="float" office:value="0.791000000000001">
                <text:p>0.79100000000000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8992">
                <text:p>18992</text:p>
              </table:table-cell>
              <table:table-cell office:value-type="float" office:value="0.792000000000001">
                <text:p>0.79200000000000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9077">
                <text:p>19077</text:p>
              </table:table-cell>
              <table:table-cell office:value-type="float" office:value="0.793000000000001">
                <text:p>0.7930000000000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9081">
                <text:p>19081</text:p>
              </table:table-cell>
              <table:table-cell office:value-type="float" office:value="0.794000000000001">
                <text:p>0.79400000000000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9103">
                <text:p>19103</text:p>
              </table:table-cell>
              <table:table-cell office:value-type="float" office:value="0.795000000000001">
                <text:p>0.79500000000000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9205">
                <text:p>19205</text:p>
              </table:table-cell>
              <table:table-cell office:value-type="float" office:value="0.796000000000001">
                <text:p>0.79600000000000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9420">
                <text:p>19420</text:p>
              </table:table-cell>
              <table:table-cell office:value-type="float" office:value="0.797000000000001">
                <text:p>0.79700000000000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9622">
                <text:p>19622</text:p>
              </table:table-cell>
              <table:table-cell office:value-type="float" office:value="0.798000000000001">
                <text:p>0.7980000000000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9661">
                <text:p>19661</text:p>
              </table:table-cell>
              <table:table-cell office:value-type="float" office:value="0.799000000000001">
                <text:p>0.7990000000000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9683">
                <text:p>19683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9700">
                <text:p>19700</text:p>
              </table:table-cell>
              <table:table-cell office:value-type="float" office:value="0.801000000000001">
                <text:p>0.80100000000000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9764">
                <text:p>19764</text:p>
              </table:table-cell>
              <table:table-cell office:value-type="float" office:value="0.802000000000001">
                <text:p>0.80200000000000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9781">
                <text:p>19781</text:p>
              </table:table-cell>
              <table:table-cell office:value-type="float" office:value="0.803000000000001">
                <text:p>0.80300000000000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9874">
                <text:p>19874</text:p>
              </table:table-cell>
              <table:table-cell office:value-type="float" office:value="0.804000000000001">
                <text:p>0.8040000000000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9904">
                <text:p>19904</text:p>
              </table:table-cell>
              <table:table-cell office:value-type="float" office:value="0.805000000000001">
                <text:p>0.80500000000000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9980">
                <text:p>19980</text:p>
              </table:table-cell>
              <table:table-cell office:value-type="float" office:value="0.806000000000001">
                <text:p>0.80600000000000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008">
                <text:p>20008</text:p>
              </table:table-cell>
              <table:table-cell office:value-type="float" office:value="0.807000000000001">
                <text:p>0.80700000000000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052">
                <text:p>20052</text:p>
              </table:table-cell>
              <table:table-cell office:value-type="float" office:value="0.808000000000001">
                <text:p>0.80800000000000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056">
                <text:p>20056</text:p>
              </table:table-cell>
              <table:table-cell office:value-type="float" office:value="0.809000000000001">
                <text:p>0.80900000000000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177">
                <text:p>20177</text:p>
              </table:table-cell>
              <table:table-cell office:value-type="float" office:value="0.810000000000001">
                <text:p>0.81000000000000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227">
                <text:p>20227</text:p>
              </table:table-cell>
              <table:table-cell office:value-type="float" office:value="0.811000000000001">
                <text:p>0.81100000000000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252">
                <text:p>20252</text:p>
              </table:table-cell>
              <table:table-cell office:value-type="float" office:value="0.812000000000001">
                <text:p>0.81200000000000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256">
                <text:p>20256</text:p>
              </table:table-cell>
              <table:table-cell office:value-type="float" office:value="0.813000000000001">
                <text:p>0.81300000000000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466">
                <text:p>20466</text:p>
              </table:table-cell>
              <table:table-cell office:value-type="float" office:value="0.814000000000001">
                <text:p>0.81400000000000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670">
                <text:p>20670</text:p>
              </table:table-cell>
              <table:table-cell office:value-type="float" office:value="0.815000000000001">
                <text:p>0.81500000000000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752">
                <text:p>20752</text:p>
              </table:table-cell>
              <table:table-cell office:value-type="float" office:value="0.816000000000001">
                <text:p>0.81600000000000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921">
                <text:p>20921</text:p>
              </table:table-cell>
              <table:table-cell office:value-type="float" office:value="0.817000000000001">
                <text:p>0.81700000000000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952">
                <text:p>20952</text:p>
              </table:table-cell>
              <table:table-cell office:value-type="float" office:value="0.818000000000001">
                <text:p>0.81800000000000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1256">
                <text:p>21256</text:p>
              </table:table-cell>
              <table:table-cell office:value-type="float" office:value="0.819000000000001">
                <text:p>0.8190000000000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1360">
                <text:p>21360</text:p>
              </table:table-cell>
              <table:table-cell office:value-type="float" office:value="0.820000000000001">
                <text:p>0.82000000000000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1613">
                <text:p>21613</text:p>
              </table:table-cell>
              <table:table-cell office:value-type="float" office:value="0.821000000000001">
                <text:p>0.82100000000000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1649">
                <text:p>21649</text:p>
              </table:table-cell>
              <table:table-cell office:value-type="float" office:value="0.822000000000001">
                <text:p>0.82200000000000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1682">
                <text:p>21682</text:p>
              </table:table-cell>
              <table:table-cell office:value-type="float" office:value="0.823000000000001">
                <text:p>0.82300000000000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1777">
                <text:p>21777</text:p>
              </table:table-cell>
              <table:table-cell office:value-type="float" office:value="0.824000000000001">
                <text:p>0.82400000000000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1843">
                <text:p>21843</text:p>
              </table:table-cell>
              <table:table-cell office:value-type="float" office:value="0.825000000000001">
                <text:p>0.82500000000000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2046">
                <text:p>22046</text:p>
              </table:table-cell>
              <table:table-cell office:value-type="float" office:value="0.826000000000001">
                <text:p>0.82600000000000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2081">
                <text:p>22081</text:p>
              </table:table-cell>
              <table:table-cell office:value-type="float" office:value="0.827000000000001">
                <text:p>0.82700000000000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2102">
                <text:p>22102</text:p>
              </table:table-cell>
              <table:table-cell office:value-type="float" office:value="0.828000000000001">
                <text:p>0.82800000000000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163">
                <text:p>22163</text:p>
              </table:table-cell>
              <table:table-cell office:value-type="float" office:value="0.829000000000001">
                <text:p>0.82900000000000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2538">
                <text:p>22538</text:p>
              </table:table-cell>
              <table:table-cell office:value-type="float" office:value="0.830000000000001">
                <text:p>0.83000000000000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2543">
                <text:p>22543</text:p>
              </table:table-cell>
              <table:table-cell office:value-type="float" office:value="0.831000000000001">
                <text:p>0.83100000000000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2615">
                <text:p>22615</text:p>
              </table:table-cell>
              <table:table-cell office:value-type="float" office:value="0.832000000000001">
                <text:p>0.83200000000000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2658">
                <text:p>22658</text:p>
              </table:table-cell>
              <table:table-cell office:value-type="float" office:value="0.833000000000001">
                <text:p>0.83300000000000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2758">
                <text:p>22758</text:p>
              </table:table-cell>
              <table:table-cell office:value-type="float" office:value="0.834000000000001">
                <text:p>0.83400000000000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2853">
                <text:p>22853</text:p>
              </table:table-cell>
              <table:table-cell office:value-type="float" office:value="0.835000000000001">
                <text:p>0.83500000000000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2858">
                <text:p>22858</text:p>
              </table:table-cell>
              <table:table-cell office:value-type="float" office:value="0.836000000000001">
                <text:p>0.83600000000000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2957">
                <text:p>22957</text:p>
              </table:table-cell>
              <table:table-cell office:value-type="float" office:value="0.837000000000001">
                <text:p>0.83700000000000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2960">
                <text:p>22960</text:p>
              </table:table-cell>
              <table:table-cell office:value-type="float" office:value="0.838000000000001">
                <text:p>0.83800000000000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3018">
                <text:p>23018</text:p>
              </table:table-cell>
              <table:table-cell office:value-type="float" office:value="0.839000000000001">
                <text:p>0.83900000000000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3228">
                <text:p>23228</text:p>
              </table:table-cell>
              <table:table-cell office:value-type="float" office:value="0.840000000000001">
                <text:p>0.84000000000000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3247">
                <text:p>23247</text:p>
              </table:table-cell>
              <table:table-cell office:value-type="float" office:value="0.841000000000001">
                <text:p>0.84100000000000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3365">
                <text:p>23365</text:p>
              </table:table-cell>
              <table:table-cell office:value-type="float" office:value="0.842000000000001">
                <text:p>0.8420000000000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3384">
                <text:p>23384</text:p>
              </table:table-cell>
              <table:table-cell office:value-type="float" office:value="0.843000000000001">
                <text:p>0.8430000000000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3529">
                <text:p>23529</text:p>
              </table:table-cell>
              <table:table-cell office:value-type="float" office:value="0.844000000000001">
                <text:p>0.84400000000000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3544">
                <text:p>23544</text:p>
              </table:table-cell>
              <table:table-cell office:value-type="float" office:value="0.845000000000001">
                <text:p>0.84500000000000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3546">
                <text:p>23546</text:p>
              </table:table-cell>
              <table:table-cell office:value-type="float" office:value="0.846000000000001">
                <text:p>0.84600000000000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3548">
                <text:p>23548</text:p>
              </table:table-cell>
              <table:table-cell office:value-type="float" office:value="0.847000000000001">
                <text:p>0.84700000000000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3578">
                <text:p>23578</text:p>
              </table:table-cell>
              <table:table-cell office:value-type="float" office:value="0.848000000000001">
                <text:p>0.84800000000000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3588">
                <text:p>23588</text:p>
              </table:table-cell>
              <table:table-cell office:value-type="float" office:value="0.849000000000001">
                <text:p>0.84900000000000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3687">
                <text:p>23687</text:p>
              </table:table-cell>
              <table:table-cell office:value-type="float" office:value="0.850000000000001">
                <text:p>0.85000000000000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3721">
                <text:p>23721</text:p>
              </table:table-cell>
              <table:table-cell office:value-type="float" office:value="0.851000000000001">
                <text:p>0.85100000000000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3753">
                <text:p>23753</text:p>
              </table:table-cell>
              <table:table-cell office:value-type="float" office:value="0.852000000000001">
                <text:p>0.85200000000000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4073">
                <text:p>24073</text:p>
              </table:table-cell>
              <table:table-cell office:value-type="float" office:value="0.853000000000001">
                <text:p>0.85300000000000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4076">
                <text:p>24076</text:p>
              </table:table-cell>
              <table:table-cell office:value-type="float" office:value="0.854000000000001">
                <text:p>0.85400000000000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4128">
                <text:p>24128</text:p>
              </table:table-cell>
              <table:table-cell office:value-type="float" office:value="0.855000000000001">
                <text:p>0.85500000000000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4206">
                <text:p>24206</text:p>
              </table:table-cell>
              <table:table-cell office:value-type="float" office:value="0.856000000000001">
                <text:p>0.85600000000000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4310">
                <text:p>24310</text:p>
              </table:table-cell>
              <table:table-cell office:value-type="float" office:value="0.857000000000001">
                <text:p>0.85700000000000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4326">
                <text:p>24326</text:p>
              </table:table-cell>
              <table:table-cell office:value-type="float" office:value="0.858000000000001">
                <text:p>0.85800000000000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4461">
                <text:p>24461</text:p>
              </table:table-cell>
              <table:table-cell office:value-type="float" office:value="0.859000000000001">
                <text:p>0.85900000000000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4525">
                <text:p>24525</text:p>
              </table:table-cell>
              <table:table-cell office:value-type="float" office:value="0.860000000000001">
                <text:p>0.8600000000000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4604">
                <text:p>24604</text:p>
              </table:table-cell>
              <table:table-cell office:value-type="float" office:value="0.861000000000001">
                <text:p>0.86100000000000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4644">
                <text:p>24644</text:p>
              </table:table-cell>
              <table:table-cell office:value-type="float" office:value="0.862000000000001">
                <text:p>0.86200000000000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4809">
                <text:p>24809</text:p>
              </table:table-cell>
              <table:table-cell office:value-type="float" office:value="0.863000000000001">
                <text:p>0.86300000000000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4854">
                <text:p>24854</text:p>
              </table:table-cell>
              <table:table-cell office:value-type="float" office:value="0.864000000000001">
                <text:p>0.86400000000000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4933">
                <text:p>24933</text:p>
              </table:table-cell>
              <table:table-cell office:value-type="float" office:value="0.865000000000001">
                <text:p>0.86500000000000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4944">
                <text:p>24944</text:p>
              </table:table-cell>
              <table:table-cell office:value-type="float" office:value="0.866000000000001">
                <text:p>0.86600000000000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5041">
                <text:p>25041</text:p>
              </table:table-cell>
              <table:table-cell office:value-type="float" office:value="0.867000000000001">
                <text:p>0.8670000000000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5066">
                <text:p>25066</text:p>
              </table:table-cell>
              <table:table-cell office:value-type="float" office:value="0.868000000000001">
                <text:p>0.8680000000000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5145">
                <text:p>25145</text:p>
              </table:table-cell>
              <table:table-cell office:value-type="float" office:value="0.869000000000001">
                <text:p>0.86900000000000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5213">
                <text:p>25213</text:p>
              </table:table-cell>
              <table:table-cell office:value-type="float" office:value="0.870000000000001">
                <text:p>0.87000000000000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5326">
                <text:p>25326</text:p>
              </table:table-cell>
              <table:table-cell office:value-type="float" office:value="0.871000000000001">
                <text:p>0.87100000000000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5382">
                <text:p>25382</text:p>
              </table:table-cell>
              <table:table-cell office:value-type="float" office:value="0.872000000000001">
                <text:p>0.8720000000000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5597">
                <text:p>25597</text:p>
              </table:table-cell>
              <table:table-cell office:value-type="float" office:value="0.873000000000001">
                <text:p>0.87300000000000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5790">
                <text:p>25790</text:p>
              </table:table-cell>
              <table:table-cell office:value-type="float" office:value="0.874000000000001">
                <text:p>0.87400000000000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5856">
                <text:p>25856</text:p>
              </table:table-cell>
              <table:table-cell office:value-type="float" office:value="0.875000000000001">
                <text:p>0.87500000000000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6016">
                <text:p>26016</text:p>
              </table:table-cell>
              <table:table-cell office:value-type="float" office:value="0.876000000000001">
                <text:p>0.87600000000000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6017">
                <text:p>26017</text:p>
              </table:table-cell>
              <table:table-cell office:value-type="float" office:value="0.877000000000001">
                <text:p>0.87700000000000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6169">
                <text:p>26169</text:p>
              </table:table-cell>
              <table:table-cell office:value-type="float" office:value="0.878000000000001">
                <text:p>0.87800000000000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6212">
                <text:p>26212</text:p>
              </table:table-cell>
              <table:table-cell office:value-type="float" office:value="0.879000000000001">
                <text:p>0.87900000000000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6231">
                <text:p>26231</text:p>
              </table:table-cell>
              <table:table-cell office:value-type="float" office:value="0.880000000000001">
                <text:p>0.88000000000000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6407">
                <text:p>26407</text:p>
              </table:table-cell>
              <table:table-cell office:value-type="float" office:value="0.881000000000001">
                <text:p>0.88100000000000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6452">
                <text:p>26452</text:p>
              </table:table-cell>
              <table:table-cell office:value-type="float" office:value="0.882000000000001">
                <text:p>0.88200000000000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6578">
                <text:p>26578</text:p>
              </table:table-cell>
              <table:table-cell office:value-type="float" office:value="0.883000000000001">
                <text:p>0.88300000000000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6701">
                <text:p>26701</text:p>
              </table:table-cell>
              <table:table-cell office:value-type="float" office:value="0.884000000000001">
                <text:p>0.8840000000000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6747">
                <text:p>26747</text:p>
              </table:table-cell>
              <table:table-cell office:value-type="float" office:value="0.885000000000001">
                <text:p>0.88500000000000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6789">
                <text:p>26789</text:p>
              </table:table-cell>
              <table:table-cell office:value-type="float" office:value="0.886000000000001">
                <text:p>0.88600000000000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6879">
                <text:p>26879</text:p>
              </table:table-cell>
              <table:table-cell office:value-type="float" office:value="0.887000000000001">
                <text:p>0.88700000000000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7068">
                <text:p>27068</text:p>
              </table:table-cell>
              <table:table-cell office:value-type="float" office:value="0.888000000000001">
                <text:p>0.88800000000000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7100">
                <text:p>27100</text:p>
              </table:table-cell>
              <table:table-cell office:value-type="float" office:value="0.889000000000001">
                <text:p>0.88900000000000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7290">
                <text:p>27290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7355">
                <text:p>27355</text:p>
              </table:table-cell>
              <table:table-cell office:value-type="float" office:value="0.891000000000001">
                <text:p>0.89100000000000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7625">
                <text:p>27625</text:p>
              </table:table-cell>
              <table:table-cell office:value-type="float" office:value="0.892000000000001">
                <text:p>0.89200000000000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7763">
                <text:p>27763</text:p>
              </table:table-cell>
              <table:table-cell office:value-type="float" office:value="0.893000000000001">
                <text:p>0.89300000000000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8000">
                <text:p>28000</text:p>
              </table:table-cell>
              <table:table-cell office:value-type="float" office:value="0.894000000000001">
                <text:p>0.89400000000000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8060">
                <text:p>28060</text:p>
              </table:table-cell>
              <table:table-cell office:value-type="float" office:value="0.895000000000001">
                <text:p>0.89500000000000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8127">
                <text:p>28127</text:p>
              </table:table-cell>
              <table:table-cell office:value-type="float" office:value="0.896000000000001">
                <text:p>0.89600000000000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8186">
                <text:p>28186</text:p>
              </table:table-cell>
              <table:table-cell office:value-type="float" office:value="0.897000000000001">
                <text:p>0.89700000000000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8359">
                <text:p>28359</text:p>
              </table:table-cell>
              <table:table-cell office:value-type="float" office:value="0.898000000000001">
                <text:p>0.89800000000000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8433">
                <text:p>28433</text:p>
              </table:table-cell>
              <table:table-cell office:value-type="float" office:value="0.899000000000001">
                <text:p>0.89900000000000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8574">
                <text:p>28574</text:p>
              </table:table-cell>
              <table:table-cell office:value-type="float" office:value="0.900000000000001">
                <text:p>0.90000000000000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8605">
                <text:p>28605</text:p>
              </table:table-cell>
              <table:table-cell office:value-type="float" office:value="0.901000000000001">
                <text:p>0.90100000000000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8663">
                <text:p>28663</text:p>
              </table:table-cell>
              <table:table-cell office:value-type="float" office:value="0.902000000000001">
                <text:p>0.90200000000000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8672">
                <text:p>28672</text:p>
              </table:table-cell>
              <table:table-cell office:value-type="float" office:value="0.903000000000001">
                <text:p>0.90300000000000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8704">
                <text:p>28704</text:p>
              </table:table-cell>
              <table:table-cell office:value-type="float" office:value="0.904000000000001">
                <text:p>0.90400000000000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8790">
                <text:p>28790</text:p>
              </table:table-cell>
              <table:table-cell office:value-type="float" office:value="0.905000000000001">
                <text:p>0.90500000000000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8994">
                <text:p>28994</text:p>
              </table:table-cell>
              <table:table-cell office:value-type="float" office:value="0.906000000000001">
                <text:p>0.90600000000000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9000">
                <text:p>29000</text:p>
              </table:table-cell>
              <table:table-cell office:value-type="float" office:value="0.907000000000001">
                <text:p>0.90700000000000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9097">
                <text:p>29097</text:p>
              </table:table-cell>
              <table:table-cell office:value-type="float" office:value="0.908000000000001">
                <text:p>0.90800000000000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9127">
                <text:p>29127</text:p>
              </table:table-cell>
              <table:table-cell office:value-type="float" office:value="0.909000000000001">
                <text:p>0.90900000000000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266">
                <text:p>29266</text:p>
              </table:table-cell>
              <table:table-cell office:value-type="float" office:value="0.910000000000001">
                <text:p>0.91000000000000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463">
                <text:p>29463</text:p>
              </table:table-cell>
              <table:table-cell office:value-type="float" office:value="0.911000000000001">
                <text:p>0.91100000000000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488">
                <text:p>29488</text:p>
              </table:table-cell>
              <table:table-cell office:value-type="float" office:value="0.912000000000001">
                <text:p>0.91200000000000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503">
                <text:p>29503</text:p>
              </table:table-cell>
              <table:table-cell office:value-type="float" office:value="0.913000000000001">
                <text:p>0.91300000000000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9754">
                <text:p>29754</text:p>
              </table:table-cell>
              <table:table-cell office:value-type="float" office:value="0.914000000000001">
                <text:p>0.91400000000000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9790">
                <text:p>29790</text:p>
              </table:table-cell>
              <table:table-cell office:value-type="float" office:value="0.915000000000001">
                <text:p>0.91500000000000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9836">
                <text:p>29836</text:p>
              </table:table-cell>
              <table:table-cell office:value-type="float" office:value="0.916000000000001">
                <text:p>0.91600000000000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9937">
                <text:p>29937</text:p>
              </table:table-cell>
              <table:table-cell office:value-type="float" office:value="0.917000000000001">
                <text:p>0.91700000000000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0102">
                <text:p>30102</text:p>
              </table:table-cell>
              <table:table-cell office:value-type="float" office:value="0.918000000000001">
                <text:p>0.91800000000000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0160">
                <text:p>30160</text:p>
              </table:table-cell>
              <table:table-cell office:value-type="float" office:value="0.919000000000001">
                <text:p>0.91900000000000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0376">
                <text:p>30376</text:p>
              </table:table-cell>
              <table:table-cell office:value-type="float" office:value="0.920000000000001">
                <text:p>0.92000000000000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0400">
                <text:p>30400</text:p>
              </table:table-cell>
              <table:table-cell office:value-type="float" office:value="0.921000000000001">
                <text:p>0.92100000000000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0410">
                <text:p>30410</text:p>
              </table:table-cell>
              <table:table-cell office:value-type="float" office:value="0.922000000000001">
                <text:p>0.9220000000000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0521">
                <text:p>30521</text:p>
              </table:table-cell>
              <table:table-cell office:value-type="float" office:value="0.923000000000001">
                <text:p>0.92300000000000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0628">
                <text:p>30628</text:p>
              </table:table-cell>
              <table:table-cell office:value-type="float" office:value="0.924000000000001">
                <text:p>0.92400000000000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0716">
                <text:p>30716</text:p>
              </table:table-cell>
              <table:table-cell office:value-type="float" office:value="0.925000000000001">
                <text:p>0.92500000000000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0734">
                <text:p>30734</text:p>
              </table:table-cell>
              <table:table-cell office:value-type="float" office:value="0.926000000000001">
                <text:p>0.92600000000000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0910">
                <text:p>30910</text:p>
              </table:table-cell>
              <table:table-cell office:value-type="float" office:value="0.927000000000001">
                <text:p>0.92700000000000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0939">
                <text:p>30939</text:p>
              </table:table-cell>
              <table:table-cell office:value-type="float" office:value="0.928000000000001">
                <text:p>0.9280000000000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2047">
                <text:p>32047</text:p>
              </table:table-cell>
              <table:table-cell office:value-type="float" office:value="0.929000000000001">
                <text:p>0.92900000000000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2253">
                <text:p>32253</text:p>
              </table:table-cell>
              <table:table-cell office:value-type="float" office:value="0.930000000000001">
                <text:p>0.93000000000000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2407">
                <text:p>32407</text:p>
              </table:table-cell>
              <table:table-cell office:value-type="float" office:value="0.931000000000001">
                <text:p>0.93100000000000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2433">
                <text:p>32433</text:p>
              </table:table-cell>
              <table:table-cell office:value-type="float" office:value="0.932000000000001">
                <text:p>0.93200000000000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2608">
                <text:p>32608</text:p>
              </table:table-cell>
              <table:table-cell office:value-type="float" office:value="0.933000000000001">
                <text:p>0.93300000000000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2818">
                <text:p>32818</text:p>
              </table:table-cell>
              <table:table-cell office:value-type="float" office:value="0.934000000000001">
                <text:p>0.93400000000000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2984">
                <text:p>32984</text:p>
              </table:table-cell>
              <table:table-cell office:value-type="float" office:value="0.935000000000001">
                <text:p>0.93500000000000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2987">
                <text:p>32987</text:p>
              </table:table-cell>
              <table:table-cell office:value-type="float" office:value="0.936000000000001">
                <text:p>0.93600000000000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3101">
                <text:p>33101</text:p>
              </table:table-cell>
              <table:table-cell office:value-type="float" office:value="0.937000000000001">
                <text:p>0.9370000000000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3819">
                <text:p>33819</text:p>
              </table:table-cell>
              <table:table-cell office:value-type="float" office:value="0.938000000000001">
                <text:p>0.93800000000000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3956">
                <text:p>33956</text:p>
              </table:table-cell>
              <table:table-cell office:value-type="float" office:value="0.939000000000001">
                <text:p>0.93900000000000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3978">
                <text:p>33978</text:p>
              </table:table-cell>
              <table:table-cell office:value-type="float" office:value="0.940000000000001">
                <text:p>0.94000000000000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4313">
                <text:p>34313</text:p>
              </table:table-cell>
              <table:table-cell office:value-type="float" office:value="0.941000000000001">
                <text:p>0.94100000000000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4314">
                <text:p>34314</text:p>
              </table:table-cell>
              <table:table-cell office:value-type="float" office:value="0.942000000000001">
                <text:p>0.9420000000000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5095">
                <text:p>35095</text:p>
              </table:table-cell>
              <table:table-cell office:value-type="float" office:value="0.943000000000001">
                <text:p>0.94300000000000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5379">
                <text:p>35379</text:p>
              </table:table-cell>
              <table:table-cell office:value-type="float" office:value="0.944000000000001">
                <text:p>0.94400000000000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5558">
                <text:p>35558</text:p>
              </table:table-cell>
              <table:table-cell office:value-type="float" office:value="0.945000000000001">
                <text:p>0.94500000000000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5575">
                <text:p>35575</text:p>
              </table:table-cell>
              <table:table-cell office:value-type="float" office:value="0.946000000000001">
                <text:p>0.94600000000000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5577">
                <text:p>35577</text:p>
              </table:table-cell>
              <table:table-cell office:value-type="float" office:value="0.947000000000001">
                <text:p>0.9470000000000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5688">
                <text:p>35688</text:p>
              </table:table-cell>
              <table:table-cell office:value-type="float" office:value="0.948000000000001">
                <text:p>0.94800000000000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5816">
                <text:p>35816</text:p>
              </table:table-cell>
              <table:table-cell office:value-type="float" office:value="0.949000000000001">
                <text:p>0.94900000000000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6337">
                <text:p>36337</text:p>
              </table:table-cell>
              <table:table-cell office:value-type="float" office:value="0.950000000000001">
                <text:p>0.95000000000000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7049">
                <text:p>37049</text:p>
              </table:table-cell>
              <table:table-cell office:value-type="float" office:value="0.951000000000001">
                <text:p>0.95100000000000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8031">
                <text:p>38031</text:p>
              </table:table-cell>
              <table:table-cell office:value-type="float" office:value="0.952000000000001">
                <text:p>0.95200000000000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8159">
                <text:p>38159</text:p>
              </table:table-cell>
              <table:table-cell office:value-type="float" office:value="0.953000000000001">
                <text:p>0.95300000000000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8271">
                <text:p>38271</text:p>
              </table:table-cell>
              <table:table-cell office:value-type="float" office:value="0.954000000000001">
                <text:p>0.95400000000000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8348">
                <text:p>38348</text:p>
              </table:table-cell>
              <table:table-cell office:value-type="float" office:value="0.955000000000001">
                <text:p>0.95500000000000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8459">
                <text:p>38459</text:p>
              </table:table-cell>
              <table:table-cell office:value-type="float" office:value="0.956000000000001">
                <text:p>0.95600000000000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8487">
                <text:p>38487</text:p>
              </table:table-cell>
              <table:table-cell office:value-type="float" office:value="0.957000000000001">
                <text:p>0.95700000000000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8561">
                <text:p>38561</text:p>
              </table:table-cell>
              <table:table-cell office:value-type="float" office:value="0.958000000000001">
                <text:p>0.95800000000000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8634">
                <text:p>38634</text:p>
              </table:table-cell>
              <table:table-cell office:value-type="float" office:value="0.959000000000001">
                <text:p>0.95900000000000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8681">
                <text:p>38681</text:p>
              </table:table-cell>
              <table:table-cell office:value-type="float" office:value="0.960000000000001">
                <text:p>0.96000000000000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9277">
                <text:p>39277</text:p>
              </table:table-cell>
              <table:table-cell office:value-type="float" office:value="0.961000000000001">
                <text:p>0.96100000000000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9349">
                <text:p>39349</text:p>
              </table:table-cell>
              <table:table-cell office:value-type="float" office:value="0.962000000000001">
                <text:p>0.96200000000000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9373">
                <text:p>39373</text:p>
              </table:table-cell>
              <table:table-cell office:value-type="float" office:value="0.963000000000001">
                <text:p>0.96300000000000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9420">
                <text:p>39420</text:p>
              </table:table-cell>
              <table:table-cell office:value-type="float" office:value="0.964000000000001">
                <text:p>0.96400000000000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9528">
                <text:p>39528</text:p>
              </table:table-cell>
              <table:table-cell office:value-type="float" office:value="0.965000000000001">
                <text:p>0.96500000000000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0551">
                <text:p>40551</text:p>
              </table:table-cell>
              <table:table-cell office:value-type="float" office:value="0.966000000000001">
                <text:p>0.96600000000000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0655">
                <text:p>40655</text:p>
              </table:table-cell>
              <table:table-cell office:value-type="float" office:value="0.967000000000001">
                <text:p>0.96700000000000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1232">
                <text:p>41232</text:p>
              </table:table-cell>
              <table:table-cell office:value-type="float" office:value="0.968000000000001">
                <text:p>0.96800000000000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1339">
                <text:p>41339</text:p>
              </table:table-cell>
              <table:table-cell office:value-type="float" office:value="0.969000000000001">
                <text:p>0.96900000000000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2237">
                <text:p>42237</text:p>
              </table:table-cell>
              <table:table-cell office:value-type="float" office:value="0.970000000000001">
                <text:p>0.97000000000000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2330">
                <text:p>42330</text:p>
              </table:table-cell>
              <table:table-cell office:value-type="float" office:value="0.971000000000001">
                <text:p>0.97100000000000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2736">
                <text:p>42736</text:p>
              </table:table-cell>
              <table:table-cell office:value-type="float" office:value="0.972000000000001">
                <text:p>0.97200000000000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2921">
                <text:p>42921</text:p>
              </table:table-cell>
              <table:table-cell office:value-type="float" office:value="0.973000000000001">
                <text:p>0.97300000000000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2935">
                <text:p>42935</text:p>
              </table:table-cell>
              <table:table-cell office:value-type="float" office:value="0.974000000000001">
                <text:p>0.97400000000000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3001">
                <text:p>43001</text:p>
              </table:table-cell>
              <table:table-cell office:value-type="float" office:value="0.975000000000001">
                <text:p>0.97500000000000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3197">
                <text:p>43197</text:p>
              </table:table-cell>
              <table:table-cell office:value-type="float" office:value="0.976000000000001">
                <text:p>0.97600000000000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3606">
                <text:p>43606</text:p>
              </table:table-cell>
              <table:table-cell office:value-type="float" office:value="0.977000000000001">
                <text:p>0.97700000000000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3682">
                <text:p>43682</text:p>
              </table:table-cell>
              <table:table-cell office:value-type="float" office:value="0.978000000000001">
                <text:p>0.9780000000000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3786">
                <text:p>43786</text:p>
              </table:table-cell>
              <table:table-cell office:value-type="float" office:value="0.979000000000001">
                <text:p>0.97900000000000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3998">
                <text:p>43998</text:p>
              </table:table-cell>
              <table:table-cell office:value-type="float" office:value="0.980000000000001">
                <text:p>0.98000000000000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4496">
                <text:p>44496</text:p>
              </table:table-cell>
              <table:table-cell office:value-type="float" office:value="0.981000000000001">
                <text:p>0.98100000000000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6299">
                <text:p>46299</text:p>
              </table:table-cell>
              <table:table-cell office:value-type="float" office:value="0.982000000000001">
                <text:p>0.98200000000000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7102">
                <text:p>47102</text:p>
              </table:table-cell>
              <table:table-cell office:value-type="float" office:value="0.983000000000001">
                <text:p>0.98300000000000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7271">
                <text:p>47271</text:p>
              </table:table-cell>
              <table:table-cell office:value-type="float" office:value="0.984000000000001">
                <text:p>0.98400000000000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7493">
                <text:p>47493</text:p>
              </table:table-cell>
              <table:table-cell office:value-type="float" office:value="0.985000000000001">
                <text:p>0.98500000000000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7976">
                <text:p>47976</text:p>
              </table:table-cell>
              <table:table-cell office:value-type="float" office:value="0.986000000000001">
                <text:p>0.98600000000000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8607">
                <text:p>48607</text:p>
              </table:table-cell>
              <table:table-cell office:value-type="float" office:value="0.987000000000001">
                <text:p>0.98700000000000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9184">
                <text:p>49184</text:p>
              </table:table-cell>
              <table:table-cell office:value-type="float" office:value="0.988000000000001">
                <text:p>0.98800000000000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386">
                <text:p>49386</text:p>
              </table:table-cell>
              <table:table-cell office:value-type="float" office:value="0.989000000000001">
                <text:p>0.98900000000000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0311">
                <text:p>50311</text:p>
              </table:table-cell>
              <table:table-cell office:value-type="float" office:value="0.990000000000001">
                <text:p>0.99000000000000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0657">
                <text:p>50657</text:p>
              </table:table-cell>
              <table:table-cell office:value-type="float" office:value="0.991000000000001">
                <text:p>0.99100000000000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1356">
                <text:p>51356</text:p>
              </table:table-cell>
              <table:table-cell office:value-type="float" office:value="0.992000000000001">
                <text:p>0.99200000000000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1428">
                <text:p>51428</text:p>
              </table:table-cell>
              <table:table-cell office:value-type="float" office:value="0.993000000000001">
                <text:p>0.99300000000000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2850">
                <text:p>52850</text:p>
              </table:table-cell>
              <table:table-cell office:value-type="float" office:value="0.994000000000001">
                <text:p>0.99400000000000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3445">
                <text:p>53445</text:p>
              </table:table-cell>
              <table:table-cell office:value-type="float" office:value="0.995000000000001">
                <text:p>0.99500000000000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5124">
                <text:p>55124</text:p>
              </table:table-cell>
              <table:table-cell office:value-type="float" office:value="0.996000000000001">
                <text:p>0.99600000000000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5125">
                <text:p>55125</text:p>
              </table:table-cell>
              <table:table-cell office:value-type="float" office:value="0.997000000000001">
                <text:p>0.99700000000000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8684">
                <text:p>58684</text:p>
              </table:table-cell>
              <table:table-cell office:value-type="float" office:value="0.998000000000001">
                <text:p>0.99800000000000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9923">
                <text:p>59923</text:p>
              </table:table-cell>
              <table:table-cell office:value-type="float" office:value="0.999000000000001">
                <text:p>0.99900000000000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2235">
                <text:p>6223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